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0.5pt" fo:background-color="transparent" style:font-size-asian="10.5pt" style:font-size-complex="10.5pt"/>
    </style:style>
    <style:style style:name="P3" style:family="paragraph" style:parent-style-name="Standard">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4ba1d3" fo:background-color="transparent" style:font-size-asian="10.5pt" style:font-size-complex="10.5pt"/>
    </style:style>
    <style:style style:name="P10" style:family="paragraph" style:parent-style-name="Standard">
      <style:paragraph-properties fo:text-align="start" style:justify-single-word="false"/>
      <style:text-properties style:font-name="Ubuntu" fo:font-size="10.5pt" fo:language="fr" fo:country="FR" officeooo:rsid="065815f8" officeooo:paragraph-rsid="065815f8" fo:background-color="transparent" style:font-size-asian="10.5pt" style:font-size-complex="10.5pt"/>
    </style:style>
    <style:style style:name="P11"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12"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13" style:family="paragraph" style:parent-style-name="Standard">
      <style:paragraph-properties fo:text-align="justify" style:justify-single-word="false"/>
      <style:text-properties style:font-name="Ubuntu" fo:font-size="10.5pt" fo:language="fr" fo:country="FR" officeooo:rsid="065689ed" officeooo:paragraph-rsid="0652b4be" fo:background-color="transparent" style:font-size-asian="10.5pt" style:font-size-complex="10.5pt"/>
    </style:style>
    <style:style style:name="P14" style:family="paragraph" style:parent-style-name="Standard">
      <style:paragraph-properties fo:text-align="justify" style:justify-single-word="false"/>
      <style:text-properties style:font-name="Ubuntu" fo:font-size="10.5pt" fo:language="fr" fo:country="FR" officeooo:rsid="0655901b" officeooo:paragraph-rsid="0655901b" fo:background-color="transparent" style:font-size-asian="10.5pt" style:font-size-complex="10.5pt"/>
    </style:style>
    <style:style style:name="P15"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16"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17"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18" style:family="paragraph" style:parent-style-name="Standard">
      <style:text-properties style:font-name="Ubuntu" fo:font-size="10.5pt" fo:language="fr" fo:country="FR" officeooo:paragraph-rsid="00f8876c" fo:background-color="transparent" style:font-size-asian="10.5pt" style:font-size-complex="10.5pt"/>
    </style:style>
    <style:style style:name="P19" style:family="paragraph" style:parent-style-name="Standard">
      <style:text-properties style:font-name="Ubuntu" fo:font-size="10.5pt" fo:language="fr" fo:country="FR" officeooo:paragraph-rsid="00fa6102" fo:background-color="transparent" style:font-size-asian="10.5pt" style:font-size-complex="10.5pt"/>
    </style:style>
    <style:style style:name="P20" style:family="paragraph" style:parent-style-name="Standard">
      <style:text-properties style:font-name="Ubuntu" fo:font-size="10.5pt" fo:language="fr" fo:country="FR" officeooo:paragraph-rsid="06240dfc" fo:background-color="transparent" style:font-size-asian="10.5pt" style:font-size-complex="10.5pt"/>
    </style:style>
    <style:style style:name="P21" style:family="paragraph" style:parent-style-name="Standard">
      <style:text-properties style:font-name="Ubuntu" fo:font-size="10.5pt" fo:language="fr" fo:country="FR" officeooo:paragraph-rsid="010af425" fo:background-color="transparent" style:font-size-asian="10.5pt" style:font-size-complex="10.5pt"/>
    </style:style>
    <style:style style:name="P22" style:family="paragraph" style:parent-style-name="Standard">
      <style:text-properties style:font-name="Ubuntu" fo:font-size="10.5pt" fo:language="fr" fo:country="FR" officeooo:paragraph-rsid="065c039b" fo:background-color="transparent" style:font-size-asian="10.5pt" style:font-size-complex="10.5pt"/>
    </style:style>
    <style:style style:name="P23" style:family="paragraph" style:parent-style-name="Standard">
      <style:text-properties style:font-name="Ubuntu" fo:font-size="10.5pt" fo:language="fr" fo:country="FR" officeooo:rsid="0692f6c8" officeooo:paragraph-rsid="06bae8a6" fo:background-color="transparent" style:font-size-asian="10.5pt" style:font-size-complex="10.5pt"/>
    </style:style>
    <style:style style:name="P24" style:family="paragraph" style:parent-style-name="Standard">
      <style:text-properties style:font-name="Ubuntu" fo:font-size="10.5pt" fo:language="fr" fo:country="FR" officeooo:rsid="0692f6c8" officeooo:paragraph-rsid="06d22212" fo:background-color="transparent" style:font-size-asian="10.5pt" style:font-size-complex="10.5pt"/>
    </style:style>
    <style:style style:name="P25"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26"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27"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28"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29"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30"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31" style:family="paragraph" style:parent-style-name="Standard">
      <style:text-properties style:font-name="Ubuntu" fo:font-size="10.5pt" fo:language="fr" fo:country="FR" officeooo:rsid="06a29930" officeooo:paragraph-rsid="06bae8a6" fo:background-color="transparent" style:font-size-asian="10.5pt" style:font-size-complex="10.5pt"/>
    </style:style>
    <style:style style:name="P32" style:family="paragraph" style:parent-style-name="Standard">
      <style:text-properties style:font-name="Ubuntu" fo:font-size="10.5pt" fo:language="fr" fo:country="FR" officeooo:rsid="06a29930" officeooo:paragraph-rsid="06d22212" fo:background-color="transparent" style:font-size-asian="10.5pt" style:font-size-complex="10.5pt"/>
    </style:style>
    <style:style style:name="P33"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34"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35" style:family="paragraph" style:parent-style-name="Standard">
      <style:text-properties style:font-name="Ubuntu" fo:font-size="10.5pt" fo:language="fr" fo:country="FR" officeooo:rsid="06b47a84" officeooo:paragraph-rsid="06cd42b1" fo:background-color="transparent" style:font-size-asian="10.5pt" style:font-size-complex="10.5pt"/>
    </style:style>
    <style:style style:name="P36" style:family="paragraph" style:parent-style-name="Standard">
      <style:text-properties style:font-name="Ubuntu" fo:font-size="10.5pt" fo:language="fr" fo:country="FR" officeooo:rsid="06b47a84" officeooo:paragraph-rsid="06d22212" fo:background-color="transparent" style:font-size-asian="10.5pt" style:font-size-complex="10.5pt"/>
    </style:style>
    <style:style style:name="P37"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38"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39"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40" style:family="paragraph" style:parent-style-name="Standard">
      <style:text-properties style:font-name="Ubuntu" fo:font-size="10.5pt" fo:language="fr" fo:country="FR" officeooo:rsid="06b637e1" officeooo:paragraph-rsid="06bae8a6" fo:background-color="transparent" style:font-size-asian="10.5pt" style:font-size-complex="10.5pt"/>
    </style:style>
    <style:style style:name="P41" style:family="paragraph" style:parent-style-name="Standard">
      <style:text-properties style:font-name="Ubuntu" fo:font-size="10.5pt" fo:language="fr" fo:country="FR" officeooo:paragraph-rsid="05ef0832" fo:background-color="transparent" style:font-size-asian="10.5pt" style:font-size-complex="10.5pt"/>
    </style:style>
    <style:style style:name="P42" style:family="paragraph" style:parent-style-name="Standard">
      <style:text-properties style:font-name="Ubuntu" fo:font-size="10.5pt" fo:language="fr" fo:country="FR" officeooo:rsid="05538720" officeooo:paragraph-rsid="05ef0832" fo:background-color="transparent" style:font-size-asian="10.5pt" style:font-size-complex="10.5pt"/>
    </style:style>
    <style:style style:name="P43" style:family="paragraph" style:parent-style-name="Standard">
      <style:text-properties style:font-name="Ubuntu" fo:font-size="10.5pt" fo:language="fr" fo:country="FR" officeooo:rsid="055cb20a" officeooo:paragraph-rsid="05ef0832" fo:background-color="transparent" style:font-size-asian="10.5pt" style:font-size-complex="10.5pt"/>
    </style:style>
    <style:style style:name="P44" style:family="paragraph" style:parent-style-name="Standard">
      <style:text-properties style:font-name="Ubuntu" fo:font-size="10.5pt" fo:language="fr" fo:country="FR" officeooo:paragraph-rsid="06806a1b" fo:background-color="transparent" style:font-size-asian="10.5pt" style:font-size-complex="10.5pt"/>
    </style:style>
    <style:style style:name="P45" style:family="paragraph" style:parent-style-name="Standard">
      <style:text-properties style:font-name="Ubuntu" fo:font-size="10.5pt" fo:language="fr" fo:country="FR" officeooo:paragraph-rsid="067e437f" fo:background-color="transparent" style:font-size-asian="10.5pt" style:font-size-complex="10.5pt"/>
    </style:style>
    <style:style style:name="P46"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47" style:family="paragraph" style:parent-style-name="Standard">
      <style:text-properties style:font-name="Ubuntu" fo:font-size="10.5pt" fo:language="fr" fo:country="FR" officeooo:paragraph-rsid="05f2229b" fo:background-color="transparent" style:font-size-asian="10.5pt" style:font-size-complex="10.5pt"/>
    </style:style>
    <style:style style:name="P48" style:family="paragraph" style:parent-style-name="Standard">
      <style:text-properties style:font-name="Ubuntu" fo:font-size="10.5pt" fo:language="fr" fo:country="FR" officeooo:paragraph-rsid="012f0ede" fo:background-color="transparent" style:font-size-asian="10.5pt" style:font-size-complex="10.5pt"/>
    </style:style>
    <style:style style:name="P49" style:family="paragraph" style:parent-style-name="Standard">
      <style:text-properties style:font-name="Ubuntu" fo:font-size="10.5pt" fo:language="fr" fo:country="FR" officeooo:paragraph-rsid="0473b56a" fo:background-color="transparent" style:font-size-asian="10.5pt" style:font-size-complex="10.5pt"/>
    </style:style>
    <style:style style:name="P50" style:family="paragraph" style:parent-style-name="Standard">
      <style:text-properties style:font-name="Ubuntu" fo:font-size="10.5pt" fo:language="fr" fo:country="FR" officeooo:rsid="040fe85b" officeooo:paragraph-rsid="040fe85b" fo:background-color="transparent" style:font-size-asian="10.5pt" style:font-size-complex="10.5pt"/>
    </style:style>
    <style:style style:name="P51" style:family="paragraph" style:parent-style-name="Standard">
      <style:text-properties style:font-name="Ubuntu" fo:font-size="10.5pt" fo:language="fr" fo:country="FR" officeooo:paragraph-rsid="040fe85b" fo:background-color="transparent" style:font-size-asian="10.5pt" style:font-size-complex="10.5pt"/>
    </style:style>
    <style:style style:name="P52" style:family="paragraph" style:parent-style-name="Standard">
      <style:text-properties style:font-name="Ubuntu" fo:font-size="10.5pt" fo:language="fr" fo:country="FR" officeooo:paragraph-rsid="0686aca0" fo:background-color="transparent" style:font-size-asian="10.5pt" style:font-size-complex="10.5pt"/>
    </style:style>
    <style:style style:name="P53" style:family="paragraph" style:parent-style-name="Standard">
      <style:text-properties style:font-name="Ubuntu" fo:font-size="10.5pt" fo:language="fr" fo:country="FR" officeooo:paragraph-rsid="05f43926" fo:background-color="transparent" style:font-size-asian="10.5pt" style:font-size-complex="10.5pt"/>
    </style:style>
    <style:style style:name="P54" style:family="paragraph" style:parent-style-name="Standard">
      <style:text-properties style:font-name="Ubuntu" fo:font-size="10.5pt" fo:language="fr" fo:country="FR" officeooo:paragraph-rsid="049ec150" fo:background-color="transparent" style:font-size-asian="10.5pt" style:font-size-complex="10.5pt"/>
    </style:style>
    <style:style style:name="P55" style:family="paragraph" style:parent-style-name="Standard">
      <style:text-properties style:font-name="Ubuntu" fo:font-size="10.5pt" fo:language="fr" fo:country="FR" officeooo:rsid="0408929b" officeooo:paragraph-rsid="049ec150" fo:background-color="transparent" style:font-size-asian="10.5pt" style:font-size-complex="10.5pt"/>
    </style:style>
    <style:style style:name="P56" style:family="paragraph" style:parent-style-name="Standard">
      <style:text-properties style:font-name="Ubuntu" fo:font-size="10.5pt" fo:language="fr" fo:country="FR" officeooo:paragraph-rsid="06dc0c07" fo:background-color="transparent" style:font-size-asian="10.5pt" style:font-size-complex="10.5pt"/>
    </style:style>
    <style:style style:name="P57" style:family="paragraph" style:parent-style-name="Standard">
      <style:text-properties style:font-name="Ubuntu" fo:font-size="10.5pt" fo:language="fr" fo:country="FR" officeooo:paragraph-rsid="0152c0c3" fo:background-color="transparent" style:font-size-asian="10.5pt" style:font-size-complex="10.5pt"/>
    </style:style>
    <style:style style:name="P58" style:family="paragraph" style:parent-style-name="Standard">
      <style:text-properties style:font-name="Ubuntu" fo:font-size="10.5pt" fo:language="fr" fo:country="FR" officeooo:rsid="04a61bfd" officeooo:paragraph-rsid="04a738fe" fo:background-color="transparent" style:font-size-asian="10.5pt" style:font-size-complex="10.5pt"/>
    </style:style>
    <style:style style:name="P59" style:family="paragraph" style:parent-style-name="Standard">
      <style:text-properties style:font-name="Ubuntu" fo:font-size="10.5pt" fo:language="fr" fo:country="FR" officeooo:paragraph-rsid="02c20755" fo:background-color="transparent" style:font-size-asian="10.5pt" style:font-size-complex="10.5pt"/>
    </style:style>
    <style:style style:name="P60" style:family="paragraph" style:parent-style-name="Standard">
      <style:text-properties style:font-name="Ubuntu" fo:font-size="10.5pt" fo:language="fr" fo:country="FR" officeooo:paragraph-rsid="05d713de" fo:background-color="transparent" style:font-size-asian="10.5pt" style:font-size-complex="10.5pt"/>
    </style:style>
    <style:style style:name="P61"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62"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63" style:family="paragraph" style:parent-style-name="Standard">
      <style:text-properties style:font-name="Ubuntu" fo:font-size="10.5pt" fo:language="fr" fo:country="FR" officeooo:paragraph-rsid="02a197b3" fo:background-color="transparent" style:font-size-asian="10.5pt" style:font-size-complex="10.5pt"/>
    </style:style>
    <style:style style:name="P64" style:family="paragraph" style:parent-style-name="Standard">
      <style:text-properties style:font-name="Ubuntu" fo:font-size="10.5pt" fo:language="fr" fo:country="FR" officeooo:paragraph-rsid="039326f8" fo:background-color="transparent" style:font-size-asian="10.5pt" style:font-size-complex="10.5pt"/>
    </style:style>
    <style:style style:name="P65" style:family="paragraph" style:parent-style-name="Standard">
      <style:text-properties style:font-name="Ubuntu" fo:font-size="10.5pt" fo:language="fr" fo:country="FR" officeooo:paragraph-rsid="02d23f51" fo:background-color="transparent" style:font-size-asian="10.5pt" style:font-size-complex="10.5pt"/>
    </style:style>
    <style:style style:name="P66"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67" style:family="paragraph" style:parent-style-name="Standard">
      <style:text-properties style:font-name="Ubuntu" fo:font-size="10.5pt" fo:language="fr" fo:country="FR" officeooo:paragraph-rsid="0394c96b" fo:background-color="transparent" style:font-size-asian="10.5pt" style:font-size-complex="10.5pt"/>
    </style:style>
    <style:style style:name="P68" style:family="paragraph" style:parent-style-name="Standard">
      <style:text-properties style:font-name="Ubuntu" fo:font-size="10.5pt" fo:language="fr" fo:country="FR" officeooo:rsid="03a146d6" fo:background-color="transparent" style:font-size-asian="10.5pt" style:font-size-complex="10.5pt"/>
    </style:style>
    <style:style style:name="P69"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70"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71" style:family="paragraph" style:parent-style-name="Standard">
      <style:paragraph-properties fo:text-align="start" style:justify-single-word="false"/>
      <style:text-properties style:font-name="Ubuntu" fo:font-size="10.5pt" fo:language="fr" fo:country="FR" officeooo:paragraph-rsid="06e5c39a" fo:background-color="transparent" style:font-size-asian="10.5pt" style:font-size-complex="10.5pt"/>
    </style:style>
    <style:style style:name="P72" style:family="paragraph" style:parent-style-name="Standard">
      <style:text-properties style:font-name="Ubuntu" fo:font-size="10.5pt" fo:language="fr" fo:country="FR" officeooo:paragraph-rsid="07738f72" fo:background-color="transparent" style:font-size-asian="10.5pt" style:font-size-complex="10.5pt"/>
    </style:style>
    <style:style style:name="P73" style:family="paragraph" style:parent-style-name="Standard">
      <style:text-properties style:font-name="Ubuntu" fo:font-size="10.5pt" fo:language="fr" fo:country="FR" officeooo:rsid="0796d30c" officeooo:paragraph-rsid="0796d30c" fo:background-color="transparent" style:font-size-asian="10.5pt" style:font-size-complex="10.5pt"/>
    </style:style>
    <style:style style:name="P74" style:family="paragraph" style:parent-style-name="Standard">
      <style:text-properties style:font-name="Ubuntu" fo:font-size="10.5pt" fo:language="fr" fo:country="FR" officeooo:rsid="0796fd68" officeooo:paragraph-rsid="0796fd68" fo:background-color="transparent" style:font-size-asian="10.5pt" style:font-size-complex="10.5pt"/>
    </style:style>
    <style:style style:name="P75"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76" style:family="paragraph" style:parent-style-name="Standard">
      <style:text-properties style:font-name="Ubuntu" fo:font-size="10.5pt" fo:language="fr" fo:country="FR" officeooo:rsid="07a793d4" officeooo:paragraph-rsid="07a793d4" fo:background-color="transparent" style:font-size-asian="10.5pt" style:font-size-complex="10.5pt"/>
    </style:style>
    <style:style style:name="P77" style:family="paragraph" style:parent-style-name="Standard">
      <style:text-properties style:font-name="Ubuntu" fo:font-size="10.5pt" fo:language="fr" fo:country="FR" officeooo:rsid="07a932eb" officeooo:paragraph-rsid="07a932eb" fo:background-color="transparent" style:font-size-asian="10.5pt" style:font-size-complex="10.5pt"/>
    </style:style>
    <style:style style:name="P78" style:family="paragraph" style:parent-style-name="Standard">
      <style:text-properties style:font-name="Ubuntu" fo:font-size="10.5pt" fo:language="fr" fo:country="FR" officeooo:paragraph-rsid="07ace8e6" fo:background-color="transparent" style:font-size-asian="10.5pt" style:font-size-complex="10.5pt"/>
    </style:style>
    <style:style style:name="P79" style:family="paragraph" style:parent-style-name="Standard">
      <style:text-properties style:font-name="Ubuntu" fo:font-size="10.5pt" fo:language="fr" fo:country="FR" officeooo:paragraph-rsid="0652b4be" fo:background-color="transparent" style:font-size-asian="10.5pt" style:font-size-complex="10.5pt"/>
    </style:style>
    <style:style style:name="P80" style:family="paragraph" style:parent-style-name="Standard">
      <style:text-properties style:font-name="Ubuntu" fo:font-size="10.5pt" fo:language="fr" fo:country="FR" officeooo:paragraph-rsid="07b265cc" fo:background-color="transparent" style:font-size-asian="10.5pt" style:font-size-complex="10.5pt"/>
    </style:style>
    <style:style style:name="P81" style:family="paragraph" style:parent-style-name="Standard">
      <style:text-properties style:font-name="Ubuntu" fo:font-size="10.5pt" fo:language="fr" fo:country="FR" officeooo:paragraph-rsid="07f3d20e" fo:background-color="transparent" style:font-size-asian="10.5pt" style:font-size-complex="10.5pt"/>
    </style:style>
    <style:style style:name="P82" style:family="paragraph" style:parent-style-name="Standard">
      <style:text-properties style:font-name="Ubuntu" fo:font-size="10.5pt" fo:language="fr" fo:country="FR" officeooo:paragraph-rsid="07fc2b3a" fo:background-color="transparent" style:font-size-asian="10.5pt" style:font-size-complex="10.5pt"/>
    </style:style>
    <style:style style:name="P83" style:family="paragraph" style:parent-style-name="Standard">
      <style:text-properties style:font-name="Ubuntu" fo:font-size="10.5pt" fo:language="fr" fo:country="FR" officeooo:rsid="083ce9e6" officeooo:paragraph-rsid="083e07e9" fo:background-color="transparent" style:font-size-asian="10.5pt" style:font-size-complex="10.5pt"/>
    </style:style>
    <style:style style:name="P84" style:family="paragraph" style:parent-style-name="Standard">
      <style:text-properties style:font-name="Ubuntu" fo:font-size="10.5pt" fo:language="fr" fo:country="FR" officeooo:rsid="083ce9e6" officeooo:paragraph-rsid="08451334" fo:background-color="transparent" style:font-size-asian="10.5pt" style:font-size-complex="10.5pt"/>
    </style:style>
    <style:style style:name="P85" style:family="paragraph" style:parent-style-name="Standard">
      <style:text-properties style:font-name="Ubuntu" fo:font-size="10.5pt" fo:language="fr" fo:country="FR" officeooo:rsid="083ce9e6" officeooo:paragraph-rsid="08462d79" fo:background-color="transparent" style:font-size-asian="10.5pt" style:font-size-complex="10.5pt"/>
    </style:style>
    <style:style style:name="P86" style:family="paragraph" style:parent-style-name="Standard">
      <style:text-properties style:font-name="Ubuntu" fo:font-size="10.5pt" fo:language="fr" fo:country="FR" officeooo:rsid="083ce9e6" officeooo:paragraph-rsid="0846f07c" fo:background-color="transparent" style:font-size-asian="10.5pt" style:font-size-complex="10.5pt"/>
    </style:style>
    <style:style style:name="P87" style:family="paragraph" style:parent-style-name="Standard">
      <style:text-properties style:font-name="Ubuntu" fo:font-size="10.5pt" fo:language="fr" fo:country="FR" officeooo:rsid="083ce9e6" officeooo:paragraph-rsid="084ecf71" fo:background-color="transparent" style:font-size-asian="10.5pt" style:font-size-complex="10.5pt"/>
    </style:style>
    <style:style style:name="P88" style:family="paragraph" style:parent-style-name="Standard">
      <style:text-properties style:font-name="Ubuntu" fo:font-size="10.5pt" fo:language="fr" fo:country="FR" officeooo:rsid="083ce9e6" officeooo:paragraph-rsid="09a764de" fo:background-color="transparent" style:font-size-asian="10.5pt" style:font-size-complex="10.5pt"/>
    </style:style>
    <style:style style:name="P89" style:family="paragraph" style:parent-style-name="Standard">
      <style:text-properties style:font-name="Ubuntu" fo:font-size="10.5pt" fo:language="fr" fo:country="FR" officeooo:rsid="083ce9e6" officeooo:paragraph-rsid="09a8d7ef" fo:background-color="transparent" style:font-size-asian="10.5pt" style:font-size-complex="10.5pt"/>
    </style:style>
    <style:style style:name="P90" style:family="paragraph" style:parent-style-name="Standard">
      <style:text-properties style:font-name="Ubuntu" fo:font-size="10.5pt" fo:language="fr" fo:country="FR" officeooo:rsid="083ce9e6" officeooo:paragraph-rsid="09aad14f" fo:background-color="transparent" style:font-size-asian="10.5pt" style:font-size-complex="10.5pt"/>
    </style:style>
    <style:style style:name="P91" style:family="paragraph" style:parent-style-name="Standard">
      <style:text-properties style:font-name="Ubuntu" fo:font-size="10.5pt" fo:language="fr" fo:country="FR" officeooo:rsid="083ce9e6" officeooo:paragraph-rsid="09bb1f1e" fo:background-color="transparent" style:font-size-asian="10.5pt" style:font-size-complex="10.5pt"/>
    </style:style>
    <style:style style:name="P92" style:family="paragraph" style:parent-style-name="Standard">
      <style:text-properties style:font-name="Ubuntu" fo:font-size="10.5pt" fo:language="fr" fo:country="FR" officeooo:rsid="083ce9e6" officeooo:paragraph-rsid="09c18118" fo:background-color="transparent" style:font-size-asian="10.5pt" style:font-size-complex="10.5pt"/>
    </style:style>
    <style:style style:name="P93" style:family="paragraph" style:parent-style-name="Standard">
      <style:text-properties style:font-name="Ubuntu" fo:font-size="10.5pt" fo:language="fr" fo:country="FR" officeooo:rsid="083ce9e6" officeooo:paragraph-rsid="0a9ffdd5" fo:background-color="transparent" style:font-size-asian="10.5pt" style:font-size-complex="10.5pt"/>
    </style:style>
    <style:style style:name="P94" style:family="paragraph" style:parent-style-name="Standard">
      <style:text-properties style:font-name="Ubuntu" fo:font-size="10.5pt" fo:language="fr" fo:country="FR" officeooo:rsid="08437253" officeooo:paragraph-rsid="08437253" fo:background-color="transparent" style:font-size-asian="10.5pt" style:font-size-complex="10.5pt"/>
    </style:style>
    <style:style style:name="P95" style:family="paragraph" style:parent-style-name="Standard">
      <style:text-properties style:font-name="Ubuntu" fo:font-size="10.5pt" fo:language="fr" fo:country="FR" officeooo:rsid="08437253" officeooo:paragraph-rsid="08451334" fo:background-color="transparent" style:font-size-asian="10.5pt" style:font-size-complex="10.5pt"/>
    </style:style>
    <style:style style:name="P96"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97" style:family="paragraph" style:parent-style-name="Standard">
      <style:text-properties style:font-name="Ubuntu" fo:font-size="10.5pt" fo:language="fr" fo:country="FR" officeooo:rsid="08437253" officeooo:paragraph-rsid="08462d79" fo:background-color="transparent" style:font-size-asian="10.5pt" style:font-size-complex="10.5pt"/>
    </style:style>
    <style:style style:name="P98" style:family="paragraph" style:parent-style-name="Standard">
      <style:text-properties style:font-name="Ubuntu" fo:font-size="10.5pt" fo:language="fr" fo:country="FR" officeooo:rsid="08437253" officeooo:paragraph-rsid="0aa4351e" fo:background-color="transparent" style:font-size-asian="10.5pt" style:font-size-complex="10.5pt"/>
    </style:style>
    <style:style style:name="P99" style:family="paragraph" style:parent-style-name="Standard">
      <style:text-properties style:font-name="Ubuntu" fo:font-size="10.5pt" fo:language="fr" fo:country="FR" officeooo:rsid="08437253" officeooo:paragraph-rsid="0aa51354" fo:background-color="transparent" style:font-size-asian="10.5pt" style:font-size-complex="10.5pt"/>
    </style:style>
    <style:style style:name="P100" style:family="paragraph" style:parent-style-name="Standard">
      <style:paragraph-properties fo:text-align="justify" style:justify-single-word="false"/>
      <style:text-properties style:font-name="Ubuntu" fo:font-size="10.5pt" fo:language="fr" fo:country="FR" fo:background-color="transparent" style:font-size-asian="10.5pt" style:font-size-complex="10.5pt"/>
    </style:style>
    <style:style style:name="P101" style:family="paragraph" style:parent-style-name="Standard">
      <style:text-properties style:font-name="Ubuntu" fo:font-size="10.5pt" fo:language="fr" fo:country="FR" officeooo:paragraph-rsid="06d22212" fo:background-color="transparent" style:font-size-asian="10.5pt" style:font-size-complex="10.5pt"/>
    </style:style>
    <style:style style:name="P102" style:family="paragraph" style:parent-style-name="Standard">
      <style:text-properties style:font-name="Ubuntu" fo:font-size="10.5pt" fo:language="fr" fo:country="FR" officeooo:paragraph-rsid="084ecf71" fo:background-color="transparent" style:font-size-asian="10.5pt" style:font-size-complex="10.5pt"/>
    </style:style>
    <style:style style:name="P103" style:family="paragraph" style:parent-style-name="Standard">
      <style:text-properties style:font-name="Ubuntu" fo:font-size="10.5pt" fo:language="fr" fo:country="FR" officeooo:paragraph-rsid="04148268" fo:background-color="transparent" style:font-size-asian="10.5pt" style:font-size-complex="10.5pt"/>
    </style:style>
    <style:style style:name="P104" style:family="paragraph" style:parent-style-name="Standard">
      <style:text-properties style:font-name="Ubuntu" fo:font-size="10.5pt" fo:language="fr" fo:country="FR" officeooo:paragraph-rsid="06e402af" fo:background-color="transparent" style:font-size-asian="10.5pt" style:font-size-complex="10.5pt"/>
    </style:style>
    <style:style style:name="P105" style:family="paragraph" style:parent-style-name="Standard">
      <style:text-properties style:font-name="Ubuntu" fo:font-size="10.5pt" fo:language="fr" fo:country="FR" officeooo:paragraph-rsid="0051cae8" fo:background-color="transparent" style:font-size-asian="10.5pt" style:font-size-complex="10.5pt"/>
    </style:style>
    <style:style style:name="P106" style:family="paragraph" style:parent-style-name="Standard">
      <style:text-properties style:font-name="Ubuntu" fo:font-size="10.5pt" fo:language="fr" fo:country="FR" officeooo:paragraph-rsid="053ccc67" fo:background-color="transparent" style:font-size-asian="10.5pt" style:font-size-complex="10.5pt"/>
    </style:style>
    <style:style style:name="P107" style:family="paragraph" style:parent-style-name="Standard">
      <style:text-properties style:font-name="Ubuntu" fo:font-size="10.5pt" fo:language="fr" fo:country="FR" officeooo:paragraph-rsid="091ba5cc" fo:background-color="transparent" style:font-size-asian="10.5pt" style:font-size-complex="10.5pt"/>
    </style:style>
    <style:style style:name="P108" style:family="paragraph" style:parent-style-name="Standard">
      <style:text-properties style:font-name="Ubuntu" fo:font-size="10.5pt" fo:language="fr" fo:country="FR" officeooo:paragraph-rsid="00d2d7ea" fo:background-color="transparent" style:font-size-asian="10.5pt" style:font-size-complex="10.5pt"/>
    </style:style>
    <style:style style:name="P109" style:family="paragraph" style:parent-style-name="Standard">
      <style:text-properties style:font-name="Ubuntu" fo:font-size="10.5pt" fo:language="fr" fo:country="FR" officeooo:paragraph-rsid="09090d28" fo:background-color="transparent" style:font-size-asian="10.5pt" style:font-size-complex="10.5pt"/>
    </style:style>
    <style:style style:name="P110" style:family="paragraph" style:parent-style-name="Standard">
      <style:text-properties style:font-name="Ubuntu" fo:font-size="10.5pt" fo:language="fr" fo:country="FR" officeooo:rsid="06a7f208" officeooo:paragraph-rsid="068fa011" fo:background-color="transparent" style:font-size-asian="10.5pt" style:font-size-complex="10.5pt"/>
    </style:style>
    <style:style style:name="P111" style:family="paragraph" style:parent-style-name="Standard">
      <style:text-properties style:font-name="Ubuntu" fo:font-size="10.5pt" fo:language="fr" fo:country="FR" officeooo:rsid="0984b7dc" officeooo:paragraph-rsid="0984b7dc" fo:background-color="transparent" style:font-size-asian="10.5pt" style:font-size-complex="10.5pt"/>
    </style:style>
    <style:style style:name="P112"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113" style:family="paragraph" style:parent-style-name="Standard">
      <style:text-properties style:font-name="Ubuntu" fo:font-size="10.5pt" fo:language="fr" fo:country="FR" officeooo:rsid="09ab69d9" officeooo:paragraph-rsid="09ab69d9" fo:background-color="transparent" style:font-size-asian="10.5pt" style:font-size-complex="10.5pt"/>
    </style:style>
    <style:style style:name="P114" style:family="paragraph" style:parent-style-name="Standard">
      <style:paragraph-properties fo:text-align="justify" style:justify-single-word="false"/>
      <style:text-properties style:font-name="Ubuntu" fo:font-size="10.5pt" fo:language="fr" fo:country="FR" officeooo:rsid="09b4d790" officeooo:paragraph-rsid="09b4d790" fo:background-color="transparent" style:font-size-asian="10.5pt" style:font-size-complex="10.5pt"/>
    </style:style>
    <style:style style:name="P115" style:family="paragraph" style:parent-style-name="Standard">
      <style:text-properties style:font-name="Ubuntu" fo:font-size="10.5pt" fo:language="fr" fo:country="FR" officeooo:rsid="09b51a16" officeooo:paragraph-rsid="09b51a16" fo:background-color="transparent" style:font-size-asian="10.5pt" style:font-size-complex="10.5pt"/>
    </style:style>
    <style:style style:name="P116" style:family="paragraph" style:parent-style-name="Standard">
      <style:text-properties style:font-name="Ubuntu" fo:font-size="10.5pt" fo:language="fr" fo:country="FR" officeooo:rsid="09c1c0ef" officeooo:paragraph-rsid="09c1c0ef" fo:background-color="transparent" style:font-size-asian="10.5pt" style:font-size-complex="10.5pt"/>
    </style:style>
    <style:style style:name="P117" style:family="paragraph" style:parent-style-name="Standard">
      <style:text-properties style:font-name="Ubuntu" fo:font-size="10.5pt" fo:language="fr" fo:country="FR" officeooo:rsid="09c1c0ef" officeooo:paragraph-rsid="0a9b6042" fo:background-color="transparent" style:font-size-asian="10.5pt" style:font-size-complex="10.5pt"/>
    </style:style>
    <style:style style:name="P118" style:family="paragraph" style:parent-style-name="Standard">
      <style:text-properties style:font-name="Ubuntu" fo:font-size="10.5pt" fo:language="fr" fo:country="FR" officeooo:rsid="09c1c0ef" officeooo:paragraph-rsid="0a9e2882" fo:background-color="transparent" style:font-size-asian="10.5pt" style:font-size-complex="10.5pt"/>
    </style:style>
    <style:style style:name="P119" style:family="paragraph" style:parent-style-name="Standard">
      <style:text-properties style:font-name="Ubuntu" fo:font-size="10.5pt" fo:language="fr" fo:country="FR" officeooo:rsid="05de5521" officeooo:paragraph-rsid="05de5521" fo:background-color="transparent" style:font-size-asian="10.5pt" style:font-size-complex="10.5pt"/>
    </style:style>
    <style:style style:name="P120" style:family="paragraph" style:parent-style-name="Standard">
      <style:text-properties style:font-name="Ubuntu" fo:font-size="10.5pt" fo:language="fr" fo:country="FR" officeooo:paragraph-rsid="05dd231a" fo:background-color="transparent" style:font-size-asian="10.5pt" style:font-size-complex="10.5pt"/>
    </style:style>
    <style:style style:name="P121" style:family="paragraph" style:parent-style-name="Standard">
      <style:text-properties style:font-name="Ubuntu" fo:font-size="10.5pt" fo:language="fr" fo:country="FR" officeooo:paragraph-rsid="09e1e614" fo:background-color="transparent" style:font-size-asian="10.5pt" style:font-size-complex="10.5pt"/>
    </style:style>
    <style:style style:name="P122" style:family="paragraph" style:parent-style-name="Standard">
      <style:text-properties style:font-name="Ubuntu" fo:font-size="10.5pt" fo:language="fr" fo:country="FR" officeooo:rsid="09d62d7e" officeooo:paragraph-rsid="09a47636" fo:background-color="transparent" style:font-size-asian="10.5pt" style:font-size-complex="10.5pt"/>
    </style:style>
    <style:style style:name="P123" style:family="paragraph" style:parent-style-name="Standard">
      <style:text-properties style:font-name="Ubuntu" fo:font-size="10.5pt" fo:language="fr" fo:country="FR" officeooo:rsid="09da2a71" officeooo:paragraph-rsid="09d75d05" fo:background-color="transparent" style:font-size-asian="10.5pt" style:font-size-complex="10.5pt"/>
    </style:style>
    <style:style style:name="P124" style:family="paragraph" style:parent-style-name="Standard">
      <style:text-properties style:font-name="Ubuntu" fo:font-size="10.5pt" fo:language="fr" fo:country="FR" officeooo:rsid="07a2aa5f" officeooo:paragraph-rsid="084ecf71" fo:background-color="transparent" style:font-size-asian="10.5pt" style:font-size-complex="10.5pt"/>
    </style:style>
    <style:style style:name="P125" style:family="paragraph" style:parent-style-name="Standard">
      <style:text-properties style:font-name="Ubuntu" fo:font-size="10.5pt" fo:language="fr" fo:country="FR" officeooo:paragraph-rsid="02a77659" fo:background-color="transparent" style:font-size-asian="10.5pt" style:font-size-complex="10.5pt"/>
    </style:style>
    <style:style style:name="P126" style:family="paragraph" style:parent-style-name="Standard">
      <style:text-properties style:font-name="Ubuntu" fo:font-size="10.5pt" fo:language="fr" fo:country="FR" officeooo:paragraph-rsid="0a878bba" fo:background-color="transparent" style:font-size-asian="10.5pt" style:font-size-complex="10.5pt"/>
    </style:style>
    <style:style style:name="P127" style:family="paragraph" style:parent-style-name="Standard">
      <style:text-properties style:font-name="Ubuntu" fo:font-size="10.5pt" fo:language="fr" fo:country="FR" officeooo:rsid="0a98a016" officeooo:paragraph-rsid="0a98a016" fo:background-color="transparent" style:font-size-asian="10.5pt" style:font-size-complex="10.5pt"/>
    </style:style>
    <style:style style:name="P128" style:family="paragraph" style:parent-style-name="Standard">
      <style:text-properties style:font-name="Ubuntu" fo:font-size="10.5pt" fo:language="fr" fo:country="FR" officeooo:paragraph-rsid="0aa9d459" fo:background-color="transparent" style:font-size-asian="10.5pt" style:font-size-complex="10.5pt"/>
    </style:style>
    <style:style style:name="P129" style:family="paragraph" style:parent-style-name="Standard">
      <style:text-properties style:font-name="Ubuntu" fo:font-size="10.5pt" fo:language="fr" fo:country="FR" officeooo:paragraph-rsid="0aaae7b4" fo:background-color="transparent" style:font-size-asian="10.5pt" style:font-size-complex="10.5pt"/>
    </style:style>
    <style:style style:name="P130" style:family="paragraph" style:parent-style-name="Standard">
      <style:text-properties style:font-name="Ubuntu" fo:font-size="10.5pt" fo:language="fr" fo:country="FR" officeooo:paragraph-rsid="0ab06ce1" fo:background-color="transparent" style:font-size-asian="10.5pt" style:font-size-complex="10.5pt"/>
    </style:style>
    <style:style style:name="P131" style:family="paragraph" style:parent-style-name="Standard">
      <style:text-properties style:font-name="Ubuntu" fo:font-size="10.5pt" fo:language="fr" fo:country="FR" officeooo:rsid="0ab1c0f4" officeooo:paragraph-rsid="0ab5000e" fo:background-color="transparent" style:font-size-asian="10.5pt" style:font-size-complex="10.5pt"/>
    </style:style>
    <style:style style:name="P132" style:family="paragraph" style:parent-style-name="Standard">
      <style:text-properties style:font-name="Ubuntu" fo:font-size="10.5pt" fo:language="fr" fo:country="FR" officeooo:paragraph-rsid="0ab78ddd" fo:background-color="transparent" style:font-size-asian="10.5pt" style:font-size-complex="10.5pt"/>
    </style:style>
    <style:style style:name="P133" style:family="paragraph" style:parent-style-name="Standard">
      <style:text-properties style:font-name="Ubuntu" fo:font-size="10.5pt" fo:language="fr" fo:country="FR" officeooo:rsid="0a9e2882" officeooo:paragraph-rsid="0a9ff344" fo:background-color="transparent" style:font-size-asian="10.5pt" style:font-size-complex="10.5pt"/>
    </style:style>
    <style:style style:name="P134" style:family="paragraph" style:parent-style-name="Standard">
      <style:text-properties style:font-name="Ubuntu" fo:font-size="10.5pt" fo:language="fr" fo:country="FR" officeooo:rsid="09a2006d" officeooo:paragraph-rsid="09a192bd" fo:background-color="transparent" style:font-size-asian="10.5pt" style:font-size-complex="10.5pt"/>
    </style:style>
    <style:style style:name="P135" style:family="paragraph" style:parent-style-name="Standard">
      <style:text-properties style:font-name="Ubuntu" fo:font-size="10.5pt" fo:language="fr" fo:country="FR" officeooo:rsid="0ae6ffa4" officeooo:paragraph-rsid="0ae6ffa4" fo:background-color="transparent" style:font-size-asian="10.5pt" style:font-size-complex="10.5pt"/>
    </style:style>
    <style:style style:name="P136" style:family="paragraph" style:parent-style-name="Standard">
      <style:text-properties style:font-name="Ubuntu" fo:font-size="10.5pt" fo:language="fr" fo:country="FR" officeooo:rsid="0af1b569" officeooo:paragraph-rsid="0af1b569" fo:background-color="transparent" style:font-size-asian="10.5pt" style:font-size-complex="10.5pt"/>
    </style:style>
    <style:style style:name="P137" style:family="paragraph" style:parent-style-name="Standard">
      <style:text-properties style:font-name="Ubuntu" fo:font-size="10.5pt" fo:language="fr" fo:country="FR" officeooo:rsid="0b1bf162" officeooo:paragraph-rsid="0b1bf162" fo:background-color="transparent" style:font-size-asian="10.5pt" style:font-size-complex="10.5pt"/>
    </style:style>
    <style:style style:name="P138" style:family="paragraph" style:parent-style-name="Standard">
      <style:text-properties style:font-name="Ubuntu" fo:font-size="10.5pt" fo:language="fr" fo:country="FR" officeooo:rsid="0b1bf162" officeooo:paragraph-rsid="0b1f1d75" fo:background-color="transparent" style:font-size-asian="10.5pt" style:font-size-complex="10.5pt"/>
    </style:style>
    <style:style style:name="P139" style:family="paragraph" style:parent-style-name="Standard">
      <style:text-properties style:font-name="Ubuntu" fo:font-size="10.5pt" fo:language="fr" fo:country="FR" officeooo:rsid="0b27ea45" officeooo:paragraph-rsid="0b27ea45" fo:background-color="transparent" style:font-size-asian="10.5pt" style:font-size-complex="10.5pt"/>
    </style:style>
    <style:style style:name="P140" style:family="paragraph" style:parent-style-name="Standard">
      <style:text-properties style:font-name="Ubuntu" fo:font-size="10.5pt" fo:language="fr" fo:country="FR" officeooo:paragraph-rsid="0b300de1" fo:background-color="transparent" style:font-size-asian="10.5pt" style:font-size-complex="10.5pt"/>
    </style:style>
    <style:style style:name="P141"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42" style:family="paragraph" style:parent-style-name="Standard">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143" style:family="paragraph" style:parent-style-name="Standard">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144" style:family="paragraph" style:parent-style-name="Standard">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145" style:family="paragraph" style:parent-style-name="Standard">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146" style:family="paragraph" style:parent-style-name="Standard">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147" style:family="paragraph" style:parent-style-name="Standard">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148" style:family="paragraph" style:parent-style-name="Standard">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149" style:family="paragraph" style:parent-style-name="Standard">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150" style:family="paragraph" style:parent-style-name="Standard">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151" style:family="paragraph" style:parent-style-name="Standard">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152" style:family="paragraph" style:parent-style-name="Standard">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153" style:family="paragraph" style:parent-style-name="Standard">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154" style:family="paragraph" style:parent-style-name="Standard">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155" style:family="paragraph" style:parent-style-name="Standard">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156" style:family="paragraph" style:parent-style-name="Standard">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157" style:family="paragraph" style:parent-style-name="Standard">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158" style:family="paragraph" style:parent-style-name="Standard">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159" style:family="paragraph" style:parent-style-name="Standard">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160" style:family="paragraph" style:parent-style-name="Standard">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161"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62"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163"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164" style:family="paragraph" style:parent-style-name="Standard">
      <style:text-properties style:font-name="Ubuntu" fo:font-size="10.5pt" fo:language="fr" fo:country="FR" fo:font-weight="bold" officeooo:rsid="083ce9e6" officeooo:paragraph-rsid="08451334" fo:background-color="transparent" style:font-size-asian="10.5pt" style:font-weight-asian="bold" style:font-size-complex="10.5pt" style:font-weight-complex="bold"/>
    </style:style>
    <style:style style:name="P165" style:family="paragraph" style:parent-style-name="Standard">
      <style:text-properties style:font-name="Ubuntu" fo:font-size="10.5pt" fo:language="fr" fo:country="FR" fo:font-weight="bold" officeooo:rsid="083ce9e6" officeooo:paragraph-rsid="083e07e9" fo:background-color="transparent" style:font-size-asian="10.5pt" style:font-weight-asian="bold" style:font-size-complex="10.5pt" style:font-weight-complex="bold"/>
    </style:style>
    <style:style style:name="P166" style:family="paragraph" style:parent-style-name="Standard">
      <style:text-properties style:font-name="Ubuntu" fo:font-size="10.5pt" fo:language="fr" fo:country="FR" fo:font-weight="bold" officeooo:rsid="083ce9e6" officeooo:paragraph-rsid="08462d79" fo:background-color="transparent" style:font-size-asian="10.5pt" style:font-weight-asian="bold" style:font-size-complex="10.5pt" style:font-weight-complex="bold"/>
    </style:style>
    <style:style style:name="P167" style:family="paragraph" style:parent-style-name="Standard">
      <style:text-properties style:font-name="Ubuntu" fo:font-size="10.5pt" fo:language="fr" fo:country="FR" fo:font-weight="bold" officeooo:rsid="083ce9e6" officeooo:paragraph-rsid="0846f07c" fo:background-color="transparent" style:font-size-asian="10.5pt" style:font-weight-asian="bold" style:font-size-complex="10.5pt" style:font-weight-complex="bold"/>
    </style:style>
    <style:style style:name="P168" style:family="paragraph" style:parent-style-name="Standard">
      <style:text-properties style:font-name="Ubuntu" fo:font-size="10.5pt" fo:language="fr" fo:country="FR" fo:font-weight="bold" officeooo:rsid="083ce9e6" officeooo:paragraph-rsid="09a764de" fo:background-color="transparent" style:font-size-asian="10.5pt" style:font-weight-asian="bold" style:font-size-complex="10.5pt" style:font-weight-complex="bold"/>
    </style:style>
    <style:style style:name="P169" style:family="paragraph" style:parent-style-name="Standard">
      <style:text-properties style:font-name="Ubuntu" fo:font-size="10.5pt" fo:language="fr" fo:country="FR" fo:font-weight="bold" officeooo:rsid="083ce9e6" officeooo:paragraph-rsid="09a8d7ef" fo:background-color="transparent" style:font-size-asian="10.5pt" style:font-weight-asian="bold" style:font-size-complex="10.5pt" style:font-weight-complex="bold"/>
    </style:style>
    <style:style style:name="P170" style:family="paragraph" style:parent-style-name="Standard">
      <style:text-properties style:font-name="Ubuntu" fo:font-size="10.5pt" fo:language="fr" fo:country="FR" fo:font-weight="bold" officeooo:rsid="083ce9e6" officeooo:paragraph-rsid="09aad14f" fo:background-color="transparent" style:font-size-asian="10.5pt" style:font-weight-asian="bold" style:font-size-complex="10.5pt" style:font-weight-complex="bold"/>
    </style:style>
    <style:style style:name="P171" style:family="paragraph" style:parent-style-name="Standard">
      <style:text-properties style:font-name="Ubuntu" fo:font-size="10.5pt" fo:language="fr" fo:country="FR" fo:font-weight="bold" officeooo:rsid="083ce9e6" officeooo:paragraph-rsid="0a04b019" fo:background-color="transparent" style:font-size-asian="10.5pt" style:font-weight-asian="bold" style:font-size-complex="10.5pt" style:font-weight-complex="bold"/>
    </style:style>
    <style:style style:name="P172" style:family="paragraph" style:parent-style-name="Standard">
      <style:text-properties style:font-name="Ubuntu" fo:font-size="10.5pt" fo:language="fr" fo:country="FR" fo:font-weight="bold" officeooo:rsid="08437253" officeooo:paragraph-rsid="084ecf71" fo:background-color="transparent" style:font-size-asian="10.5pt" style:font-weight-asian="bold" style:font-size-complex="10.5pt" style:font-weight-complex="bold"/>
    </style:style>
    <style:style style:name="P173" style:family="paragraph" style:parent-style-name="Standard">
      <style:text-properties style:font-name="Ubuntu" fo:font-size="10.5pt" fo:language="fr" fo:country="FR" fo:font-weight="bold" officeooo:rsid="08437253" officeooo:paragraph-rsid="08451334" fo:background-color="transparent" style:font-size-asian="10.5pt" style:font-weight-asian="bold" style:font-size-complex="10.5pt" style:font-weight-complex="bold"/>
    </style:style>
    <style:style style:name="P174" style:family="paragraph" style:parent-style-name="Standard">
      <style:text-properties style:font-name="Ubuntu" fo:font-size="10.5pt" fo:language="fr" fo:country="FR" fo:font-weight="bold" officeooo:rsid="08437253" officeooo:paragraph-rsid="08437253" fo:background-color="transparent" style:font-size-asian="10.5pt" style:font-weight-asian="bold" style:font-size-complex="10.5pt" style:font-weight-complex="bold"/>
    </style:style>
    <style:style style:name="P175" style:family="paragraph" style:parent-style-name="Standard">
      <style:text-properties style:font-name="Ubuntu" fo:font-size="10.5pt" fo:language="fr" fo:country="FR" fo:font-weight="bold" officeooo:rsid="08437253" officeooo:paragraph-rsid="08462d79" fo:background-color="transparent" style:font-size-asian="10.5pt" style:font-weight-asian="bold" style:font-size-complex="10.5pt" style:font-weight-complex="bold"/>
    </style:style>
    <style:style style:name="P176" style:family="paragraph" style:parent-style-name="Standard">
      <style:text-properties style:font-name="Ubuntu" fo:font-size="10.5pt" fo:language="fr" fo:country="FR" fo:font-weight="bold" officeooo:rsid="08437253" officeooo:paragraph-rsid="0846f07c" fo:background-color="transparent" style:font-size-asian="10.5pt" style:font-weight-asian="bold" style:font-size-complex="10.5pt" style:font-weight-complex="bold"/>
    </style:style>
    <style:style style:name="P177" style:family="paragraph" style:parent-style-name="Standard">
      <style:text-properties style:font-name="Ubuntu" fo:font-size="10.5pt" fo:language="fr" fo:country="FR" fo:font-weight="bold" officeooo:rsid="08437253" officeooo:paragraph-rsid="09a764de" fo:background-color="transparent" style:font-size-asian="10.5pt" style:font-weight-asian="bold" style:font-size-complex="10.5pt" style:font-weight-complex="bold"/>
    </style:style>
    <style:style style:name="P178" style:family="paragraph" style:parent-style-name="Standard">
      <style:text-properties style:font-name="Ubuntu" fo:font-size="10.5pt" fo:language="fr" fo:country="FR" fo:font-weight="bold" officeooo:rsid="08437253" officeooo:paragraph-rsid="09a8d7ef" fo:background-color="transparent" style:font-size-asian="10.5pt" style:font-weight-asian="bold" style:font-size-complex="10.5pt" style:font-weight-complex="bold"/>
    </style:style>
    <style:style style:name="P179" style:family="paragraph" style:parent-style-name="Standard">
      <style:paragraph-properties fo:text-align="justify" style:justify-single-word="false"/>
      <style:text-properties style:font-name="Ubuntu" fo:font-size="10.5pt" fo:language="fr" fo:country="FR" fo:font-weight="bold" officeooo:rsid="08437253" officeooo:paragraph-rsid="09aad14f" fo:background-color="transparent" style:font-size-asian="10.5pt" style:font-weight-asian="bold" style:font-size-complex="10.5pt" style:font-weight-complex="bold"/>
    </style:style>
    <style:style style:name="P180" style:family="paragraph" style:parent-style-name="Standard">
      <style:text-properties style:font-name="Ubuntu" fo:font-size="10.5pt" fo:language="fr" fo:country="FR" fo:font-weight="bold" officeooo:rsid="08437253" officeooo:paragraph-rsid="0a0500d1" fo:background-color="transparent" style:font-size-asian="10.5pt" style:font-weight-asian="bold" style:font-size-complex="10.5pt" style:font-weight-complex="bold"/>
    </style:style>
    <style:style style:name="P181" style:family="paragraph" style:parent-style-name="Standard">
      <style:text-properties style:font-name="Ubuntu" fo:font-size="10.5pt" fo:language="fr" fo:country="FR" fo:font-weight="bold" officeooo:paragraph-rsid="08c09ca6" fo:background-color="transparent" style:font-size-asian="10.5pt" style:font-weight-asian="bold" style:font-size-complex="10.5pt" style:font-weight-complex="bold"/>
    </style:style>
    <style:style style:name="P182" style:family="paragraph" style:parent-style-name="Standard">
      <style:text-properties style:font-name="Ubuntu" fo:font-size="10.5pt" fo:language="fr" fo:country="FR" fo:font-weight="bold" officeooo:paragraph-rsid="07b47831" fo:background-color="transparent" style:font-size-asian="10.5pt" style:font-weight-asian="bold" style:font-size-complex="10.5pt" style:font-weight-complex="bold"/>
    </style:style>
    <style:style style:name="P183" style:family="paragraph" style:parent-style-name="Standard">
      <style:text-properties style:font-name="Ubuntu" fo:font-size="10.5pt" fo:language="fr" fo:country="FR" fo:font-weight="bold" officeooo:paragraph-rsid="07b265cc" fo:background-color="transparent" style:font-size-asian="10.5pt" style:font-weight-asian="bold" style:font-size-complex="10.5pt" style:font-weight-complex="bold"/>
    </style:style>
    <style:style style:name="P184" style:family="paragraph" style:parent-style-name="Standard">
      <style:text-properties style:font-name="Ubuntu" fo:font-size="10.5pt" fo:language="fr" fo:country="FR" fo:font-weight="bold" officeooo:paragraph-rsid="07ace8e6" fo:background-color="transparent" style:font-size-asian="10.5pt" style:font-weight-asian="bold" style:font-size-complex="10.5pt" style:font-weight-complex="bold"/>
    </style:style>
    <style:style style:name="P185" style:family="paragraph" style:parent-style-name="Standard">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186" style:family="paragraph" style:parent-style-name="Standard">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187" style:family="paragraph" style:parent-style-name="Standard">
      <style:text-properties style:font-name="Ubuntu" fo:font-size="10.5pt" fo:language="fr" fo:country="FR" fo:font-weight="bold" officeooo:paragraph-rsid="07738f72" fo:background-color="transparent" style:font-size-asian="10.5pt" style:font-weight-asian="bold" style:font-size-complex="10.5pt" style:font-weight-complex="bold"/>
    </style:style>
    <style:style style:name="P188" style:family="paragraph" style:parent-style-name="Standard">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89" style:family="paragraph" style:parent-style-name="Standard">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90" style:family="paragraph" style:parent-style-name="Standard">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191" style:family="paragraph" style:parent-style-name="Standard">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192" style:family="paragraph" style:parent-style-name="Standard">
      <style:text-properties style:font-name="Ubuntu" fo:font-size="10.5pt" fo:language="fr" fo:country="FR" fo:font-weight="bold" officeooo:paragraph-rsid="091ba5cc" fo:background-color="transparent" style:font-size-asian="10.5pt" style:font-weight-asian="bold" style:font-size-complex="10.5pt" style:font-weight-complex="bold"/>
    </style:style>
    <style:style style:name="P193" style:family="paragraph" style:parent-style-name="Standard">
      <style:paragraph-properties fo:text-align="justify"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94" style:family="paragraph" style:parent-style-name="Standard">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195" style:family="paragraph" style:parent-style-name="Standard">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196" style:family="paragraph" style:parent-style-name="Standard">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197" style:family="paragraph" style:parent-style-name="Standard">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paragraph-rsid="07fc2b3a" fo:background-color="transparent" style:font-size-asian="10.5pt" style:font-weight-asian="bold" style:font-size-complex="10.5pt" style:font-weight-complex="bold"/>
    </style:style>
    <style:style style:name="P202" style:family="paragraph" style:parent-style-name="Standard">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203" style:family="paragraph" style:parent-style-name="Standard">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04" style:family="paragraph" style:parent-style-name="Standard">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05" style:family="paragraph" style:parent-style-name="Standard">
      <style:text-properties style:font-name="Ubuntu" fo:font-size="10.5pt" fo:language="fr" fo:country="FR" fo:font-weight="bold" officeooo:paragraph-rsid="0a80dd8b" fo:background-color="transparent" style:font-size-asian="10.5pt" style:font-weight-asian="bold" style:font-size-complex="10.5pt" style:font-weight-complex="bold"/>
    </style:style>
    <style:style style:name="P206" style:family="paragraph" style:parent-style-name="Standard">
      <style:text-properties style:font-name="Ubuntu" fo:font-size="10.5pt" fo:language="fr" fo:country="FR" fo:font-weight="bold" officeooo:paragraph-rsid="0a878bba" fo:background-color="transparent" style:font-size-asian="10.5pt" style:font-weight-asian="bold" style:font-size-complex="10.5pt" style:font-weight-complex="bold"/>
    </style:style>
    <style:style style:name="P207" style:family="paragraph" style:parent-style-name="Standard">
      <style:text-properties style:font-name="Ubuntu" fo:font-size="10.5pt" fo:language="fr" fo:country="FR" fo:font-weight="bold" officeooo:paragraph-rsid="0a8b3926" fo:background-color="transparent" style:font-size-asian="10.5pt" style:font-weight-asian="bold" style:font-size-complex="10.5pt" style:font-weight-complex="bold"/>
    </style:style>
    <style:style style:name="P208" style:family="paragraph" style:parent-style-name="Standard">
      <style:text-properties style:font-name="Ubuntu" fo:font-size="10.5pt" fo:language="fr" fo:country="FR" fo:font-weight="bold" officeooo:rsid="0ae68f1a" officeooo:paragraph-rsid="0ae68f1a" fo:background-color="transparent" style:font-size-asian="10.5pt" style:font-weight-asian="bold" style:font-size-complex="10.5pt" style:font-weight-complex="bold"/>
    </style:style>
    <style:style style:name="P209"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10" style:family="paragraph" style:parent-style-name="Standard">
      <style:paragraph-properties fo:text-align="start" style:justify-single-word="false"/>
      <style:text-properties style:font-name="Ubuntu" fo:font-size="10.5pt" fo:language="fr" fo:country="FR" fo:font-weight="normal" officeooo:paragraph-rsid="07fc2b3a" fo:background-color="transparent" style:font-size-asian="10.5pt" style:font-weight-asian="normal" style:font-size-complex="10.5pt" style:font-weight-complex="normal"/>
    </style:style>
    <style:style style:name="P211" style:family="paragraph" style:parent-style-name="Standard">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12"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13"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14"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215"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216"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217" style:family="paragraph" style:parent-style-name="Standard">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218" style:family="paragraph" style:parent-style-name="Standard">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219"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220"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221"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222"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223"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24"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25"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226" style:family="paragraph" style:parent-style-name="Standard">
      <style:text-properties style:font-name="Ubuntu" fo:font-size="10.5pt" fo:language="fr" fo:country="FR" fo:font-weight="normal" officeooo:rsid="05e982ec" officeooo:paragraph-rsid="05e6d1e5" fo:background-color="transparent" style:font-size-asian="10.5pt" style:font-weight-asian="normal" style:font-size-complex="10.5pt" style:font-weight-complex="normal"/>
    </style:style>
    <style:style style:name="P227"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28"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29" style:family="paragraph" style:parent-style-name="Standard">
      <style:text-properties style:font-name="Ubuntu" fo:font-size="10.5pt" fo:language="fr" fo:country="FR" style:font-size-asian="10.5pt" style:font-size-complex="10.5pt"/>
    </style:style>
    <style:style style:name="P230" style:family="paragraph" style:parent-style-name="Standard">
      <style:text-properties style:font-name="Ubuntu" fo:font-size="10.5pt" fo:language="fr" fo:country="FR" officeooo:paragraph-rsid="0a878bba" style:font-size-asian="10.5pt" style:font-size-complex="10.5pt"/>
    </style:style>
    <style:style style:name="P231" style:family="paragraph" style:parent-style-name="Standard">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32" style:family="paragraph" style:parent-style-name="Standard">
      <style:text-properties style:font-name="Ubuntu" fo:font-size="10.5pt" fo:language="fr" fo:country="FR"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233" style:family="paragraph" style:parent-style-name="Standard">
      <style:paragraph-properties fo:text-align="center" style:justify-single-word="false"/>
      <style:text-properties style:font-name="Ubuntu" fo:font-size="10.5pt" style:font-size-asian="10.5pt" style:font-size-complex="10.5pt"/>
    </style:style>
    <style:style style:name="P234"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235" style:family="paragraph" style:parent-style-name="Standard">
      <style:paragraph-properties fo:text-align="start" style:justify-single-word="false"/>
      <style:text-properties style:font-name="Ubuntu" fo:font-size="11pt" fo:language="fr" fo:country="FR" fo:font-weight="normal" officeooo:rsid="0740af2c" officeooo:paragraph-rsid="0740af2c" fo:background-color="transparent" style:font-size-asian="11pt" style:font-weight-asian="normal" style:font-size-complex="11pt" style:font-weight-complex="normal"/>
    </style:style>
    <style:style style:name="P236" style:family="paragraph" style:parent-style-name="Standard">
      <style:text-properties style:font-name="Ubuntu" fo:language="fr" fo:country="FR"/>
    </style:style>
    <style:style style:name="P237" style:family="paragraph" style:parent-style-name="Standard">
      <style:text-properties style:font-name="Ubuntu" fo:language="fr" fo:country="FR" officeooo:rsid="04e14dd1" officeooo:paragraph-rsid="04e14dd1"/>
    </style:style>
    <style:style style:name="P238" style:family="paragraph" style:parent-style-name="Standard">
      <style:text-properties style:font-name="Ubuntu" fo:language="fr" fo:country="FR" officeooo:rsid="02806a78" officeooo:paragraph-rsid="02806a78"/>
    </style:style>
    <style:style style:name="P239" style:family="paragraph" style:parent-style-name="Standard">
      <style:text-properties style:font-name="Ubuntu" fo:language="fr" fo:country="FR" officeooo:paragraph-rsid="07fc2b3a"/>
    </style:style>
    <style:style style:name="P240" style:family="paragraph" style:parent-style-name="Standard">
      <style:text-properties style:font-name="Ubuntu" fo:language="fr" fo:country="FR" officeooo:paragraph-rsid="05f2229b"/>
    </style:style>
    <style:style style:name="P241" style:family="paragraph" style:parent-style-name="Standard">
      <style:text-properties style:font-name="Ubuntu" fo:language="fr" fo:country="FR" officeooo:paragraph-rsid="0493e87f"/>
    </style:style>
    <style:style style:name="P242" style:family="paragraph" style:parent-style-name="Standard">
      <style:text-properties style:font-name="Ubuntu" fo:language="fr" fo:country="FR" officeooo:paragraph-rsid="012f0ede"/>
    </style:style>
    <style:style style:name="P243" style:family="paragraph" style:parent-style-name="Standard">
      <style:text-properties style:font-name="Ubuntu" fo:language="fr" fo:country="FR" officeooo:paragraph-rsid="0473b56a"/>
    </style:style>
    <style:style style:name="P244" style:family="paragraph" style:parent-style-name="Standard">
      <style:text-properties style:font-name="Ubuntu" fo:language="fr" fo:country="FR" officeooo:paragraph-rsid="05f43926"/>
    </style:style>
    <style:style style:name="P245" style:family="paragraph" style:parent-style-name="Standard">
      <style:text-properties style:font-name="Ubuntu" fo:language="fr" fo:country="FR" officeooo:paragraph-rsid="021b87a4"/>
    </style:style>
    <style:style style:name="P246" style:family="paragraph" style:parent-style-name="Standard">
      <style:text-properties style:font-name="Ubuntu" fo:language="fr" fo:country="FR" officeooo:paragraph-rsid="0a878bba"/>
    </style:style>
    <style:style style:name="P247" style:family="paragraph" style:parent-style-name="Standard">
      <style:text-properties style:font-name="Ubuntu" fo:language="fr" fo:country="FR" officeooo:paragraph-rsid="0aaae7b4"/>
    </style:style>
    <style:style style:name="P248"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249" style:family="paragraph" style:parent-style-name="Standard">
      <style:paragraph-properties fo:text-align="center" style:justify-single-word="false"/>
      <style:text-properties style:font-name="Ubuntu" officeooo:rsid="05b0fec8" officeooo:paragraph-rsid="05b0fec8"/>
    </style:style>
    <style:style style:name="P250" style:family="paragraph" style:parent-style-name="Standard">
      <style:text-properties style:font-name="Ubuntu" officeooo:paragraph-rsid="06806a1b"/>
    </style:style>
    <style:style style:name="P251"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52"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53"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54"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255"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56"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257"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258"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259"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60" style:family="paragraph" style:parent-style-name="Standard">
      <style:text-properties officeooo:paragraph-rsid="07738f72"/>
    </style:style>
    <style:style style:name="P261" style:family="paragraph" style:parent-style-name="Standard">
      <style:text-properties officeooo:paragraph-rsid="068fa011"/>
    </style:style>
    <style:style style:name="P262" style:family="paragraph" style:parent-style-name="Standard">
      <style:text-properties officeooo:paragraph-rsid="06a29930"/>
    </style:style>
    <style:style style:name="P263" style:family="paragraph" style:parent-style-name="Standard">
      <style:text-properties officeooo:paragraph-rsid="0692f6c8"/>
    </style:style>
    <style:style style:name="P264" style:family="paragraph" style:parent-style-name="Standard">
      <style:text-properties officeooo:paragraph-rsid="0562a25b"/>
    </style:style>
    <style:style style:name="P265" style:family="paragraph" style:parent-style-name="Standard">
      <style:text-properties officeooo:paragraph-rsid="054b244b"/>
    </style:style>
    <style:style style:name="P266" style:family="paragraph" style:parent-style-name="Standard">
      <style:text-properties officeooo:paragraph-rsid="066dced2"/>
    </style:style>
    <style:style style:name="P267" style:family="paragraph" style:parent-style-name="Standard">
      <style:text-properties officeooo:paragraph-rsid="0664b83b"/>
    </style:style>
    <style:style style:name="P268" style:family="paragraph" style:parent-style-name="Standard">
      <style:text-properties officeooo:paragraph-rsid="06606ac2"/>
    </style:style>
    <style:style style:name="P269" style:family="paragraph" style:parent-style-name="Standard">
      <style:text-properties officeooo:paragraph-rsid="03d00d31"/>
    </style:style>
    <style:style style:name="P270" style:family="paragraph" style:parent-style-name="Standard">
      <style:paragraph-properties fo:text-align="justify" style:justify-single-word="false"/>
    </style:style>
    <style:style style:name="P271" style:family="paragraph" style:parent-style-name="Standard">
      <style:paragraph-properties fo:text-align="justify" style:justify-single-word="false"/>
      <style:text-properties officeooo:paragraph-rsid="087efba4"/>
    </style:style>
    <style:style style:name="P272" style:family="paragraph" style:parent-style-name="Standard">
      <style:paragraph-properties fo:text-align="justify" style:justify-single-word="false"/>
      <style:text-properties officeooo:paragraph-rsid="09aed020"/>
    </style:style>
    <style:style style:name="P273" style:family="paragraph" style:parent-style-name="Standard">
      <style:text-properties officeooo:paragraph-rsid="0875c167"/>
    </style:style>
    <style:style style:name="P274" style:family="paragraph" style:parent-style-name="Standard">
      <style:text-properties officeooo:paragraph-rsid="005f516d"/>
    </style:style>
    <style:style style:name="P275" style:family="paragraph" style:parent-style-name="Standard">
      <style:text-properties officeooo:paragraph-rsid="06ac5518"/>
    </style:style>
    <style:style style:name="P276" style:family="paragraph" style:parent-style-name="Standard">
      <style:text-properties officeooo:paragraph-rsid="06cb7d39"/>
    </style:style>
    <style:style style:name="P277" style:family="paragraph" style:parent-style-name="Standard">
      <style:text-properties officeooo:paragraph-rsid="06b637e1"/>
    </style:style>
    <style:style style:name="P278" style:family="paragraph" style:parent-style-name="Standard">
      <style:text-properties officeooo:paragraph-rsid="08c09ca6"/>
    </style:style>
    <style:style style:name="P279" style:family="paragraph" style:parent-style-name="Standard">
      <style:text-properties officeooo:paragraph-rsid="09b45f4c"/>
    </style:style>
    <style:style style:name="P280" style:family="paragraph" style:parent-style-name="Standard">
      <style:text-properties officeooo:paragraph-rsid="09b86131"/>
    </style:style>
    <style:style style:name="P281" style:family="paragraph" style:parent-style-name="Standard">
      <style:text-properties officeooo:paragraph-rsid="09bb17d1"/>
    </style:style>
    <style:style style:name="P282" style:family="paragraph" style:parent-style-name="Standard">
      <style:text-properties officeooo:paragraph-rsid="09c0aead"/>
    </style:style>
    <style:style style:name="P283" style:family="paragraph" style:parent-style-name="Standard">
      <style:text-properties officeooo:rsid="09d75d05" officeooo:paragraph-rsid="09d75d05"/>
    </style:style>
    <style:style style:name="P284" style:family="paragraph" style:parent-style-name="Standard">
      <style:text-properties officeooo:paragraph-rsid="05e6d1e5"/>
    </style:style>
    <style:style style:name="P285" style:family="paragraph" style:parent-style-name="Standard">
      <style:text-properties officeooo:paragraph-rsid="0a9e49bb"/>
    </style:style>
    <style:style style:name="P286" style:family="paragraph" style:parent-style-name="Standard">
      <style:text-properties officeooo:paragraph-rsid="0a9eb1c7"/>
    </style:style>
    <style:style style:name="P287" style:family="paragraph" style:parent-style-name="Standard">
      <style:text-properties officeooo:paragraph-rsid="0aa088cf"/>
    </style:style>
    <style:style style:name="P288" style:family="paragraph" style:parent-style-name="Standard">
      <style:text-properties officeooo:paragraph-rsid="0aa9d459"/>
    </style:style>
    <style:style style:name="P289" style:family="paragraph" style:parent-style-name="Standard">
      <style:text-properties officeooo:paragraph-rsid="0aaf385f"/>
    </style:style>
    <style:style style:name="P290" style:family="paragraph" style:parent-style-name="Standard">
      <style:text-properties officeooo:rsid="09da5eda" officeooo:paragraph-rsid="0ae38aba"/>
    </style:style>
    <style:style style:name="P291" style:family="paragraph" style:parent-style-name="Standard">
      <style:text-properties officeooo:paragraph-rsid="09a47636"/>
    </style:style>
    <style:style style:name="P292" style:family="paragraph" style:parent-style-name="Standard">
      <style:text-properties officeooo:paragraph-rsid="0af6330a"/>
    </style:style>
    <style:style style:name="P293" style:family="paragraph" style:parent-style-name="Standard">
      <style:text-properties officeooo:paragraph-rsid="0afe34f8"/>
    </style:style>
    <style:style style:name="P294" style:family="paragraph" style:parent-style-name="Standard">
      <style:text-properties officeooo:paragraph-rsid="0b33bdeb"/>
    </style:style>
    <style:style style:name="P295" style:family="paragraph" style:parent-style-name="Standard">
      <style:text-properties officeooo:paragraph-rsid="0b33e624"/>
    </style:style>
    <style:style style:name="P296" style:family="paragraph" style:parent-style-name="Standard">
      <style:text-properties officeooo:paragraph-rsid="0b527ea1"/>
    </style:style>
    <style:style style:name="P297" style:family="paragraph" style:parent-style-name="Standard">
      <style:text-properties officeooo:paragraph-rsid="0b747897"/>
    </style:style>
    <style:style style:name="P298" style:family="paragraph" style:parent-style-name="Standard">
      <style:text-properties officeooo:paragraph-rsid="0b79666f"/>
    </style:style>
    <style:style style:name="P299" style:family="paragraph" style:parent-style-name="Standard">
      <style:text-properties officeooo:paragraph-rsid="0b7a5431"/>
    </style:style>
    <style:style style:name="P300" style:family="paragraph" style:parent-style-name="Standard">
      <style:text-properties officeooo:paragraph-rsid="0b7b545d"/>
    </style:style>
    <style:style style:name="P301" style:family="paragraph" style:parent-style-name="Standard">
      <style:paragraph-properties fo:text-align="start" style:justify-single-word="false"/>
      <style:text-properties officeooo:paragraph-rsid="0be1c1b0"/>
    </style:style>
    <style:style style:name="P302" style:family="paragraph" style:parent-style-name="Standard">
      <style:paragraph-properties fo:text-align="start" style:justify-single-word="false"/>
      <style:text-properties officeooo:paragraph-rsid="0be5f2b9"/>
    </style:style>
    <style:style style:name="P30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30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30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306" style:family="paragraph" style:parent-style-name="Text_20_body">
      <style:paragraph-properties fo:text-align="center" style:justify-single-word="false"/>
      <style:text-properties style:font-name="Ubuntu" style:text-underline-style="none"/>
    </style:style>
    <style:style style:name="P307" style:family="paragraph" style:parent-style-name="Title">
      <style:text-properties fo:color="#c9211e" style:font-name="Ubuntu"/>
    </style:style>
    <style:style style:name="P308" style:family="paragraph" style:parent-style-name="Contents_20_1">
      <style:paragraph-properties>
        <style:tab-stops>
          <style:tab-stop style:position="17.59cm" style:type="right" style:leader-style="dotted" style:leader-text="."/>
        </style:tab-stops>
      </style:paragraph-properties>
    </style:style>
    <style:style style:name="P309" style:family="paragraph" style:parent-style-name="Contents_20_2">
      <style:paragraph-properties>
        <style:tab-stops>
          <style:tab-stop style:position="17.09cm" style:type="right" style:leader-style="dotted" style:leader-text="."/>
        </style:tab-stops>
      </style:paragraph-properties>
    </style:style>
    <style:style style:name="P310" style:family="paragraph" style:parent-style-name="Contents_20_3">
      <style:paragraph-properties>
        <style:tab-stops>
          <style:tab-stop style:position="16.591cm" style:type="right" style:leader-style="dotted" style:leader-text="."/>
        </style:tab-stops>
      </style:paragraph-properties>
    </style:style>
    <style:style style:name="P311" style:family="paragraph" style:parent-style-name="Contents_20_4">
      <style:paragraph-properties>
        <style:tab-stops>
          <style:tab-stop style:position="16.092cm" style:type="right" style:leader-style="dotted" style:leader-text="."/>
        </style:tab-stops>
      </style:paragraph-properties>
    </style:style>
    <style:style style:name="P312" style:family="paragraph" style:parent-style-name="Contents_20_5">
      <style:paragraph-properties>
        <style:tab-stops>
          <style:tab-stop style:position="15.593cm" style:type="right" style:leader-style="dotted" style:leader-text="."/>
        </style:tab-stops>
      </style:paragraph-properties>
    </style:style>
    <style:style style:name="P313" style:family="paragraph" style:parent-style-name="Heading_20_1">
      <style:text-properties fo:color="#00a933"/>
    </style:style>
    <style:style style:name="P314" style:family="paragraph" style:parent-style-name="Heading_20_1">
      <style:text-properties fo:color="#00a933" style:font-name="Liberation Sans"/>
    </style:style>
    <style:style style:name="P315" style:family="paragraph" style:parent-style-name="Heading_20_2">
      <style:text-properties fo:color="#2a6099"/>
    </style:style>
    <style:style style:name="P316" style:family="paragraph" style:parent-style-name="Heading_20_2">
      <style:text-properties fo:color="#2a6099" style:font-name="Liberation Sans"/>
    </style:style>
    <style:style style:name="P317" style:family="paragraph" style:parent-style-name="Heading_20_3">
      <style:text-properties fo:color="#2a6099"/>
    </style:style>
    <style:style style:name="P318" style:family="paragraph" style:parent-style-name="Heading_20_3">
      <style:text-properties fo:color="#2a6099" fo:font-size="14.1000003814697pt" fo:font-weight="bold" style:font-size-asian="14.1000003814697pt" style:font-weight-asian="bold" style:font-size-complex="14.1000003814697pt" style:font-weight-complex="bold"/>
    </style:style>
    <style:style style:name="P319" style:family="paragraph" style:parent-style-name="Heading_20_3">
      <style:text-properties style:font-name="Liberation Sans" officeooo:rsid="0ada4a17" officeooo:paragraph-rsid="0ada4a17"/>
    </style:style>
    <style:style style:name="P320" style:family="paragraph" style:parent-style-name="Heading_20_3">
      <style:text-properties style:font-name="Liberation Sans" officeooo:rsid="0adb1364" officeooo:paragraph-rsid="0adb1364"/>
    </style:style>
    <style:style style:name="P321" style:family="paragraph" style:parent-style-name="Heading_20_4">
      <style:text-properties fo:color="#ff8000"/>
    </style:style>
    <style:style style:name="P322" style:family="paragraph" style:parent-style-name="Heading_20_4">
      <style:text-properties fo:color="#ff8000" style:font-name="Ubuntu" fo:font-size="10.5pt" fo:language="fr" fo:country="FR" fo:font-weight="bold" officeooo:paragraph-rsid="0824895e" fo:background-color="transparent" style:font-size-asian="10.5pt" style:font-weight-asian="bold" style:font-size-complex="10.5pt" style:font-weight-complex="bold"/>
    </style:style>
    <style:style style:name="P323" style:family="paragraph" style:parent-style-name="Heading_20_4">
      <style:paragraph-properties fo:text-align="justify" style:justify-single-word="false"/>
      <style:text-properties fo:color="#ff8000"/>
    </style:style>
    <style:style style:name="P324" style:family="paragraph" style:parent-style-name="Heading_20_4">
      <style:text-properties fo:color="#ff8000" officeooo:paragraph-rsid="09aad14f"/>
    </style:style>
    <style:style style:name="P325" style:family="paragraph" style:parent-style-name="Heading_20_4">
      <style:text-properties fo:color="#ff8000" officeooo:paragraph-rsid="07ace8e6"/>
    </style:style>
    <style:style style:name="P326" style:family="paragraph" style:parent-style-name="Heading_20_4">
      <style:text-properties fo:color="#ff8000" officeooo:paragraph-rsid="0652b4be"/>
    </style:style>
    <style:style style:name="P327" style:family="paragraph" style:parent-style-name="Heading_20_4">
      <style:text-properties fo:color="#ff8000" officeooo:paragraph-rsid="07b47831"/>
    </style:style>
    <style:style style:name="P328" style:family="paragraph" style:parent-style-name="Heading_20_4">
      <style:text-properties officeooo:paragraph-rsid="09a764de"/>
    </style:style>
    <style:style style:name="P329" style:family="paragraph" style:parent-style-name="Heading_20_4">
      <style:text-properties officeooo:paragraph-rsid="09a8d7ef"/>
    </style:style>
    <style:style style:name="P330" style:family="paragraph" style:parent-style-name="Heading_20_4">
      <style:text-properties officeooo:paragraph-rsid="07b265cc"/>
    </style:style>
    <style:style style:name="P331" style:family="paragraph" style:parent-style-name="Heading_20_5">
      <style:text-properties fo:color="#55308d"/>
    </style:style>
    <style:style style:name="P332" style:family="paragraph" style:parent-style-name="Heading_20_5">
      <style:text-properties fo:color="#55308d" fo:background-color="transparent"/>
    </style:style>
    <style:style style:name="P333" style:family="paragraph" style:parent-style-name="Heading_20_5">
      <style:text-properties fo:color="#800080"/>
    </style:style>
    <style:style style:name="P334" style:family="paragraph" style:parent-style-name="Heading_20_5">
      <style:text-properties fo:color="#800080" style:font-name="Liberation Sans" fo:font-size="11.8999996185303pt" fo:font-weight="bold" officeooo:rsid="099425d4" officeooo:paragraph-rsid="099425d4" style:font-name-asian="Microsoft YaHei" style:font-size-asian="11.8999996185303pt" style:font-weight-asian="bold" style:font-name-complex="Mangal" style:font-size-complex="11.8999996185303pt" style:font-weight-complex="bold"/>
    </style:style>
    <style:style style:name="P335" style:family="paragraph" style:parent-style-name="Heading_20_5">
      <style:text-properties fo:color="#800080" officeooo:paragraph-rsid="0a878bba"/>
    </style:style>
    <style:style style:name="P336" style:family="paragraph" style:parent-style-name="Heading_20_5">
      <style:text-properties style:font-name="Ubuntu" fo:font-size="10.5pt" fo:language="fr" fo:country="FR" fo:background-color="transparent" style:font-size-asian="10.5pt" style:font-size-complex="10.5pt"/>
    </style:style>
    <style:style style:name="P337" style:family="paragraph" style:parent-style-name="Standard" style:list-style-name="L1">
      <style:text-properties fo:color="#ce181e" style:font-name="Liberation Sans" fo:font-size="10.5pt" fo:language="fr" fo:country="FR" officeooo:rsid="008aeb77" officeooo:paragraph-rsid="008aeb77" fo:background-color="transparent" style:font-size-asian="10.5pt" style:font-size-complex="10.5pt"/>
    </style:style>
    <style:style style:name="P338" style:family="paragraph" style:parent-style-name="Standard" style:list-style-name="L1">
      <style:text-properties fo:color="#00a65d" style:font-name="Liberation Sans" fo:font-size="10.5pt" fo:language="fr" fo:country="FR" officeooo:rsid="008c789a" officeooo:paragraph-rsid="008c789a" fo:background-color="transparent" style:font-size-asian="10.5pt" style:font-size-complex="10.5pt"/>
    </style:style>
    <style:style style:name="P339" style:family="paragraph" style:parent-style-name="Standard">
      <style:paragraph-properties fo:text-align="start" style:justify-single-word="false"/>
      <style:text-properties fo:color="#0066b3" style:font-name="Liberation Sans" fo:font-size="10.5pt" fo:language="fr" fo:country="FR" fo:font-weight="normal" officeooo:rsid="0375e11c" officeooo:paragraph-rsid="0740af2c" fo:background-color="transparent" style:font-size-asian="10.5pt" style:font-weight-asian="normal" style:font-size-complex="10.5pt" style:font-weight-complex="normal"/>
    </style:style>
    <style:style style:name="P340" style:family="paragraph" style:parent-style-name="Standard" style:list-style-name="L1">
      <style:text-properties fo:color="#0066b3" style:font-name="Liberation Sans" fo:font-size="10.5pt" fo:language="fr" fo:country="FR" officeooo:rsid="008c789a" officeooo:paragraph-rsid="008c789a" fo:background-color="transparent" style:font-size-asian="10.5pt" style:font-size-complex="10.5pt"/>
    </style:style>
    <style:style style:name="P341" style:family="paragraph" style:parent-style-name="Standard" style:list-style-name="L1">
      <style:text-properties fo:color="#f58220" style:font-name="Liberation Sans" fo:font-size="10.5pt" fo:language="fr" fo:country="FR" officeooo:rsid="008ce4f7" officeooo:paragraph-rsid="008ce4f7" fo:background-color="transparent" style:font-size-asian="10.5pt" style:font-size-complex="10.5pt"/>
    </style:style>
    <style:style style:name="P342" style:family="paragraph" style:parent-style-name="Standard" style:list-style-name="L1">
      <style:text-properties fo:color="#5c2d91" style:font-name="Liberation Sans" fo:font-size="10.5pt" fo:language="fr" fo:country="FR" officeooo:rsid="008c789a" officeooo:paragraph-rsid="008c789a" fo:background-color="transparent" style:font-size-asian="10.5pt" style:font-size-complex="10.5pt"/>
    </style:style>
    <style:style style:name="P343" style:family="paragraph" style:parent-style-name="Standard" style:list-style-name="L1">
      <style:text-properties fo:color="#a3238e" style:font-name="Liberation Sans" fo:font-size="10.5pt" fo:language="fr" fo:country="FR" officeooo:rsid="008c789a" officeooo:paragraph-rsid="008c789a" fo:background-color="transparent" style:font-size-asian="10.5pt" style:font-size-complex="10.5pt"/>
    </style:style>
    <style:style style:name="P344" style:family="paragraph" style:parent-style-name="Standard" style:list-style-name="L1">
      <style:text-properties fo:color="#666666" style:font-name="Liberation Sans" fo:font-size="10.5pt" fo:language="fr" fo:country="FR" officeooo:rsid="008c789a" officeooo:paragraph-rsid="008c789a" fo:background-color="transparent" style:font-size-asian="10.5pt" style:font-size-complex="10.5pt"/>
    </style:style>
    <style:style style:name="P345" style:family="paragraph" style:parent-style-name="Standard" style:list-style-name="L1">
      <style:text-properties fo:color="#c9211e" style:font-name="Liberation Sans" officeooo:rsid="0a0abb14" officeooo:paragraph-rsid="0a0abb14"/>
    </style:style>
    <style:style style:name="P346" style:family="paragraph" style:parent-style-name="Standard" style:list-style-name="L2">
      <style:text-properties style:font-name="Ubuntu" fo:font-size="10.5pt" fo:language="fr" fo:country="FR" fo:font-weight="bold" fo:background-color="transparent" style:font-size-asian="10.5pt" style:font-weight-asian="bold" style:font-size-complex="10.5pt" style:font-weight-complex="bold"/>
    </style:style>
    <style:style style:name="P347" style:family="paragraph" style:parent-style-name="Standard" style:list-style-name="L2">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48" style:family="paragraph" style:parent-style-name="Standard" style:list-style-name="L10">
      <style:text-properties style:font-name="Ubuntu" fo:font-size="10.5pt" fo:language="fr" fo:country="FR" fo:font-weight="bold" fo:background-color="transparent" style:font-size-asian="10.5pt" style:font-weight-asian="bold" style:font-size-complex="10.5pt" style:font-weight-complex="bold"/>
    </style:style>
    <style:style style:name="P349" style:family="paragraph" style:parent-style-name="Standard" style:list-style-name="L18">
      <style:text-properties style:font-name="Ubuntu" fo:font-size="10.5pt" fo:language="fr" fo:country="FR" fo:font-weight="bold" fo:background-color="transparent" style:font-size-asian="10.5pt" style:font-weight-asian="bold" style:font-size-complex="10.5pt" style:font-weight-complex="bold"/>
    </style:style>
    <style:style style:name="P350" style:family="paragraph" style:parent-style-name="Standard" style:list-style-name="L2">
      <style:text-properties style:font-name="Ubuntu" fo:font-size="10.5pt" fo:language="fr" fo:country="FR" fo:background-color="transparent" style:font-size-asian="10.5pt" style:font-size-complex="10.5pt"/>
    </style:style>
    <style:style style:name="P351" style:family="paragraph" style:parent-style-name="Standard" style:list-style-name="L2">
      <style:text-properties style:font-name="Ubuntu" fo:font-size="10.5pt" fo:language="fr" fo:country="FR" officeooo:paragraph-rsid="004ba1d3" fo:background-color="transparent" style:font-size-asian="10.5pt" style:font-size-complex="10.5pt"/>
    </style:style>
    <style:style style:name="P352" style:family="paragraph" style:parent-style-name="Standard" style:list-style-name="L5">
      <style:text-properties style:font-name="Ubuntu" fo:font-size="10.5pt" fo:language="fr" fo:country="FR" fo:background-color="transparent" style:font-size-asian="10.5pt" style:font-size-complex="10.5pt"/>
    </style:style>
    <style:style style:name="P353" style:family="paragraph" style:parent-style-name="Standard" style:list-style-name="L8">
      <style:text-properties style:font-name="Ubuntu" fo:font-size="10.5pt" fo:language="fr" fo:country="FR" officeooo:paragraph-rsid="0b300de1" fo:background-color="transparent" style:font-size-asian="10.5pt" style:font-size-complex="10.5pt"/>
    </style:style>
    <style:style style:name="P354" style:family="paragraph" style:parent-style-name="Standard" style:list-style-name="L10">
      <style:text-properties style:font-name="Ubuntu" fo:font-size="10.5pt" fo:language="fr" fo:country="FR" fo:background-color="transparent" style:font-size-asian="10.5pt" style:font-size-complex="10.5pt"/>
    </style:style>
    <style:style style:name="P355" style:family="paragraph" style:parent-style-name="Standard" style:list-style-name="L11">
      <style:text-properties style:font-name="Ubuntu" fo:font-size="10.5pt" fo:language="fr" fo:country="FR" officeooo:paragraph-rsid="07fc2b3a" fo:background-color="transparent" style:font-size-asian="10.5pt" style:font-size-complex="10.5pt"/>
    </style:style>
    <style:style style:name="P356" style:family="paragraph" style:parent-style-name="Standard" style:list-style-name="L12">
      <style:text-properties style:font-name="Ubuntu" fo:font-size="10.5pt" fo:language="fr" fo:country="FR" fo:background-color="transparent" style:font-size-asian="10.5pt" style:font-size-complex="10.5pt"/>
    </style:style>
    <style:style style:name="P357" style:family="paragraph" style:parent-style-name="Standard" style:list-style-name="L13">
      <style:text-properties style:font-name="Ubuntu" fo:font-size="10.5pt" fo:language="fr" fo:country="FR" fo:background-color="transparent" style:font-size-asian="10.5pt" style:font-size-complex="10.5pt"/>
    </style:style>
    <style:style style:name="P358" style:family="paragraph" style:parent-style-name="Standard" style:list-style-name="L16">
      <style:text-properties style:font-name="Ubuntu" fo:font-size="10.5pt" fo:language="fr" fo:country="FR" officeooo:paragraph-rsid="0a878bba" fo:background-color="transparent" style:font-size-asian="10.5pt" style:font-size-complex="10.5pt"/>
    </style:style>
    <style:style style:name="P359" style:family="paragraph" style:parent-style-name="Standard" style:list-style-name="L17">
      <style:text-properties style:font-name="Ubuntu" fo:font-size="10.5pt" fo:language="fr" fo:country="FR" fo:background-color="transparent" style:font-size-asian="10.5pt" style:font-size-complex="10.5pt"/>
    </style:style>
    <style:style style:name="P360" style:family="paragraph" style:parent-style-name="Standard" style:list-style-name="L18">
      <style:text-properties style:font-name="Ubuntu" fo:font-size="10.5pt" fo:language="fr" fo:country="FR" fo:background-color="transparent" style:font-size-asian="10.5pt" style:font-size-complex="10.5pt"/>
    </style:style>
    <style:style style:name="P361" style:family="paragraph" style:parent-style-name="Standard" style:list-style-name="L20">
      <style:text-properties style:font-name="Ubuntu" fo:font-size="10.5pt" fo:language="fr" fo:country="FR" fo:background-color="transparent" style:font-size-asian="10.5pt" style:font-size-complex="10.5pt"/>
    </style:style>
    <style:style style:name="P362" style:family="paragraph" style:parent-style-name="Standard" style:list-style-name="L21">
      <style:text-properties style:font-name="Ubuntu" fo:font-size="10.5pt" fo:language="fr" fo:country="FR" officeooo:paragraph-rsid="02a197b3" fo:background-color="transparent" style:font-size-asian="10.5pt" style:font-size-complex="10.5pt"/>
    </style:style>
    <style:style style:name="P363" style:family="paragraph" style:parent-style-name="Standard" style:list-style-name="L21">
      <style:text-properties style:font-name="Ubuntu" fo:font-size="10.5pt" fo:language="fr" fo:country="FR" officeooo:paragraph-rsid="02a77659" fo:background-color="transparent" style:font-size-asian="10.5pt" style:font-size-complex="10.5pt"/>
    </style:style>
    <style:style style:name="P364" style:family="paragraph" style:parent-style-name="Standard" style:list-style-name="L22">
      <style:text-properties style:font-name="Ubuntu" fo:font-size="10.5pt" fo:language="fr" fo:country="FR" officeooo:rsid="05ab8ba1" officeooo:paragraph-rsid="05ab8ba1" fo:background-color="transparent" style:font-size-asian="10.5pt" style:font-size-complex="10.5pt"/>
    </style:style>
    <style:style style:name="P365" style:family="paragraph" style:parent-style-name="Standard" style:list-style-name="L22">
      <style:text-properties style:font-name="Ubuntu" fo:font-size="10.5pt" fo:language="fr" fo:country="FR" officeooo:rsid="05acb3ac" officeooo:paragraph-rsid="05acb3ac" fo:background-color="transparent" style:font-size-asian="10.5pt" style:font-size-complex="10.5pt"/>
    </style:style>
    <style:style style:name="P366" style:family="paragraph" style:parent-style-name="Standard" style:list-style-name="L3">
      <style:paragraph-properties fo:text-align="start" style:justify-single-word="false"/>
      <style:text-properties style:font-name="Ubuntu" fo:font-size="10.5pt" fo:language="fr" fo:country="FR" fo:font-weight="normal" officeooo:rsid="065130a0" officeooo:paragraph-rsid="0be1c1b0" fo:background-color="transparent" style:font-size-asian="10.5pt" style:font-weight-asian="normal" style:font-size-complex="10.5pt" style:font-weight-complex="normal"/>
    </style:style>
    <style:style style:name="P367" style:family="paragraph" style:parent-style-name="Standard" style:list-style-name="L3">
      <style:paragraph-properties fo:text-align="start" style:justify-single-word="false"/>
      <style:text-properties style:font-name="Ubuntu" fo:font-size="10.5pt" fo:language="fr" fo:country="FR" fo:font-weight="normal" officeooo:rsid="0be37c04" officeooo:paragraph-rsid="0be37c04" fo:background-color="transparent" style:font-size-asian="10.5pt" style:font-weight-asian="normal" style:font-size-complex="10.5pt" style:font-weight-complex="normal"/>
    </style:style>
    <style:style style:name="P368" style:family="paragraph" style:parent-style-name="Standard" style:list-style-name="L4">
      <style:paragraph-properties fo:text-align="start" style:justify-single-word="false"/>
      <style:text-properties style:font-name="Ubuntu" fo:font-size="10.5pt" fo:language="fr" fo:country="FR" fo:font-weight="normal" officeooo:rsid="0be37c04" officeooo:paragraph-rsid="0be8bfb8" fo:background-color="transparent" style:font-size-asian="10.5pt" style:font-weight-asian="normal" style:font-size-complex="10.5pt" style:font-weight-complex="normal"/>
    </style:style>
    <style:style style:name="P369" style:family="paragraph" style:parent-style-name="Standard" style:list-style-name="L11">
      <style:text-properties style:font-name="Ubuntu" fo:font-size="10.5pt" fo:language="fr" fo:country="FR" officeooo:paragraph-rsid="07fc2b3a" style:font-size-asian="10.5pt" style:font-size-complex="10.5pt"/>
    </style:style>
    <style:style style:name="P370" style:family="paragraph" style:parent-style-name="Standard" style:list-style-name="L16">
      <style:text-properties style:font-name="Ubuntu" fo:font-size="10.5pt" fo:language="fr" fo:country="FR" officeooo:paragraph-rsid="0a878bba" style:font-size-asian="10.5pt" style:font-size-complex="10.5pt"/>
    </style:style>
    <style:style style:name="P371" style:family="paragraph" style:parent-style-name="Standard" style:list-style-name="L19">
      <style:text-properties style:font-name="Ubuntu" fo:font-size="10.5pt" fo:language="fr" fo:country="FR" officeooo:paragraph-rsid="0a5dfd0d" style:font-size-asian="10.5pt" style:font-size-complex="10.5pt"/>
    </style:style>
    <style:style style:name="P372" style:family="paragraph" style:parent-style-name="Standard" style:list-style-name="L10">
      <style:text-properties style:font-name="Ubuntu" fo:language="fr" fo:country="FR"/>
    </style:style>
    <style:style style:name="P373" style:family="paragraph" style:parent-style-name="Standard" style:list-style-name="L17">
      <style:text-properties style:font-name="Ubuntu" fo:language="fr" fo:country="FR" officeooo:paragraph-rsid="029b41c4"/>
    </style:style>
    <style:style style:name="P374" style:family="paragraph" style:parent-style-name="Standard" style:list-style-name="L17">
      <style:text-properties style:font-name="Ubuntu" fo:language="fr" fo:country="FR" officeooo:paragraph-rsid="05cdcbf2"/>
    </style:style>
    <style:style style:name="P375" style:family="paragraph" style:parent-style-name="Standard" style:list-style-name="L17">
      <style:text-properties style:font-name="Ubuntu" fo:language="fr" fo:country="FR" officeooo:paragraph-rsid="04ee8a1f"/>
    </style:style>
    <style:style style:name="P376" style:family="paragraph" style:parent-style-name="Standard" style:list-style-name="L18">
      <style:text-properties style:font-name="Ubuntu" fo:language="fr" fo:country="FR"/>
    </style:style>
    <style:style style:name="P377" style:family="paragraph" style:parent-style-name="Standard" style:list-style-name="L17">
      <style:text-properties style:font-name="Ubuntu" officeooo:paragraph-rsid="03df32c8"/>
    </style:style>
    <style:style style:name="P378" style:family="paragraph" style:parent-style-name="Standard" style:list-style-name="L17">
      <style:text-properties style:font-name="Ubuntu" officeooo:paragraph-rsid="03dfadf4"/>
    </style:style>
    <style:style style:name="P379" style:family="paragraph" style:parent-style-name="Standard" style:list-style-name="L17">
      <style:text-properties style:font-name="Ubuntu" officeooo:paragraph-rsid="03e2287d"/>
    </style:style>
    <style:style style:name="P380" style:family="paragraph" style:parent-style-name="Standard" style:list-style-name="L22">
      <style:text-properties style:font-name="Ubuntu"/>
    </style:style>
    <style:style style:name="P381" style:family="paragraph" style:parent-style-name="Standard" style:list-style-name="L22">
      <style:text-properties style:font-name="Ubuntu" officeooo:rsid="05956967" officeooo:paragraph-rsid="05956967"/>
    </style:style>
    <style:style style:name="P382" style:family="paragraph" style:parent-style-name="Standard" style:list-style-name="L22">
      <style:text-properties style:font-name="Ubuntu" officeooo:rsid="05ab65c0" officeooo:paragraph-rsid="05ab65c0"/>
    </style:style>
    <style:style style:name="P383" style:family="paragraph" style:parent-style-name="Standard" style:list-style-name="L22">
      <style:text-properties style:font-name="Ubuntu" officeooo:rsid="05ad816c" officeooo:paragraph-rsid="05ad816c"/>
    </style:style>
    <style:style style:name="P384" style:family="paragraph" style:parent-style-name="Standard" style:list-style-name="L3">
      <style:paragraph-properties fo:text-align="start" style:justify-single-word="false"/>
      <style:text-properties officeooo:rsid="0be1c1b0" officeooo:paragraph-rsid="0be1c1b0"/>
    </style:style>
    <style:style style:name="P385" style:family="paragraph" style:parent-style-name="Standard" style:list-style-name="L4">
      <style:paragraph-properties fo:text-align="start" style:justify-single-word="false"/>
      <style:text-properties officeooo:rsid="0be1c1b0" officeooo:paragraph-rsid="0be8bfb8"/>
    </style:style>
    <style:style style:name="P386" style:family="paragraph" style:parent-style-name="Standard" style:list-style-name="L4">
      <style:paragraph-properties fo:text-align="start" style:justify-single-word="false"/>
      <style:text-properties officeooo:paragraph-rsid="0be5f2b9"/>
    </style:style>
    <style:style style:name="P387" style:family="paragraph" style:parent-style-name="Standard" style:list-style-name="L15">
      <style:paragraph-properties fo:text-align="start" style:justify-single-word="false"/>
      <style:text-properties officeooo:paragraph-rsid="09cc0c30"/>
    </style:style>
    <style:style style:name="P388" style:family="paragraph" style:parent-style-name="Standard" style:list-style-name="L6">
      <style:text-properties officeooo:paragraph-rsid="0b37a2b0"/>
    </style:style>
    <style:style style:name="P389" style:family="paragraph" style:parent-style-name="Standard" style:list-style-name="L6">
      <style:text-properties officeooo:paragraph-rsid="0b33e624"/>
    </style:style>
    <style:style style:name="P390" style:family="paragraph" style:parent-style-name="Standard" style:list-style-name="L6">
      <style:text-properties officeooo:rsid="0b42d427" officeooo:paragraph-rsid="0b42d427"/>
    </style:style>
    <style:style style:name="P391" style:family="paragraph" style:parent-style-name="Standard" style:list-style-name="L6">
      <style:text-properties officeooo:rsid="0b3c2156" officeooo:paragraph-rsid="0b3c2156"/>
    </style:style>
    <style:style style:name="P392" style:family="paragraph" style:parent-style-name="Standard" style:list-style-name="L7">
      <style:text-properties officeooo:paragraph-rsid="0b588e4f"/>
    </style:style>
    <style:style style:name="P393" style:family="paragraph" style:parent-style-name="Standard" style:list-style-name="L7">
      <style:text-properties officeooo:paragraph-rsid="0b527ea1"/>
    </style:style>
    <style:style style:name="P394" style:family="paragraph" style:parent-style-name="Standard" style:list-style-name="L7">
      <style:text-properties style:use-window-font-color="true" officeooo:rsid="0b5b2982" officeooo:paragraph-rsid="0b5b2982" fo:background-color="transparent"/>
    </style:style>
    <style:style style:name="P395" style:family="paragraph" style:parent-style-name="Standard" style:list-style-name="L7">
      <style:text-properties officeooo:rsid="0b545370" officeooo:paragraph-rsid="0b545370"/>
    </style:style>
    <style:style style:name="P396" style:family="paragraph" style:parent-style-name="Standard" style:list-style-name="L8">
      <style:text-properties officeooo:paragraph-rsid="0b300de1"/>
    </style:style>
    <style:style style:name="P397" style:family="paragraph" style:parent-style-name="Standard" style:list-style-name="L9">
      <style:text-properties officeooo:paragraph-rsid="0686aca0"/>
    </style:style>
    <style:style style:name="P398" style:family="paragraph" style:parent-style-name="Standard" style:list-style-name="L11">
      <style:text-properties officeooo:paragraph-rsid="07fc2b3a"/>
    </style:style>
    <style:style style:name="P399" style:family="paragraph" style:parent-style-name="Standard" style:list-style-name="L12"/>
    <style:style style:name="P400" style:family="paragraph" style:parent-style-name="Standard" style:list-style-name="L14">
      <style:text-properties officeooo:rsid="09988ba1" officeooo:paragraph-rsid="09988ba1"/>
    </style:style>
    <style:style style:name="P401" style:family="paragraph" style:parent-style-name="Standard" style:list-style-name="L14">
      <style:text-properties officeooo:rsid="099be7fe" officeooo:paragraph-rsid="099be7fe"/>
    </style:style>
    <style:style style:name="P402" style:family="paragraph" style:parent-style-name="Standard" style:list-style-name="L14">
      <style:text-properties officeooo:rsid="09a192bd" officeooo:paragraph-rsid="09a192bd"/>
    </style:style>
    <style:style style:name="P403" style:family="paragraph" style:parent-style-name="Standard" style:list-style-name="L19">
      <style:text-properties officeooo:paragraph-rsid="0a5dfd0d"/>
    </style:style>
    <style:style style:name="P404" style:family="paragraph" style:parent-style-name="Standard" style:list-style-name="L19">
      <style:text-properties officeooo:paragraph-rsid="02913a18"/>
    </style:style>
    <style:style style:name="P405" style:family="paragraph" style:parent-style-name="Standard">
      <style:text-properties style:font-name="Liberation Sans" fo:font-size="10.5pt" fo:language="fr" fo:country="FR" officeooo:paragraph-rsid="001304f3" fo:background-color="transparent" style:font-size-asian="10.5pt" style:font-size-complex="10.5pt"/>
    </style:style>
    <style:style style:name="P406" style:family="paragraph" style:parent-style-name="Standard">
      <style:text-properties style:font-name="Liberation Sans" fo:font-size="10.5pt" fo:language="fr" fo:country="FR" officeooo:rsid="08687824" officeooo:paragraph-rsid="08687824" fo:background-color="transparent" style:font-size-asian="10.5pt" style:font-size-complex="10.5pt"/>
    </style:style>
    <style:style style:name="P407" style:family="paragraph" style:parent-style-name="Standard">
      <style:text-properties style:font-name="Liberation Sans" fo:font-size="10.5pt" fo:language="fr" fo:country="FR" officeooo:paragraph-rsid="073500ae" fo:background-color="transparent" style:font-size-asian="10.5pt" style:font-size-complex="10.5pt"/>
    </style:style>
    <style:style style:name="P408" style:family="paragraph" style:parent-style-name="Standard">
      <style:text-properties style:font-name="Liberation Sans" fo:font-size="10.5pt" fo:language="fr" fo:country="FR" fo:font-weight="bold" officeooo:rsid="008964ea" officeooo:paragraph-rsid="008964ea" fo:background-color="transparent" style:font-size-asian="10.5pt" style:font-weight-asian="bold" style:font-size-complex="10.5pt" style:font-weight-complex="bold"/>
    </style:style>
    <style:style style:name="P409" style:family="paragraph" style:parent-style-name="Standard" style:list-style-name="L1">
      <style:text-properties style:font-name="Liberation Sans" officeooo:paragraph-rsid="030f2e37"/>
    </style:style>
    <style:style style:name="P410" style:family="paragraph" style:parent-style-name="Standard">
      <style:text-properties style:font-name="Liberation Sans" fo:font-size="11pt" fo:language="fr" fo:country="FR" fo:background-color="transparent" style:font-size-asian="11pt" style:font-size-complex="11pt"/>
    </style:style>
    <style:style style:name="P411" style:family="paragraph" style:parent-style-name="Standard">
      <style:text-properties style:font-name="Liberation Sans" fo:font-size="11pt" fo:language="fr" fo:country="FR" officeooo:paragraph-rsid="0b8fa4e8" fo:background-color="transparent" style:font-size-asian="11pt" style:font-size-complex="11pt"/>
    </style:style>
    <style:style style:name="P412" style:family="paragraph" style:parent-style-name="Standard">
      <style:text-properties style:font-name="Liberation Sans" fo:font-size="11pt" fo:language="fr" fo:country="FR" officeooo:paragraph-rsid="001a21f5" fo:background-color="transparent" style:font-size-asian="11pt" style:font-size-complex="11pt"/>
    </style:style>
    <style:style style:name="P413" style:family="paragraph" style:parent-style-name="Standard">
      <style:text-properties style:font-name="Liberation Sans" fo:font-size="11pt" fo:language="fr" fo:country="FR" officeooo:paragraph-rsid="0b9666bd" fo:background-color="transparent" style:font-size-asian="11pt" style:font-size-complex="11pt"/>
    </style:style>
    <style:style style:name="P414" style:family="paragraph" style:parent-style-name="Standard">
      <style:text-properties style:font-name="Liberation Sans" fo:font-size="11pt" fo:language="fr" fo:country="FR" officeooo:paragraph-rsid="0ba74536" fo:background-color="transparent" style:font-size-asian="11pt" style:font-size-complex="11pt"/>
    </style:style>
    <style:style style:name="P415" style:family="paragraph" style:parent-style-name="Standard">
      <style:text-properties style:font-name="Liberation Sans" fo:font-size="11pt" fo:language="fr" fo:country="FR" officeooo:paragraph-rsid="001d7d5e" fo:background-color="transparent" style:font-size-asian="11pt" style:font-size-complex="11pt"/>
    </style:style>
    <style:style style:name="P416" style:family="paragraph" style:parent-style-name="Standard">
      <style:text-properties style:font-name="Liberation Sans" fo:font-size="11pt" fo:language="fr" fo:country="FR" officeooo:paragraph-rsid="001f5850" fo:background-color="transparent" style:font-size-asian="11pt" style:font-size-complex="11pt"/>
    </style:style>
    <style:style style:name="P417" style:family="paragraph" style:parent-style-name="Standard">
      <style:text-properties style:font-name="Liberation Sans" fo:font-size="11pt" fo:language="fr" fo:country="FR" officeooo:paragraph-rsid="00209450" fo:background-color="transparent" style:font-size-asian="11pt" style:font-size-complex="11pt"/>
    </style:style>
    <style:style style:name="P418" style:family="paragraph" style:parent-style-name="Standard">
      <style:text-properties style:font-name="Liberation Sans" fo:font-size="11pt" fo:language="fr" fo:country="FR" officeooo:rsid="073500ae" officeooo:paragraph-rsid="0bc2cce1" fo:background-color="transparent" style:font-size-asian="11pt" style:font-size-complex="11pt"/>
    </style:style>
    <style:style style:name="P419" style:family="paragraph" style:parent-style-name="Standard">
      <style:text-properties style:font-name="Liberation Sans" fo:font-size="11pt" fo:language="fr" fo:country="FR" officeooo:rsid="073500ae" officeooo:paragraph-rsid="0ad8b348" fo:background-color="transparent" style:font-size-asian="11pt" style:font-size-complex="11pt"/>
    </style:style>
    <style:style style:name="P420" style:family="paragraph" style:parent-style-name="Standard">
      <style:text-properties style:font-name="Liberation Sans" fo:font-size="11pt" fo:language="fr" fo:country="FR" officeooo:rsid="0441c328" officeooo:paragraph-rsid="0b7df4f9" fo:background-color="transparent" style:font-size-asian="11pt" style:font-size-complex="11pt"/>
    </style:style>
    <style:style style:name="P421" style:family="paragraph" style:parent-style-name="Standard">
      <style:text-properties style:font-name="Liberation Sans" fo:font-size="11pt" fo:language="fr" fo:country="FR" officeooo:paragraph-rsid="080da98a" fo:background-color="transparent" style:font-size-asian="11pt" style:font-size-complex="11pt"/>
    </style:style>
    <style:style style:name="P422" style:family="paragraph" style:parent-style-name="Standard">
      <style:text-properties style:font-name="Liberation Sans" fo:font-size="11pt" fo:language="fr" fo:country="FR" officeooo:paragraph-rsid="0bc56975" fo:background-color="transparent" style:font-size-asian="11pt" style:font-size-complex="11pt"/>
    </style:style>
    <style:style style:name="P423" style:family="paragraph" style:parent-style-name="Standard">
      <style:text-properties style:font-name="Liberation Sans" fo:font-size="11pt" fo:language="fr" fo:country="FR" officeooo:paragraph-rsid="0bc72bee" fo:background-color="transparent" style:font-size-asian="11pt" style:font-size-complex="11pt"/>
    </style:style>
    <style:style style:name="P424" style:family="paragraph" style:parent-style-name="Standard">
      <style:text-properties style:font-name="Liberation Sans" fo:font-size="11pt" fo:language="fr" fo:country="FR" officeooo:paragraph-rsid="0bca9b77" fo:background-color="transparent" style:font-size-asian="11pt" style:font-size-complex="11pt"/>
    </style:style>
    <style:style style:name="P425" style:family="paragraph" style:parent-style-name="Standard">
      <style:text-properties style:font-name="Liberation Sans" fo:font-size="11pt" fo:language="fr" fo:country="FR" fo:font-weight="bold" officeooo:paragraph-rsid="0bc3a88b" fo:background-color="transparent" style:font-size-asian="11pt" style:font-weight-asian="bold" style:font-size-complex="11pt" style:font-weight-complex="bold"/>
    </style:style>
    <style:style style:name="P426" style:family="paragraph" style:parent-style-name="Standard">
      <style:text-properties style:font-name="Liberation Sans" fo:font-size="11pt" fo:language="fr" fo:country="FR" fo:font-weight="bold" officeooo:rsid="07344ac5" officeooo:paragraph-rsid="07344ac5" fo:background-color="transparent" style:font-size-asian="11pt" style:font-weight-asian="bold" style:font-size-complex="11pt" style:font-weight-complex="bold"/>
    </style:style>
    <style:style style:name="P427" style:family="paragraph" style:parent-style-name="Standard">
      <style:text-properties style:font-name="Liberation Sans" fo:font-size="11pt" fo:language="fr" fo:country="FR" fo:font-weight="normal" officeooo:rsid="0ac7752a" officeooo:paragraph-rsid="0ad8b348" fo:background-color="transparent" style:font-size-asian="11pt" style:font-weight-asian="normal" style:font-size-complex="11pt" style:font-weight-complex="normal"/>
    </style:style>
    <style:style style:name="P428" style:family="paragraph" style:parent-style-name="Standard">
      <style:text-properties style:font-name="Liberation Sans" fo:font-size="11pt" style:font-size-asian="11pt" style:font-size-complex="11pt"/>
    </style:style>
    <style:style style:name="P429" style:family="paragraph" style:parent-style-name="Standard">
      <style:text-properties style:font-name="Liberation Sans" fo:font-size="11pt" officeooo:rsid="0ba411db" officeooo:paragraph-rsid="0ba411db" style:font-size-asian="11pt" style:font-size-complex="11pt"/>
    </style:style>
    <style:style style:name="P430" style:family="paragraph" style:parent-style-name="Standard">
      <style:text-properties style:font-name="Liberation Sans" fo:font-size="11pt" officeooo:paragraph-rsid="0bb2a68d" style:font-size-asian="11pt" style:font-size-complex="11pt"/>
    </style:style>
    <style:style style:name="P431" style:family="paragraph" style:parent-style-name="Standard">
      <style:text-properties style:font-name="Liberation Sans" fo:font-size="11pt" officeooo:paragraph-rsid="001a21f5" style:font-size-asian="11pt" style:font-size-complex="11pt"/>
    </style:style>
    <style:style style:name="P432" style:family="paragraph" style:parent-style-name="Standard">
      <style:text-properties style:font-name="Liberation Sans" fo:font-size="11pt" officeooo:paragraph-rsid="0b9666bd" style:font-size-asian="11pt" style:font-size-complex="11pt"/>
    </style:style>
    <style:style style:name="P433" style:family="paragraph" style:parent-style-name="Standard">
      <style:text-properties style:font-name="Liberation Sans" fo:font-size="11pt" officeooo:paragraph-rsid="0801713e" style:font-size-asian="11pt" style:font-size-complex="11pt"/>
    </style:style>
    <style:style style:name="P434" style:family="paragraph" style:parent-style-name="Standard">
      <style:text-properties style:font-name="Liberation Sans" fo:font-size="11pt" officeooo:paragraph-rsid="080469e8" style:font-size-asian="11pt" style:font-size-complex="11pt"/>
    </style:style>
    <style:style style:name="P435" style:family="paragraph" style:parent-style-name="Standard">
      <style:text-properties style:font-name="Liberation Sans" fo:font-size="11pt" officeooo:paragraph-rsid="0732152a" style:font-size-asian="11pt" style:font-size-complex="11pt"/>
    </style:style>
    <style:style style:name="P436" style:family="paragraph" style:parent-style-name="Standard">
      <style:text-properties style:font-name="Liberation Sans" fo:font-size="11pt" officeooo:paragraph-rsid="0c078bdf" style:font-size-asian="11pt" style:font-size-complex="11pt"/>
    </style:style>
    <style:style style:name="P437" style:family="paragraph" style:parent-style-name="Standard">
      <style:text-properties style:font-name="Liberation Sans" fo:font-size="11pt" officeooo:paragraph-rsid="0b7df4f9" style:font-size-asian="11pt" style:font-size-complex="11pt"/>
    </style:style>
    <style:style style:name="P43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0.5pt" fo:language="fr" fo:country="FR" officeooo:rsid="001304f3" fo:background-color="transparent" style:font-size-asian="10.5pt" style:font-size-complex="10.5pt"/>
    </style:style>
    <style:style style:name="P43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ans" fo:font-size="10.5pt" fo:language="fr" fo:country="FR" officeooo:rsid="001304f3" officeooo:paragraph-rsid="08687824"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2fe3461" style:font-weight-asian="bold" style:font-weight-complex="bold"/>
    </style:style>
    <style:style style:name="T3" style:family="text">
      <style:text-properties fo:font-weight="bold" officeooo:rsid="03197071" style:font-weight-asian="bold" style:font-weight-complex="bold"/>
    </style:style>
    <style:style style:name="T4" style:family="text">
      <style:text-properties fo:font-weight="bold" officeooo:rsid="06665a37" style:font-weight-asian="bold" style:font-weight-complex="bold"/>
    </style:style>
    <style:style style:name="T5" style:family="text">
      <style:text-properties fo:font-weight="bold" officeooo:rsid="06b9cb82" style:font-weight-asian="bold" style:font-weight-complex="bold"/>
    </style:style>
    <style:style style:name="T6" style:family="text">
      <style:text-properties fo:font-weight="bold" officeooo:rsid="06e540a8" style:font-weight-asian="bold" style:font-weight-complex="bold"/>
    </style:style>
    <style:style style:name="T7" style:family="text">
      <style:text-properties fo:color="#f58220" fo:font-weight="bold" style:font-weight-asian="bold" style:font-weight-complex="bold"/>
    </style:style>
    <style:style style:name="T8" style:family="text">
      <style:text-properties fo:color="#f58220" fo:font-weight="bold" officeooo:rsid="03c36296" style:font-weight-asian="bold" style:font-weight-complex="bold"/>
    </style:style>
    <style:style style:name="T9" style:family="text">
      <style:text-properties fo:color="#f58220" fo:font-weight="bold" officeooo:rsid="06a12266" style:font-weight-asian="bold" style:font-weight-complex="bold"/>
    </style:style>
    <style:style style:name="T10" style:family="text">
      <style:text-properties fo:color="#f58220" fo:font-weight="bold" officeooo:rsid="07ca3b9f" style:font-weight-asian="bold" style:font-weight-complex="bold"/>
    </style:style>
    <style:style style:name="T11" style:family="text">
      <style:text-properties fo:color="#f58220" fo:font-weight="bold" officeooo:rsid="07d03e3e" style:font-weight-asian="bold" style:font-weight-complex="bold"/>
    </style:style>
    <style:style style:name="T12" style:family="text">
      <style:text-properties fo:color="#f58220" fo:font-weight="bold" officeooo:rsid="07d098c9" style:font-weight-asian="bold" style:font-weight-complex="bold"/>
    </style:style>
    <style:style style:name="T13" style:family="text">
      <style:text-properties fo:color="#f58220" fo:font-weight="bold" officeooo:rsid="07d54aa7" style:font-weight-asian="bold" style:font-weight-complex="bold"/>
    </style:style>
    <style:style style:name="T14" style:family="text">
      <style:text-properties fo:color="#f58220" fo:font-weight="bold" officeooo:rsid="07f405e4" style:font-weight-asian="bold" style:font-weight-complex="bold"/>
    </style:style>
    <style:style style:name="T15" style:family="text">
      <style:text-properties fo:color="#f58220" fo:font-weight="bold" officeooo:rsid="089a8eaf" style:font-weight-asian="bold" style:font-weight-complex="bold"/>
    </style:style>
    <style:style style:name="T16" style:family="text">
      <style:text-properties fo:color="#f58220" fo:font-weight="bold" officeooo:rsid="0ab00468" style:font-weight-asian="bold" style:font-weight-complex="bold"/>
    </style:style>
    <style:style style:name="T17" style:family="text">
      <style:text-properties fo:color="#f58220" fo:font-weight="bold" officeooo:rsid="0ab2fbc3" style:font-weight-asian="bold" style:font-weight-complex="bold"/>
    </style:style>
    <style:style style:name="T18" style:family="text">
      <style:text-properties fo:color="#f58220" fo:font-weight="bold" officeooo:rsid="0ab5000e" style:font-weight-asian="bold" style:font-weight-complex="bold"/>
    </style:style>
    <style:style style:name="T19" style:family="text">
      <style:text-properties fo:color="#f58220" fo:font-weight="bold" officeooo:rsid="0ab78ddd" style:font-weight-asian="bold" style:font-weight-complex="bold"/>
    </style:style>
    <style:style style:name="T20" style:family="text">
      <style:text-properties fo:color="#f58220" fo:font-weight="bold" officeooo:rsid="0ad1223c" style:font-weight-asian="bold" style:font-weight-complex="bold"/>
    </style:style>
    <style:style style:name="T21" style:family="text">
      <style:text-properties fo:color="#f58220" fo:font-size="10.5pt" fo:font-weight="bold" fo:background-color="transparent" loext:char-shading-value="0" style:font-size-asian="10.5pt" style:font-weight-asian="bold" style:font-size-complex="10.5pt" style:font-weight-complex="bold"/>
    </style:style>
    <style:style style:name="T22"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3"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7cc8e93"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7d2d420"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7d714f2"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7d80149"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7e08a29"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7e1e60f"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7e41085"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7e6aa44"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7e7ad87"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7ea021b" fo:background-color="transparent" loext:char-shading-value="0" style:font-size-asian="10.5pt" style:font-weight-asian="bold" style:font-size-complex="10.5pt" style:font-weight-complex="bold"/>
    </style:style>
    <style:style style:name="T36" style:family="text">
      <style:text-properties fo:color="#f58220" fo:font-size="10.5pt" fo:language="fr" fo:country="FR" fo:background-color="transparent" loext:char-shading-value="0" style:font-size-asian="10.5pt" style:font-size-complex="10.5pt"/>
    </style:style>
    <style:style style:name="T37"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38"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39" style:family="text">
      <style:text-properties fo:color="#f58220" style:font-name="Ubuntu" fo:font-size="10.5pt" fo:language="fr" fo:country="FR" fo:font-weight="bold" officeooo:rsid="08a0afca" fo:background-color="transparent" loext:char-shading-value="0" style:font-size-asian="10.5pt" style:font-weight-asian="bold" style:font-size-complex="10.5pt" style:font-weight-complex="bold"/>
    </style:style>
    <style:style style:name="T40" style:family="text">
      <style:text-properties fo:color="#f58220" style:font-name="Ubuntu" fo:font-size="10.5pt" fo:language="fr" fo:country="FR" fo:font-weight="bold" officeooo:rsid="0540b68e" fo:background-color="transparent" loext:char-shading-value="0" style:font-size-asian="10.5pt" style:font-weight-asian="bold" style:font-size-complex="10.5pt" style:font-weight-complex="bold"/>
    </style:style>
    <style:style style:name="T41" style:family="text">
      <style:text-properties fo:color="#f58220" style:font-name="Ubuntu" fo:font-size="10.5pt" fo:language="fr" fo:country="FR" fo:font-weight="bold" officeooo:rsid="08a1abd6" fo:background-color="transparent" loext:char-shading-value="0" style:font-size-asian="10.5pt" style:font-weight-asian="bold" style:font-size-complex="10.5pt" style:font-weight-complex="bold"/>
    </style:style>
    <style:style style:name="T42" style:family="text">
      <style:text-properties fo:color="#f58220" style:font-name="Ubuntu" fo:font-size="10.5pt" fo:language="fr" fo:country="FR" fo:font-weight="bold" officeooo:rsid="089f329a" fo:background-color="transparent" loext:char-shading-value="0" style:font-size-asian="10.5pt" style:font-weight-asian="bold" style:font-size-complex="10.5pt" style:font-weight-complex="bold"/>
    </style:style>
    <style:style style:name="T43" style:family="text">
      <style:text-properties fo:color="#f58220" style:font-name="Ubuntu" fo:font-size="10.5pt" fo:language="fr" fo:country="FR" fo:font-weight="bold" officeooo:rsid="07cdf287" fo:background-color="transparent" loext:char-shading-value="0" style:font-size-asian="10.5pt" style:font-weight-asian="bold" style:font-size-complex="10.5pt" style:font-weight-complex="bold"/>
    </style:style>
    <style:style style:name="T44" style:family="text">
      <style:text-properties fo:color="#f58220" style:font-name="Ubuntu" fo:font-size="10.5pt" fo:language="fr" fo:country="FR" fo:font-weight="bold" officeooo:rsid="0892fc21" fo:background-color="transparent" loext:char-shading-value="0" style:font-size-asian="10.5pt" style:font-weight-asian="bold" style:font-size-complex="10.5pt" style:font-weight-complex="bold"/>
    </style:style>
    <style:style style:name="T45" style:family="text">
      <style:text-properties fo:color="#f58220" style:font-name="Ubuntu" fo:font-size="10.5pt" fo:language="fr" fo:country="FR" fo:font-weight="bold" officeooo:rsid="036d8bc3" fo:background-color="transparent" loext:char-shading-value="0" style:font-size-asian="10.5pt" style:font-weight-asian="bold" style:font-size-complex="10.5pt" style:font-weight-complex="bold"/>
    </style:style>
    <style:style style:name="T46" style:family="text">
      <style:text-properties fo:color="#f58220" style:font-name="Ubuntu" fo:font-size="10.5pt" fo:language="fr" fo:country="FR" fo:font-weight="bold" officeooo:rsid="087055e3" fo:background-color="transparent" loext:char-shading-value="0" style:font-size-asian="10.5pt" style:font-weight-asian="bold" style:font-size-complex="10.5pt" style:font-weight-complex="bold"/>
    </style:style>
    <style:style style:name="T47" style:family="text">
      <style:text-properties fo:color="#f58220" style:font-name="Ubuntu" fo:font-size="10.5pt" fo:language="fr" fo:country="FR" fo:font-weight="bold" officeooo:rsid="0871bba7" fo:background-color="transparent" loext:char-shading-value="0" style:font-size-asian="10.5pt" style:font-weight-asian="bold" style:font-size-complex="10.5pt" style:font-weight-complex="bold"/>
    </style:style>
    <style:style style:name="T48" style:family="text">
      <style:text-properties fo:color="#f58220" style:font-name="Ubuntu" fo:font-size="10.5pt" fo:language="fr" fo:country="FR" fo:font-weight="bold" officeooo:rsid="06606ac2" fo:background-color="transparent" loext:char-shading-value="0" style:font-size-asian="10.5pt" style:font-weight-asian="bold" style:font-size-complex="10.5pt" style:font-weight-complex="bold"/>
    </style:style>
    <style:style style:name="T49" style:family="text">
      <style:text-properties fo:color="#f58220" style:font-name="Ubuntu" fo:font-size="10.5pt" fo:language="fr" fo:country="FR" fo:font-weight="bold" officeooo:rsid="07cf758d" fo:background-color="transparent" loext:char-shading-value="0" style:font-size-asian="10.5pt" style:font-weight-asian="bold" style:font-size-complex="10.5pt" style:font-weight-complex="bold"/>
    </style:style>
    <style:style style:name="T50" style:family="text">
      <style:text-properties fo:color="#f58220" style:font-name="Ubuntu" fo:font-size="10.5pt" fo:language="fr" fo:country="FR" fo:font-weight="bold" officeooo:rsid="06a12266" fo:background-color="transparent" loext:char-shading-value="0" style:font-size-asian="10.5pt" style:font-weight-asian="bold" style:font-size-complex="10.5pt" style:font-weight-complex="bold"/>
    </style:style>
    <style:style style:name="T51" style:family="text">
      <style:text-properties fo:color="#f58220" style:font-name="Ubuntu" fo:font-size="10.5pt" fo:language="fr" fo:country="FR" fo:font-weight="bold" officeooo:rsid="06a29930" fo:background-color="transparent" loext:char-shading-value="0" style:font-size-asian="10.5pt" style:font-weight-asian="bold" style:font-size-complex="10.5pt" style:font-weight-complex="bold"/>
    </style:style>
    <style:style style:name="T52" style:family="text">
      <style:text-properties fo:color="#f58220" style:font-name="Ubuntu" fo:font-size="10.5pt" fo:language="fr" fo:country="FR" fo:font-weight="bold" officeooo:rsid="07c4a930" fo:background-color="transparent" loext:char-shading-value="0" style:font-size-asian="10.5pt" style:font-weight-asian="bold" style:font-size-complex="10.5pt" style:font-weight-complex="bold"/>
    </style:style>
    <style:style style:name="T53" style:family="text">
      <style:text-properties fo:color="#f58220" style:font-name="Ubuntu" fo:font-size="10.5pt" fo:language="fr" fo:country="FR" fo:font-weight="bold" officeooo:rsid="09b1057d" fo:background-color="transparent" loext:char-shading-value="0" style:font-size-asian="10.5pt" style:font-weight-asian="bold" style:font-size-complex="10.5pt" style:font-weight-complex="bold"/>
    </style:style>
    <style:style style:name="T54" style:family="text">
      <style:text-properties fo:color="#f58220" style:font-name="Ubuntu" fo:font-size="10.5pt" fo:language="fr" fo:country="FR" fo:font-weight="bold" officeooo:rsid="028b0642" fo:background-color="transparent" loext:char-shading-value="0" style:font-size-asian="10.5pt" style:font-weight-asian="bold" style:font-size-complex="10.5pt" style:font-weight-complex="bold"/>
    </style:style>
    <style:style style:name="T55" style:family="text">
      <style:text-properties fo:color="#5c2d91" fo:font-weight="bold" style:font-weight-asian="bold" style:font-weight-complex="bold"/>
    </style:style>
    <style:style style:name="T56" style:family="text">
      <style:text-properties fo:color="#5c2d91" fo:font-weight="bold" officeooo:rsid="03ccaec2" style:font-weight-asian="bold" style:font-weight-complex="bold"/>
    </style:style>
    <style:style style:name="T57" style:family="text">
      <style:text-properties fo:color="#5c2d91" fo:font-weight="bold" officeooo:rsid="03f66aab" style:font-weight-asian="bold" style:font-weight-complex="bold"/>
    </style:style>
    <style:style style:name="T58" style:family="text">
      <style:text-properties fo:color="#5c2d91" fo:font-weight="bold" officeooo:rsid="049bad56" style:font-weight-asian="bold" style:font-weight-complex="bold"/>
    </style:style>
    <style:style style:name="T59" style:family="text">
      <style:text-properties fo:color="#5c2d91" fo:font-weight="bold" officeooo:rsid="04b94768" style:font-weight-asian="bold" style:font-weight-complex="bold"/>
    </style:style>
    <style:style style:name="T60" style:family="text">
      <style:text-properties fo:color="#5c2d91" fo:font-weight="bold" officeooo:rsid="04bb0aeb" style:font-weight-asian="bold" style:font-weight-complex="bold"/>
    </style:style>
    <style:style style:name="T61" style:family="text">
      <style:text-properties fo:color="#5c2d91" fo:font-weight="bold" officeooo:rsid="04f21ef3" style:font-weight-asian="bold" style:font-weight-complex="bold"/>
    </style:style>
    <style:style style:name="T62" style:family="text">
      <style:text-properties fo:color="#5c2d91" fo:font-weight="bold" officeooo:rsid="04f8d7b7" style:font-weight-asian="bold" style:font-weight-complex="bold"/>
    </style:style>
    <style:style style:name="T63" style:family="text">
      <style:text-properties fo:color="#5c2d91" fo:font-weight="bold" officeooo:rsid="052350a6" style:font-weight-asian="bold" style:font-weight-complex="bold"/>
    </style:style>
    <style:style style:name="T64" style:family="text">
      <style:text-properties fo:color="#5c2d91" fo:font-weight="bold" officeooo:rsid="05235151" style:font-weight-asian="bold" style:font-weight-complex="bold"/>
    </style:style>
    <style:style style:name="T65" style:family="text">
      <style:text-properties fo:color="#5c2d91" fo:font-weight="bold" officeooo:rsid="048e2c96" style:font-weight-asian="bold" style:font-weight-complex="bold"/>
    </style:style>
    <style:style style:name="T66" style:family="text">
      <style:text-properties fo:color="#5c2d91" fo:font-weight="bold" officeooo:rsid="05527e25" style:font-weight-asian="bold" style:font-weight-complex="bold"/>
    </style:style>
    <style:style style:name="T67" style:family="text">
      <style:text-properties fo:color="#5c2d91" fo:font-weight="bold" officeooo:rsid="057ad083" style:font-weight-asian="bold" style:font-weight-complex="bold"/>
    </style:style>
    <style:style style:name="T68" style:family="text">
      <style:text-properties fo:color="#5c2d91" fo:font-weight="bold" officeooo:rsid="06b0c8de" style:font-weight-asian="bold" style:font-weight-complex="bold"/>
    </style:style>
    <style:style style:name="T69" style:family="text">
      <style:text-properties fo:color="#5c2d91" fo:font-weight="bold" officeooo:rsid="06bc2183" style:font-weight-asian="bold" style:font-weight-complex="bold"/>
    </style:style>
    <style:style style:name="T70" style:family="text">
      <style:text-properties fo:color="#5c2d91" fo:font-weight="bold" officeooo:rsid="06d6b4c7" style:font-weight-asian="bold" style:font-weight-complex="bold"/>
    </style:style>
    <style:style style:name="T71" style:family="text">
      <style:text-properties fo:color="#5c2d91" fo:font-weight="bold" officeooo:rsid="06b637e1" style:font-weight-asian="bold" style:font-weight-complex="bold"/>
    </style:style>
    <style:style style:name="T72" style:family="text">
      <style:text-properties fo:color="#5c2d91" fo:font-weight="bold" fo:background-color="transparent" loext:char-shading-value="0" style:font-weight-asian="bold" style:font-weight-complex="bold"/>
    </style:style>
    <style:style style:name="T73" style:family="text">
      <style:text-properties fo:color="#5c2d91" fo:font-weight="bold" officeooo:rsid="04d8efce" fo:background-color="transparent" loext:char-shading-value="0" style:font-weight-asian="bold" style:font-weight-complex="bold"/>
    </style:style>
    <style:style style:name="T74" style:family="text">
      <style:text-properties fo:color="#5c2d91" fo:font-weight="bold" officeooo:rsid="05f8c6a1" fo:background-color="transparent" loext:char-shading-value="0" style:font-weight-asian="bold" style:font-weight-complex="bold"/>
    </style:style>
    <style:style style:name="T75" style:family="text">
      <style:text-properties fo:color="#5c2d91" fo:font-size="10.5pt" fo:font-weight="bold" fo:background-color="transparent" loext:char-shading-value="0" style:font-size-asian="10.5pt" style:font-weight-asian="bold" style:font-size-complex="10.5pt" style:font-weight-complex="bold"/>
    </style:style>
    <style:style style:name="T76"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7"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06" style:family="text">
      <style:text-properties fo:color="#5c2d91" fo:font-size="10.5pt" fo:language="fr" fo:country="FR" fo:background-color="transparent" loext:char-shading-value="0" style:font-size-asian="10.5pt" style:font-size-complex="10.5pt"/>
    </style:style>
    <style:style style:name="T107" style:family="text">
      <style:text-properties fo:color="#5c2d91" fo:font-size="10.5pt" fo:language="fr" fo:country="FR" officeooo:rsid="051f39d7" fo:background-color="transparent" loext:char-shading-value="0" style:font-size-asian="10.5pt" style:font-size-complex="10.5pt"/>
    </style:style>
    <style:style style:name="T108" style:family="text">
      <style:text-properties fo:color="#5c2d91" fo:font-size="10.5pt" fo:language="fr" fo:country="FR" officeooo:rsid="051fa1a4" fo:background-color="transparent" loext:char-shading-value="0" style:font-size-asian="10.5pt" style:font-size-complex="10.5pt"/>
    </style:style>
    <style:style style:name="T109"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10" style:family="text">
      <style:text-properties fo:color="#5c2d91" fo:font-size="10.5pt" fo:language="fr" fo:country="FR" fo:font-weight="bold" officeooo:rsid="067a4061" fo:background-color="transparent" loext:char-shading-value="0" style:font-size-asian="10.5pt" style:font-weight-asian="bold" style:font-size-complex="10.5pt" style:font-weight-complex="bold"/>
    </style:style>
    <style:style style:name="T111" style:family="text">
      <style:text-properties fo:color="#5c2d91" style:font-name="Ubuntu" fo:font-size="10.5pt" fo:language="fr" fo:country="FR" fo:font-weight="bold" fo:background-color="transparent" loext:char-shading-value="0" style:font-size-asian="10.5pt" style:font-weight-asian="bold" style:font-size-complex="10.5pt" style:font-weight-complex="bold"/>
    </style:style>
    <style:style style:name="T112" style:family="text">
      <style:text-properties fo:color="#5c2d91" style:font-name="Ubuntu" fo:font-size="10.5pt" fo:language="fr" fo:country="FR" fo:font-weight="bold" officeooo:rsid="05451731" fo:background-color="transparent" loext:char-shading-value="0" style:font-size-asian="10.5pt" style:font-weight-asian="bold" style:font-size-complex="10.5pt" style:font-weight-complex="bold"/>
    </style:style>
    <style:style style:name="T113" style:family="text">
      <style:text-properties fo:color="#5c2d91" style:font-name="Ubuntu" fo:font-size="10.5pt" fo:language="fr" fo:country="FR" fo:font-weight="bold" officeooo:rsid="05fd6115" fo:background-color="transparent" loext:char-shading-value="0" style:font-size-asian="10.5pt" style:font-weight-asian="bold" style:font-size-complex="10.5pt" style:font-weight-complex="bold"/>
    </style:style>
    <style:style style:name="T114" style:family="text">
      <style:text-properties fo:color="#5c2d91" style:font-name="Ubuntu" fo:font-size="10.5pt" fo:language="fr" fo:country="FR" fo:font-weight="bold" officeooo:rsid="0545224f" fo:background-color="transparent" loext:char-shading-value="0" style:font-size-asian="10.5pt" style:font-weight-asian="bold" style:font-size-complex="10.5pt" style:font-weight-complex="bold"/>
    </style:style>
    <style:style style:name="T115" style:family="text">
      <style:text-properties fo:color="#5c2d91" style:font-name="Ubuntu" fo:font-size="10.5pt" fo:language="fr" fo:country="FR" fo:font-weight="bold" officeooo:rsid="0546bda6" fo:background-color="transparent" loext:char-shading-value="0" style:font-size-asian="10.5pt" style:font-weight-asian="bold" style:font-size-complex="10.5pt" style:font-weight-complex="bold"/>
    </style:style>
    <style:style style:name="T116" style:family="text">
      <style:text-properties fo:color="#5c2d91" style:font-name="Ubuntu" fo:font-size="10.5pt" fo:language="fr" fo:country="FR" fo:font-weight="bold" officeooo:rsid="0652b4be" fo:background-color="transparent" loext:char-shading-value="0" style:font-size-asian="10.5pt" style:font-weight-asian="bold" style:font-size-complex="10.5pt" style:font-weight-complex="bold"/>
    </style:style>
    <style:style style:name="T117" style:family="text">
      <style:text-properties fo:color="#5c2d91" style:font-name="Ubuntu" fo:font-size="10.5pt" fo:language="fr" fo:country="FR" fo:font-weight="bold" officeooo:rsid="05fe8ef4" fo:background-color="transparent" loext:char-shading-value="0" style:font-size-asian="10.5pt" style:font-weight-asian="bold" style:font-size-complex="10.5pt" style:font-weight-complex="bold"/>
    </style:style>
    <style:style style:name="T118" style:family="text">
      <style:text-properties fo:color="#5c2d91" style:font-name="Ubuntu" fo:font-size="10.5pt" fo:language="fr" fo:country="FR" fo:font-weight="bold" officeooo:rsid="05455a7f" fo:background-color="transparent" loext:char-shading-value="0" style:font-size-asian="10.5pt" style:font-weight-asian="bold" style:font-size-complex="10.5pt" style:font-weight-complex="bold"/>
    </style:style>
    <style:style style:name="T119"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20" style:family="text">
      <style:text-properties fo:color="#5c2d91" style:font-name="Ubuntu" fo:font-size="10.5pt" fo:language="fr" fo:country="FR" fo:font-weight="bold" officeooo:rsid="054b574b" fo:background-color="transparent" loext:char-shading-value="0" style:font-size-asian="10.5pt" style:font-weight-asian="bold" style:font-size-complex="10.5pt" style:font-weight-complex="bold"/>
    </style:style>
    <style:style style:name="T121" style:family="text">
      <style:text-properties fo:color="#5c2d91" style:font-name="Ubuntu" fo:font-size="10.5pt" fo:language="fr" fo:country="FR" fo:font-weight="bold" officeooo:rsid="05ff1bf4" fo:background-color="transparent" loext:char-shading-value="0" style:font-size-asian="10.5pt" style:font-weight-asian="bold" style:font-size-complex="10.5pt" style:font-weight-complex="bold"/>
    </style:style>
    <style:style style:name="T122" style:family="text">
      <style:text-properties fo:color="#5c2d91" style:font-name="Ubuntu" fo:font-size="10.5pt" fo:language="fr" fo:country="FR" fo:font-weight="bold" officeooo:rsid="048e2c96" fo:background-color="transparent" loext:char-shading-value="0" style:font-size-asian="10.5pt" style:font-weight-asian="bold" style:font-size-complex="10.5pt" style:font-weight-complex="bold"/>
    </style:style>
    <style:style style:name="T123" style:family="text">
      <style:text-properties fo:color="#5c2d91" style:font-name="Ubuntu" fo:font-size="10.5pt" fo:language="fr" fo:country="FR" fo:font-weight="bold" officeooo:rsid="05645e45" fo:background-color="transparent" loext:char-shading-value="0" style:font-size-asian="10.5pt" style:font-weight-asian="bold" style:font-size-complex="10.5pt" style:font-weight-complex="bold"/>
    </style:style>
    <style:style style:name="T124" style:family="text">
      <style:text-properties fo:color="#5c2d91" style:font-name="Ubuntu" fo:font-size="10.5pt" fo:language="fr" fo:country="FR" fo:font-weight="bold" officeooo:rsid="048e20fb" fo:background-color="transparent" loext:char-shading-value="0" style:font-size-asian="10.5pt" style:font-weight-asian="bold" style:font-size-complex="10.5pt" style:font-weight-complex="bold"/>
    </style:style>
    <style:style style:name="T125" style:family="text">
      <style:text-properties fo:color="#5c2d91" style:font-name="Ubuntu" fo:font-size="10.5pt" fo:language="fr" fo:country="FR" fo:font-weight="bold" officeooo:rsid="05ffe18a" fo:background-color="transparent" loext:char-shading-value="0" style:font-size-asian="10.5pt" style:font-weight-asian="bold" style:font-size-complex="10.5pt" style:font-weight-complex="bold"/>
    </style:style>
    <style:style style:name="T126" style:family="text">
      <style:text-properties fo:color="#5c2d91" style:font-name="Ubuntu" fo:font-size="10.5pt" fo:language="fr" fo:country="FR" fo:font-weight="bold" officeooo:rsid="0564d620" fo:background-color="transparent" loext:char-shading-value="0" style:font-size-asian="10.5pt" style:font-weight-asian="bold" style:font-size-complex="10.5pt" style:font-weight-complex="bold"/>
    </style:style>
    <style:style style:name="T127" style:family="text">
      <style:text-properties fo:color="#5c2d91" style:font-name="Ubuntu" fo:font-size="10.5pt" fo:language="fr" fo:country="FR" fo:font-weight="bold" officeooo:rsid="060270b7" fo:background-color="transparent" loext:char-shading-value="0" style:font-size-asian="10.5pt" style:font-weight-asian="bold" style:font-size-complex="10.5pt" style:font-weight-complex="bold"/>
    </style:style>
    <style:style style:name="T128" style:family="text">
      <style:text-properties fo:color="#5c2d91" style:font-name="Ubuntu" fo:font-size="10.5pt" fo:language="fr" fo:country="FR" fo:font-weight="bold" officeooo:rsid="06b0c8de" fo:background-color="transparent" loext:char-shading-value="0" style:font-size-asian="10.5pt" style:font-weight-asian="bold" style:font-size-complex="10.5pt" style:font-weight-complex="bold"/>
    </style:style>
    <style:style style:name="T129" style:family="text">
      <style:text-properties fo:color="#5c2d91" style:font-name="Ubuntu" fo:font-size="10.5pt" fo:language="fr" fo:country="FR" fo:font-weight="bold" officeooo:rsid="06b637e1" fo:background-color="transparent" loext:char-shading-value="0" style:font-size-asian="10.5pt" style:font-weight-asian="bold" style:font-size-complex="10.5pt" style:font-weight-complex="bold"/>
    </style:style>
    <style:style style:name="T130" style:family="text">
      <style:text-properties fo:color="#5c2d91" style:font-name="Ubuntu" fo:font-size="10.5pt" fo:language="fr" fo:country="FR" fo:font-weight="bold" officeooo:rsid="0547c75f" fo:background-color="transparent" loext:char-shading-value="0" style:font-size-asian="10.5pt" style:font-weight-asian="bold" style:font-size-complex="10.5pt" style:font-weight-complex="bold"/>
    </style:style>
    <style:style style:name="T131" style:family="text">
      <style:text-properties fo:color="#5c2d91" style:font-name="Ubuntu" fo:font-size="10.5pt" fo:language="fr" fo:country="FR" fo:font-weight="bold" officeooo:rsid="09091947" fo:background-color="transparent" loext:char-shading-value="0" style:font-size-asian="10.5pt" style:font-weight-asian="bold" style:font-size-complex="10.5pt" style:font-weight-complex="bold"/>
    </style:style>
    <style:style style:name="T132" style:family="text">
      <style:text-properties fo:color="#5c2d91" style:font-name="Ubuntu" fo:font-size="10.5pt" fo:language="fr" fo:country="FR" fo:font-weight="bold" officeooo:rsid="090aaa96" fo:background-color="transparent" loext:char-shading-value="0" style:font-size-asian="10.5pt" style:font-weight-asian="bold" style:font-size-complex="10.5pt" style:font-weight-complex="bold"/>
    </style:style>
    <style:style style:name="T133" style:family="text">
      <style:text-properties fo:color="#5c2d91" style:font-name="Ubuntu" fo:font-size="10.5pt" fo:language="fr" fo:country="FR" fo:font-weight="bold" officeooo:rsid="090ba65e" fo:background-color="transparent" loext:char-shading-value="0" style:font-size-asian="10.5pt" style:font-weight-asian="bold" style:font-size-complex="10.5pt" style:font-weight-complex="bold"/>
    </style:style>
    <style:style style:name="T134" style:family="text">
      <style:text-properties fo:color="#5c2d91" style:font-name="Ubuntu" fo:font-size="10.5pt" fo:language="fr" fo:country="FR" fo:font-weight="bold" officeooo:rsid="090c754b"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4aa4003" fo:background-color="transparent" loext:char-shading-value="0" style:font-size-asian="10.5pt" style:font-weight-asian="bold" style:font-size-complex="10.5pt" style:font-weight-complex="bold"/>
    </style:style>
    <style:style style:name="T136" style:family="text">
      <style:text-properties fo:color="#5c2d91" style:font-name="Ubuntu" fo:font-size="10.5pt" fo:language="fr" fo:country="FR" fo:font-weight="bold" officeooo:rsid="04cf4f24" fo:background-color="transparent" loext:char-shading-value="0" style:font-size-asian="10.5pt" style:font-weight-asian="bold" style:font-size-complex="10.5pt" style:font-weight-complex="bold"/>
    </style:style>
    <style:style style:name="T137" style:family="text">
      <style:text-properties fo:font-size="10.5pt" fo:font-weight="bold" fo:background-color="transparent" loext:char-shading-value="0" style:font-size-asian="10.5pt" style:font-weight-asian="bold" style:font-size-complex="10.5pt" style:font-weight-complex="bold"/>
    </style:style>
    <style:style style:name="T138" style:family="text">
      <style:text-properties fo:font-size="10.5pt" fo:font-weight="bold" officeooo:rsid="00e489b4" fo:background-color="transparent" loext:char-shading-value="0" style:font-size-asian="10.5pt" style:font-weight-asian="bold" style:font-size-complex="10.5pt" style:font-weight-complex="bold"/>
    </style:style>
    <style:style style:name="T139" style:family="text">
      <style:text-properties fo:font-size="10.5pt" fo:background-color="transparent" loext:char-shading-value="0" style:font-size-asian="10.5pt" style:font-size-complex="10.5pt"/>
    </style:style>
    <style:style style:name="T140" style:family="text">
      <style:text-properties fo:font-size="10.5pt" officeooo:rsid="03ba50af" fo:background-color="transparent" loext:char-shading-value="0" style:font-size-asian="10.5pt" style:font-size-complex="10.5pt"/>
    </style:style>
    <style:style style:name="T141" style:family="text">
      <style:text-properties fo:font-size="10.5pt" officeooo:rsid="03bae02c" fo:background-color="transparent" loext:char-shading-value="0" style:font-size-asian="10.5pt" style:font-size-complex="10.5pt"/>
    </style:style>
    <style:style style:name="T142" style:family="text">
      <style:text-properties fo:font-size="10.5pt" officeooo:rsid="03bc3ebc" fo:background-color="transparent" loext:char-shading-value="0" style:font-size-asian="10.5pt" style:font-size-complex="10.5pt"/>
    </style:style>
    <style:style style:name="T143" style:family="text">
      <style:text-properties fo:font-size="10.5pt" officeooo:rsid="0494cf40" fo:background-color="transparent" loext:char-shading-value="0" style:font-size-asian="10.5pt" style:font-size-complex="10.5pt"/>
    </style:style>
    <style:style style:name="T144" style:family="text">
      <style:text-properties fo:font-size="10.5pt" officeooo:rsid="056b3bcc" fo:background-color="transparent" loext:char-shading-value="0" style:font-size-asian="10.5pt" style:font-size-complex="10.5pt"/>
    </style:style>
    <style:style style:name="T145" style:family="text">
      <style:text-properties fo:font-size="10.5pt" officeooo:rsid="056c6610" fo:background-color="transparent" loext:char-shading-value="0" style:font-size-asian="10.5pt" style:font-size-complex="10.5pt"/>
    </style:style>
    <style:style style:name="T146" style:family="text">
      <style:text-properties fo:font-size="10.5pt" officeooo:rsid="022e74b9" fo:background-color="transparent" loext:char-shading-value="0" style:font-size-asian="10.5pt" style:font-size-complex="10.5pt"/>
    </style:style>
    <style:style style:name="T147" style:family="text">
      <style:text-properties fo:font-size="10.5pt" officeooo:rsid="029cb38a" fo:background-color="transparent" loext:char-shading-value="0" style:font-size-asian="10.5pt" style:font-size-complex="10.5pt"/>
    </style:style>
    <style:style style:name="T148" style:family="text">
      <style:text-properties fo:font-size="10.5pt" officeooo:rsid="03eeb918" fo:background-color="transparent" loext:char-shading-value="0" style:font-size-asian="10.5pt" style:font-size-complex="10.5pt"/>
    </style:style>
    <style:style style:name="T149" style:family="text">
      <style:text-properties fo:font-size="10.5pt" officeooo:rsid="0268bc90" fo:background-color="transparent" loext:char-shading-value="0" style:font-size-asian="10.5pt" style:font-size-complex="10.5pt"/>
    </style:style>
    <style:style style:name="T150"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1" style:family="text">
      <style:text-properties fo:font-size="10.5pt" fo:font-weight="normal" fo:background-color="transparent" loext:char-shading-value="0" style:font-size-asian="10.5pt" style:font-weight-asian="normal" style:font-size-complex="10.5pt" style:font-weight-complex="normal"/>
    </style:style>
    <style:style style:name="T152"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53" style:family="text">
      <style:text-properties fo:font-size="10.5pt" fo:language="fr" fo:country="FR" fo:background-color="transparent" loext:char-shading-value="0" style:font-size-asian="10.5pt" style:font-size-complex="10.5pt"/>
    </style:style>
    <style:style style:name="T154" style:family="text">
      <style:text-properties fo:font-size="10.5pt" fo:language="fr" fo:country="FR" officeooo:rsid="03df32c8" fo:background-color="transparent" loext:char-shading-value="0" style:font-size-asian="10.5pt" style:font-size-complex="10.5pt"/>
    </style:style>
    <style:style style:name="T155" style:family="text">
      <style:text-properties fo:font-size="10.5pt" fo:language="fr" fo:country="FR" officeooo:rsid="03df9e48" fo:background-color="transparent" loext:char-shading-value="0" style:font-size-asian="10.5pt" style:font-size-complex="10.5pt"/>
    </style:style>
    <style:style style:name="T156" style:family="text">
      <style:text-properties fo:font-size="10.5pt" fo:language="fr" fo:country="FR" officeooo:rsid="059cb59b" fo:background-color="transparent" loext:char-shading-value="0" style:font-size-asian="10.5pt" style:font-size-complex="10.5pt"/>
    </style:style>
    <style:style style:name="T157" style:family="text">
      <style:text-properties fo:font-size="10.5pt" fo:language="fr" fo:country="FR" officeooo:rsid="03a516a2" fo:background-color="transparent" loext:char-shading-value="0" style:font-size-asian="10.5pt" style:font-size-complex="10.5pt"/>
    </style:style>
    <style:style style:name="T158" style:family="text">
      <style:text-properties fo:font-size="10.5pt" fo:language="fr" fo:country="FR" officeooo:rsid="05924a6b" fo:background-color="transparent" loext:char-shading-value="0" style:font-size-asian="10.5pt" style:font-size-complex="10.5pt"/>
    </style:style>
    <style:style style:name="T159" style:family="text">
      <style:text-properties fo:font-size="10.5pt" fo:language="fr" fo:country="FR" officeooo:rsid="03a146d6" fo:background-color="transparent" loext:char-shading-value="0" style:font-size-asian="10.5pt" style:font-size-complex="10.5pt"/>
    </style:style>
    <style:style style:name="T160" style:family="text">
      <style:text-properties fo:font-size="10.5pt" fo:language="fr" fo:country="FR" officeooo:rsid="03a28e50" fo:background-color="transparent" loext:char-shading-value="0" style:font-size-asian="10.5pt" style:font-size-complex="10.5pt"/>
    </style:style>
    <style:style style:name="T161" style:family="text">
      <style:text-properties fo:font-size="10.5pt" fo:language="fr" fo:country="FR" officeooo:rsid="0596afd5" fo:background-color="transparent" loext:char-shading-value="0" style:font-size-asian="10.5pt" style:font-size-complex="10.5pt"/>
    </style:style>
    <style:style style:name="T162" style:family="text">
      <style:text-properties fo:font-size="10.5pt" fo:language="fr" fo:country="FR" officeooo:rsid="05986f1a" fo:background-color="transparent" loext:char-shading-value="0" style:font-size-asian="10.5pt" style:font-size-complex="10.5pt"/>
    </style:style>
    <style:style style:name="T163" style:family="text">
      <style:text-properties fo:font-size="10.5pt" fo:language="fr" fo:country="FR" officeooo:rsid="059a5ba0" fo:background-color="transparent" loext:char-shading-value="0" style:font-size-asian="10.5pt" style:font-size-complex="10.5pt"/>
    </style:style>
    <style:style style:name="T164" style:family="text">
      <style:text-properties fo:font-size="10.5pt" fo:language="fr" fo:country="FR" officeooo:rsid="05a0fbbb" fo:background-color="transparent" loext:char-shading-value="0" style:font-size-asian="10.5pt" style:font-size-complex="10.5pt"/>
    </style:style>
    <style:style style:name="T165" style:family="text">
      <style:text-properties fo:font-size="10.5pt" fo:language="fr" fo:country="FR" officeooo:rsid="05a23e2a" fo:background-color="transparent" loext:char-shading-value="0" style:font-size-asian="10.5pt" style:font-size-complex="10.5pt"/>
    </style:style>
    <style:style style:name="T166" style:family="text">
      <style:text-properties fo:font-size="10.5pt" fo:language="fr" fo:country="FR" officeooo:rsid="05a42a2b" fo:background-color="transparent" loext:char-shading-value="0" style:font-size-asian="10.5pt" style:font-size-complex="10.5pt"/>
    </style:style>
    <style:style style:name="T167" style:family="text">
      <style:text-properties fo:font-size="10.5pt" fo:language="fr" fo:country="FR" officeooo:rsid="05a77bdd" fo:background-color="transparent" loext:char-shading-value="0" style:font-size-asian="10.5pt" style:font-size-complex="10.5pt"/>
    </style:style>
    <style:style style:name="T168" style:family="text">
      <style:text-properties fo:font-size="10.5pt" fo:language="fr" fo:country="FR" officeooo:rsid="05a968a8" fo:background-color="transparent" loext:char-shading-value="0" style:font-size-asian="10.5pt" style:font-size-complex="10.5pt"/>
    </style:style>
    <style:style style:name="T169" style:family="text">
      <style:text-properties fo:font-size="10.5pt" fo:language="fr" fo:country="FR" officeooo:rsid="05aefd5e" fo:background-color="transparent" loext:char-shading-value="0" style:font-size-asian="10.5pt" style:font-size-complex="10.5pt"/>
    </style:style>
    <style:style style:name="T170" style:family="text">
      <style:text-properties fo:font-size="10.5pt" fo:language="fr" fo:country="FR" officeooo:rsid="0675f07f" fo:background-color="transparent" loext:char-shading-value="0" style:font-size-asian="10.5pt" style:font-size-complex="10.5pt"/>
    </style:style>
    <style:style style:name="T171" style:family="text">
      <style:text-properties fo:font-size="10.5pt" fo:language="fr" fo:country="FR" officeooo:rsid="068295cf" fo:background-color="transparent" loext:char-shading-value="0" style:font-size-asian="10.5pt" style:font-size-complex="10.5pt"/>
    </style:style>
    <style:style style:name="T172" style:family="text">
      <style:text-properties fo:font-size="10.5pt" fo:language="fr" fo:country="FR" officeooo:rsid="067a4061" fo:background-color="transparent" loext:char-shading-value="0" style:font-size-asian="10.5pt" style:font-size-complex="10.5pt"/>
    </style:style>
    <style:style style:name="T173" style:family="text">
      <style:text-properties fo:font-size="10.5pt" fo:language="fr" fo:country="FR" officeooo:rsid="0310a109" fo:background-color="transparent" loext:char-shading-value="0" style:font-size-asian="10.5pt" style:font-size-complex="10.5pt"/>
    </style:style>
    <style:style style:name="T174" style:family="text">
      <style:text-properties fo:font-size="10.5pt" fo:language="fr" fo:country="FR" officeooo:rsid="0a0ca3eb" fo:background-color="transparent" loext:char-shading-value="0" style:font-size-asian="10.5pt" style:font-size-complex="10.5pt"/>
    </style:style>
    <style:style style:name="T175" style:family="text">
      <style:text-properties fo:font-size="10.5pt" fo:language="fr" fo:country="FR" officeooo:rsid="042e5111" fo:background-color="transparent" loext:char-shading-value="0" style:font-size-asian="10.5pt" style:font-size-complex="10.5pt"/>
    </style:style>
    <style:style style:name="T176" style:family="text">
      <style:text-properties fo:font-size="10.5pt" fo:language="fr" fo:country="FR" officeooo:rsid="0b944846" fo:background-color="transparent" loext:char-shading-value="0" style:font-size-asian="10.5pt" style:font-size-complex="10.5pt"/>
    </style:style>
    <style:style style:name="T177" style:family="text">
      <style:text-properties fo:font-size="10.5pt" fo:language="fr" fo:country="FR" officeooo:rsid="0b949ce3" fo:background-color="transparent" loext:char-shading-value="0" style:font-size-asian="10.5pt" style:font-size-complex="10.5pt"/>
    </style:style>
    <style:style style:name="T178" style:family="text">
      <style:text-properties fo:font-size="10.5pt" fo:language="fr" fo:country="FR" officeooo:rsid="07287f0f" fo:background-color="transparent" loext:char-shading-value="0" style:font-size-asian="10.5pt" style:font-size-complex="10.5pt"/>
    </style:style>
    <style:style style:name="T179" style:family="text">
      <style:text-properties fo:font-size="10.5pt" fo:language="fr" fo:country="FR" officeooo:rsid="081389a6" fo:background-color="transparent" loext:char-shading-value="0" style:font-size-asian="10.5pt" style:font-size-complex="10.5pt"/>
    </style:style>
    <style:style style:name="T180" style:family="text">
      <style:text-properties fo:font-size="10.5pt" fo:language="fr" fo:country="FR" officeooo:rsid="0babb0fb" fo:background-color="transparent" loext:char-shading-value="0" style:font-size-asian="10.5pt" style:font-size-complex="10.5pt"/>
    </style:style>
    <style:style style:name="T181" style:family="text">
      <style:text-properties fo:font-size="10.5pt" fo:language="fr" fo:country="FR" officeooo:rsid="0bafff5e" fo:background-color="transparent" loext:char-shading-value="0" style:font-size-asian="10.5pt" style:font-size-complex="10.5pt"/>
    </style:style>
    <style:style style:name="T182" style:family="text">
      <style:text-properties fo:font-size="10.5pt" fo:language="fr" fo:country="FR" officeooo:rsid="0bac3887" fo:background-color="transparent" loext:char-shading-value="0" style:font-size-asian="10.5pt" style:font-size-complex="10.5pt"/>
    </style:style>
    <style:style style:name="T183" style:family="text">
      <style:text-properties fo:font-size="10.5pt" fo:language="fr" fo:country="FR" officeooo:rsid="06472ca4" fo:background-color="transparent" loext:char-shading-value="0" style:font-size-asian="10.5pt" style:font-size-complex="10.5pt"/>
    </style:style>
    <style:style style:name="T184" style:family="text">
      <style:text-properties fo:font-size="10.5pt" fo:language="fr" fo:country="FR" officeooo:rsid="0b986558" fo:background-color="transparent" loext:char-shading-value="0" style:font-size-asian="10.5pt" style:font-size-complex="10.5pt"/>
    </style:style>
    <style:style style:name="T185" style:family="text">
      <style:text-properties fo:font-size="10.5pt" fo:language="fr" fo:country="FR" officeooo:rsid="0721499d" fo:background-color="transparent" loext:char-shading-value="0" style:font-size-asian="10.5pt" style:font-size-complex="10.5pt"/>
    </style:style>
    <style:style style:name="T186" style:family="text">
      <style:text-properties fo:font-size="10.5pt" fo:language="fr" fo:country="FR" officeooo:rsid="07232403" fo:background-color="transparent" loext:char-shading-value="0" style:font-size-asian="10.5pt" style:font-size-complex="10.5pt"/>
    </style:style>
    <style:style style:name="T187" style:family="text">
      <style:text-properties fo:font-size="10.5pt" fo:language="fr" fo:country="FR" officeooo:rsid="0b938b8c" fo:background-color="transparent" loext:char-shading-value="0" style:font-size-asian="10.5pt" style:font-size-complex="10.5pt"/>
    </style:style>
    <style:style style:name="T188" style:family="text">
      <style:text-properties fo:font-size="10.5pt" fo:language="fr" fo:country="FR" officeooo:rsid="0b9a32ad" fo:background-color="transparent" loext:char-shading-value="0" style:font-size-asian="10.5pt" style:font-size-complex="10.5pt"/>
    </style:style>
    <style:style style:name="T189" style:family="text">
      <style:text-properties fo:font-size="10.5pt" fo:language="fr" fo:country="FR" officeooo:rsid="0b9b7f28" fo:background-color="transparent" loext:char-shading-value="0" style:font-size-asian="10.5pt" style:font-size-complex="10.5pt"/>
    </style:style>
    <style:style style:name="T190" style:family="text">
      <style:text-properties fo:font-size="10.5pt" fo:language="fr" fo:country="FR" officeooo:rsid="0bb4314a" fo:background-color="transparent" loext:char-shading-value="0" style:font-size-asian="10.5pt" style:font-size-complex="10.5pt"/>
    </style:style>
    <style:style style:name="T191" style:family="text">
      <style:text-properties fo:font-size="10.5pt" fo:language="fr" fo:country="FR" officeooo:rsid="0bb4da2a" fo:background-color="transparent" loext:char-shading-value="0" style:font-size-asian="10.5pt" style:font-size-complex="10.5pt"/>
    </style:style>
    <style:style style:name="T192" style:family="text">
      <style:text-properties fo:font-size="10.5pt" fo:language="fr" fo:country="FR" officeooo:rsid="003f26c7" fo:background-color="transparent" loext:char-shading-value="0" style:font-size-asian="10.5pt" style:font-size-complex="10.5pt"/>
    </style:style>
    <style:style style:name="T193" style:family="text">
      <style:text-properties fo:font-size="10.5pt" fo:language="fr" fo:country="FR" officeooo:rsid="09584d7c" fo:background-color="transparent" loext:char-shading-value="0" style:font-size-asian="10.5pt" style:font-size-complex="10.5pt"/>
    </style:style>
    <style:style style:name="T194" style:family="text">
      <style:text-properties fo:font-size="10.5pt" fo:language="fr" fo:country="FR" officeooo:rsid="03361080" fo:background-color="transparent" loext:char-shading-value="0" style:font-size-asian="10.5pt" style:font-size-complex="10.5pt"/>
    </style:style>
    <style:style style:name="T195" style:family="text">
      <style:text-properties fo:font-size="10.5pt" fo:language="fr" fo:country="FR" officeooo:rsid="033b9ec6" fo:background-color="transparent" loext:char-shading-value="0" style:font-size-asian="10.5pt" style:font-size-complex="10.5pt"/>
    </style:style>
    <style:style style:name="T196" style:family="text">
      <style:text-properties fo:font-size="10.5pt" fo:language="fr" fo:country="FR" officeooo:rsid="0bb93440" fo:background-color="transparent" loext:char-shading-value="0" style:font-size-asian="10.5pt" style:font-size-complex="10.5pt"/>
    </style:style>
    <style:style style:name="T197" style:family="text">
      <style:text-properties fo:font-size="10.5pt" fo:language="fr" fo:country="FR" officeooo:rsid="0732152a" fo:background-color="transparent" loext:char-shading-value="0" style:font-size-asian="10.5pt" style:font-size-complex="10.5pt"/>
    </style:style>
    <style:style style:name="T198" style:family="text">
      <style:text-properties fo:font-size="10.5pt" fo:language="fr" fo:country="FR" officeooo:rsid="0733cb55" fo:background-color="transparent" loext:char-shading-value="0" style:font-size-asian="10.5pt" style:font-size-complex="10.5pt"/>
    </style:style>
    <style:style style:name="T199" style:family="text">
      <style:text-properties fo:font-size="10.5pt" fo:language="fr" fo:country="FR" officeooo:rsid="080f7b1c" fo:background-color="transparent" loext:char-shading-value="0" style:font-size-asian="10.5pt" style:font-size-complex="10.5pt"/>
    </style:style>
    <style:style style:name="T200" style:family="text">
      <style:text-properties fo:font-size="10.5pt" fo:language="fr" fo:country="FR" officeooo:rsid="08111566" fo:background-color="transparent" loext:char-shading-value="0" style:font-size-asian="10.5pt" style:font-size-complex="10.5pt"/>
    </style:style>
    <style:style style:name="T201" style:family="text">
      <style:text-properties fo:font-size="10.5pt" fo:language="fr" fo:country="FR" officeooo:rsid="0635daa1" fo:background-color="transparent" loext:char-shading-value="0" style:font-size-asian="10.5pt" style:font-size-complex="10.5pt"/>
    </style:style>
    <style:style style:name="T202" style:family="text">
      <style:text-properties fo:font-size="10.5pt" fo:language="fr" fo:country="FR" officeooo:rsid="04352a23" fo:background-color="transparent" loext:char-shading-value="0" style:font-size-asian="10.5pt" style:font-size-complex="10.5pt"/>
    </style:style>
    <style:style style:name="T203" style:family="text">
      <style:text-properties fo:font-size="10.5pt" fo:language="fr" fo:country="FR" officeooo:rsid="043eaf03" fo:background-color="transparent" loext:char-shading-value="0" style:font-size-asian="10.5pt" style:font-size-complex="10.5pt"/>
    </style:style>
    <style:style style:name="T204" style:family="text">
      <style:text-properties fo:font-size="10.5pt" fo:language="fr" fo:country="FR" officeooo:rsid="0441c328" fo:background-color="transparent" loext:char-shading-value="0" style:font-size-asian="10.5pt" style:font-size-complex="10.5pt"/>
    </style:style>
    <style:style style:name="T205" style:family="text">
      <style:text-properties fo:font-size="10.5pt" fo:language="fr" fo:country="FR" officeooo:rsid="08133148" fo:background-color="transparent" loext:char-shading-value="0" style:font-size-asian="10.5pt" style:font-size-complex="10.5pt"/>
    </style:style>
    <style:style style:name="T206" style:family="text">
      <style:text-properties fo:font-size="10.5pt" fo:language="fr" fo:country="FR" officeooo:rsid="0c051fb5" fo:background-color="transparent" loext:char-shading-value="0" style:font-size-asian="10.5pt" style:font-size-complex="10.5pt"/>
    </style:style>
    <style:style style:name="T207" style:family="text">
      <style:text-properties fo:font-size="10.5pt" fo:language="fr" fo:country="FR" officeooo:rsid="0c05e43a" fo:background-color="transparent" loext:char-shading-value="0" style:font-size-asian="10.5pt" style:font-size-complex="10.5pt"/>
    </style:style>
    <style:style style:name="T208"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209"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210"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211"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212"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213" style:family="text">
      <style:text-properties fo:font-size="10.5pt" fo:language="fr" fo:country="FR" fo:font-weight="bold" officeooo:rsid="0675f07f" fo:background-color="transparent" loext:char-shading-value="0" style:font-size-asian="10.5pt" style:font-weight-asian="bold" style:font-size-complex="10.5pt" style:font-weight-complex="bold"/>
    </style:style>
    <style:style style:name="T214" style:family="text">
      <style:text-properties fo:font-size="10.5pt" fo:language="fr" fo:country="FR" fo:font-weight="bold" officeooo:rsid="067a4061" fo:background-color="transparent" loext:char-shading-value="0" style:font-size-asian="10.5pt" style:font-weight-asian="bold" style:font-size-complex="10.5pt" style:font-weight-complex="bold"/>
    </style:style>
    <style:style style:name="T215"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216"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217"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218"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219"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220"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221"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222" style:family="text">
      <style:text-properties fo:font-size="10.5pt" fo:language="fr" fo:country="FR" fo:font-weight="normal" officeooo:rsid="067a4061" fo:background-color="transparent" loext:char-shading-value="0" style:font-size-asian="10.5pt" style:font-weight-asian="normal" style:font-size-complex="10.5pt" style:font-weight-complex="normal"/>
    </style:style>
    <style:style style:name="T223" style:family="text">
      <style:text-properties fo:font-size="10.5pt" fo:language="fr" fo:country="FR" fo:font-weight="normal" officeooo:rsid="068295cf" fo:background-color="transparent" loext:char-shading-value="0" style:font-size-asian="10.5pt" style:font-weight-asian="normal" style:font-size-complex="10.5pt" style:font-weight-complex="normal"/>
    </style:style>
    <style:style style:name="T224" style:family="text">
      <style:text-properties fo:color="#a3238e" fo:font-weight="bold" fo:background-color="transparent" loext:char-shading-value="0" style:font-weight-asian="bold" style:font-weight-complex="bold"/>
    </style:style>
    <style:style style:name="T225" style:family="text">
      <style:text-properties fo:color="#a3238e" fo:font-weight="bold" officeooo:rsid="0503e7c4" fo:background-color="transparent" loext:char-shading-value="0" style:font-weight-asian="bold" style:font-weight-complex="bold"/>
    </style:style>
    <style:style style:name="T226" style:family="text">
      <style:text-properties fo:color="#a3238e" fo:font-weight="bold" officeooo:rsid="05db19b3" style:font-weight-asian="bold" style:font-weight-complex="bold"/>
    </style:style>
    <style:style style:name="T227" style:family="text">
      <style:text-properties fo:color="#a3238e" fo:font-weight="bold" officeooo:rsid="05dcbe0d" style:font-weight-asian="bold" style:font-weight-complex="bold"/>
    </style:style>
    <style:style style:name="T228" style:family="text">
      <style:text-properties fo:color="#a3238e" fo:font-size="10.5pt" fo:font-weight="bold" fo:background-color="transparent" loext:char-shading-value="0" style:font-size-asian="10.5pt" style:font-weight-asian="bold" style:font-size-complex="10.5pt" style:font-weight-complex="bold"/>
    </style:style>
    <style:style style:name="T229"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230"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231"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232"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33"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34"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35"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36"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37"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38" style:family="text">
      <style:text-properties officeooo:rsid="008d4e7a"/>
    </style:style>
    <style:style style:name="T239" style:family="text">
      <style:text-properties officeooo:rsid="008dcad7"/>
    </style:style>
    <style:style style:name="T240" style:family="text">
      <style:text-properties officeooo:rsid="008f328d"/>
    </style:style>
    <style:style style:name="T241" style:family="text">
      <style:text-properties officeooo:rsid="00953cd7"/>
    </style:style>
    <style:style style:name="T242" style:family="text">
      <style:text-properties fo:color="#666666" fo:font-weight="bold" style:font-weight-asian="bold" style:font-weight-complex="bold"/>
    </style:style>
    <style:style style:name="T243" style:family="text">
      <style:text-properties fo:color="#666666" fo:font-weight="bold" officeooo:rsid="02f711ac" style:font-weight-asian="bold" style:font-weight-complex="bold"/>
    </style:style>
    <style:style style:name="T244" style:family="text">
      <style:text-properties fo:color="#666666" fo:font-weight="bold" officeooo:rsid="031d504d" style:font-weight-asian="bold" style:font-weight-complex="bold"/>
    </style:style>
    <style:style style:name="T245" style:family="text">
      <style:text-properties fo:color="#666666" fo:font-weight="bold" officeooo:rsid="06b48ec3" style:font-weight-asian="bold" style:font-weight-complex="bold"/>
    </style:style>
    <style:style style:name="T246" style:family="text">
      <style:text-properties fo:color="#666666" fo:font-weight="bold" officeooo:rsid="0724e4c3" style:font-weight-asian="bold" style:font-weight-complex="bold"/>
    </style:style>
    <style:style style:name="T247" style:family="text">
      <style:text-properties fo:color="#666666" fo:font-weight="bold" officeooo:rsid="0640f61b" style:font-weight-asian="bold" style:font-weight-complex="bold"/>
    </style:style>
    <style:style style:name="T248" style:family="text">
      <style:text-properties fo:color="#666666" fo:font-weight="bold" fo:background-color="transparent" loext:char-shading-value="0" style:font-weight-asian="bold" style:font-weight-complex="bold"/>
    </style:style>
    <style:style style:name="T249" style:family="text">
      <style:text-properties fo:color="#666666" fo:font-weight="bold" officeooo:rsid="05327aab" fo:background-color="transparent" loext:char-shading-value="0" style:font-weight-asian="bold" style:font-weight-complex="bold"/>
    </style:style>
    <style:style style:name="T250" style:family="text">
      <style:text-properties fo:color="#666666" fo:font-size="10.5pt" fo:font-weight="bold" fo:background-color="transparent" loext:char-shading-value="0" style:font-size-asian="10.5pt" style:font-weight-asian="bold" style:font-size-complex="10.5pt" style:font-weight-complex="bold"/>
    </style:style>
    <style:style style:name="T251"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52" style:family="text">
      <style:text-properties fo:color="#666666" fo:font-size="10.5pt" fo:language="fr" fo:country="FR" fo:font-weight="bold" officeooo:rsid="003f26c7" fo:background-color="transparent" loext:char-shading-value="0" style:font-size-asian="10.5pt" style:font-weight-asian="bold" style:font-size-complex="10.5pt" style:font-weight-complex="bold"/>
    </style:style>
    <style:style style:name="T253" style:family="text">
      <style:text-properties fo:color="#666666" fo:font-size="10.5pt" fo:language="fr" fo:country="FR" fo:font-weight="bold" officeooo:rsid="04352a23" fo:background-color="transparent" loext:char-shading-value="0" style:font-size-asian="10.5pt" style:font-weight-asian="bold" style:font-size-complex="10.5pt" style:font-weight-complex="bold"/>
    </style:style>
    <style:style style:name="T254" style:family="text">
      <style:text-properties fo:color="#666666" fo:font-size="10.5pt" fo:language="fr" fo:country="FR" fo:font-weight="bold" officeooo:rsid="08133148" fo:background-color="transparent" loext:char-shading-value="0" style:font-size-asian="10.5pt" style:font-weight-asian="bold" style:font-size-complex="10.5pt" style:font-weight-complex="bold"/>
    </style:style>
    <style:style style:name="T255" style:family="text">
      <style:text-properties fo:color="#666666" fo:font-size="10.5pt" fo:language="fr" fo:country="FR" fo:background-color="transparent" loext:char-shading-value="0" style:font-size-asian="10.5pt" style:font-size-complex="10.5pt"/>
    </style:style>
    <style:style style:name="T256"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257" style:family="text">
      <style:text-properties fo:color="#666666" style:font-name="Ubuntu" fo:font-size="10.5pt" fo:language="fr" fo:country="FR" fo:font-weight="bold" officeooo:rsid="003f26c7" fo:background-color="transparent" loext:char-shading-value="0" style:font-size-asian="10.5pt" style:font-weight-asian="bold" style:font-size-complex="10.5pt" style:font-weight-complex="bold"/>
    </style:style>
    <style:style style:name="T258" style:family="text">
      <style:text-properties fo:color="#666666" style:font-name="Ubuntu" fo:font-size="10.5pt" fo:language="fr" fo:country="FR" fo:font-weight="bold" officeooo:rsid="04352a23" fo:background-color="transparent" loext:char-shading-value="0" style:font-size-asian="10.5pt" style:font-weight-asian="bold" style:font-size-complex="10.5pt" style:font-weight-complex="bold"/>
    </style:style>
    <style:style style:name="T259" style:family="text">
      <style:text-properties fo:color="#666666" style:font-name="Ubuntu" fo:font-size="10.5pt" fo:language="fr" fo:country="FR" fo:font-weight="bold" officeooo:rsid="08133148" fo:background-color="transparent" loext:char-shading-value="0" style:font-size-asian="10.5pt" style:font-weight-asian="bold" style:font-size-complex="10.5pt" style:font-weight-complex="bold"/>
    </style:style>
    <style:style style:name="T260" style:family="text">
      <style:text-properties fo:color="#666666" style:font-name="Ubuntu" fo:font-size="10.5pt" fo:language="fr" fo:country="FR" fo:font-weight="bold" officeooo:rsid="06b48ec3" fo:background-color="transparent" loext:char-shading-value="0" style:font-size-asian="10.5pt" style:font-weight-asian="bold" style:font-size-complex="10.5pt" style:font-weight-complex="bold"/>
    </style:style>
    <style:style style:name="T261" style:family="text">
      <style:text-properties fo:color="#666666" style:font-name="Liberation Sans" fo:font-size="11pt" fo:language="en" fo:country="US" fo:font-weight="bold" officeooo:rsid="04352a23" fo:background-color="transparent" loext:char-shading-value="0" style:font-size-asian="11pt" style:font-weight-asian="bold" style:font-size-complex="11pt" style:font-weight-complex="bold"/>
    </style:style>
    <style:style style:name="T262" style:family="text">
      <style:text-properties fo:color="#666666" style:font-name="Liberation Sans" fo:font-size="11pt" fo:language="en" fo:country="US" fo:font-weight="bold" officeooo:rsid="0c076465" fo:background-color="transparent" loext:char-shading-value="0" style:font-size-asian="11pt" style:font-weight-asian="bold" style:font-size-complex="11pt" style:font-weight-complex="bold"/>
    </style:style>
    <style:style style:name="T263" style:family="text">
      <style:text-properties fo:color="#666666" style:font-name="Liberation Sans" fo:font-size="11pt" fo:language="en" fo:country="US" fo:font-weight="bold" officeooo:rsid="0c078bdf" fo:background-color="transparent" loext:char-shading-value="0" style:font-size-asian="11pt" style:font-weight-asian="bold" style:font-size-complex="11pt" style:font-weight-complex="bold"/>
    </style:style>
    <style:style style:name="T264" style:family="text">
      <style:text-properties fo:color="#666666" fo:font-size="11pt" fo:language="en" fo:country="US" fo:font-weight="bold" officeooo:rsid="0c076465" fo:background-color="transparent" loext:char-shading-value="0" style:font-size-asian="11pt" style:font-weight-asian="bold" style:font-size-complex="11pt" style:font-weight-complex="bold"/>
    </style:style>
    <style:style style:name="T265" style:family="text">
      <style:text-properties fo:color="#666666" fo:font-size="11pt" fo:language="en" fo:country="US" fo:font-weight="bold" officeooo:rsid="0c078bdf" fo:background-color="transparent" loext:char-shading-value="0" style:font-size-asian="11pt" style:font-weight-asian="bold" style:font-size-complex="11pt" style:font-weight-complex="bold"/>
    </style:style>
    <style:style style:name="T266" style:family="text">
      <style:text-properties fo:color="#666666" fo:language="fr" fo:country="FR" fo:font-weight="bold" officeooo:rsid="003f26c7" fo:background-color="transparent" loext:char-shading-value="0" style:font-weight-asian="bold" style:font-weight-complex="bold"/>
    </style:style>
    <style:style style:name="T267" style:family="text">
      <style:text-properties fo:color="#666666" fo:language="fr" fo:country="FR" fo:font-weight="bold" officeooo:rsid="04352a23" fo:background-color="transparent" loext:char-shading-value="0" style:font-weight-asian="bold" style:font-weight-complex="bold"/>
    </style:style>
    <style:style style:name="T268" style:family="text">
      <style:text-properties fo:color="#666666" fo:language="fr" fo:country="FR" fo:font-weight="bold" officeooo:rsid="08133148" fo:background-color="transparent" loext:char-shading-value="0" style:font-weight-asian="bold" style:font-weight-complex="bold"/>
    </style:style>
    <style:style style:name="T269" style:family="text">
      <style:text-properties fo:color="#666666" fo:language="en" fo:country="US" fo:font-weight="bold" officeooo:rsid="0c076465" fo:background-color="transparent" loext:char-shading-value="0" style:font-weight-asian="bold" style:font-weight-complex="bold"/>
    </style:style>
    <style:style style:name="T270" style:family="text">
      <style:text-properties fo:color="#666666" fo:language="en" fo:country="US" fo:font-weight="bold" officeooo:rsid="0c078bdf" fo:background-color="transparent" loext:char-shading-value="0" style:font-weight-asian="bold" style:font-weight-complex="bold"/>
    </style:style>
    <style:style style:name="T271" style:family="text">
      <style:text-properties officeooo:rsid="0097673b"/>
    </style:style>
    <style:style style:name="T272" style:family="text">
      <style:text-properties officeooo:rsid="009cac87"/>
    </style:style>
    <style:style style:name="T273" style:family="text">
      <style:text-properties officeooo:rsid="00fba6a4"/>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fo:color="#000000"/>
    </style:style>
    <style:style style:name="T276" style:family="text">
      <style:text-properties fo:color="#000000" fo:font-size="10.5pt" fo:font-weight="normal" fo:background-color="transparent" loext:char-shading-value="0" style:font-size-asian="10.5pt" style:font-weight-asian="normal" style:font-size-complex="10.5pt" style:font-weight-complex="normal"/>
    </style:style>
    <style:style style:name="T277" style:family="text">
      <style:text-properties fo:color="#000000" fo:font-weight="bold" style:font-weight-asian="bold" style:font-weight-complex="bold"/>
    </style:style>
    <style:style style:name="T278" style:family="text">
      <style:text-properties fo:color="#000000" fo:font-weight="normal" style:font-weight-asian="normal" style:font-weight-complex="normal"/>
    </style:style>
    <style:style style:name="T279" style:family="text">
      <style:text-properties fo:background-color="transparent" loext:char-shading-value="0"/>
    </style:style>
    <style:style style:name="T280" style:family="text">
      <style:text-properties officeooo:rsid="052dc031" fo:background-color="transparent" loext:char-shading-value="0"/>
    </style:style>
    <style:style style:name="T281" style:family="text">
      <style:text-properties officeooo:rsid="052e53e2" fo:background-color="transparent" loext:char-shading-value="0"/>
    </style:style>
    <style:style style:name="T282" style:family="text">
      <style:text-properties officeooo:rsid="052e752b" fo:background-color="transparent" loext:char-shading-value="0"/>
    </style:style>
    <style:style style:name="T283" style:family="text">
      <style:text-properties officeooo:rsid="053008ed" fo:background-color="transparent" loext:char-shading-value="0"/>
    </style:style>
    <style:style style:name="T284" style:family="text">
      <style:text-properties officeooo:rsid="0531c4d7" fo:background-color="transparent" loext:char-shading-value="0"/>
    </style:style>
    <style:style style:name="T285" style:family="text">
      <style:text-properties officeooo:rsid="05327aab" fo:background-color="transparent" loext:char-shading-value="0"/>
    </style:style>
    <style:style style:name="T286" style:family="text">
      <style:text-properties officeooo:rsid="02e89512"/>
    </style:style>
    <style:style style:name="T287" style:family="text">
      <style:text-properties officeooo:rsid="02ece8d2"/>
    </style:style>
    <style:style style:name="T288" style:family="text">
      <style:text-properties officeooo:rsid="02f2c92c"/>
    </style:style>
    <style:style style:name="T289" style:family="text">
      <style:text-properties officeooo:rsid="02f46f31"/>
    </style:style>
    <style:style style:name="T290" style:family="text">
      <style:text-properties officeooo:rsid="02f54c37"/>
    </style:style>
    <style:style style:name="T291" style:family="text">
      <style:text-properties officeooo:rsid="02f711ac"/>
    </style:style>
    <style:style style:name="T292" style:family="text">
      <style:text-properties fo:font-weight="normal" style:font-weight-asian="normal" style:font-weight-complex="normal"/>
    </style:style>
    <style:style style:name="T293" style:family="text">
      <style:text-properties fo:font-weight="normal" officeooo:rsid="02f711ac" style:font-weight-asian="normal" style:font-weight-complex="normal"/>
    </style:style>
    <style:style style:name="T294" style:family="text">
      <style:text-properties fo:font-weight="normal" officeooo:rsid="03c36296" style:font-weight-asian="normal" style:font-weight-complex="normal"/>
    </style:style>
    <style:style style:name="T295" style:family="text">
      <style:text-properties fo:font-weight="normal" officeooo:rsid="03c57618" style:font-weight-asian="normal" style:font-weight-complex="normal"/>
    </style:style>
    <style:style style:name="T296" style:family="text">
      <style:text-properties fo:font-weight="normal" officeooo:rsid="0409cb1d" style:font-weight-asian="normal" style:font-weight-complex="normal"/>
    </style:style>
    <style:style style:name="T297" style:family="text">
      <style:text-properties fo:font-weight="normal" officeooo:rsid="040a96d4" style:font-weight-asian="normal" style:font-weight-complex="normal"/>
    </style:style>
    <style:style style:name="T298" style:family="text">
      <style:text-properties fo:font-weight="normal" officeooo:rsid="040c7288" style:font-weight-asian="normal" style:font-weight-complex="normal"/>
    </style:style>
    <style:style style:name="T299" style:family="text">
      <style:text-properties fo:font-weight="normal" officeooo:rsid="040d6af9" style:font-weight-asian="normal" style:font-weight-complex="normal"/>
    </style:style>
    <style:style style:name="T300" style:family="text">
      <style:text-properties fo:font-weight="normal" officeooo:rsid="05b8e05a" style:font-weight-asian="normal" style:font-weight-complex="normal"/>
    </style:style>
    <style:style style:name="T301" style:family="text">
      <style:text-properties fo:font-weight="normal" officeooo:rsid="05ba1f89" style:font-weight-asian="normal" style:font-weight-complex="normal"/>
    </style:style>
    <style:style style:name="T302" style:family="text">
      <style:text-properties fo:font-weight="normal" officeooo:rsid="05bbe3d8" style:font-weight-asian="normal" style:font-weight-complex="normal"/>
    </style:style>
    <style:style style:name="T303" style:family="text">
      <style:text-properties fo:font-weight="normal" officeooo:rsid="05bc6a1a" style:font-weight-asian="normal" style:font-weight-complex="normal"/>
    </style:style>
    <style:style style:name="T304" style:family="text">
      <style:text-properties fo:font-weight="normal" officeooo:rsid="05bd76e2" style:font-weight-asian="normal" style:font-weight-complex="normal"/>
    </style:style>
    <style:style style:name="T305" style:family="text">
      <style:text-properties fo:font-weight="normal" officeooo:rsid="05db19b3" style:font-weight-asian="normal" style:font-weight-complex="normal"/>
    </style:style>
    <style:style style:name="T306" style:family="text">
      <style:text-properties fo:font-weight="normal" officeooo:rsid="05dcbe0d" style:font-weight-asian="normal" style:font-weight-complex="normal"/>
    </style:style>
    <style:style style:name="T307" style:family="text">
      <style:text-properties fo:font-weight="normal" officeooo:rsid="05dd231a" style:font-weight-asian="normal" style:font-weight-complex="normal"/>
    </style:style>
    <style:style style:name="T308" style:family="text">
      <style:text-properties fo:font-weight="normal" officeooo:rsid="06b0c8de" style:font-weight-asian="normal" style:font-weight-complex="normal"/>
    </style:style>
    <style:style style:name="T309" style:family="text">
      <style:text-properties fo:font-weight="normal" officeooo:rsid="06b18a0f" style:font-weight-asian="normal" style:font-weight-complex="normal"/>
    </style:style>
    <style:style style:name="T310" style:family="text">
      <style:text-properties fo:font-weight="normal" officeooo:rsid="06b194bb" style:font-weight-asian="normal" style:font-weight-complex="normal"/>
    </style:style>
    <style:style style:name="T311" style:family="text">
      <style:text-properties fo:font-weight="normal" officeooo:rsid="06b21bd5" style:font-weight-asian="normal" style:font-weight-complex="normal"/>
    </style:style>
    <style:style style:name="T312" style:family="text">
      <style:text-properties fo:font-weight="normal" officeooo:rsid="06b26e2a" style:font-weight-asian="normal" style:font-weight-complex="normal"/>
    </style:style>
    <style:style style:name="T313" style:family="text">
      <style:text-properties fo:font-weight="normal" officeooo:rsid="06b48ec3" style:font-weight-asian="normal" style:font-weight-complex="normal"/>
    </style:style>
    <style:style style:name="T314" style:family="text">
      <style:text-properties fo:font-weight="normal" officeooo:rsid="06b6cf18" style:font-weight-asian="normal" style:font-weight-complex="normal"/>
    </style:style>
    <style:style style:name="T315" style:family="text">
      <style:text-properties fo:font-weight="normal" officeooo:rsid="06b9cb82" style:font-weight-asian="normal" style:font-weight-complex="normal"/>
    </style:style>
    <style:style style:name="T316" style:family="text">
      <style:text-properties fo:font-weight="normal" officeooo:rsid="06cfbacc" style:font-weight-asian="normal" style:font-weight-complex="normal"/>
    </style:style>
    <style:style style:name="T317" style:family="text">
      <style:text-properties fo:font-weight="normal" officeooo:rsid="06d72692" style:font-weight-asian="normal" style:font-weight-complex="normal"/>
    </style:style>
    <style:style style:name="T318" style:family="text">
      <style:text-properties fo:font-weight="normal" officeooo:rsid="06d8b2b4" style:font-weight-asian="normal" style:font-weight-complex="normal"/>
    </style:style>
    <style:style style:name="T319" style:family="text">
      <style:text-properties fo:font-weight="normal" officeooo:rsid="06d9399a" style:font-weight-asian="normal" style:font-weight-complex="normal"/>
    </style:style>
    <style:style style:name="T320" style:family="text">
      <style:text-properties fo:font-weight="normal" officeooo:rsid="06e2969a" style:font-weight-asian="normal" style:font-weight-complex="normal"/>
    </style:style>
    <style:style style:name="T321" style:family="text">
      <style:text-properties fo:font-weight="normal" officeooo:rsid="06e540a8" style:font-weight-asian="normal" style:font-weight-complex="normal"/>
    </style:style>
    <style:style style:name="T322" style:family="text">
      <style:text-properties fo:font-weight="normal" officeooo:rsid="073b51c2" style:font-weight-asian="normal" style:font-weight-complex="normal"/>
    </style:style>
    <style:style style:name="T323" style:family="text">
      <style:text-properties fo:font-weight="normal" officeooo:rsid="06b637e1" style:font-weight-asian="normal" style:font-weight-complex="normal"/>
    </style:style>
    <style:style style:name="T324" style:family="text">
      <style:text-properties fo:font-weight="normal" officeooo:rsid="03efd923" style:font-weight-asian="normal" style:font-weight-complex="normal"/>
    </style:style>
    <style:style style:name="T325" style:family="text">
      <style:text-properties fo:font-weight="normal" officeooo:rsid="05e982ec" style:font-weight-asian="normal" style:font-weight-complex="normal"/>
    </style:style>
    <style:style style:name="T326" style:family="text">
      <style:text-properties fo:font-weight="normal" officeooo:rsid="0a90094e" style:font-weight-asian="normal" style:font-weight-complex="normal"/>
    </style:style>
    <style:style style:name="T327" style:family="text">
      <style:text-properties fo:font-weight="normal" officeooo:rsid="0ac2ca5f" style:font-weight-asian="normal" style:font-weight-complex="normal"/>
    </style:style>
    <style:style style:name="T328" style:family="text">
      <style:text-properties fo:font-weight="normal" officeooo:rsid="0ac2e27f" style:font-weight-asian="normal" style:font-weight-complex="normal"/>
    </style:style>
    <style:style style:name="T329" style:family="text">
      <style:text-properties fo:font-weight="normal" officeooo:rsid="0ac559a3" style:font-weight-asian="normal" style:font-weight-complex="normal"/>
    </style:style>
    <style:style style:name="T330" style:family="text">
      <style:text-properties fo:font-weight="normal" officeooo:rsid="0ac5ad6d" style:font-weight-asian="normal" style:font-weight-complex="normal"/>
    </style:style>
    <style:style style:name="T331" style:family="text">
      <style:text-properties fo:font-weight="normal" officeooo:rsid="0ac7752a" style:font-weight-asian="normal" style:font-weight-complex="normal"/>
    </style:style>
    <style:style style:name="T332" style:family="text">
      <style:text-properties fo:font-weight="normal" officeooo:rsid="0ac8e974" style:font-weight-asian="normal" style:font-weight-complex="normal"/>
    </style:style>
    <style:style style:name="T333" style:family="text">
      <style:text-properties fo:font-weight="normal" officeooo:rsid="0aca2944" style:font-weight-asian="normal" style:font-weight-complex="normal"/>
    </style:style>
    <style:style style:name="T334" style:family="text">
      <style:text-properties fo:font-weight="normal" officeooo:rsid="0acabd3b" style:font-weight-asian="normal" style:font-weight-complex="normal"/>
    </style:style>
    <style:style style:name="T335" style:family="text">
      <style:text-properties fo:font-weight="normal" officeooo:rsid="0acb8035" style:font-weight-asian="normal" style:font-weight-complex="normal"/>
    </style:style>
    <style:style style:name="T336" style:family="text">
      <style:text-properties fo:font-weight="normal" officeooo:rsid="0ace05e9" style:font-weight-asian="normal" style:font-weight-complex="normal"/>
    </style:style>
    <style:style style:name="T337" style:family="text">
      <style:text-properties fo:font-weight="normal" officeooo:rsid="0acf7101" style:font-weight-asian="normal" style:font-weight-complex="normal"/>
    </style:style>
    <style:style style:name="T338" style:family="text">
      <style:text-properties fo:font-weight="normal" officeooo:rsid="0ad1223c" style:font-weight-asian="normal" style:font-weight-complex="normal"/>
    </style:style>
    <style:style style:name="T339" style:family="text">
      <style:text-properties fo:font-weight="normal" officeooo:rsid="0ad328b3" style:font-weight-asian="normal" style:font-weight-complex="normal"/>
    </style:style>
    <style:style style:name="T340" style:family="text">
      <style:text-properties fo:font-weight="normal" officeooo:rsid="0ad34758" style:font-weight-asian="normal" style:font-weight-complex="normal"/>
    </style:style>
    <style:style style:name="T341" style:family="text">
      <style:text-properties fo:font-weight="normal" officeooo:rsid="0ad4f6d2" style:font-weight-asian="normal" style:font-weight-complex="normal"/>
    </style:style>
    <style:style style:name="T342" style:family="text">
      <style:text-properties fo:font-weight="normal" officeooo:rsid="0ad8b348" style:font-weight-asian="normal" style:font-weight-complex="normal"/>
    </style:style>
    <style:style style:name="T343" style:family="text">
      <style:text-properties fo:font-weight="normal" officeooo:rsid="0ad93189" style:font-weight-asian="normal" style:font-weight-complex="normal"/>
    </style:style>
    <style:style style:name="T344" style:family="text">
      <style:text-properties fo:font-weight="normal" officeooo:rsid="0baa18de" style:font-weight-asian="normal" style:font-weight-complex="normal"/>
    </style:style>
    <style:style style:name="T345" style:family="text">
      <style:text-properties fo:font-weight="normal" officeooo:rsid="0bbdfed2" style:font-weight-asian="normal" style:font-weight-complex="normal"/>
    </style:style>
    <style:style style:name="T346" style:family="text">
      <style:text-properties fo:font-weight="normal" officeooo:rsid="0bbfa87b" style:font-weight-asian="normal" style:font-weight-complex="normal"/>
    </style:style>
    <style:style style:name="T347" style:family="text">
      <style:text-properties fo:font-weight="normal" officeooo:rsid="0bc4af61" style:font-weight-asian="normal" style:font-weight-complex="normal"/>
    </style:style>
    <style:style style:name="T348" style:family="text">
      <style:text-properties fo:font-weight="normal" officeooo:rsid="05327aab" fo:background-color="transparent" loext:char-shading-value="0" style:font-weight-asian="normal" style:font-weight-complex="normal"/>
    </style:style>
    <style:style style:name="T349" style:family="text">
      <style:text-properties fo:font-weight="normal" officeooo:rsid="053358dd" fo:background-color="transparent" loext:char-shading-value="0" style:font-weight-asian="normal" style:font-weight-complex="normal"/>
    </style:style>
    <style:style style:name="T350" style:family="text">
      <style:text-properties fo:font-weight="normal" officeooo:rsid="05352a06" fo:background-color="transparent" loext:char-shading-value="0" style:font-weight-asian="normal" style:font-weight-complex="normal"/>
    </style:style>
    <style:style style:name="T351" style:family="text">
      <style:text-properties fo:font-size="12pt" fo:font-weight="bold" style:font-size-asian="12pt" style:font-weight-asian="bold" style:font-size-complex="12pt" style:font-weight-complex="bold"/>
    </style:style>
    <style:style style:name="T352" style:family="text">
      <style:text-properties fo:color="#21409a" style:font-name="Ubuntu" fo:font-size="10.5pt" fo:language="fr" fo:country="FR" fo:font-weight="bold" fo:background-color="transparent" loext:char-shading-value="0" style:font-size-asian="10.5pt" style:font-weight-asian="bold" style:font-size-complex="10.5pt" style:font-weight-complex="bold"/>
    </style:style>
    <style:style style:name="T353" style:family="text">
      <style:text-properties fo:color="#21409a" fo:font-size="10.5pt" fo:language="fr" fo:country="FR" fo:font-weight="bold" fo:background-color="transparent" loext:char-shading-value="0" style:font-size-asian="10.5pt" style:font-weight-asian="bold" style:font-size-complex="10.5pt" style:font-weight-complex="bold"/>
    </style:style>
    <style:style style:name="T354" style:family="text">
      <style:text-properties fo:color="#21409a" fo:language="fr" fo:country="FR" fo:font-weight="bold" fo:background-color="transparent" loext:char-shading-value="0" style:font-weight-asian="bold" style:font-weight-complex="bold"/>
    </style:style>
    <style:style style:name="T355" style:family="text">
      <style:text-properties officeooo:rsid="03197071"/>
    </style:style>
    <style:style style:name="T356" style:family="text">
      <style:text-properties officeooo:rsid="0321d26b"/>
    </style:style>
    <style:style style:name="T357" style:family="text">
      <style:text-properties officeooo:rsid="032460cd"/>
    </style:style>
    <style:style style:name="T358" style:family="text">
      <style:text-properties officeooo:rsid="0349d1a6"/>
    </style:style>
    <style:style style:name="T359" style:family="text">
      <style:text-properties officeooo:rsid="034aaa61"/>
    </style:style>
    <style:style style:name="T360" style:family="text">
      <style:text-properties officeooo:rsid="03558c9a"/>
    </style:style>
    <style:style style:name="T361" style:family="text">
      <style:text-properties officeooo:rsid="035e21f5"/>
    </style:style>
    <style:style style:name="T362" style:family="text">
      <style:text-properties officeooo:rsid="035f6452"/>
    </style:style>
    <style:style style:name="T363" style:family="text">
      <style:text-properties officeooo:rsid="03a4a53b"/>
    </style:style>
    <style:style style:name="T364" style:family="text">
      <style:text-properties officeooo:rsid="03c11473"/>
    </style:style>
    <style:style style:name="T365" style:family="text">
      <style:text-properties officeooo:rsid="03c33dd9"/>
    </style:style>
    <style:style style:name="T366" style:family="text">
      <style:text-properties officeooo:rsid="03ea7fe2"/>
    </style:style>
    <style:style style:name="T367" style:family="text">
      <style:text-properties officeooo:rsid="03f738ff"/>
    </style:style>
    <style:style style:name="T368" style:family="text">
      <style:text-properties officeooo:rsid="04046f12"/>
    </style:style>
    <style:style style:name="T369" style:family="text">
      <style:text-properties officeooo:rsid="040820f1"/>
    </style:style>
    <style:style style:name="T370" style:family="text">
      <style:text-properties fo:color="#808080" fo:font-weight="bold" style:font-weight-asian="bold" style:font-weight-complex="bold"/>
    </style:style>
    <style:style style:name="T371" style:family="text">
      <style:text-properties fo:color="#808080" fo:font-weight="bold" officeooo:rsid="040d6af9" style:font-weight-asian="bold" style:font-weight-complex="bold"/>
    </style:style>
    <style:style style:name="T372" style:family="text">
      <style:text-properties fo:color="#808080" fo:font-weight="bold" officeooo:rsid="073b51c2" style:font-weight-asian="bold" style:font-weight-complex="bold"/>
    </style:style>
    <style:style style:name="T373" style:family="text">
      <style:text-properties fo:color="#808080" fo:font-weight="bold" officeooo:rsid="0ac2ca5f" style:font-weight-asian="bold" style:font-weight-complex="bold"/>
    </style:style>
    <style:style style:name="T374" style:family="text">
      <style:text-properties fo:color="#808080" fo:font-weight="bold" officeooo:rsid="0afc2b7c" style:font-weight-asian="bold" style:font-weight-complex="bold"/>
    </style:style>
    <style:style style:name="T375" style:family="text">
      <style:text-properties fo:color="#808080" style:font-name="Ubuntu" fo:font-size="10.5pt" fo:language="fr" fo:country="FR" fo:font-weight="bold" officeooo:rsid="080f7b1c" fo:background-color="transparent" loext:char-shading-value="0" style:font-size-asian="10.5pt" style:font-weight-asian="bold" style:font-size-complex="10.5pt" style:font-weight-complex="bold"/>
    </style:style>
    <style:style style:name="T376" style:family="text">
      <style:text-properties fo:color="#808080" style:font-name="Ubuntu" fo:font-size="10.5pt" fo:language="fr" fo:country="FR" fo:font-weight="bold" officeooo:rsid="0999f9bf" fo:background-color="transparent" loext:char-shading-value="0" style:font-size-asian="10.5pt" style:font-weight-asian="bold" style:font-size-complex="10.5pt" style:font-weight-complex="bold"/>
    </style:style>
    <style:style style:name="T377" style:family="text">
      <style:text-properties fo:color="#808080" style:font-name="Ubuntu" fo:font-size="10.5pt" fo:language="fr" fo:country="FR" fo:font-weight="bold" officeooo:rsid="05e7ceff" fo:background-color="transparent" loext:char-shading-value="0" style:font-size-asian="10.5pt" style:font-weight-asian="bold" style:font-size-complex="10.5pt" style:font-weight-complex="bold"/>
    </style:style>
    <style:style style:name="T378" style:family="text">
      <style:text-properties fo:color="#808080" style:font-name="Ubuntu" fo:font-size="10.5pt" fo:language="fr" fo:country="FR" fo:font-weight="bold" officeooo:rsid="0afc2b7c" fo:background-color="transparent" loext:char-shading-value="0" style:font-size-asian="10.5pt" style:font-weight-asian="bold" style:font-size-complex="10.5pt" style:font-weight-complex="bold"/>
    </style:style>
    <style:style style:name="T379" style:family="text">
      <style:text-properties fo:color="#808080"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380" style:family="text">
      <style:text-properties fo:color="#808080" fo:font-size="10.5pt" fo:font-weight="bold" fo:background-color="transparent" loext:char-shading-value="0" style:font-size-asian="10.5pt" style:font-weight-asian="bold" style:font-size-complex="10.5pt" style:font-weight-complex="bold"/>
    </style:style>
    <style:style style:name="T381" style:family="text">
      <style:text-properties fo:color="#808080" fo:font-size="10.5pt" fo:language="fr" fo:country="FR" fo:font-weight="bold" officeooo:rsid="080f7b1c" fo:background-color="transparent" loext:char-shading-value="0" style:font-size-asian="10.5pt" style:font-weight-asian="bold" style:font-size-complex="10.5pt" style:font-weight-complex="bold"/>
    </style:style>
    <style:style style:name="T382" style:family="text">
      <style:text-properties fo:color="#808080" officeooo:rsid="0ac2ca5f"/>
    </style:style>
    <style:style style:name="T383" style:family="text">
      <style:text-properties fo:color="#808080" fo:language="fr" fo:country="FR" fo:font-weight="bold" officeooo:rsid="080f7b1c" fo:background-color="transparent" loext:char-shading-value="0" style:font-weight-asian="bold" style:font-weight-complex="bold"/>
    </style:style>
    <style:style style:name="T384" style:family="text">
      <style:text-properties officeooo:rsid="040e8195"/>
    </style:style>
    <style:style style:name="T385" style:family="text">
      <style:text-properties officeooo:rsid="042e5111"/>
    </style:style>
    <style:style style:name="T386" style:family="text">
      <style:text-properties officeooo:rsid="0450d581"/>
    </style:style>
    <style:style style:name="T387" style:family="text">
      <style:text-properties officeooo:rsid="0479a063"/>
    </style:style>
    <style:style style:name="T388" style:family="text">
      <style:text-properties officeooo:rsid="04819be7"/>
    </style:style>
    <style:style style:name="T389" style:family="text">
      <style:text-properties officeooo:rsid="0482b1dc"/>
    </style:style>
    <style:style style:name="T390" style:family="text">
      <style:text-properties officeooo:rsid="04897933"/>
    </style:style>
    <style:style style:name="T391" style:family="text">
      <style:text-properties officeooo:rsid="0489bcc4"/>
    </style:style>
    <style:style style:name="T392" style:family="text">
      <style:text-properties officeooo:rsid="048b5c40"/>
    </style:style>
    <style:style style:name="T393" style:family="text">
      <style:text-properties officeooo:rsid="048de427"/>
    </style:style>
    <style:style style:name="T394" style:family="text">
      <style:text-properties officeooo:rsid="048e20fb"/>
    </style:style>
    <style:style style:name="T395" style:family="text">
      <style:text-properties officeooo:rsid="048e2c96"/>
    </style:style>
    <style:style style:name="T396" style:family="text">
      <style:text-properties officeooo:rsid="04aa4003"/>
    </style:style>
    <style:style style:name="T397" style:family="text">
      <style:text-properties officeooo:rsid="04b30f42"/>
    </style:style>
    <style:style style:name="T398" style:family="text">
      <style:text-properties officeooo:rsid="04bd15ef"/>
    </style:style>
    <style:style style:name="T399" style:family="text">
      <style:text-properties officeooo:rsid="04c43b81"/>
    </style:style>
    <style:style style:name="T400" style:family="text">
      <style:text-properties officeooo:rsid="04d4bebc"/>
    </style:style>
    <style:style style:name="T401" style:family="text">
      <style:text-properties officeooo:rsid="04da8cec"/>
    </style:style>
    <style:style style:name="T402" style:family="text">
      <style:text-properties officeooo:rsid="04f375ff"/>
    </style:style>
    <style:style style:name="T403" style:family="text">
      <style:text-properties officeooo:rsid="04f8d7b7"/>
    </style:style>
    <style:style style:name="T404" style:family="text">
      <style:text-properties officeooo:rsid="04fcd4a0"/>
    </style:style>
    <style:style style:name="T405" style:family="text">
      <style:text-properties officeooo:rsid="04fe322a"/>
    </style:style>
    <style:style style:name="T406" style:family="text">
      <style:text-properties officeooo:rsid="05004ea0"/>
    </style:style>
    <style:style style:name="T407" style:family="text">
      <style:text-properties officeooo:rsid="05018d79"/>
    </style:style>
    <style:style style:name="T408" style:family="text">
      <style:text-properties officeooo:rsid="050c241f"/>
    </style:style>
    <style:style style:name="T409" style:family="text">
      <style:text-properties officeooo:rsid="050e8b4b"/>
    </style:style>
    <style:style style:name="T410" style:family="text">
      <style:text-properties officeooo:rsid="050f19ca"/>
    </style:style>
    <style:style style:name="T411" style:family="text">
      <style:text-properties officeooo:rsid="05117d75"/>
    </style:style>
    <style:style style:name="T412" style:family="text">
      <style:text-properties officeooo:rsid="051189a6"/>
    </style:style>
    <style:style style:name="T413" style:family="text">
      <style:text-properties officeooo:rsid="0513705e"/>
    </style:style>
    <style:style style:name="T414" style:family="text">
      <style:text-properties officeooo:rsid="0515dcba"/>
    </style:style>
    <style:style style:name="T415" style:family="text">
      <style:text-properties officeooo:rsid="05175bdf"/>
    </style:style>
    <style:style style:name="T416" style:family="text">
      <style:text-properties officeooo:rsid="0519357d"/>
    </style:style>
    <style:style style:name="T417" style:family="text">
      <style:text-properties officeooo:rsid="051c0055"/>
    </style:style>
    <style:style style:name="T418" style:family="text">
      <style:text-properties officeooo:rsid="051c69cc"/>
    </style:style>
    <style:style style:name="T419" style:family="text">
      <style:text-properties officeooo:rsid="051dba71"/>
    </style:style>
    <style:style style:name="T420" style:family="text">
      <style:text-properties officeooo:rsid="051e21de"/>
    </style:style>
    <style:style style:name="T421" style:family="text">
      <style:text-properties officeooo:rsid="0520299c"/>
    </style:style>
    <style:style style:name="T422" style:family="text">
      <style:text-properties officeooo:rsid="05217747"/>
    </style:style>
    <style:style style:name="T423" style:family="text">
      <style:text-properties officeooo:rsid="054a704d"/>
    </style:style>
    <style:style style:name="T424" style:family="text">
      <style:text-properties style:use-window-font-color="true" style:font-name="Ubuntu" fo:font-size="10.5pt" fo:language="fr" fo:country="FR" fo:font-weight="normal" officeooo:rsid="054b574b" fo:background-color="transparent" loext:char-shading-value="0" style:font-size-asian="10.5pt" style:font-weight-asian="normal" style:font-size-complex="10.5pt" style:font-weight-complex="normal"/>
    </style:style>
    <style:style style:name="T425" style:family="text">
      <style:text-properties style:use-window-font-color="true" style:font-name="Ubuntu" fo:font-size="10.5pt" fo:language="fr" fo:country="FR" fo:font-weight="normal" officeooo:rsid="054bf9b4" fo:background-color="transparent" loext:char-shading-value="0" style:font-size-asian="10.5pt" style:font-weight-asian="normal" style:font-size-complex="10.5pt" style:font-weight-complex="normal"/>
    </style:style>
    <style:style style:name="T426" style:family="text">
      <style:text-properties style:use-window-font-color="true" style:font-name="Ubuntu" fo:font-size="10.5pt" fo:language="fr" fo:country="FR" fo:font-weight="normal" officeooo:rsid="054c57de" fo:background-color="transparent" loext:char-shading-value="0" style:font-size-asian="10.5pt" style:font-weight-asian="normal" style:font-size-complex="10.5pt" style:font-weight-complex="normal"/>
    </style:style>
    <style:style style:name="T427" style:family="text">
      <style:text-properties style:use-window-font-color="true" style:font-name="Ubuntu" fo:font-size="10.5pt" fo:language="fr" fo:country="FR" fo:font-weight="normal" officeooo:rsid="0550e723" fo:background-color="transparent" loext:char-shading-value="0" style:font-size-asian="10.5pt" style:font-weight-asian="normal" style:font-size-complex="10.5pt" style:font-weight-complex="normal"/>
    </style:style>
    <style:style style:name="T428" style:family="text">
      <style:text-properties style:use-window-font-color="true"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429" style:family="text">
      <style:text-properties style:use-window-font-color="true" style:font-name="Ubuntu" fo:font-size="10.5pt" fo:language="fr" fo:country="FR" fo:font-weight="normal" officeooo:rsid="0b581d63" fo:background-color="transparent" loext:char-shading-value="0" style:font-size-asian="10.5pt" style:font-weight-asian="normal" style:font-size-complex="10.5pt" style:font-weight-complex="normal"/>
    </style:style>
    <style:style style:name="T430" style:family="text">
      <style:text-properties style:use-window-font-color="true" style:font-name="Ubuntu" fo:font-size="10.5pt" fo:language="fr" fo:country="FR" fo:font-weight="normal" officeooo:rsid="0b6b09bf" fo:background-color="transparent" loext:char-shading-value="0" style:font-size-asian="10.5pt" style:font-weight-asian="normal" style:font-size-complex="10.5pt" style:font-weight-complex="normal"/>
    </style:style>
    <style:style style:name="T431" style:family="text">
      <style:text-properties style:use-window-font-color="true" style:font-name="Ubuntu" fo:font-size="10.5pt" fo:language="fr" fo:country="FR" fo:font-weight="normal" officeooo:rsid="0b6b9a09" fo:background-color="transparent" loext:char-shading-value="0" style:font-size-asian="10.5pt" style:font-weight-asian="normal" style:font-size-complex="10.5pt" style:font-weight-complex="normal"/>
    </style:style>
    <style:style style:name="T432" style:family="text">
      <style:text-properties officeooo:rsid="0494cf40"/>
    </style:style>
    <style:style style:name="T433" style:family="text">
      <style:text-properties officeooo:rsid="0554070b"/>
    </style:style>
    <style:style style:name="T434" style:family="text">
      <style:text-properties officeooo:rsid="056a3edd"/>
    </style:style>
    <style:style style:name="T435" style:family="text">
      <style:text-properties officeooo:rsid="05913669"/>
    </style:style>
    <style:style style:name="T436" style:family="text">
      <style:text-properties officeooo:rsid="05b71810"/>
    </style:style>
    <style:style style:name="T437" style:family="text">
      <style:text-properties officeooo:rsid="05be37c0"/>
    </style:style>
    <style:style style:name="T438" style:family="text">
      <style:text-properties officeooo:rsid="05bf8ebc"/>
    </style:style>
    <style:style style:name="T439" style:family="text">
      <style:text-properties officeooo:rsid="05d8ef9b"/>
    </style:style>
    <style:style style:name="T440" style:family="text">
      <style:text-properties officeooo:rsid="05d9352f"/>
    </style:style>
    <style:style style:name="T441" style:family="text">
      <style:text-properties officeooo:rsid="05daf60a"/>
    </style:style>
    <style:style style:name="T442" style:family="text">
      <style:text-properties officeooo:rsid="05dd73fa"/>
    </style:style>
    <style:style style:name="T443" style:family="text">
      <style:text-properties officeooo:rsid="05df3d68"/>
    </style:style>
    <style:style style:name="T444" style:family="text">
      <style:text-properties officeooo:rsid="05f8bd17"/>
    </style:style>
    <style:style style:name="T445" style:family="text">
      <style:text-properties officeooo:rsid="0607481d"/>
    </style:style>
    <style:style style:name="T446" style:family="text">
      <style:text-properties officeooo:rsid="0618ffcc"/>
    </style:style>
    <style:style style:name="T447" style:family="text">
      <style:text-properties officeooo:rsid="0621c97b"/>
    </style:style>
    <style:style style:name="T448" style:family="text">
      <style:text-properties officeooo:rsid="0623b2d0"/>
    </style:style>
    <style:style style:name="T449" style:family="text">
      <style:text-properties officeooo:rsid="06240dfc"/>
    </style:style>
    <style:style style:name="T450" style:family="text">
      <style:text-properties officeooo:rsid="06249a95"/>
    </style:style>
    <style:style style:name="T451" style:family="text">
      <style:text-properties officeooo:rsid="0639190a"/>
    </style:style>
    <style:style style:name="T452" style:family="text">
      <style:text-properties officeooo:rsid="063f9ce3"/>
    </style:style>
    <style:style style:name="T453" style:family="text">
      <style:text-properties officeooo:rsid="0640f61b"/>
    </style:style>
    <style:style style:name="T454" style:family="text">
      <style:text-properties officeooo:rsid="064dbf96"/>
    </style:style>
    <style:style style:name="T455" style:family="text">
      <style:text-properties officeooo:rsid="064f420e"/>
    </style:style>
    <style:style style:name="T456" style:family="text">
      <style:text-properties officeooo:rsid="065e7e65"/>
    </style:style>
    <style:style style:name="T457" style:family="text">
      <style:text-properties officeooo:rsid="0662be78"/>
    </style:style>
    <style:style style:name="T458" style:family="text">
      <style:text-properties officeooo:rsid="066541b8"/>
    </style:style>
    <style:style style:name="T459" style:family="text">
      <style:text-properties officeooo:rsid="06665a37"/>
    </style:style>
    <style:style style:name="T460" style:family="text">
      <style:text-properties officeooo:rsid="066f4180"/>
    </style:style>
    <style:style style:name="T461" style:family="text">
      <style:text-properties officeooo:rsid="0687217c"/>
    </style:style>
    <style:style style:name="T462" style:family="text">
      <style:text-properties officeooo:rsid="06877807"/>
    </style:style>
    <style:style style:name="T463" style:family="text">
      <style:text-properties officeooo:rsid="0694c333"/>
    </style:style>
    <style:style style:name="T464" style:family="text">
      <style:text-properties officeooo:rsid="06a02ef2"/>
    </style:style>
    <style:style style:name="T465" style:family="text">
      <style:text-properties officeooo:rsid="06a7f208"/>
    </style:style>
    <style:style style:name="T466" style:family="text">
      <style:text-properties officeooo:rsid="06a9823b"/>
    </style:style>
    <style:style style:name="T467" style:family="text">
      <style:text-properties officeooo:rsid="06b01cfe"/>
    </style:style>
    <style:style style:name="T468" style:family="text">
      <style:text-properties officeooo:rsid="06bc2183"/>
    </style:style>
    <style:style style:name="T469" style:family="text">
      <style:text-properties officeooo:rsid="06d2a74a"/>
    </style:style>
    <style:style style:name="T470" style:family="text">
      <style:text-properties officeooo:rsid="06db9558"/>
    </style:style>
    <style:style style:name="T471" style:family="text">
      <style:text-properties officeooo:rsid="0724e4c3"/>
    </style:style>
    <style:style style:name="T472" style:family="text">
      <style:text-properties officeooo:rsid="0726c9f0"/>
    </style:style>
    <style:style style:name="T473" style:family="text">
      <style:text-properties officeooo:rsid="072dd82c"/>
    </style:style>
    <style:style style:name="T474" style:family="text">
      <style:text-properties officeooo:rsid="072ddf4b"/>
    </style:style>
    <style:style style:name="T475" style:family="text">
      <style:text-properties officeooo:rsid="072ef288"/>
    </style:style>
    <style:style style:name="T476" style:family="text">
      <style:text-properties officeooo:rsid="07308098"/>
    </style:style>
    <style:style style:name="T477" style:family="text">
      <style:text-properties officeooo:rsid="07359053"/>
    </style:style>
    <style:style style:name="T478" style:family="text">
      <style:text-properties officeooo:rsid="07376aa0"/>
    </style:style>
    <style:style style:name="T479" style:family="text">
      <style:text-properties officeooo:rsid="073b51c2"/>
    </style:style>
    <style:style style:name="T480" style:family="text">
      <style:text-properties style:font-name="Ubuntu" fo:language="fr" fo:country="FR"/>
    </style:style>
    <style:style style:name="T481" style:family="text">
      <style:text-properties style:font-name="Ubuntu" fo:font-size="10.5pt" fo:language="fr" fo:country="FR" fo:background-color="transparent" loext:char-shading-value="0" style:font-size-asian="10.5pt" style:font-size-complex="10.5pt"/>
    </style:style>
    <style:style style:name="T482" style:family="text">
      <style:text-properties style:font-name="Ubuntu" fo:font-size="10.5pt" fo:language="fr" fo:country="FR" officeooo:rsid="0775fc70" fo:background-color="transparent" loext:char-shading-value="0" style:font-size-asian="10.5pt" style:font-size-complex="10.5pt"/>
    </style:style>
    <style:style style:name="T483" style:family="text">
      <style:text-properties style:font-name="Ubuntu" fo:font-size="10.5pt" fo:language="fr" fo:country="FR" officeooo:rsid="07773315" fo:background-color="transparent" loext:char-shading-value="0" style:font-size-asian="10.5pt" style:font-size-complex="10.5pt"/>
    </style:style>
    <style:style style:name="T484" style:family="text">
      <style:text-properties style:font-name="Ubuntu" fo:font-size="10.5pt" fo:language="fr" fo:country="FR" officeooo:rsid="077b5181" fo:background-color="transparent" loext:char-shading-value="0" style:font-size-asian="10.5pt" style:font-size-complex="10.5pt"/>
    </style:style>
    <style:style style:name="T485" style:family="text">
      <style:text-properties style:font-name="Ubuntu" fo:font-size="10.5pt" fo:language="fr" fo:country="FR" officeooo:rsid="077bc1e9" fo:background-color="transparent" loext:char-shading-value="0" style:font-size-asian="10.5pt" style:font-size-complex="10.5pt"/>
    </style:style>
    <style:style style:name="T486" style:family="text">
      <style:text-properties style:font-name="Ubuntu" fo:font-size="10.5pt" fo:language="fr" fo:country="FR" officeooo:rsid="077ebe42" fo:background-color="transparent" loext:char-shading-value="0" style:font-size-asian="10.5pt" style:font-size-complex="10.5pt"/>
    </style:style>
    <style:style style:name="T487" style:family="text">
      <style:text-properties style:font-name="Ubuntu" fo:font-size="10.5pt" fo:language="fr" fo:country="FR" officeooo:rsid="04c7a822" fo:background-color="transparent" loext:char-shading-value="0" style:font-size-asian="10.5pt" style:font-size-complex="10.5pt"/>
    </style:style>
    <style:style style:name="T488" style:family="text">
      <style:text-properties style:font-name="Ubuntu" fo:font-size="10.5pt" fo:language="fr" fo:country="FR" officeooo:rsid="003f26c7" fo:background-color="transparent" loext:char-shading-value="0" style:font-size-asian="10.5pt" style:font-size-complex="10.5pt"/>
    </style:style>
    <style:style style:name="T489" style:family="text">
      <style:text-properties style:font-name="Ubuntu" fo:font-size="10.5pt" fo:language="fr" fo:country="FR" officeooo:rsid="080f7b1c" fo:background-color="transparent" loext:char-shading-value="0" style:font-size-asian="10.5pt" style:font-size-complex="10.5pt"/>
    </style:style>
    <style:style style:name="T490" style:family="text">
      <style:text-properties style:font-name="Ubuntu" fo:font-size="10.5pt" fo:language="fr" fo:country="FR" officeooo:rsid="08111566" fo:background-color="transparent" loext:char-shading-value="0" style:font-size-asian="10.5pt" style:font-size-complex="10.5pt"/>
    </style:style>
    <style:style style:name="T491" style:family="text">
      <style:text-properties style:font-name="Ubuntu" fo:font-size="10.5pt" fo:language="fr" fo:country="FR" officeooo:rsid="0635daa1" fo:background-color="transparent" loext:char-shading-value="0" style:font-size-asian="10.5pt" style:font-size-complex="10.5pt"/>
    </style:style>
    <style:style style:name="T492" style:family="text">
      <style:text-properties style:font-name="Ubuntu" fo:font-size="10.5pt" fo:language="fr" fo:country="FR" officeooo:rsid="04352a23" fo:background-color="transparent" loext:char-shading-value="0" style:font-size-asian="10.5pt" style:font-size-complex="10.5pt"/>
    </style:style>
    <style:style style:name="T493" style:family="text">
      <style:text-properties style:font-name="Ubuntu" fo:font-size="10.5pt" fo:language="fr" fo:country="FR" officeooo:rsid="043eaf03" fo:background-color="transparent" loext:char-shading-value="0" style:font-size-asian="10.5pt" style:font-size-complex="10.5pt"/>
    </style:style>
    <style:style style:name="T494" style:family="text">
      <style:text-properties style:font-name="Ubuntu" fo:font-size="10.5pt" fo:language="fr" fo:country="FR" officeooo:rsid="0441c328" fo:background-color="transparent" loext:char-shading-value="0" style:font-size-asian="10.5pt" style:font-size-complex="10.5pt"/>
    </style:style>
    <style:style style:name="T495" style:family="text">
      <style:text-properties style:font-name="Ubuntu" fo:font-size="10.5pt" fo:language="fr" fo:country="FR" officeooo:rsid="08133148" fo:background-color="transparent" loext:char-shading-value="0" style:font-size-asian="10.5pt" style:font-size-complex="10.5pt"/>
    </style:style>
    <style:style style:name="T496" style:family="text">
      <style:text-properties style:font-name="Ubuntu" fo:font-size="10.5pt" fo:language="fr" fo:country="FR" officeooo:rsid="085a5c59" fo:background-color="transparent" loext:char-shading-value="0" style:font-size-asian="10.5pt" style:font-size-complex="10.5pt"/>
    </style:style>
    <style:style style:name="T497" style:family="text">
      <style:text-properties style:font-name="Ubuntu" fo:font-size="10.5pt" fo:language="fr" fo:country="FR" officeooo:rsid="0873c064" fo:background-color="transparent" loext:char-shading-value="0" style:font-size-asian="10.5pt" style:font-size-complex="10.5pt"/>
    </style:style>
    <style:style style:name="T498" style:family="text">
      <style:text-properties style:font-name="Ubuntu" fo:font-size="10.5pt" fo:language="fr" fo:country="FR" officeooo:rsid="0874215c" fo:background-color="transparent" loext:char-shading-value="0" style:font-size-asian="10.5pt" style:font-size-complex="10.5pt"/>
    </style:style>
    <style:style style:name="T499" style:family="text">
      <style:text-properties style:font-name="Ubuntu" fo:font-size="10.5pt" fo:language="fr" fo:country="FR" officeooo:rsid="0874284d" fo:background-color="transparent" loext:char-shading-value="0" style:font-size-asian="10.5pt" style:font-size-complex="10.5pt"/>
    </style:style>
    <style:style style:name="T500" style:family="text">
      <style:text-properties style:font-name="Ubuntu" fo:font-size="10.5pt" fo:language="fr" fo:country="FR" officeooo:rsid="087555e9" fo:background-color="transparent" loext:char-shading-value="0" style:font-size-asian="10.5pt" style:font-size-complex="10.5pt"/>
    </style:style>
    <style:style style:name="T501" style:family="text">
      <style:text-properties style:font-name="Ubuntu" fo:font-size="10.5pt" fo:language="fr" fo:country="FR" officeooo:rsid="087598b1" fo:background-color="transparent" loext:char-shading-value="0" style:font-size-asian="10.5pt" style:font-size-complex="10.5pt"/>
    </style:style>
    <style:style style:name="T502" style:family="text">
      <style:text-properties style:font-name="Ubuntu" fo:font-size="10.5pt" fo:language="fr" fo:country="FR" officeooo:rsid="0876c784" fo:background-color="transparent" loext:char-shading-value="0" style:font-size-asian="10.5pt" style:font-size-complex="10.5pt"/>
    </style:style>
    <style:style style:name="T503" style:family="text">
      <style:text-properties style:font-name="Ubuntu" fo:font-size="10.5pt" fo:language="fr" fo:country="FR" officeooo:rsid="087743e9" fo:background-color="transparent" loext:char-shading-value="0" style:font-size-asian="10.5pt" style:font-size-complex="10.5pt"/>
    </style:style>
    <style:style style:name="T504" style:family="text">
      <style:text-properties style:font-name="Ubuntu" fo:font-size="10.5pt" fo:language="fr" fo:country="FR" officeooo:rsid="087800f3" fo:background-color="transparent" loext:char-shading-value="0" style:font-size-asian="10.5pt" style:font-size-complex="10.5pt"/>
    </style:style>
    <style:style style:name="T505" style:family="text">
      <style:text-properties style:font-name="Ubuntu" fo:font-size="10.5pt" fo:language="fr" fo:country="FR" officeooo:rsid="0879f6f2" fo:background-color="transparent" loext:char-shading-value="0" style:font-size-asian="10.5pt" style:font-size-complex="10.5pt"/>
    </style:style>
    <style:style style:name="T506" style:family="text">
      <style:text-properties style:font-name="Ubuntu" fo:font-size="10.5pt" fo:language="fr" fo:country="FR" officeooo:rsid="0652b4be" fo:background-color="transparent" loext:char-shading-value="0" style:font-size-asian="10.5pt" style:font-size-complex="10.5pt"/>
    </style:style>
    <style:style style:name="T507" style:family="text">
      <style:text-properties style:font-name="Ubuntu" fo:font-size="10.5pt" fo:language="fr" fo:country="FR" officeooo:rsid="00c8ffe1" fo:background-color="transparent" loext:char-shading-value="0" style:font-size-asian="10.5pt" style:font-size-complex="10.5pt"/>
    </style:style>
    <style:style style:name="T508" style:family="text">
      <style:text-properties style:font-name="Ubuntu" fo:font-size="10.5pt" fo:language="fr" fo:country="FR" officeooo:rsid="00c9826c" fo:background-color="transparent" loext:char-shading-value="0" style:font-size-asian="10.5pt" style:font-size-complex="10.5pt"/>
    </style:style>
    <style:style style:name="T509" style:family="text">
      <style:text-properties style:font-name="Ubuntu" fo:font-size="10.5pt" fo:language="fr" fo:country="FR" officeooo:rsid="00c9fede" fo:background-color="transparent" loext:char-shading-value="0" style:font-size-asian="10.5pt" style:font-size-complex="10.5pt"/>
    </style:style>
    <style:style style:name="T510" style:family="text">
      <style:text-properties style:font-name="Ubuntu" fo:font-size="10.5pt" fo:language="fr" fo:country="FR" officeooo:rsid="00c917e1" fo:background-color="transparent" loext:char-shading-value="0" style:font-size-asian="10.5pt" style:font-size-complex="10.5pt"/>
    </style:style>
    <style:style style:name="T511" style:family="text">
      <style:text-properties style:font-name="Ubuntu" fo:font-size="10.5pt" fo:language="fr" fo:country="FR" officeooo:rsid="0893a075" fo:background-color="transparent" loext:char-shading-value="0" style:font-size-asian="10.5pt" style:font-size-complex="10.5pt"/>
    </style:style>
    <style:style style:name="T512" style:family="text">
      <style:text-properties style:font-name="Ubuntu" fo:font-size="10.5pt" fo:language="fr" fo:country="FR" officeooo:rsid="08956cc8" fo:background-color="transparent" loext:char-shading-value="0" style:font-size-asian="10.5pt" style:font-size-complex="10.5pt"/>
    </style:style>
    <style:style style:name="T513" style:family="text">
      <style:text-properties style:font-name="Ubuntu" fo:font-size="10.5pt" fo:language="fr" fo:country="FR" officeooo:rsid="03ce5197" fo:background-color="transparent" loext:char-shading-value="0" style:font-size-asian="10.5pt" style:font-size-complex="10.5pt"/>
    </style:style>
    <style:style style:name="T514" style:family="text">
      <style:text-properties style:font-name="Ubuntu" fo:font-size="10.5pt" fo:language="fr" fo:country="FR" officeooo:rsid="03ce82b3" fo:background-color="transparent" loext:char-shading-value="0" style:font-size-asian="10.5pt" style:font-size-complex="10.5pt"/>
    </style:style>
    <style:style style:name="T515" style:family="text">
      <style:text-properties style:font-name="Ubuntu" fo:font-size="10.5pt" fo:language="fr" fo:country="FR" officeooo:rsid="0875c167" fo:background-color="transparent" loext:char-shading-value="0" style:font-size-asian="10.5pt" style:font-size-complex="10.5pt"/>
    </style:style>
    <style:style style:name="T516" style:family="text">
      <style:text-properties style:font-name="Ubuntu" fo:font-size="10.5pt" fo:language="fr" fo:country="FR" officeooo:rsid="00adeb87" fo:background-color="transparent" loext:char-shading-value="0" style:font-size-asian="10.5pt" style:font-size-complex="10.5pt"/>
    </style:style>
    <style:style style:name="T517" style:family="text">
      <style:text-properties style:font-name="Ubuntu" fo:font-size="10.5pt" fo:language="fr" fo:country="FR" officeooo:rsid="03abb9d2" fo:background-color="transparent" loext:char-shading-value="0" style:font-size-asian="10.5pt" style:font-size-complex="10.5pt"/>
    </style:style>
    <style:style style:name="T518" style:family="text">
      <style:text-properties style:font-name="Ubuntu" fo:font-size="10.5pt" fo:language="fr" fo:country="FR" officeooo:rsid="03b738fa" fo:background-color="transparent" loext:char-shading-value="0" style:font-size-asian="10.5pt" style:font-size-complex="10.5pt"/>
    </style:style>
    <style:style style:name="T519" style:family="text">
      <style:text-properties style:font-name="Ubuntu" fo:font-size="10.5pt" fo:language="fr" fo:country="FR" officeooo:rsid="0872b890" fo:background-color="transparent" loext:char-shading-value="0" style:font-size-asian="10.5pt" style:font-size-complex="10.5pt"/>
    </style:style>
    <style:style style:name="T520" style:family="text">
      <style:text-properties style:font-name="Ubuntu" fo:font-size="10.5pt" fo:language="fr" fo:country="FR" officeooo:rsid="03aa0ce3" fo:background-color="transparent" loext:char-shading-value="0" style:font-size-asian="10.5pt" style:font-size-complex="10.5pt"/>
    </style:style>
    <style:style style:name="T521" style:family="text">
      <style:text-properties style:font-name="Ubuntu" fo:font-size="10.5pt" fo:language="fr" fo:country="FR" officeooo:rsid="078acd3d" fo:background-color="transparent" loext:char-shading-value="0" style:font-size-asian="10.5pt" style:font-size-complex="10.5pt"/>
    </style:style>
    <style:style style:name="T522" style:family="text">
      <style:text-properties style:font-name="Ubuntu" fo:font-size="10.5pt" fo:language="fr" fo:country="FR" officeooo:rsid="065e7e65" fo:background-color="transparent" loext:char-shading-value="0" style:font-size-asian="10.5pt" style:font-size-complex="10.5pt"/>
    </style:style>
    <style:style style:name="T523" style:family="text">
      <style:text-properties style:font-name="Ubuntu" fo:font-size="10.5pt" fo:language="fr" fo:country="FR" officeooo:rsid="066f4180" fo:background-color="transparent" loext:char-shading-value="0" style:font-size-asian="10.5pt" style:font-size-complex="10.5pt"/>
    </style:style>
    <style:style style:name="T524" style:family="text">
      <style:text-properties style:font-name="Ubuntu" fo:font-size="10.5pt" fo:language="fr" fo:country="FR" officeooo:rsid="0675f07f" fo:background-color="transparent" loext:char-shading-value="0" style:font-size-asian="10.5pt" style:font-size-complex="10.5pt"/>
    </style:style>
    <style:style style:name="T525" style:family="text">
      <style:text-properties style:font-name="Ubuntu" fo:font-size="10.5pt" fo:language="fr" fo:country="FR" officeooo:rsid="067a4061" fo:background-color="transparent" loext:char-shading-value="0" style:font-size-asian="10.5pt" style:font-size-complex="10.5pt"/>
    </style:style>
    <style:style style:name="T526" style:family="text">
      <style:text-properties style:font-name="Ubuntu" fo:font-size="10.5pt" fo:language="fr" fo:country="FR" officeooo:rsid="054b244b" fo:background-color="transparent" loext:char-shading-value="0" style:font-size-asian="10.5pt" style:font-size-complex="10.5pt"/>
    </style:style>
    <style:style style:name="T527" style:family="text">
      <style:text-properties style:font-name="Ubuntu" fo:font-size="10.5pt" fo:language="fr" fo:country="FR" officeooo:rsid="05578fb2" fo:background-color="transparent" loext:char-shading-value="0" style:font-size-asian="10.5pt" style:font-size-complex="10.5pt"/>
    </style:style>
    <style:style style:name="T528" style:family="text">
      <style:text-properties style:font-name="Ubuntu" fo:font-size="10.5pt" fo:language="fr" fo:country="FR" officeooo:rsid="0558b3a8" fo:background-color="transparent" loext:char-shading-value="0" style:font-size-asian="10.5pt" style:font-size-complex="10.5pt"/>
    </style:style>
    <style:style style:name="T529" style:family="text">
      <style:text-properties style:font-name="Ubuntu" fo:font-size="10.5pt" fo:language="fr" fo:country="FR" officeooo:rsid="03bae02c" fo:background-color="transparent" loext:char-shading-value="0" style:font-size-asian="10.5pt" style:font-size-complex="10.5pt"/>
    </style:style>
    <style:style style:name="T530" style:family="text">
      <style:text-properties style:font-name="Ubuntu" fo:font-size="10.5pt" fo:language="fr" fo:country="FR" officeooo:rsid="03bc3ebc" fo:background-color="transparent" loext:char-shading-value="0" style:font-size-asian="10.5pt" style:font-size-complex="10.5pt"/>
    </style:style>
    <style:style style:name="T531" style:family="text">
      <style:text-properties style:font-name="Ubuntu" fo:font-size="10.5pt" fo:language="fr" fo:country="FR" officeooo:rsid="0565f592" fo:background-color="transparent" loext:char-shading-value="0" style:font-size-asian="10.5pt" style:font-size-complex="10.5pt"/>
    </style:style>
    <style:style style:name="T532" style:family="text">
      <style:text-properties style:font-name="Ubuntu" fo:font-size="10.5pt" fo:language="fr" fo:country="FR" officeooo:rsid="0568d887" fo:background-color="transparent" loext:char-shading-value="0" style:font-size-asian="10.5pt" style:font-size-complex="10.5pt"/>
    </style:style>
    <style:style style:name="T533" style:family="text">
      <style:text-properties style:font-name="Ubuntu" fo:font-size="10.5pt" fo:language="fr" fo:country="FR" officeooo:rsid="0567bc4c" fo:background-color="transparent" loext:char-shading-value="0" style:font-size-asian="10.5pt" style:font-size-complex="10.5pt"/>
    </style:style>
    <style:style style:name="T534" style:family="text">
      <style:text-properties style:font-name="Ubuntu" fo:font-size="10.5pt" fo:language="fr" fo:country="FR" officeooo:rsid="0692f6c8" fo:background-color="transparent" loext:char-shading-value="0" style:font-size-asian="10.5pt" style:font-size-complex="10.5pt"/>
    </style:style>
    <style:style style:name="T535" style:family="text">
      <style:text-properties style:font-name="Ubuntu" fo:font-size="10.5pt" fo:language="fr" fo:country="FR" officeooo:rsid="0694c333" fo:background-color="transparent" loext:char-shading-value="0" style:font-size-asian="10.5pt" style:font-size-complex="10.5pt"/>
    </style:style>
    <style:style style:name="T536" style:family="text">
      <style:text-properties style:font-name="Ubuntu" fo:font-size="10.5pt" fo:language="fr" fo:country="FR" officeooo:rsid="068dcb75" fo:background-color="transparent" loext:char-shading-value="0" style:font-size-asian="10.5pt" style:font-size-complex="10.5pt"/>
    </style:style>
    <style:style style:name="T537" style:family="text">
      <style:text-properties style:font-name="Ubuntu" fo:font-size="10.5pt" fo:language="fr" fo:country="FR" officeooo:rsid="06a7f208" fo:background-color="transparent" loext:char-shading-value="0" style:font-size-asian="10.5pt" style:font-size-complex="10.5pt"/>
    </style:style>
    <style:style style:name="T538" style:family="text">
      <style:text-properties style:font-name="Ubuntu" fo:font-size="10.5pt" fo:language="fr" fo:country="FR" officeooo:rsid="06a29930" fo:background-color="transparent" loext:char-shading-value="0" style:font-size-asian="10.5pt" style:font-size-complex="10.5pt"/>
    </style:style>
    <style:style style:name="T539" style:family="text">
      <style:text-properties style:font-name="Ubuntu" fo:font-size="10.5pt" fo:language="fr" fo:country="FR" officeooo:rsid="06a9823b" fo:background-color="transparent" loext:char-shading-value="0" style:font-size-asian="10.5pt" style:font-size-complex="10.5pt"/>
    </style:style>
    <style:style style:name="T540" style:family="text">
      <style:text-properties style:font-name="Ubuntu" fo:font-size="10.5pt" fo:language="fr" fo:country="FR" officeooo:rsid="06ac5518" fo:background-color="transparent" loext:char-shading-value="0" style:font-size-asian="10.5pt" style:font-size-complex="10.5pt"/>
    </style:style>
    <style:style style:name="T541" style:family="text">
      <style:text-properties style:font-name="Ubuntu" fo:font-size="10.5pt" fo:language="fr" fo:country="FR" officeooo:rsid="06b01cfe" fo:background-color="transparent" loext:char-shading-value="0" style:font-size-asian="10.5pt" style:font-size-complex="10.5pt"/>
    </style:style>
    <style:style style:name="T542" style:family="text">
      <style:text-properties style:font-name="Ubuntu" fo:font-size="10.5pt" fo:language="fr" fo:country="FR" officeooo:rsid="06b637e1" fo:background-color="transparent" loext:char-shading-value="0" style:font-size-asian="10.5pt" style:font-size-complex="10.5pt"/>
    </style:style>
    <style:style style:name="T543" style:family="text">
      <style:text-properties style:font-name="Ubuntu" fo:font-size="10.5pt" fo:language="fr" fo:country="FR" officeooo:rsid="09091947" fo:background-color="transparent" loext:char-shading-value="0" style:font-size-asian="10.5pt" style:font-size-complex="10.5pt"/>
    </style:style>
    <style:style style:name="T544" style:family="text">
      <style:text-properties style:font-name="Ubuntu" fo:font-size="10.5pt" fo:language="fr" fo:country="FR" officeooo:rsid="068a07c8" fo:background-color="transparent" loext:char-shading-value="0" style:font-size-asian="10.5pt" style:font-size-complex="10.5pt"/>
    </style:style>
    <style:style style:name="T545" style:family="text">
      <style:text-properties style:font-name="Ubuntu" fo:font-size="10.5pt" fo:language="fr" fo:country="FR" officeooo:rsid="03361080" fo:background-color="transparent" loext:char-shading-value="0" style:font-size-asian="10.5pt" style:font-size-complex="10.5pt"/>
    </style:style>
    <style:style style:name="T546" style:family="text">
      <style:text-properties style:font-name="Ubuntu" fo:font-size="10.5pt" fo:language="fr" fo:country="FR" officeooo:rsid="033b9ec6" fo:background-color="transparent" loext:char-shading-value="0" style:font-size-asian="10.5pt" style:font-size-complex="10.5pt"/>
    </style:style>
    <style:style style:name="T547" style:family="text">
      <style:text-properties style:font-name="Ubuntu" fo:font-size="10.5pt" fo:language="fr" fo:country="FR" officeooo:rsid="09584d7c" fo:background-color="transparent" loext:char-shading-value="0" style:font-size-asian="10.5pt" style:font-size-complex="10.5pt"/>
    </style:style>
    <style:style style:name="T548" style:family="text">
      <style:text-properties style:font-name="Ubuntu" fo:font-size="10.5pt" fo:language="fr" fo:country="FR" officeooo:rsid="0995b82c" fo:background-color="transparent" loext:char-shading-value="0" style:font-size-asian="10.5pt" style:font-size-complex="10.5pt"/>
    </style:style>
    <style:style style:name="T549" style:family="text">
      <style:text-properties style:font-name="Ubuntu" fo:font-size="10.5pt" fo:language="fr" fo:country="FR" officeooo:rsid="0999f9bf" fo:background-color="transparent" loext:char-shading-value="0" style:font-size-asian="10.5pt" style:font-size-complex="10.5pt"/>
    </style:style>
    <style:style style:name="T550" style:family="text">
      <style:text-properties style:font-name="Ubuntu" fo:font-size="10.5pt" fo:language="fr" fo:country="FR" officeooo:rsid="099bfa02" fo:background-color="transparent" loext:char-shading-value="0" style:font-size-asian="10.5pt" style:font-size-complex="10.5pt"/>
    </style:style>
    <style:style style:name="T551" style:family="text">
      <style:text-properties style:font-name="Ubuntu" fo:font-size="10.5pt" fo:language="fr" fo:country="FR" officeooo:rsid="099ce6d8" fo:background-color="transparent" loext:char-shading-value="0" style:font-size-asian="10.5pt" style:font-size-complex="10.5pt"/>
    </style:style>
    <style:style style:name="T552" style:family="text">
      <style:text-properties style:font-name="Ubuntu" fo:font-size="10.5pt" fo:language="fr" fo:country="FR" officeooo:rsid="099e9df3" fo:background-color="transparent" loext:char-shading-value="0" style:font-size-asian="10.5pt" style:font-size-complex="10.5pt"/>
    </style:style>
    <style:style style:name="T553" style:family="text">
      <style:text-properties style:font-name="Ubuntu" fo:font-size="10.5pt" fo:language="fr" fo:country="FR" officeooo:rsid="09a192bd" fo:background-color="transparent" loext:char-shading-value="0" style:font-size-asian="10.5pt" style:font-size-complex="10.5pt"/>
    </style:style>
    <style:style style:name="T554" style:family="text">
      <style:text-properties style:font-name="Ubuntu" fo:font-size="10.5pt" fo:language="fr" fo:country="FR" officeooo:rsid="09a2006d" fo:background-color="transparent" loext:char-shading-value="0" style:font-size-asian="10.5pt" style:font-size-complex="10.5pt"/>
    </style:style>
    <style:style style:name="T555" style:family="text">
      <style:text-properties style:font-name="Ubuntu" fo:font-size="10.5pt" fo:language="fr" fo:country="FR" officeooo:rsid="09a3a8c4" fo:background-color="transparent" loext:char-shading-value="0" style:font-size-asian="10.5pt" style:font-size-complex="10.5pt"/>
    </style:style>
    <style:style style:name="T556" style:family="text">
      <style:text-properties style:font-name="Ubuntu" fo:font-size="10.5pt" fo:language="fr" fo:country="FR" officeooo:rsid="09a4fbe2" fo:background-color="transparent" loext:char-shading-value="0" style:font-size-asian="10.5pt" style:font-size-complex="10.5pt"/>
    </style:style>
    <style:style style:name="T557" style:family="text">
      <style:text-properties style:font-name="Ubuntu" fo:font-size="10.5pt" fo:language="fr" fo:country="FR" officeooo:rsid="09a6bc1d" fo:background-color="transparent" loext:char-shading-value="0" style:font-size-asian="10.5pt" style:font-size-complex="10.5pt"/>
    </style:style>
    <style:style style:name="T558" style:family="text">
      <style:text-properties style:font-name="Ubuntu" fo:font-size="10.5pt" fo:language="fr" fo:country="FR" officeooo:rsid="09af669b" fo:background-color="transparent" loext:char-shading-value="0" style:font-size-asian="10.5pt" style:font-size-complex="10.5pt"/>
    </style:style>
    <style:style style:name="T559" style:family="text">
      <style:text-properties style:font-name="Ubuntu" fo:font-size="10.5pt" fo:language="fr" fo:country="FR" officeooo:rsid="09ab69d9" fo:background-color="transparent" loext:char-shading-value="0" style:font-size-asian="10.5pt" style:font-size-complex="10.5pt"/>
    </style:style>
    <style:style style:name="T560" style:family="text">
      <style:text-properties style:font-name="Ubuntu" fo:font-size="10.5pt" fo:language="fr" fo:country="FR" officeooo:rsid="09b45f4c" fo:background-color="transparent" loext:char-shading-value="0" style:font-size-asian="10.5pt" style:font-size-complex="10.5pt"/>
    </style:style>
    <style:style style:name="T561" style:family="text">
      <style:text-properties style:font-name="Ubuntu" fo:font-size="10.5pt" fo:language="fr" fo:country="FR" officeooo:rsid="09acf310" fo:background-color="transparent" loext:char-shading-value="0" style:font-size-asian="10.5pt" style:font-size-complex="10.5pt"/>
    </style:style>
    <style:style style:name="T562" style:family="text">
      <style:text-properties style:font-name="Ubuntu" fo:font-size="10.5pt" fo:language="fr" fo:country="FR" officeooo:rsid="09b248c4" fo:background-color="transparent" loext:char-shading-value="0" style:font-size-asian="10.5pt" style:font-size-complex="10.5pt"/>
    </style:style>
    <style:style style:name="T563" style:family="text">
      <style:text-properties style:font-name="Ubuntu" fo:font-size="10.5pt" fo:language="fr" fo:country="FR" officeooo:rsid="09b4304d" fo:background-color="transparent" loext:char-shading-value="0" style:font-size-asian="10.5pt" style:font-size-complex="10.5pt"/>
    </style:style>
    <style:style style:name="T564" style:family="text">
      <style:text-properties style:font-name="Ubuntu" fo:font-size="10.5pt" fo:language="fr" fo:country="FR" officeooo:rsid="09ba02a4" fo:background-color="transparent" loext:char-shading-value="0" style:font-size-asian="10.5pt" style:font-size-complex="10.5pt"/>
    </style:style>
    <style:style style:name="T565" style:family="text">
      <style:text-properties style:font-name="Ubuntu" fo:font-size="10.5pt" fo:language="fr" fo:country="FR" officeooo:rsid="09bb17d1" fo:background-color="transparent" loext:char-shading-value="0" style:font-size-asian="10.5pt" style:font-size-complex="10.5pt"/>
    </style:style>
    <style:style style:name="T566" style:family="text">
      <style:text-properties style:font-name="Ubuntu" fo:font-size="10.5pt" fo:language="fr" fo:country="FR" officeooo:rsid="09c0aead" fo:background-color="transparent" loext:char-shading-value="0" style:font-size-asian="10.5pt" style:font-size-complex="10.5pt"/>
    </style:style>
    <style:style style:name="T567" style:family="text">
      <style:text-properties style:font-name="Ubuntu" fo:font-size="10.5pt" fo:language="fr" fo:country="FR" officeooo:rsid="09bba4d8" fo:background-color="transparent" loext:char-shading-value="0" style:font-size-asian="10.5pt" style:font-size-complex="10.5pt"/>
    </style:style>
    <style:style style:name="T568" style:family="text">
      <style:text-properties style:font-name="Ubuntu" fo:font-size="10.5pt" fo:language="fr" fo:country="FR" officeooo:rsid="09bd7ab9" fo:background-color="transparent" loext:char-shading-value="0" style:font-size-asian="10.5pt" style:font-size-complex="10.5pt"/>
    </style:style>
    <style:style style:name="T569" style:family="text">
      <style:text-properties style:font-name="Ubuntu" fo:font-size="10.5pt" fo:language="fr" fo:country="FR" officeooo:rsid="09bf4bb7" fo:background-color="transparent" loext:char-shading-value="0" style:font-size-asian="10.5pt" style:font-size-complex="10.5pt"/>
    </style:style>
    <style:style style:name="T570" style:family="text">
      <style:text-properties style:font-name="Ubuntu" fo:font-size="10.5pt" fo:language="fr" fo:country="FR" officeooo:rsid="05e6d1e5" fo:background-color="transparent" loext:char-shading-value="0" style:font-size-asian="10.5pt" style:font-size-complex="10.5pt"/>
    </style:style>
    <style:style style:name="T571" style:family="text">
      <style:text-properties style:font-name="Ubuntu" fo:font-size="10.5pt" fo:language="fr" fo:country="FR" officeooo:rsid="09d46317" fo:background-color="transparent" loext:char-shading-value="0" style:font-size-asian="10.5pt" style:font-size-complex="10.5pt"/>
    </style:style>
    <style:style style:name="T572" style:family="text">
      <style:text-properties style:font-name="Ubuntu" fo:font-size="10.5pt" fo:language="fr" fo:country="FR" officeooo:rsid="09d4c9af" fo:background-color="transparent" loext:char-shading-value="0" style:font-size-asian="10.5pt" style:font-size-complex="10.5pt"/>
    </style:style>
    <style:style style:name="T573" style:family="text">
      <style:text-properties style:font-name="Ubuntu" fo:font-size="10.5pt" fo:language="fr" fo:country="FR" officeooo:rsid="09d579dc" fo:background-color="transparent" loext:char-shading-value="0" style:font-size-asian="10.5pt" style:font-size-complex="10.5pt"/>
    </style:style>
    <style:style style:name="T574" style:family="text">
      <style:text-properties style:font-name="Ubuntu" fo:font-size="10.5pt" fo:language="fr" fo:country="FR" officeooo:rsid="09d62d7e" fo:background-color="transparent" loext:char-shading-value="0" style:font-size-asian="10.5pt" style:font-size-complex="10.5pt"/>
    </style:style>
    <style:style style:name="T575" style:family="text">
      <style:text-properties style:font-name="Ubuntu" fo:font-size="10.5pt" fo:language="fr" fo:country="FR" officeooo:rsid="09d8fc70" fo:background-color="transparent" loext:char-shading-value="0" style:font-size-asian="10.5pt" style:font-size-complex="10.5pt"/>
    </style:style>
    <style:style style:name="T576" style:family="text">
      <style:text-properties style:font-name="Ubuntu" fo:font-size="10.5pt" fo:language="fr" fo:country="FR" officeooo:rsid="09da2a71" fo:background-color="transparent" loext:char-shading-value="0" style:font-size-asian="10.5pt" style:font-size-complex="10.5pt"/>
    </style:style>
    <style:style style:name="T577" style:family="text">
      <style:text-properties style:font-name="Ubuntu" fo:font-size="10.5pt" fo:language="fr" fo:country="FR" officeooo:rsid="09dbeda7" fo:background-color="transparent" loext:char-shading-value="0" style:font-size-asian="10.5pt" style:font-size-complex="10.5pt"/>
    </style:style>
    <style:style style:name="T578" style:family="text">
      <style:text-properties style:font-name="Ubuntu" fo:font-size="10.5pt" fo:language="fr" fo:country="FR" officeooo:rsid="09dccdea" fo:background-color="transparent" loext:char-shading-value="0" style:font-size-asian="10.5pt" style:font-size-complex="10.5pt"/>
    </style:style>
    <style:style style:name="T579" style:family="text">
      <style:text-properties style:font-name="Ubuntu" fo:font-size="10.5pt" fo:language="fr" fo:country="FR" officeooo:rsid="07287f0f" fo:background-color="transparent" loext:char-shading-value="0" style:font-size-asian="10.5pt" style:font-size-complex="10.5pt"/>
    </style:style>
    <style:style style:name="T580" style:family="text">
      <style:text-properties style:font-name="Ubuntu" fo:font-size="10.5pt" fo:language="fr" fo:country="FR" officeooo:rsid="081389a6" fo:background-color="transparent" loext:char-shading-value="0" style:font-size-asian="10.5pt" style:font-size-complex="10.5pt"/>
    </style:style>
    <style:style style:name="T581" style:family="text">
      <style:text-properties style:font-name="Ubuntu" fo:font-size="10.5pt" fo:language="fr" fo:country="FR" officeooo:rsid="042e5111" fo:background-color="transparent" loext:char-shading-value="0" style:font-size-asian="10.5pt" style:font-size-complex="10.5pt"/>
    </style:style>
    <style:style style:name="T582" style:family="text">
      <style:text-properties style:font-name="Ubuntu" fo:font-size="10.5pt" fo:language="fr" fo:country="FR" officeooo:rsid="06472ca4" fo:background-color="transparent" loext:char-shading-value="0" style:font-size-asian="10.5pt" style:font-size-complex="10.5pt"/>
    </style:style>
    <style:style style:name="T583" style:family="text">
      <style:text-properties style:font-name="Ubuntu" fo:font-size="10.5pt" fo:language="fr" fo:country="FR" officeooo:rsid="0310a109" fo:background-color="transparent" loext:char-shading-value="0" style:font-size-asian="10.5pt" style:font-size-complex="10.5pt"/>
    </style:style>
    <style:style style:name="T584" style:family="text">
      <style:text-properties style:font-name="Ubuntu" fo:font-size="10.5pt" fo:language="fr" fo:country="FR" officeooo:rsid="0a0ca3eb" fo:background-color="transparent" loext:char-shading-value="0" style:font-size-asian="10.5pt" style:font-size-complex="10.5pt"/>
    </style:style>
    <style:style style:name="T585" style:family="text">
      <style:text-properties style:font-name="Ubuntu" fo:font-size="10.5pt" fo:language="fr" fo:country="FR" officeooo:rsid="09c1c0ef" fo:background-color="transparent" loext:char-shading-value="0" style:font-size-asian="10.5pt" style:font-size-complex="10.5pt"/>
    </style:style>
    <style:style style:name="T586" style:family="text">
      <style:text-properties style:font-name="Ubuntu" fo:font-size="10.5pt" fo:language="fr" fo:country="FR" officeooo:rsid="09c207a0" fo:background-color="transparent" loext:char-shading-value="0" style:font-size-asian="10.5pt" style:font-size-complex="10.5pt"/>
    </style:style>
    <style:style style:name="T587" style:family="text">
      <style:text-properties style:font-name="Ubuntu" fo:font-size="10.5pt" fo:language="fr" fo:country="FR" officeooo:rsid="09c28aad" fo:background-color="transparent" loext:char-shading-value="0" style:font-size-asian="10.5pt" style:font-size-complex="10.5pt"/>
    </style:style>
    <style:style style:name="T588" style:family="text">
      <style:text-properties style:font-name="Ubuntu" fo:font-size="10.5pt" fo:language="fr" fo:country="FR" officeooo:rsid="0a9e2882" fo:background-color="transparent" loext:char-shading-value="0" style:font-size-asian="10.5pt" style:font-size-complex="10.5pt"/>
    </style:style>
    <style:style style:name="T589" style:family="text">
      <style:text-properties style:font-name="Ubuntu" fo:font-size="10.5pt" fo:language="fr" fo:country="FR" officeooo:rsid="0a9eb1c7" fo:background-color="transparent" loext:char-shading-value="0" style:font-size-asian="10.5pt" style:font-size-complex="10.5pt"/>
    </style:style>
    <style:style style:name="T590" style:family="text">
      <style:text-properties style:font-name="Ubuntu" fo:font-size="10.5pt" fo:language="fr" fo:country="FR" officeooo:rsid="0aa17e04" fo:background-color="transparent" loext:char-shading-value="0" style:font-size-asian="10.5pt" style:font-size-complex="10.5pt"/>
    </style:style>
    <style:style style:name="T591" style:family="text">
      <style:text-properties style:font-name="Ubuntu" fo:font-size="10.5pt" fo:language="fr" fo:country="FR" officeooo:rsid="0aa30129" fo:background-color="transparent" loext:char-shading-value="0" style:font-size-asian="10.5pt" style:font-size-complex="10.5pt"/>
    </style:style>
    <style:style style:name="T592" style:family="text">
      <style:text-properties style:font-name="Ubuntu" fo:font-size="10.5pt" fo:language="fr" fo:country="FR" officeooo:rsid="0aadab0b" fo:background-color="transparent" loext:char-shading-value="0" style:font-size-asian="10.5pt" style:font-size-complex="10.5pt"/>
    </style:style>
    <style:style style:name="T593" style:family="text">
      <style:text-properties style:font-name="Ubuntu" fo:font-size="10.5pt" fo:language="fr" fo:country="FR" officeooo:rsid="0aaea29c" fo:background-color="transparent" loext:char-shading-value="0" style:font-size-asian="10.5pt" style:font-size-complex="10.5pt"/>
    </style:style>
    <style:style style:name="T594" style:family="text">
      <style:text-properties style:font-name="Ubuntu" fo:font-size="10.5pt" fo:language="fr" fo:country="FR" officeooo:rsid="0ae4e1a7" fo:background-color="transparent" loext:char-shading-value="0" style:font-size-asian="10.5pt" style:font-size-complex="10.5pt"/>
    </style:style>
    <style:style style:name="T595" style:family="text">
      <style:text-properties style:font-name="Ubuntu" fo:font-size="10.5pt" fo:language="fr" fo:country="FR" officeooo:rsid="09a47636" fo:background-color="transparent" loext:char-shading-value="0" style:font-size-asian="10.5pt" style:font-size-complex="10.5pt"/>
    </style:style>
    <style:style style:name="T596" style:family="text">
      <style:text-properties style:font-name="Ubuntu" fo:font-size="10.5pt" fo:language="fr" fo:country="FR" officeooo:rsid="0af514be" fo:background-color="transparent" loext:char-shading-value="0" style:font-size-asian="10.5pt" style:font-size-complex="10.5pt"/>
    </style:style>
    <style:style style:name="T597" style:family="text">
      <style:text-properties style:font-name="Ubuntu" fo:font-size="10.5pt" fo:language="fr" fo:country="FR" officeooo:rsid="0af59e6a" fo:background-color="transparent" loext:char-shading-value="0" style:font-size-asian="10.5pt" style:font-size-complex="10.5pt"/>
    </style:style>
    <style:style style:name="T598" style:family="text">
      <style:text-properties style:font-name="Ubuntu" fo:font-size="10.5pt" fo:language="fr" fo:country="FR" officeooo:rsid="0af6330a" fo:background-color="transparent" loext:char-shading-value="0" style:font-size-asian="10.5pt" style:font-size-complex="10.5pt"/>
    </style:style>
    <style:style style:name="T599" style:family="text">
      <style:text-properties style:font-name="Ubuntu" fo:font-size="10.5pt" fo:language="fr" fo:country="FR" officeooo:rsid="0af81f05" fo:background-color="transparent" loext:char-shading-value="0" style:font-size-asian="10.5pt" style:font-size-complex="10.5pt"/>
    </style:style>
    <style:style style:name="T600" style:family="text">
      <style:text-properties style:font-name="Ubuntu" fo:font-size="10.5pt" fo:language="fr" fo:country="FR" officeooo:rsid="0af8ad4a" fo:background-color="transparent" loext:char-shading-value="0" style:font-size-asian="10.5pt" style:font-size-complex="10.5pt"/>
    </style:style>
    <style:style style:name="T601" style:family="text">
      <style:text-properties style:font-name="Ubuntu" fo:font-size="10.5pt" fo:language="fr" fo:country="FR" officeooo:rsid="0afe34f8" fo:background-color="transparent" loext:char-shading-value="0" style:font-size-asian="10.5pt" style:font-size-complex="10.5pt"/>
    </style:style>
    <style:style style:name="T602" style:family="text">
      <style:text-properties style:font-name="Ubuntu" fo:font-size="10.5pt" fo:language="fr" fo:country="FR" officeooo:rsid="0afbecc1" fo:background-color="transparent" loext:char-shading-value="0" style:font-size-asian="10.5pt" style:font-size-complex="10.5pt"/>
    </style:style>
    <style:style style:name="T603" style:family="text">
      <style:text-properties style:font-name="Ubuntu" fo:font-size="10.5pt" fo:language="fr" fo:country="FR" officeooo:rsid="0b10a131" fo:background-color="transparent" loext:char-shading-value="0" style:font-size-asian="10.5pt" style:font-size-complex="10.5pt"/>
    </style:style>
    <style:style style:name="T604" style:family="text">
      <style:text-properties style:font-name="Ubuntu" fo:font-size="10.5pt" fo:language="fr" fo:country="FR" officeooo:rsid="0b0efbd3" fo:background-color="transparent" loext:char-shading-value="0" style:font-size-asian="10.5pt" style:font-size-complex="10.5pt"/>
    </style:style>
    <style:style style:name="T605" style:family="text">
      <style:text-properties style:font-name="Ubuntu" fo:font-size="10.5pt" fo:language="fr" fo:country="FR" officeooo:rsid="0b122795" fo:background-color="transparent" loext:char-shading-value="0" style:font-size-asian="10.5pt" style:font-size-complex="10.5pt"/>
    </style:style>
    <style:style style:name="T606" style:family="text">
      <style:text-properties style:font-name="Ubuntu" fo:font-size="10.5pt" fo:language="fr" fo:country="FR" officeooo:rsid="0b31151a" fo:background-color="transparent" loext:char-shading-value="0" style:font-size-asian="10.5pt" style:font-size-complex="10.5pt"/>
    </style:style>
    <style:style style:name="T607" style:family="text">
      <style:text-properties style:font-name="Ubuntu" fo:font-size="10.5pt" fo:language="fr" fo:country="FR" officeooo:rsid="0b37a2b0" fo:background-color="transparent" loext:char-shading-value="0" style:font-size-asian="10.5pt" style:font-size-complex="10.5pt"/>
    </style:style>
    <style:style style:name="T608" style:family="text">
      <style:text-properties style:font-name="Ubuntu" fo:font-size="10.5pt" fo:language="fr" fo:country="FR" officeooo:rsid="0b3ce6d9" fo:background-color="transparent" loext:char-shading-value="0" style:font-size-asian="10.5pt" style:font-size-complex="10.5pt"/>
    </style:style>
    <style:style style:name="T609" style:family="text">
      <style:text-properties style:font-name="Ubuntu" fo:font-size="10.5pt" fo:language="fr" fo:country="FR" officeooo:rsid="0b4107e1" fo:background-color="transparent" loext:char-shading-value="0" style:font-size-asian="10.5pt" style:font-size-complex="10.5pt"/>
    </style:style>
    <style:style style:name="T610" style:family="text">
      <style:text-properties style:font-name="Ubuntu" fo:font-size="10.5pt" fo:language="fr" fo:country="FR" officeooo:rsid="0b449e7b" fo:background-color="transparent" loext:char-shading-value="0" style:font-size-asian="10.5pt" style:font-size-complex="10.5pt"/>
    </style:style>
    <style:style style:name="T611" style:family="text">
      <style:text-properties style:font-name="Ubuntu" fo:font-size="10.5pt" fo:language="fr" fo:country="FR" officeooo:rsid="0b44c400" fo:background-color="transparent" loext:char-shading-value="0" style:font-size-asian="10.5pt" style:font-size-complex="10.5pt"/>
    </style:style>
    <style:style style:name="T612" style:family="text">
      <style:text-properties style:font-name="Ubuntu" fo:font-size="10.5pt" fo:language="fr" fo:country="FR" officeooo:rsid="0b49cda2" fo:background-color="transparent" loext:char-shading-value="0" style:font-size-asian="10.5pt" style:font-size-complex="10.5pt"/>
    </style:style>
    <style:style style:name="T613" style:family="text">
      <style:text-properties style:font-name="Ubuntu" fo:font-size="10.5pt" fo:language="fr" fo:country="FR" officeooo:rsid="0b6d9fd6" fo:background-color="transparent" loext:char-shading-value="0" style:font-size-asian="10.5pt" style:font-size-complex="10.5pt"/>
    </style:style>
    <style:style style:name="T614" style:family="text">
      <style:text-properties style:font-name="Ubuntu" fo:font-size="10.5pt" fo:language="fr" fo:country="FR" officeooo:rsid="0b747897" fo:background-color="transparent" loext:char-shading-value="0" style:font-size-asian="10.5pt" style:font-size-complex="10.5pt"/>
    </style:style>
    <style:style style:name="T615" style:family="text">
      <style:text-properties style:font-name="Ubuntu" fo:font-size="10.5pt" fo:language="fr" fo:country="FR" officeooo:rsid="0b77af9e" fo:background-color="transparent" loext:char-shading-value="0" style:font-size-asian="10.5pt" style:font-size-complex="10.5pt"/>
    </style:style>
    <style:style style:name="T616" style:family="text">
      <style:text-properties style:font-name="Ubuntu" fo:font-size="10.5pt" fo:language="fr" fo:country="FR" officeooo:rsid="0b79666f" fo:background-color="transparent" loext:char-shading-value="0" style:font-size-asian="10.5pt" style:font-size-complex="10.5pt"/>
    </style:style>
    <style:style style:name="T617" style:family="text">
      <style:text-properties style:font-name="Ubuntu" fo:font-size="10.5pt" fo:language="fr" fo:country="FR" officeooo:rsid="0b7a5431" fo:background-color="transparent" loext:char-shading-value="0" style:font-size-asian="10.5pt" style:font-size-complex="10.5pt"/>
    </style:style>
    <style:style style:name="T618" style:family="text">
      <style:text-properties style:font-name="Ubuntu" fo:font-size="10.5pt" fo:language="fr" fo:country="FR" officeooo:rsid="0b7b545d" fo:background-color="transparent" loext:char-shading-value="0" style:font-size-asian="10.5pt" style:font-size-complex="10.5pt"/>
    </style:style>
    <style:style style:name="T619" style:family="text">
      <style:text-properties style:font-name="Ubuntu" fo:font-size="10.5pt" fo:language="fr" fo:country="FR" officeooo:rsid="0b944846" fo:background-color="transparent" loext:char-shading-value="0" style:font-size-asian="10.5pt" style:font-size-complex="10.5pt"/>
    </style:style>
    <style:style style:name="T620" style:family="text">
      <style:text-properties style:font-name="Ubuntu" fo:font-size="10.5pt" fo:language="fr" fo:country="FR" officeooo:rsid="0b949ce3" fo:background-color="transparent" loext:char-shading-value="0" style:font-size-asian="10.5pt" style:font-size-complex="10.5pt"/>
    </style:style>
    <style:style style:name="T621" style:family="text">
      <style:text-properties style:font-name="Ubuntu" fo:font-size="10.5pt" fo:language="fr" fo:country="FR" officeooo:rsid="0babb0fb" fo:background-color="transparent" loext:char-shading-value="0" style:font-size-asian="10.5pt" style:font-size-complex="10.5pt"/>
    </style:style>
    <style:style style:name="T622" style:family="text">
      <style:text-properties style:font-name="Ubuntu" fo:font-size="10.5pt" fo:language="fr" fo:country="FR" officeooo:rsid="0bac3887" fo:background-color="transparent" loext:char-shading-value="0" style:font-size-asian="10.5pt" style:font-size-complex="10.5pt"/>
    </style:style>
    <style:style style:name="T623" style:family="text">
      <style:text-properties style:font-name="Ubuntu" fo:font-size="10.5pt" fo:language="fr" fo:country="FR" officeooo:rsid="0bafff5e" fo:background-color="transparent" loext:char-shading-value="0" style:font-size-asian="10.5pt" style:font-size-complex="10.5pt"/>
    </style:style>
    <style:style style:name="T624" style:family="text">
      <style:text-properties style:font-name="Ubuntu" fo:font-size="10.5pt" fo:language="fr" fo:country="FR" officeooo:rsid="0b986558" fo:background-color="transparent" loext:char-shading-value="0" style:font-size-asian="10.5pt" style:font-size-complex="10.5pt"/>
    </style:style>
    <style:style style:name="T625" style:family="text">
      <style:text-properties style:font-name="Ubuntu" fo:font-size="10.5pt" fo:language="fr" fo:country="FR" officeooo:rsid="0721499d" fo:background-color="transparent" loext:char-shading-value="0" style:font-size-asian="10.5pt" style:font-size-complex="10.5pt"/>
    </style:style>
    <style:style style:name="T626" style:family="text">
      <style:text-properties style:font-name="Ubuntu" fo:font-size="10.5pt" fo:language="fr" fo:country="FR" officeooo:rsid="07232403" fo:background-color="transparent" loext:char-shading-value="0" style:font-size-asian="10.5pt" style:font-size-complex="10.5pt"/>
    </style:style>
    <style:style style:name="T627" style:family="text">
      <style:text-properties style:font-name="Ubuntu" fo:font-size="10.5pt" fo:language="fr" fo:country="FR" officeooo:rsid="0b938b8c" fo:background-color="transparent" loext:char-shading-value="0" style:font-size-asian="10.5pt" style:font-size-complex="10.5pt"/>
    </style:style>
    <style:style style:name="T628" style:family="text">
      <style:text-properties style:font-name="Ubuntu" fo:font-size="10.5pt" fo:language="fr" fo:country="FR" officeooo:rsid="0b9a32ad" fo:background-color="transparent" loext:char-shading-value="0" style:font-size-asian="10.5pt" style:font-size-complex="10.5pt"/>
    </style:style>
    <style:style style:name="T629" style:family="text">
      <style:text-properties style:font-name="Ubuntu" fo:font-size="10.5pt" fo:language="fr" fo:country="FR" officeooo:rsid="0b9b7f28" fo:background-color="transparent" loext:char-shading-value="0" style:font-size-asian="10.5pt" style:font-size-complex="10.5pt"/>
    </style:style>
    <style:style style:name="T630" style:family="text">
      <style:text-properties style:font-name="Ubuntu" fo:font-size="10.5pt" fo:language="fr" fo:country="FR" officeooo:rsid="0bb4314a" fo:background-color="transparent" loext:char-shading-value="0" style:font-size-asian="10.5pt" style:font-size-complex="10.5pt"/>
    </style:style>
    <style:style style:name="T631" style:family="text">
      <style:text-properties style:font-name="Ubuntu" fo:font-size="10.5pt" fo:language="fr" fo:country="FR" officeooo:rsid="0bb4da2a" fo:background-color="transparent" loext:char-shading-value="0" style:font-size-asian="10.5pt" style:font-size-complex="10.5pt"/>
    </style:style>
    <style:style style:name="T632" style:family="text">
      <style:text-properties style:font-name="Ubuntu" fo:font-size="10.5pt" fo:language="fr" fo:country="FR" officeooo:rsid="0bb93440" fo:background-color="transparent" loext:char-shading-value="0" style:font-size-asian="10.5pt" style:font-size-complex="10.5pt"/>
    </style:style>
    <style:style style:name="T633" style:family="text">
      <style:text-properties style:font-name="Ubuntu" fo:font-size="10.5pt" fo:language="fr" fo:country="FR" officeooo:rsid="0732152a" fo:background-color="transparent" loext:char-shading-value="0" style:font-size-asian="10.5pt" style:font-size-complex="10.5pt"/>
    </style:style>
    <style:style style:name="T634" style:family="text">
      <style:text-properties style:font-name="Ubuntu" fo:font-size="10.5pt" fo:language="fr" fo:country="FR" officeooo:rsid="0733cb55" fo:background-color="transparent" loext:char-shading-value="0" style:font-size-asian="10.5pt" style:font-size-complex="10.5pt"/>
    </style:style>
    <style:style style:name="T635" style:family="text">
      <style:text-properties style:font-name="Ubuntu" fo:font-size="10.5pt" fo:language="fr" fo:country="FR" officeooo:rsid="0bd56da1" fo:background-color="transparent" loext:char-shading-value="0" style:font-size-asian="10.5pt" style:font-size-complex="10.5pt"/>
    </style:style>
    <style:style style:name="T636" style:family="text">
      <style:text-properties style:font-name="Ubuntu" fo:font-size="10.5pt" fo:language="fr" fo:country="FR" officeooo:rsid="0bd6e344" fo:background-color="transparent" loext:char-shading-value="0" style:font-size-asian="10.5pt" style:font-size-complex="10.5pt"/>
    </style:style>
    <style:style style:name="T637" style:family="text">
      <style:text-properties style:font-name="Ubuntu" fo:font-size="10.5pt" fo:language="fr" fo:country="FR" officeooo:rsid="0bd71f5c" fo:background-color="transparent" loext:char-shading-value="0" style:font-size-asian="10.5pt" style:font-size-complex="10.5pt"/>
    </style:style>
    <style:style style:name="T638" style:family="text">
      <style:text-properties style:font-name="Ubuntu" fo:font-size="10.5pt" fo:language="fr" fo:country="FR" officeooo:rsid="0bdc0bbc" fo:background-color="transparent" loext:char-shading-value="0" style:font-size-asian="10.5pt" style:font-size-complex="10.5pt"/>
    </style:style>
    <style:style style:name="T639" style:family="text">
      <style:text-properties style:font-name="Ubuntu" fo:font-size="10.5pt" fo:language="fr" fo:country="FR" officeooo:rsid="0b0632f6" fo:background-color="transparent" loext:char-shading-value="0" style:font-size-asian="10.5pt" style:font-size-complex="10.5pt"/>
    </style:style>
    <style:style style:name="T640" style:family="text">
      <style:text-properties style:font-name="Ubuntu" fo:font-size="10.5pt" fo:language="fr" fo:country="FR" officeooo:rsid="0b065d35" fo:background-color="transparent" loext:char-shading-value="0" style:font-size-asian="10.5pt" style:font-size-complex="10.5pt"/>
    </style:style>
    <style:style style:name="T641" style:family="text">
      <style:text-properties style:font-name="Ubuntu" fo:font-size="10.5pt" fo:language="fr" fo:country="FR" officeooo:rsid="0bdc5afe" fo:background-color="transparent" loext:char-shading-value="0" style:font-size-asian="10.5pt" style:font-size-complex="10.5pt"/>
    </style:style>
    <style:style style:name="T642" style:family="text">
      <style:text-properties style:font-name="Ubuntu" fo:font-size="10.5pt" fo:language="fr" fo:country="FR" officeooo:rsid="0bf1bfb8" fo:background-color="transparent" loext:char-shading-value="0" style:font-size-asian="10.5pt" style:font-size-complex="10.5pt"/>
    </style:style>
    <style:style style:name="T643" style:family="text">
      <style:text-properties style:font-name="Ubuntu" fo:font-size="10.5pt" fo:language="fr" fo:country="FR" officeooo:rsid="0bf48431" fo:background-color="transparent" loext:char-shading-value="0" style:font-size-asian="10.5pt" style:font-size-complex="10.5pt"/>
    </style:style>
    <style:style style:name="T644" style:family="text">
      <style:text-properties style:font-name="Ubuntu" fo:font-size="10.5pt" fo:language="fr" fo:country="FR" officeooo:rsid="0c051fb5" fo:background-color="transparent" loext:char-shading-value="0" style:font-size-asian="10.5pt" style:font-size-complex="10.5pt"/>
    </style:style>
    <style:style style:name="T645" style:family="text">
      <style:text-properties style:font-name="Ubuntu" fo:font-size="10.5pt" fo:language="fr" fo:country="FR" officeooo:rsid="0c05e43a" fo:background-color="transparent" loext:char-shading-value="0" style:font-size-asian="10.5pt" style:font-size-complex="10.5pt"/>
    </style:style>
    <style:style style:name="T646"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647" style:family="text">
      <style:text-properties style:font-name="Ubuntu" fo:font-size="10.5pt" fo:language="fr" fo:country="FR" fo:font-weight="bold" officeooo:rsid="0775f7fd" fo:background-color="transparent" loext:char-shading-value="0" style:font-size-asian="10.5pt" style:font-weight-asian="bold" style:font-size-complex="10.5pt" style:font-weight-complex="bold"/>
    </style:style>
    <style:style style:name="T648" style:family="text">
      <style:text-properties style:font-name="Ubuntu" fo:font-size="10.5pt" fo:language="fr" fo:country="FR" fo:font-weight="bold" officeooo:rsid="0778aa89" fo:background-color="transparent" loext:char-shading-value="0" style:font-size-asian="10.5pt" style:font-weight-asian="bold" style:font-size-complex="10.5pt" style:font-weight-complex="bold"/>
    </style:style>
    <style:style style:name="T649" style:family="text">
      <style:text-properties style:font-name="Ubuntu" fo:font-size="10.5pt" fo:language="fr" fo:country="FR" fo:font-weight="bold" officeooo:rsid="077befa5" fo:background-color="transparent" loext:char-shading-value="0" style:font-size-asian="10.5pt" style:font-weight-asian="bold" style:font-size-complex="10.5pt" style:font-weight-complex="bold"/>
    </style:style>
    <style:style style:name="T650" style:family="text">
      <style:text-properties style:font-name="Ubuntu" fo:font-size="10.5pt" fo:language="fr" fo:country="FR" fo:font-weight="bold" officeooo:rsid="087800f3" fo:background-color="transparent" loext:char-shading-value="0" style:font-size-asian="10.5pt" style:font-weight-asian="bold" style:font-size-complex="10.5pt" style:font-weight-complex="bold"/>
    </style:style>
    <style:style style:name="T651" style:family="text">
      <style:text-properties style:font-name="Ubuntu" fo:font-size="10.5pt" fo:language="fr" fo:country="FR" fo:font-weight="bold" officeooo:rsid="078acd3d" fo:background-color="transparent" loext:char-shading-value="0" style:font-size-asian="10.5pt" style:font-weight-asian="bold" style:font-size-complex="10.5pt" style:font-weight-complex="bold"/>
    </style:style>
    <style:style style:name="T652"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653"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654" style:family="text">
      <style:text-properties style:font-name="Ubuntu" fo:font-size="10.5pt" fo:language="fr" fo:country="FR" fo:font-weight="bold" officeooo:rsid="06b9cb82" fo:background-color="transparent" loext:char-shading-value="0" style:font-size-asian="10.5pt" style:font-weight-asian="bold" style:font-size-complex="10.5pt" style:font-weight-complex="bold"/>
    </style:style>
    <style:style style:name="T655" style:family="text">
      <style:text-properties style:font-name="Ubuntu" fo:font-size="10.5pt" fo:language="fr" fo:country="FR" fo:font-weight="bold" officeooo:rsid="0af8ad4a" fo:background-color="transparent" loext:char-shading-value="0" style:font-size-asian="10.5pt" style:font-weight-asian="bold" style:font-size-complex="10.5pt" style:font-weight-complex="bold"/>
    </style:style>
    <style:style style:name="T656" style:family="text">
      <style:text-properties style:font-name="Ubuntu" fo:font-size="10.5pt" fo:language="fr" fo:country="FR" fo:font-weight="bold" officeooo:rsid="0b527ea1" fo:background-color="transparent" loext:char-shading-value="0" style:font-size-asian="10.5pt" style:font-weight-asian="bold" style:font-size-complex="10.5pt" style:font-weight-complex="bold"/>
    </style:style>
    <style:style style:name="T657" style:family="text">
      <style:text-properties style:font-name="Ubuntu" fo:font-size="10.5pt" fo:language="fr" fo:country="FR" fo:font-weight="bold" officeooo:rsid="0b666e5c" style:font-size-asian="10.5pt" style:font-weight-asian="bold" style:font-size-complex="10.5pt" style:font-weight-complex="bold"/>
    </style:style>
    <style:style style:name="T658" style:family="text">
      <style:text-properties style:font-name="Ubuntu" fo:font-size="10.5pt" fo:language="fr" fo:country="FR" fo:font-weight="bold" officeooo:rsid="0b675bb6" style:font-size-asian="10.5pt" style:font-weight-asian="bold" style:font-size-complex="10.5pt" style:font-weight-complex="bold"/>
    </style:style>
    <style:style style:name="T659" style:family="text">
      <style:text-properties style:font-name="Ubuntu" fo:font-size="10.5pt" fo:language="fr" fo:country="FR" fo:font-style="italic" fo:font-weight="bold" officeooo:rsid="07ad84a7"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60" style:family="text">
      <style:text-properties style:font-name="Ubuntu" fo:font-size="10.5pt" fo:language="fr" fo:country="FR" fo:font-style="italic" fo:font-weight="bold" officeooo:rsid="07aeac7d"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61" style:family="text">
      <style:text-properties style:font-name="Ubuntu" fo:font-size="10.5pt" fo:language="fr" fo:country="FR" fo:font-style="italic" fo:font-weight="bold" officeooo:rsid="07af148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62" style:family="text">
      <style:text-properties style:font-name="Ubuntu" fo:font-size="10.5pt" fo:language="fr" fo:country="FR" fo:font-style="italic" fo:font-weight="bold" officeooo:rsid="07b07325"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63" style:family="text">
      <style:text-properties style:font-name="Ubuntu" fo:font-size="10.5pt" fo:language="fr" fo:country="FR" fo:font-style="italic" fo:font-weight="bold" officeooo:rsid="07b07be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64" style:family="text">
      <style:text-properties style:font-name="Ubuntu" fo:font-size="10.5pt" fo:language="fr" fo:country="FR" fo:font-style="italic" fo:font-weight="bold" officeooo:rsid="0adfafa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65" style:family="text">
      <style:text-properties style:font-name="Ubuntu" fo:font-size="10.5pt" fo:language="fr" fo:country="FR" fo:font-style="italic" fo:font-weight="bold" fo:background-color="transparent" loext:char-shading-value="0" style:font-size-asian="10.5pt" style:font-style-asian="italic" style:font-weight-asian="bold" style:font-size-complex="10.5pt" style:font-style-complex="italic" style:font-weight-complex="bold"/>
    </style:style>
    <style:style style:name="T666"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667" style:family="text">
      <style:text-properties style:font-name="Ubuntu" fo:font-size="10.5pt" fo:language="fr" fo:country="FR" fo:font-weight="normal" officeooo:rsid="065689ed" fo:background-color="transparent" loext:char-shading-value="0" style:font-size-asian="10.5pt" style:font-weight-asian="normal" style:font-size-complex="10.5pt" style:font-weight-complex="normal"/>
    </style:style>
    <style:style style:name="T668" style:family="text">
      <style:text-properties style:font-name="Ubuntu" fo:font-size="10.5pt" fo:language="fr" fo:country="FR" fo:font-weight="normal" officeooo:rsid="065130a0" fo:background-color="transparent" loext:char-shading-value="0" style:font-size-asian="10.5pt" style:font-weight-asian="normal" style:font-size-complex="10.5pt" style:font-weight-complex="normal"/>
    </style:style>
    <style:style style:name="T669" style:family="text">
      <style:text-properties style:font-name="Ubuntu" fo:font-size="10.5pt" fo:language="fr" fo:country="FR" fo:font-weight="normal" officeooo:rsid="0774cbb0" fo:background-color="transparent" loext:char-shading-value="0" style:font-size-asian="10.5pt" style:font-weight-asian="normal" style:font-size-complex="10.5pt" style:font-weight-complex="normal"/>
    </style:style>
    <style:style style:name="T670" style:family="text">
      <style:text-properties style:font-name="Ubuntu" fo:font-size="10.5pt" fo:language="fr" fo:country="FR" fo:font-weight="normal" officeooo:rsid="077562c2" fo:background-color="transparent" loext:char-shading-value="0" style:font-size-asian="10.5pt" style:font-weight-asian="normal" style:font-size-complex="10.5pt" style:font-weight-complex="normal"/>
    </style:style>
    <style:style style:name="T671" style:family="text">
      <style:text-properties style:font-name="Ubuntu" fo:font-size="10.5pt" fo:language="fr" fo:country="FR" fo:font-weight="normal" officeooo:rsid="077ebe42" fo:background-color="transparent" loext:char-shading-value="0" style:font-size-asian="10.5pt" style:font-weight-asian="normal" style:font-size-complex="10.5pt" style:font-weight-complex="normal"/>
    </style:style>
    <style:style style:name="T672" style:family="text">
      <style:text-properties style:font-name="Ubuntu" fo:font-size="10.5pt" fo:language="fr" fo:country="FR" fo:font-weight="normal" officeooo:rsid="06606ac2" fo:background-color="transparent" loext:char-shading-value="0" style:font-size-asian="10.5pt" style:font-weight-asian="normal" style:font-size-complex="10.5pt" style:font-weight-complex="normal"/>
    </style:style>
    <style:style style:name="T673" style:family="text">
      <style:text-properties style:font-name="Ubuntu" fo:font-size="10.5pt" fo:language="fr" fo:country="FR" fo:font-weight="normal" officeooo:rsid="0662be78" fo:background-color="transparent" loext:char-shading-value="0" style:font-size-asian="10.5pt" style:font-weight-asian="normal" style:font-size-complex="10.5pt" style:font-weight-complex="normal"/>
    </style:style>
    <style:style style:name="T674" style:family="text">
      <style:text-properties style:font-name="Ubuntu" fo:font-size="10.5pt" fo:language="fr" fo:country="FR" fo:font-weight="normal" officeooo:rsid="0664b83b" fo:background-color="transparent" loext:char-shading-value="0" style:font-size-asian="10.5pt" style:font-weight-asian="normal" style:font-size-complex="10.5pt" style:font-weight-complex="normal"/>
    </style:style>
    <style:style style:name="T675" style:family="text">
      <style:text-properties style:font-name="Ubuntu" fo:font-size="10.5pt" fo:language="fr" fo:country="FR" fo:font-weight="normal" officeooo:rsid="066541b8" fo:background-color="transparent" loext:char-shading-value="0" style:font-size-asian="10.5pt" style:font-weight-asian="normal" style:font-size-complex="10.5pt" style:font-weight-complex="normal"/>
    </style:style>
    <style:style style:name="T676" style:family="text">
      <style:text-properties style:font-name="Ubuntu" fo:font-size="10.5pt" fo:language="fr" fo:country="FR" fo:font-weight="normal" officeooo:rsid="06665a37" fo:background-color="transparent" loext:char-shading-value="0" style:font-size-asian="10.5pt" style:font-weight-asian="normal" style:font-size-complex="10.5pt" style:font-weight-complex="normal"/>
    </style:style>
    <style:style style:name="T677" style:family="text">
      <style:text-properties style:font-name="Ubuntu" fo:font-size="10.5pt" fo:language="fr" fo:country="FR" fo:font-weight="normal" officeooo:rsid="06b0c8de" fo:background-color="transparent" loext:char-shading-value="0" style:font-size-asian="10.5pt" style:font-weight-asian="normal" style:font-size-complex="10.5pt" style:font-weight-complex="normal"/>
    </style:style>
    <style:style style:name="T678" style:family="text">
      <style:text-properties style:font-name="Ubuntu" fo:font-size="10.5pt" fo:language="fr" fo:country="FR" fo:font-weight="normal" officeooo:rsid="06b21bd5" fo:background-color="transparent" loext:char-shading-value="0" style:font-size-asian="10.5pt" style:font-weight-asian="normal" style:font-size-complex="10.5pt" style:font-weight-complex="normal"/>
    </style:style>
    <style:style style:name="T679" style:family="text">
      <style:text-properties style:font-name="Ubuntu" fo:font-size="10.5pt" fo:language="fr" fo:country="FR" fo:font-weight="normal" officeooo:rsid="06b26e2a" fo:background-color="transparent" loext:char-shading-value="0" style:font-size-asian="10.5pt" style:font-weight-asian="normal" style:font-size-complex="10.5pt" style:font-weight-complex="normal"/>
    </style:style>
    <style:style style:name="T680" style:family="text">
      <style:text-properties style:font-name="Ubuntu" fo:font-size="10.5pt" fo:language="fr" fo:country="FR" fo:font-weight="normal" officeooo:rsid="06be0e35" fo:background-color="transparent" loext:char-shading-value="0" style:font-size-asian="10.5pt" style:font-weight-asian="normal" style:font-size-complex="10.5pt" style:font-weight-complex="normal"/>
    </style:style>
    <style:style style:name="T681" style:family="text">
      <style:text-properties style:font-name="Ubuntu" fo:font-size="10.5pt" fo:language="fr" fo:country="FR" fo:font-weight="normal" officeooo:rsid="06b194bb" fo:background-color="transparent" loext:char-shading-value="0" style:font-size-asian="10.5pt" style:font-weight-asian="normal" style:font-size-complex="10.5pt" style:font-weight-complex="normal"/>
    </style:style>
    <style:style style:name="T682" style:family="text">
      <style:text-properties style:font-name="Ubuntu" fo:font-size="10.5pt" fo:language="fr" fo:country="FR" fo:font-weight="normal" officeooo:rsid="06b18a0f" fo:background-color="transparent" loext:char-shading-value="0" style:font-size-asian="10.5pt" style:font-weight-asian="normal" style:font-size-complex="10.5pt" style:font-weight-complex="normal"/>
    </style:style>
    <style:style style:name="T683" style:family="text">
      <style:text-properties style:font-name="Ubuntu" fo:font-size="10.5pt" fo:language="fr" fo:country="FR" fo:font-weight="normal" officeooo:rsid="06b47a84" fo:background-color="transparent" loext:char-shading-value="0" style:font-size-asian="10.5pt" style:font-weight-asian="normal" style:font-size-complex="10.5pt" style:font-weight-complex="normal"/>
    </style:style>
    <style:style style:name="T684" style:family="text">
      <style:text-properties style:font-name="Ubuntu" fo:font-size="10.5pt" fo:language="fr" fo:country="FR" fo:font-weight="normal" officeooo:rsid="06b48ec3" fo:background-color="transparent" loext:char-shading-value="0" style:font-size-asian="10.5pt" style:font-weight-asian="normal" style:font-size-complex="10.5pt" style:font-weight-complex="normal"/>
    </style:style>
    <style:style style:name="T685" style:family="text">
      <style:text-properties style:font-name="Ubuntu" fo:font-size="10.5pt" fo:language="fr" fo:country="FR" fo:font-weight="normal" officeooo:rsid="06b637e1" fo:background-color="transparent" loext:char-shading-value="0" style:font-size-asian="10.5pt" style:font-weight-asian="normal" style:font-size-complex="10.5pt" style:font-weight-complex="normal"/>
    </style:style>
    <style:style style:name="T686" style:family="text">
      <style:text-properties style:font-name="Ubuntu" fo:font-size="10.5pt" fo:language="fr" fo:country="FR" fo:font-weight="normal" officeooo:rsid="06b6cf18" fo:background-color="transparent" loext:char-shading-value="0" style:font-size-asian="10.5pt" style:font-weight-asian="normal" style:font-size-complex="10.5pt" style:font-weight-complex="normal"/>
    </style:style>
    <style:style style:name="T687" style:family="text">
      <style:text-properties style:font-name="Ubuntu" fo:font-size="10.5pt" fo:language="fr" fo:country="FR" fo:font-weight="normal" officeooo:rsid="06c164c8" fo:background-color="transparent" loext:char-shading-value="0" style:font-size-asian="10.5pt" style:font-weight-asian="normal" style:font-size-complex="10.5pt" style:font-weight-complex="normal"/>
    </style:style>
    <style:style style:name="T688" style:family="text">
      <style:text-properties style:font-name="Ubuntu" fo:font-size="10.5pt" fo:language="fr" fo:country="FR" fo:font-weight="normal" officeooo:rsid="06c2590c" fo:background-color="transparent" loext:char-shading-value="0" style:font-size-asian="10.5pt" style:font-weight-asian="normal" style:font-size-complex="10.5pt" style:font-weight-complex="normal"/>
    </style:style>
    <style:style style:name="T689" style:family="text">
      <style:text-properties style:font-name="Ubuntu" fo:font-size="10.5pt" fo:language="fr" fo:country="FR" fo:font-weight="normal" officeooo:rsid="06b9cb82" fo:background-color="transparent" loext:char-shading-value="0" style:font-size-asian="10.5pt" style:font-weight-asian="normal" style:font-size-complex="10.5pt" style:font-weight-complex="normal"/>
    </style:style>
    <style:style style:name="T690" style:family="text">
      <style:text-properties style:font-name="Ubuntu" fo:font-size="10.5pt" fo:language="fr" fo:country="FR" fo:font-weight="normal" officeooo:rsid="0999f9bf" fo:background-color="transparent" loext:char-shading-value="0" style:font-size-asian="10.5pt" style:font-weight-asian="normal" style:font-size-complex="10.5pt" style:font-weight-complex="normal"/>
    </style:style>
    <style:style style:name="T691" style:family="text">
      <style:text-properties style:font-name="Ubuntu" fo:font-size="10.5pt" fo:language="fr" fo:country="FR" fo:font-weight="normal" officeooo:rsid="05c13951" fo:background-color="transparent" loext:char-shading-value="0" style:font-size-asian="10.5pt" style:font-weight-asian="normal" style:font-size-complex="10.5pt" style:font-weight-complex="normal"/>
    </style:style>
    <style:style style:name="T692" style:family="text">
      <style:text-properties style:font-name="Ubuntu" fo:font-size="10.5pt" fo:language="fr" fo:country="FR" fo:font-weight="normal" officeooo:rsid="05c4f2c5" fo:background-color="transparent" loext:char-shading-value="0" style:font-size-asian="10.5pt" style:font-weight-asian="normal" style:font-size-complex="10.5pt" style:font-weight-complex="normal"/>
    </style:style>
    <style:style style:name="T693" style:family="text">
      <style:text-properties style:font-name="Ubuntu" fo:font-size="10.5pt" fo:language="fr" fo:country="FR" fo:font-weight="normal" officeooo:rsid="05c96618" fo:background-color="transparent" loext:char-shading-value="0" style:font-size-asian="10.5pt" style:font-weight-asian="normal" style:font-size-complex="10.5pt" style:font-weight-complex="normal"/>
    </style:style>
    <style:style style:name="T694" style:family="text">
      <style:text-properties style:font-name="Ubuntu" fo:font-size="10.5pt" fo:language="fr" fo:country="FR" fo:font-weight="normal" officeooo:rsid="05c63d61" fo:background-color="transparent" loext:char-shading-value="0" style:font-size-asian="10.5pt" style:font-weight-asian="normal" style:font-size-complex="10.5pt" style:font-weight-complex="normal"/>
    </style:style>
    <style:style style:name="T695" style:family="text">
      <style:text-properties style:font-name="Ubuntu" fo:font-size="10.5pt" fo:language="fr" fo:country="FR" fo:font-weight="normal" officeooo:rsid="05c6ac46" fo:background-color="transparent" loext:char-shading-value="0" style:font-size-asian="10.5pt" style:font-weight-asian="normal" style:font-size-complex="10.5pt" style:font-weight-complex="normal"/>
    </style:style>
    <style:style style:name="T696" style:family="text">
      <style:text-properties style:font-name="Ubuntu" fo:font-size="10.5pt" fo:language="fr" fo:country="FR" fo:font-weight="normal" officeooo:rsid="05e7ceff" fo:background-color="transparent" loext:char-shading-value="0" style:font-size-asian="10.5pt" style:font-weight-asian="normal" style:font-size-complex="10.5pt" style:font-weight-complex="normal"/>
    </style:style>
    <style:style style:name="T697" style:family="text">
      <style:text-properties style:font-name="Ubuntu" fo:font-size="10.5pt" fo:language="fr" fo:country="FR" fo:font-weight="normal" officeooo:rsid="05e982ec" fo:background-color="transparent" loext:char-shading-value="0" style:font-size-asian="10.5pt" style:font-weight-asian="normal" style:font-size-complex="10.5pt" style:font-weight-complex="normal"/>
    </style:style>
    <style:style style:name="T698" style:family="text">
      <style:text-properties style:font-name="Ubuntu" fo:font-size="10.5pt" fo:language="fr" fo:country="FR" fo:font-weight="normal" officeooo:rsid="09c1c0ef" fo:background-color="transparent" loext:char-shading-value="0" style:font-size-asian="10.5pt" style:font-weight-asian="normal" style:font-size-complex="10.5pt" style:font-weight-complex="normal"/>
    </style:style>
    <style:style style:name="T699" style:family="text">
      <style:text-properties style:font-name="Ubuntu" fo:font-size="10.5pt" fo:language="fr" fo:country="FR" fo:font-weight="normal" officeooo:rsid="09c207a0" fo:background-color="transparent" loext:char-shading-value="0" style:font-size-asian="10.5pt" style:font-weight-asian="normal" style:font-size-complex="10.5pt" style:font-weight-complex="normal"/>
    </style:style>
    <style:style style:name="T700" style:family="text">
      <style:text-properties style:font-name="Ubuntu" fo:font-size="10.5pt" fo:language="fr" fo:country="FR" fo:font-weight="normal" officeooo:rsid="0a9e49bb" fo:background-color="transparent" loext:char-shading-value="0" style:font-size-asian="10.5pt" style:font-weight-asian="normal" style:font-size-complex="10.5pt" style:font-weight-complex="normal"/>
    </style:style>
    <style:style style:name="T701" style:family="text">
      <style:text-properties style:font-name="Ubuntu" fo:font-size="10.5pt" fo:language="fr" fo:country="FR" fo:font-weight="normal" officeooo:rsid="09c28aad" fo:background-color="transparent" loext:char-shading-value="0" style:font-size-asian="10.5pt" style:font-weight-asian="normal" style:font-size-complex="10.5pt" style:font-weight-complex="normal"/>
    </style:style>
    <style:style style:name="T702" style:family="text">
      <style:text-properties style:font-name="Ubuntu" fo:font-size="10.5pt" fo:language="fr" fo:country="FR" fo:font-weight="normal" officeooo:rsid="0a9e2882" fo:background-color="transparent" loext:char-shading-value="0" style:font-size-asian="10.5pt" style:font-weight-asian="normal" style:font-size-complex="10.5pt" style:font-weight-complex="normal"/>
    </style:style>
    <style:style style:name="T703" style:family="text">
      <style:text-properties style:font-name="Ubuntu" fo:font-size="10.5pt" fo:language="fr" fo:country="FR" fo:font-weight="normal" officeooo:rsid="067a4061" fo:background-color="transparent" loext:char-shading-value="0" style:font-size-asian="10.5pt" style:font-weight-asian="normal" style:font-size-complex="10.5pt" style:font-weight-complex="normal"/>
    </style:style>
    <style:style style:name="T704" style:family="text">
      <style:text-properties style:font-name="Ubuntu" fo:font-size="10.5pt" fo:language="fr" fo:country="FR" fo:font-weight="normal" officeooo:rsid="0b4d74f9" fo:background-color="transparent" loext:char-shading-value="0" style:font-size-asian="10.5pt" style:font-weight-asian="normal" style:font-size-complex="10.5pt" style:font-weight-complex="normal"/>
    </style:style>
    <style:style style:name="T705" style:family="text">
      <style:text-properties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706" style:family="text">
      <style:text-properties style:font-name="Ubuntu" fo:font-size="10.5pt" fo:language="fr" fo:country="FR" fo:font-weight="normal" officeooo:rsid="0b6a258a" fo:background-color="transparent" loext:char-shading-value="0" style:font-size-asian="10.5pt" style:font-weight-asian="normal" style:font-size-complex="10.5pt" style:font-weight-complex="normal"/>
    </style:style>
    <style:style style:name="T707" style:family="text">
      <style:text-properties style:font-name="Ubuntu" fo:font-size="10.5pt" fo:language="fr" fo:country="FR" fo:font-weight="normal" officeooo:rsid="0b6dfbd5" fo:background-color="transparent" loext:char-shading-value="0" style:font-size-asian="10.5pt" style:font-weight-asian="normal" style:font-size-complex="10.5pt" style:font-weight-complex="normal"/>
    </style:style>
    <style:style style:name="T708" style:family="text">
      <style:text-properties style:font-name="Ubuntu" fo:font-size="10.5pt" fo:language="fr" fo:country="FR" fo:font-weight="normal" officeooo:rsid="0b6f72df" fo:background-color="transparent" loext:char-shading-value="0" style:font-size-asian="10.5pt" style:font-weight-asian="normal" style:font-size-complex="10.5pt" style:font-weight-complex="normal"/>
    </style:style>
    <style:style style:name="T709" style:family="text">
      <style:text-properties style:font-name="Ubuntu" fo:font-size="10.5pt" fo:language="fr" fo:country="FR" fo:font-weight="normal" officeooo:rsid="0be1c1b0" fo:background-color="transparent" loext:char-shading-value="0" style:font-size-asian="10.5pt" style:font-weight-asian="normal" style:font-size-complex="10.5pt" style:font-weight-complex="normal"/>
    </style:style>
    <style:style style:name="T710" style:family="text">
      <style:text-properties style:font-name="Ubuntu" fo:font-size="10.5pt" fo:language="fr" fo:country="FR" fo:font-weight="normal" officeooo:rsid="0be44171" fo:background-color="transparent" loext:char-shading-value="0" style:font-size-asian="10.5pt" style:font-weight-asian="normal" style:font-size-complex="10.5pt" style:font-weight-complex="normal"/>
    </style:style>
    <style:style style:name="T711" style:family="text">
      <style:text-properties style:font-name="Ubuntu" fo:font-size="10.5pt" fo:language="fr" fo:country="FR" fo:font-weight="normal" officeooo:rsid="0beabcbc" fo:background-color="transparent" loext:char-shading-value="0" style:font-size-asian="10.5pt" style:font-weight-asian="normal" style:font-size-complex="10.5pt" style:font-weight-complex="normal"/>
    </style:style>
    <style:style style:name="T712" style:family="text">
      <style:text-properties style:font-name="Ubuntu" fo:font-size="10.5pt" fo:language="fr" fo:country="FR" fo:font-weight="normal" officeooo:rsid="0bebb8c8" fo:background-color="transparent" loext:char-shading-value="0" style:font-size-asian="10.5pt" style:font-weight-asian="normal" style:font-size-complex="10.5pt" style:font-weight-complex="normal"/>
    </style:style>
    <style:style style:name="T713" style:family="text">
      <style:text-properties style:font-name="Ubuntu" fo:font-size="10.5pt" fo:language="fr" fo:country="FR" fo:font-weight="normal" officeooo:rsid="0bf8c2a2" fo:background-color="transparent" loext:char-shading-value="0" style:font-size-asian="10.5pt" style:font-weight-asian="normal" style:font-size-complex="10.5pt" style:font-weight-complex="normal"/>
    </style:style>
    <style:style style:name="T714" style:family="text">
      <style:text-properties style:font-name="Ubuntu" fo:font-size="10.5pt" fo:language="fr" fo:country="FR" fo:font-weight="normal" officeooo:rsid="0bf91e40" fo:background-color="transparent" loext:char-shading-value="0" style:font-size-asian="10.5pt" style:font-weight-asian="normal" style:font-size-complex="10.5pt" style:font-weight-complex="normal"/>
    </style:style>
    <style:style style:name="T715" style:family="text">
      <style:text-properties style:font-name="Ubuntu" fo:font-size="10.5pt" fo:language="fr" fo:country="FR" fo:font-weight="normal" officeooo:rsid="0bf9cf71" fo:background-color="transparent" loext:char-shading-value="0" style:font-size-asian="10.5pt" style:font-weight-asian="normal" style:font-size-complex="10.5pt" style:font-weight-complex="normal"/>
    </style:style>
    <style:style style:name="T716" style:family="text">
      <style:text-properties style:font-name="Ubuntu" fo:font-size="10.5pt" fo:language="fr" fo:country="FR" fo:font-weight="normal" officeooo:rsid="0bfb0261" fo:background-color="transparent" loext:char-shading-value="0" style:font-size-asian="10.5pt" style:font-weight-asian="normal" style:font-size-complex="10.5pt" style:font-weight-complex="normal"/>
    </style:style>
    <style:style style:name="T717" style:family="text">
      <style:text-properties style:font-name="Ubuntu" fo:font-size="10.5pt" fo:language="fr" fo:country="FR" fo:font-weight="normal" officeooo:rsid="0bfc623f" fo:background-color="transparent" loext:char-shading-value="0" style:font-size-asian="10.5pt" style:font-weight-asian="normal" style:font-size-complex="10.5pt" style:font-weight-complex="normal"/>
    </style:style>
    <style:style style:name="T718" style:family="text">
      <style:text-properties style:font-name="Ubuntu" fo:font-size="10.5pt" fo:language="fr" fo:country="FR" fo:font-weight="normal" officeooo:rsid="0bfd4c8c" fo:background-color="transparent" loext:char-shading-value="0" style:font-size-asian="10.5pt" style:font-weight-asian="normal" style:font-size-complex="10.5pt" style:font-weight-complex="normal"/>
    </style:style>
    <style:style style:name="T719" style:family="text">
      <style:text-properties style:font-name="Ubuntu" fo:font-size="10.5pt" fo:language="fr" fo:country="FR" fo:font-weight="normal" officeooo:rsid="0bff2ffe" fo:background-color="transparent" loext:char-shading-value="0" style:font-size-asian="10.5pt" style:font-weight-asian="normal" style:font-size-complex="10.5pt" style:font-weight-complex="normal"/>
    </style:style>
    <style:style style:name="T720" style:family="text">
      <style:text-properties style:font-name="Ubuntu" fo:font-size="10.5pt" fo:language="fr" fo:country="FR" fo:font-weight="normal" officeooo:rsid="0c00206e" fo:background-color="transparent" loext:char-shading-value="0" style:font-size-asian="10.5pt" style:font-weight-asian="normal" style:font-size-complex="10.5pt" style:font-weight-complex="normal"/>
    </style:style>
    <style:style style:name="T721" style:family="text">
      <style:text-properties style:font-name="Ubuntu" fo:font-size="10.5pt" fo:language="fr" fo:country="FR" fo:font-weight="normal" officeooo:rsid="0c00ffb3" fo:background-color="transparent" loext:char-shading-value="0" style:font-size-asian="10.5pt" style:font-weight-asian="normal" style:font-size-complex="10.5pt" style:font-weight-complex="normal"/>
    </style:style>
    <style:style style:name="T722" style:family="text">
      <style:text-properties style:font-name="Ubuntu" fo:font-size="10.5pt" fo:language="fr" fo:country="FR" fo:font-weight="normal" officeooo:rsid="0c02416d" fo:background-color="transparent" loext:char-shading-value="0" style:font-size-asian="10.5pt" style:font-weight-asian="normal" style:font-size-complex="10.5pt" style:font-weight-complex="normal"/>
    </style:style>
    <style:style style:name="T723" style:family="text">
      <style:text-properties style:font-name="Ubuntu" fo:font-size="10.5pt" fo:language="fr" fo:country="FR" fo:font-weight="normal" officeooo:rsid="0c02d850" fo:background-color="transparent" loext:char-shading-value="0" style:font-size-asian="10.5pt" style:font-weight-asian="normal" style:font-size-complex="10.5pt" style:font-weight-complex="normal"/>
    </style:style>
    <style:style style:name="T724" style:family="text">
      <style:text-properties style:font-name="Ubuntu" fo:font-size="10.5pt" fo:language="fr" fo:country="FR" fo:font-weight="normal" style:font-size-asian="10.5pt" style:font-weight-asian="normal" style:font-size-complex="10.5pt" style:font-weight-complex="normal"/>
    </style:style>
    <style:style style:name="T725" style:family="text">
      <style:text-properties style:font-name="Ubuntu" fo:font-size="10.5pt" fo:language="fr" fo:country="FR" fo:font-weight="normal" officeooo:rsid="052b8302" style:font-size-asian="10.5pt" style:font-weight-asian="normal" style:font-size-complex="10.5pt" style:font-weight-complex="normal"/>
    </style:style>
    <style:style style:name="T726" style:family="text">
      <style:text-properties style:font-name="Ubuntu" fo:font-size="10.5pt" fo:language="fr" fo:country="FR" fo:font-weight="normal" officeooo:rsid="052bce6d" style:font-size-asian="10.5pt" style:font-weight-asian="normal" style:font-size-complex="10.5pt" style:font-weight-complex="normal"/>
    </style:style>
    <style:style style:name="T727" style:family="text">
      <style:text-properties style:font-name="Ubuntu" fo:font-size="10.5pt" fo:language="fr" fo:country="FR" fo:font-weight="normal" officeooo:rsid="0b5f6eaa" style:font-size-asian="10.5pt" style:font-weight-asian="normal" style:font-size-complex="10.5pt" style:font-weight-complex="normal"/>
    </style:style>
    <style:style style:name="T728" style:family="text">
      <style:text-properties style:font-name="Ubuntu" fo:font-size="10.5pt" fo:language="fr" fo:country="FR" fo:font-weight="normal" officeooo:rsid="0b5fcd40" style:font-size-asian="10.5pt" style:font-weight-asian="normal" style:font-size-complex="10.5pt" style:font-weight-complex="normal"/>
    </style:style>
    <style:style style:name="T729" style:family="text">
      <style:text-properties style:font-name="Ubuntu" fo:font-size="10.5pt" fo:language="fr" fo:country="FR" fo:font-weight="normal" officeooo:rsid="0b60eff0" style:font-size-asian="10.5pt" style:font-weight-asian="normal" style:font-size-complex="10.5pt" style:font-weight-complex="normal"/>
    </style:style>
    <style:style style:name="T730" style:family="text">
      <style:text-properties style:font-name="Ubuntu" fo:font-size="10.5pt" fo:language="fr" fo:country="FR" fo:font-weight="normal" officeooo:rsid="0b62dabc" style:font-size-asian="10.5pt" style:font-weight-asian="normal" style:font-size-complex="10.5pt" style:font-weight-complex="normal"/>
    </style:style>
    <style:style style:name="T731" style:family="text">
      <style:text-properties style:font-name="Ubuntu" fo:font-size="10.5pt" fo:language="fr" fo:country="FR" officeooo:rsid="052a1656" style:font-size-asian="10.5pt" style:font-size-complex="10.5pt"/>
    </style:style>
    <style:style style:name="T732" style:family="text">
      <style:text-properties officeooo:rsid="07575b29"/>
    </style:style>
    <style:style style:name="T733" style:family="text">
      <style:text-properties officeooo:rsid="0772b51b"/>
    </style:style>
    <style:style style:name="T734" style:family="text">
      <style:text-properties officeooo:rsid="077fae9d"/>
    </style:style>
    <style:style style:name="T735" style:family="text">
      <style:text-properties officeooo:rsid="078099e3"/>
    </style:style>
    <style:style style:name="T736" style:family="text">
      <style:text-properties officeooo:rsid="0782ec6b"/>
    </style:style>
    <style:style style:name="T737" style:family="text">
      <style:text-properties officeooo:rsid="078cdc2d"/>
    </style:style>
    <style:style style:name="T738" style:family="text">
      <style:text-properties officeooo:rsid="078dd148"/>
    </style:style>
    <style:style style:name="T739" style:family="text">
      <style:text-properties officeooo:rsid="078f57ba"/>
    </style:style>
    <style:style style:name="T740" style:family="text">
      <style:text-properties officeooo:rsid="0790d65e"/>
    </style:style>
    <style:style style:name="T741" style:family="text">
      <style:text-properties officeooo:rsid="0792464f"/>
    </style:style>
    <style:style style:name="T742" style:family="text">
      <style:text-properties officeooo:rsid="07943bcc"/>
    </style:style>
    <style:style style:name="T743" style:family="text">
      <style:text-properties officeooo:rsid="0794afb5"/>
    </style:style>
    <style:style style:name="T744" style:family="text">
      <style:text-properties officeooo:rsid="079a6892"/>
    </style:style>
    <style:style style:name="T745" style:family="text">
      <style:text-properties officeooo:rsid="079ecdf2"/>
    </style:style>
    <style:style style:name="T746" style:family="text">
      <style:text-properties officeooo:rsid="07a0befc"/>
    </style:style>
    <style:style style:name="T747" style:family="text">
      <style:text-properties officeooo:rsid="07b20010"/>
    </style:style>
    <style:style style:name="T748" style:family="text">
      <style:text-properties officeooo:rsid="07b5d4f7"/>
    </style:style>
    <style:style style:name="T749" style:family="text">
      <style:text-properties officeooo:rsid="07f558c8"/>
    </style:style>
    <style:style style:name="T750" style:family="text">
      <style:text-properties officeooo:rsid="07f6dba6"/>
    </style:style>
    <style:style style:name="T751" style:family="text">
      <style:text-properties officeooo:rsid="07f826ae"/>
    </style:style>
    <style:style style:name="T752" style:family="text">
      <style:text-properties officeooo:rsid="080c001d"/>
    </style:style>
    <style:style style:name="T753" style:family="text">
      <style:text-properties officeooo:rsid="0826425a"/>
    </style:style>
    <style:style style:name="T754" style:family="text">
      <style:text-properties fo:color="#800080" style:font-name="Ubuntu" fo:font-size="10.5pt" fo:language="fr" fo:country="FR" fo:font-weight="bold" officeooo:rsid="087743e9" fo:background-color="transparent" loext:char-shading-value="0" style:font-size-asian="10.5pt" style:font-weight-asian="bold" style:font-size-complex="10.5pt" style:font-weight-complex="bold"/>
    </style:style>
    <style:style style:name="T755" style:family="text">
      <style:text-properties fo:color="#81d41a"/>
    </style:style>
    <style:style style:name="T756" style:family="text">
      <style:text-properties fo:color="#81d41a" fo:font-weight="bold" style:font-weight-asian="bold" style:font-weight-complex="bold"/>
    </style:style>
    <style:style style:name="T757" style:family="text">
      <style:text-properties fo:color="#81d41a" fo:font-weight="bold" officeooo:rsid="05b71810" style:font-weight-asian="bold" style:font-weight-complex="bold"/>
    </style:style>
    <style:style style:name="T758" style:family="text">
      <style:text-properties fo:color="#81d41a" fo:font-weight="bold" officeooo:rsid="05b8e05a" style:font-weight-asian="bold" style:font-weight-complex="bold"/>
    </style:style>
    <style:style style:name="T759" style:family="text">
      <style:text-properties fo:color="#81d41a" fo:font-weight="bold" officeooo:rsid="05bf8ebc" style:font-weight-asian="bold" style:font-weight-complex="bold"/>
    </style:style>
    <style:style style:name="T760" style:family="text">
      <style:text-properties fo:color="#81d41a" fo:font-weight="bold" officeooo:rsid="02e89512" style:font-weight-asian="bold" style:font-weight-complex="bold"/>
    </style:style>
    <style:style style:name="T761" style:family="text">
      <style:text-properties fo:color="#81d41a" fo:font-weight="bold" officeooo:rsid="0ac8e974" style:font-weight-asian="bold" style:font-weight-complex="bold"/>
    </style:style>
    <style:style style:name="T762" style:family="text">
      <style:text-properties fo:color="#81d41a" fo:font-weight="bold" fo:background-color="transparent" loext:char-shading-value="0" style:font-weight-asian="bold" style:font-weight-complex="bold"/>
    </style:style>
    <style:style style:name="T763" style:family="text">
      <style:text-properties fo:color="#81d41a" style:font-name="Ubuntu" fo:font-size="10.5pt" fo:language="fr" fo:country="FR" officeooo:rsid="08877e73" fo:background-color="transparent" loext:char-shading-value="0" style:font-size-asian="10.5pt" style:font-size-complex="10.5pt"/>
    </style:style>
    <style:style style:name="T764" style:family="text">
      <style:text-properties fo:color="#81d41a" style:font-name="Ubuntu" fo:font-size="10.5pt" fo:language="fr" fo:country="FR" officeooo:rsid="030f2e37" fo:background-color="transparent" loext:char-shading-value="0" style:font-size-asian="10.5pt" style:font-size-complex="10.5pt"/>
    </style:style>
    <style:style style:name="T765" style:family="text">
      <style:text-properties fo:color="#81d41a" style:font-name="Ubuntu" fo:font-size="10.5pt" fo:language="fr" fo:country="FR" officeooo:rsid="0310a109" fo:background-color="transparent" loext:char-shading-value="0" style:font-size-asian="10.5pt" style:font-size-complex="10.5pt"/>
    </style:style>
    <style:style style:name="T766" style:family="text">
      <style:text-properties fo:color="#81d41a" style:font-name="Ubuntu" fo:font-size="10.5pt" fo:language="fr" fo:country="FR" fo:font-weight="bold" fo:background-color="transparent" loext:char-shading-value="0" style:font-size-asian="10.5pt" style:font-weight-asian="bold" style:font-size-complex="10.5pt" style:font-weight-complex="bold"/>
    </style:style>
    <style:style style:name="T767" style:family="text">
      <style:text-properties fo:color="#81d41a" style:font-name="Ubuntu" fo:font-size="10.5pt" fo:language="fr" fo:country="FR" fo:font-weight="bold" officeooo:rsid="05c13951" fo:background-color="transparent" loext:char-shading-value="0" style:font-size-asian="10.5pt" style:font-weight-asian="bold" style:font-size-complex="10.5pt" style:font-weight-complex="bold"/>
    </style:style>
    <style:style style:name="T768" style:family="text">
      <style:text-properties fo:color="#81d41a" style:font-name="Ubuntu" fo:font-size="10.5pt" fo:language="fr" fo:country="FR" fo:font-weight="bold" officeooo:rsid="05c96618" fo:background-color="transparent" loext:char-shading-value="0" style:font-size-asian="10.5pt" style:font-weight-asian="bold" style:font-size-complex="10.5pt" style:font-weight-complex="bold"/>
    </style:style>
    <style:style style:name="T769" style:family="text">
      <style:text-properties fo:color="#81d41a" style:font-name="Ubuntu" fo:font-size="10.5pt" fo:language="fr" fo:country="FR" fo:font-weight="bold" officeooo:rsid="05c63d61" fo:background-color="transparent" loext:char-shading-value="0" style:font-size-asian="10.5pt" style:font-weight-asian="bold" style:font-size-complex="10.5pt" style:font-weight-complex="bold"/>
    </style:style>
    <style:style style:name="T770" style:family="text">
      <style:text-properties fo:color="#81d41a" style:font-name="Ubuntu" fo:font-size="10.5pt" fo:language="fr" fo:country="FR" fo:font-weight="bold" officeooo:rsid="052b8302" style:font-size-asian="10.5pt" style:font-weight-asian="bold" style:font-size-complex="10.5pt" style:font-weight-complex="bold"/>
    </style:style>
    <style:style style:name="T771" style:family="text">
      <style:text-properties fo:color="#81d41a" officeooo:rsid="07311f35"/>
    </style:style>
    <style:style style:name="T772" style:family="text">
      <style:text-properties fo:color="#81d41a" fo:font-size="10.5pt" fo:font-weight="bold" fo:background-color="transparent" loext:char-shading-value="0" style:font-size-asian="10.5pt" style:font-weight-asian="bold" style:font-size-complex="10.5pt" style:font-weight-complex="bold"/>
    </style:style>
    <style:style style:name="T773" style:family="text">
      <style:text-properties fo:color="#81d41a" fo:font-size="10.5pt" fo:font-weight="bold" officeooo:rsid="04172238" fo:background-color="transparent" loext:char-shading-value="0" style:font-size-asian="10.5pt" style:font-weight-asian="bold" style:font-size-complex="10.5pt" style:font-weight-complex="bold"/>
    </style:style>
    <style:style style:name="T774" style:family="text">
      <style:text-properties fo:color="#81d41a" fo:font-size="10.5pt" fo:font-weight="bold" officeooo:rsid="041816f3" fo:background-color="transparent" loext:char-shading-value="0" style:font-size-asian="10.5pt" style:font-weight-asian="bold" style:font-size-complex="10.5pt" style:font-weight-complex="bold"/>
    </style:style>
    <style:style style:name="T775" style:family="text">
      <style:text-properties fo:color="#81d41a" fo:font-size="10.5pt" fo:language="fr" fo:country="FR" fo:font-weight="bold" fo:background-color="transparent" loext:char-shading-value="0" style:font-size-asian="10.5pt" style:font-weight-asian="bold" style:font-size-complex="10.5pt" style:font-weight-complex="bold"/>
    </style:style>
    <style:style style:name="T776" style:family="text">
      <style:text-properties fo:color="#81d41a" fo:font-size="10.5pt" fo:language="fr" fo:country="FR" officeooo:rsid="08877e73" fo:background-color="transparent" loext:char-shading-value="0" style:font-size-asian="10.5pt" style:font-size-complex="10.5pt"/>
    </style:style>
    <style:style style:name="T777" style:family="text">
      <style:text-properties fo:color="#81d41a" fo:font-size="10.5pt" fo:language="fr" fo:country="FR" officeooo:rsid="030f2e37" fo:background-color="transparent" loext:char-shading-value="0" style:font-size-asian="10.5pt" style:font-size-complex="10.5pt"/>
    </style:style>
    <style:style style:name="T778" style:family="text">
      <style:text-properties fo:color="#81d41a" fo:font-size="10.5pt" fo:language="fr" fo:country="FR" officeooo:rsid="0310a109" fo:background-color="transparent" loext:char-shading-value="0" style:font-size-asian="10.5pt" style:font-size-complex="10.5pt"/>
    </style:style>
    <style:style style:name="T779" style:family="text">
      <style:text-properties fo:color="#81d41a" fo:language="fr" fo:country="FR" fo:font-weight="bold" fo:background-color="transparent" loext:char-shading-value="0" style:font-weight-asian="bold" style:font-weight-complex="bold"/>
    </style:style>
    <style:style style:name="T780" style:family="text">
      <style:text-properties officeooo:rsid="08ac55ed"/>
    </style:style>
    <style:style style:name="T781" style:family="text">
      <style:text-properties officeooo:rsid="040fe85b"/>
    </style:style>
    <style:style style:name="T782" style:family="text">
      <style:text-properties officeooo:rsid="06b637e1"/>
    </style:style>
    <style:style style:name="T783" style:family="text">
      <style:text-properties officeooo:rsid="08b430bc"/>
    </style:style>
    <style:style style:name="T784" style:family="text">
      <style:text-properties officeooo:rsid="08b48f41"/>
    </style:style>
    <style:style style:name="T785" style:family="text">
      <style:text-properties fo:color="#ff8000"/>
    </style:style>
    <style:style style:name="T786" style:family="text">
      <style:text-properties fo:color="#ff8000" style:font-name="Ubuntu" fo:font-size="10.5pt" fo:language="fr" fo:country="FR" fo:font-style="italic" fo:font-weight="bold" officeooo:rsid="09a764d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87" style:family="text">
      <style:text-properties fo:color="#ff8000" style:font-name="Ubuntu" fo:font-size="10.5pt" fo:language="fr" fo:country="FR" fo:font-style="italic" fo:font-weight="bold" officeooo:rsid="09a9169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88" style:family="text">
      <style:text-properties fo:color="#ff8000" style:font-name="Ubuntu" fo:font-size="10.5pt" fo:language="fr" fo:country="FR" fo:font-style="italic" fo:font-weight="bold" officeooo:rsid="0b77af9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89" style:family="text">
      <style:text-properties fo:color="#ff8000" style:font-name="Ubuntu" fo:font-size="10.5pt" fo:language="fr" fo:country="FR" fo:font-weight="bold" officeooo:rsid="0b4dc875" fo:background-color="transparent" loext:char-shading-value="0" style:font-size-asian="10.5pt" style:font-weight-asian="bold" style:font-size-complex="10.5pt" style:font-weight-complex="bold"/>
    </style:style>
    <style:style style:name="T790" style:family="text">
      <style:text-properties fo:color="#ff8000" officeooo:rsid="07a6581a"/>
    </style:style>
    <style:style style:name="T791" style:family="text">
      <style:text-properties fo:color="#ff8000" officeooo:rsid="07b24a98"/>
    </style:style>
    <style:style style:name="T792" style:family="text">
      <style:text-properties officeooo:rsid="09aad14f"/>
    </style:style>
    <style:style style:name="T793" style:family="text">
      <style:text-properties officeooo:rsid="09ab69d9"/>
    </style:style>
    <style:style style:name="T794" style:family="text">
      <style:text-properties officeooo:rsid="09acf310"/>
    </style:style>
    <style:style style:name="T795" style:family="text">
      <style:text-properties officeooo:rsid="09b248c4"/>
    </style:style>
    <style:style style:name="T796" style:family="text">
      <style:text-properties officeooo:rsid="09b4304d"/>
    </style:style>
    <style:style style:name="T797" style:family="text">
      <style:text-properties officeooo:rsid="09b57cf4"/>
    </style:style>
    <style:style style:name="T798" style:family="text">
      <style:text-properties officeooo:rsid="09bba4d8"/>
    </style:style>
    <style:style style:name="T799" style:family="text">
      <style:text-properties officeooo:rsid="09bd7ab9"/>
    </style:style>
    <style:style style:name="T800" style:family="text">
      <style:text-properties officeooo:rsid="09bf4bb7"/>
    </style:style>
    <style:style style:name="T801" style:family="text">
      <style:text-properties officeooo:rsid="09c207a0"/>
    </style:style>
    <style:style style:name="T802" style:family="text">
      <style:text-properties officeooo:rsid="09c28aad"/>
    </style:style>
    <style:style style:name="T803" style:family="text">
      <style:text-properties officeooo:rsid="09c42f1d"/>
    </style:style>
    <style:style style:name="T804" style:family="text">
      <style:text-properties fo:color="#55308d" style:font-name="Ubuntu" fo:font-size="10.5pt" fo:language="fr" fo:country="FR" fo:font-weight="bold" fo:background-color="transparent" loext:char-shading-value="0" style:font-size-asian="10.5pt" style:font-weight-asian="bold" style:font-size-complex="10.5pt" style:font-weight-complex="bold"/>
    </style:style>
    <style:style style:name="T805" style:family="text">
      <style:text-properties fo:color="#55308d" style:font-name="Ubuntu" fo:font-size="10.5pt" fo:language="fr" fo:country="FR" fo:font-weight="bold" officeooo:rsid="05e982ec" fo:background-color="transparent" loext:char-shading-value="0" style:font-size-asian="10.5pt" style:font-weight-asian="bold" style:font-size-complex="10.5pt" style:font-weight-complex="bold"/>
    </style:style>
    <style:style style:name="T806" style:family="text">
      <style:text-properties fo:color="#55308d" style:font-name="Ubuntu" fo:font-size="10.5pt" fo:language="fr" fo:country="FR" fo:font-weight="bold" officeooo:rsid="0b4107e1" fo:background-color="transparent" loext:char-shading-value="0" style:font-size-asian="10.5pt" style:font-weight-asian="bold" style:font-size-complex="10.5pt" style:font-weight-complex="bold"/>
    </style:style>
    <style:style style:name="T807" style:family="text">
      <style:text-properties fo:color="#55308d" style:font-name="Ubuntu" fo:font-size="10.5pt" fo:language="fr" fo:country="FR" fo:font-weight="bold" officeooo:rsid="0b449e7b" fo:background-color="transparent" loext:char-shading-value="0" style:font-size-asian="10.5pt" style:font-weight-asian="bold" style:font-size-complex="10.5pt" style:font-weight-complex="bold"/>
    </style:style>
    <style:style style:name="T808" style:family="text">
      <style:text-properties fo:color="#55308d" style:font-name="Ubuntu" fo:font-size="10.5pt" fo:language="fr" fo:country="FR" fo:font-weight="bold" officeooo:rsid="0b44c400" fo:background-color="transparent" loext:char-shading-value="0" style:font-size-asian="10.5pt" style:font-weight-asian="bold" style:font-size-complex="10.5pt" style:font-weight-complex="bold"/>
    </style:style>
    <style:style style:name="T809" style:family="text">
      <style:text-properties fo:color="#55308d" style:font-name="Ubuntu" fo:font-size="10.5pt" fo:language="fr" fo:country="FR" fo:font-weight="bold" officeooo:rsid="0b43fe43" fo:background-color="transparent" loext:char-shading-value="0" style:font-size-asian="10.5pt" style:font-weight-asian="bold" style:font-size-complex="10.5pt" style:font-weight-complex="bold"/>
    </style:style>
    <style:style style:name="T810" style:family="text">
      <style:text-properties fo:color="#55308d" style:font-name="Ubuntu" fo:font-size="10.5pt" fo:language="fr" fo:country="FR" fo:font-weight="bold" officeooo:rsid="0b588e4f" fo:background-color="transparent" loext:char-shading-value="0" style:font-size-asian="10.5pt" style:font-weight-asian="bold" style:font-size-complex="10.5pt" style:font-weight-complex="bold"/>
    </style:style>
    <style:style style:name="T811" style:family="text">
      <style:text-properties fo:color="#55308d" style:font-name="Ubuntu" fo:font-size="10.5pt" fo:language="fr" fo:country="FR" fo:font-weight="bold" officeooo:rsid="0b6b9a09" fo:background-color="transparent" loext:char-shading-value="0" style:font-size-asian="10.5pt" style:font-weight-asian="bold" style:font-size-complex="10.5pt" style:font-weight-complex="bold"/>
    </style:style>
    <style:style style:name="T812" style:family="text">
      <style:text-properties fo:color="#55308d"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813" style:family="text">
      <style:text-properties fo:color="#55308d" style:font-name="Ubuntu" fo:font-size="10.5pt" fo:language="fr" fo:country="FR" fo:font-weight="bold" officeooo:rsid="0b68c968" fo:background-color="transparent" loext:char-shading-value="0" style:font-size-asian="10.5pt" style:font-weight-asian="bold" style:font-size-complex="10.5pt" style:font-weight-complex="bold"/>
    </style:style>
    <style:style style:name="T814" style:family="text">
      <style:text-properties fo:color="#55308d" style:font-name="Ubuntu" fo:font-size="10.5pt" fo:language="fr" fo:country="FR" fo:font-weight="bold" officeooo:rsid="0b6f72df" fo:background-color="transparent" loext:char-shading-value="0" style:font-size-asian="10.5pt" style:font-weight-asian="bold" style:font-size-complex="10.5pt" style:font-weight-complex="bold"/>
    </style:style>
    <style:style style:name="T815" style:family="text">
      <style:text-properties fo:color="#55308d" style:font-name="Ubuntu" fo:font-size="10.5pt" fo:language="fr" fo:country="FR" fo:font-weight="bold" officeooo:rsid="0b31151a" fo:background-color="transparent" loext:char-shading-value="0" style:font-size-asian="10.5pt" style:font-weight-asian="bold" style:font-size-complex="10.5pt" style:font-weight-complex="bold"/>
    </style:style>
    <style:style style:name="T816" style:family="text">
      <style:text-properties fo:color="#55308d" style:font-name="Ubuntu" fo:font-size="10.5pt" fo:language="fr" fo:country="FR" fo:font-weight="bold" style:font-size-asian="10.5pt" style:font-weight-asian="bold" style:font-size-complex="10.5pt" style:font-weight-complex="bold"/>
    </style:style>
    <style:style style:name="T817" style:family="text">
      <style:text-properties fo:color="#55308d" style:font-name="Ubuntu" fo:font-size="10.5pt" fo:language="fr" fo:country="FR" fo:font-weight="bold" officeooo:rsid="0b62dabc" style:font-size-asian="10.5pt" style:font-weight-asian="bold" style:font-size-complex="10.5pt" style:font-weight-complex="bold"/>
    </style:style>
    <style:style style:name="T818" style:family="text">
      <style:text-properties fo:color="#55308d" style:font-name="Ubuntu" fo:font-size="10.5pt" fo:language="fr" fo:country="FR" fo:font-weight="bold" officeooo:rsid="0b60eff0" style:font-size-asian="10.5pt" style:font-weight-asian="bold" style:font-size-complex="10.5pt" style:font-weight-complex="bold"/>
    </style:style>
    <style:style style:name="T819" style:family="text">
      <style:text-properties fo:color="#ff4000"/>
    </style:style>
    <style:style style:name="T820" style:family="text">
      <style:text-properties fo:color="#ff4000" style:font-name="Ubuntu" fo:font-size="10.5pt" fo:language="fr" fo:country="FR" fo:font-weight="bold" fo:background-color="transparent" loext:char-shading-value="0" style:font-size-asian="10.5pt" style:font-weight-asian="bold" style:font-size-complex="10.5pt" style:font-weight-complex="bold"/>
    </style:style>
    <style:style style:name="T821" style:family="text">
      <style:text-properties fo:color="#ff4000" style:font-name="Ubuntu" fo:font-size="10.5pt" fo:language="fr" fo:country="FR" fo:font-weight="bold" officeooo:rsid="09a2006d" fo:background-color="transparent" loext:char-shading-value="0" style:font-size-asian="10.5pt" style:font-weight-asian="bold" style:font-size-complex="10.5pt" style:font-weight-complex="bold"/>
    </style:style>
    <style:style style:name="T822" style:family="text">
      <style:text-properties fo:color="#ff4000" style:font-name="Ubuntu" fo:font-size="10.5pt" fo:language="fr" fo:country="FR" fo:font-weight="bold" officeooo:rsid="09d4c9af" fo:background-color="transparent" loext:char-shading-value="0" style:font-size-asian="10.5pt" style:font-weight-asian="bold" style:font-size-complex="10.5pt" style:font-weight-complex="bold"/>
    </style:style>
    <style:style style:name="T823" style:family="text">
      <style:text-properties fo:color="#ff4000" style:font-name="Ubuntu" fo:font-size="10.5pt" fo:language="fr" fo:country="FR" fo:font-weight="bold" officeooo:rsid="09dccdea" fo:background-color="transparent" loext:char-shading-value="0" style:font-size-asian="10.5pt" style:font-weight-asian="bold" style:font-size-complex="10.5pt" style:font-weight-complex="bold"/>
    </style:style>
    <style:style style:name="T824" style:family="text">
      <style:text-properties fo:color="#ff4000" style:font-name="Ubuntu" fo:font-size="10.5pt" fo:language="fr" fo:country="FR" fo:font-weight="bold" officeooo:rsid="09d62d7e" fo:background-color="transparent" loext:char-shading-value="0" style:font-size-asian="10.5pt" style:font-weight-asian="bold" style:font-size-complex="10.5pt" style:font-weight-complex="bold"/>
    </style:style>
    <style:style style:name="T825" style:family="text">
      <style:text-properties fo:color="#ff4000" style:font-name="Ubuntu" fo:font-size="10.5pt" fo:language="fr" fo:country="FR" fo:font-weight="bold" officeooo:rsid="09da2a71" fo:background-color="transparent" loext:char-shading-value="0" style:font-size-asian="10.5pt" style:font-weight-asian="bold" style:font-size-complex="10.5pt" style:font-weight-complex="bold"/>
    </style:style>
    <style:style style:name="T826" style:family="text">
      <style:text-properties fo:color="#ff4000" style:font-name="Ubuntu" fo:font-size="10.5pt" fo:language="fr" fo:country="FR" fo:font-weight="bold" officeooo:rsid="09a47636" fo:background-color="transparent" loext:char-shading-value="0" style:font-size-asian="10.5pt" style:font-weight-asian="bold" style:font-size-complex="10.5pt" style:font-weight-complex="bold"/>
    </style:style>
    <style:style style:name="T827" style:family="text">
      <style:text-properties fo:color="#ff4000" style:font-name="Ubuntu" fo:font-size="10.5pt" fo:language="fr" fo:country="FR" fo:font-weight="bold" officeooo:rsid="0af6330a" fo:background-color="transparent" loext:char-shading-value="0" style:font-size-asian="10.5pt" style:font-weight-asian="bold" style:font-size-complex="10.5pt" style:font-weight-complex="bold"/>
    </style:style>
    <style:style style:name="T828" style:family="text">
      <style:text-properties fo:color="#ff4000" officeooo:rsid="0a500505"/>
    </style:style>
    <style:style style:name="T829" style:family="text">
      <style:text-properties fo:color="#ff4000" fo:font-size="10.5pt" officeooo:rsid="0a50921e" fo:background-color="transparent" loext:char-shading-value="0" style:font-size-asian="10.5pt" style:font-size-complex="10.5pt"/>
    </style:style>
    <style:style style:name="T830" style:family="text">
      <style:text-properties fo:color="#ff4000" officeooo:rsid="0a8d1cbc"/>
    </style:style>
    <style:style style:name="T831" style:family="text">
      <style:text-properties fo:color="#ff4000" fo:font-weight="normal" officeooo:rsid="05e982ec" style:font-weight-asian="normal" style:font-weight-complex="normal"/>
    </style:style>
    <style:style style:name="T832" style:family="text">
      <style:text-properties fo:color="#ff4000" fo:font-weight="normal" officeooo:rsid="0a90094e" style:font-weight-asian="normal" style:font-weight-complex="normal"/>
    </style:style>
    <style:style style:name="T833" style:family="text">
      <style:text-properties officeooo:rsid="09e7b0b4"/>
    </style:style>
    <style:style style:name="T834" style:family="text">
      <style:text-properties officeooo:rsid="0a0801aa"/>
    </style:style>
    <style:style style:name="T835" style:family="text">
      <style:text-properties officeooo:rsid="0a500505"/>
    </style:style>
    <style:style style:name="T836" style:family="text">
      <style:text-properties officeooo:rsid="0a8d1cbc"/>
    </style:style>
    <style:style style:name="T837" style:family="text">
      <style:text-properties officeooo:rsid="0a91ee8b"/>
    </style:style>
    <style:style style:name="T838" style:family="text">
      <style:text-properties officeooo:rsid="0a9ce8ae"/>
    </style:style>
    <style:style style:name="T839" style:family="text">
      <style:text-properties officeooo:rsid="0a9e2882"/>
    </style:style>
    <style:style style:name="T840" style:family="text">
      <style:text-properties officeooo:rsid="09c1c0ef"/>
    </style:style>
    <style:style style:name="T841" style:family="text">
      <style:text-properties officeooo:rsid="0a9eb1c7"/>
    </style:style>
    <style:style style:name="T842" style:family="text">
      <style:text-properties officeooo:rsid="0a9ff344"/>
    </style:style>
    <style:style style:name="T843" style:family="text">
      <style:text-properties officeooo:rsid="0aa30129"/>
    </style:style>
    <style:style style:name="T844" style:family="text">
      <style:text-properties officeooo:rsid="0aa4351e"/>
    </style:style>
    <style:style style:name="T845" style:family="text">
      <style:text-properties officeooo:rsid="0aa495a4"/>
    </style:style>
    <style:style style:name="T846" style:family="text">
      <style:text-properties officeooo:rsid="054339ab"/>
    </style:style>
    <style:style style:name="T847" style:family="text">
      <style:text-properties officeooo:rsid="0aab81e7"/>
    </style:style>
    <style:style style:name="T848" style:family="text">
      <style:text-properties officeooo:rsid="0aaf22f0"/>
    </style:style>
    <style:style style:name="T849" style:family="text">
      <style:text-properties officeooo:rsid="0ab2fbc3"/>
    </style:style>
    <style:style style:name="T850" style:family="text">
      <style:text-properties officeooo:rsid="0ab40293"/>
    </style:style>
    <style:style style:name="T851" style:family="text">
      <style:text-properties officeooo:rsid="0ab5d6c4"/>
    </style:style>
    <style:style style:name="T852" style:family="text">
      <style:text-properties officeooo:rsid="0ab78ddd"/>
    </style:style>
    <style:style style:name="T853" style:family="text">
      <style:text-properties officeooo:rsid="0abd05dd"/>
    </style:style>
    <style:style style:name="T854" style:family="text">
      <style:text-properties officeooo:rsid="0ac27298"/>
    </style:style>
    <style:style style:name="T855" style:family="text">
      <style:text-properties officeooo:rsid="0ad698ce"/>
    </style:style>
    <style:style style:name="T856" style:family="text">
      <style:text-properties officeooo:rsid="0ad71ff6"/>
    </style:style>
    <style:style style:name="T857" style:family="text">
      <style:text-properties officeooo:rsid="0ae7a7d8"/>
    </style:style>
    <style:style style:name="T858" style:family="text">
      <style:text-properties officeooo:rsid="0ae8446f"/>
    </style:style>
    <style:style style:name="T859" style:family="text">
      <style:text-properties officeooo:rsid="0ae92504"/>
    </style:style>
    <style:style style:name="T860" style:family="text">
      <style:text-properties officeooo:rsid="0aeabcf0"/>
    </style:style>
    <style:style style:name="T861" style:family="text">
      <style:text-properties officeooo:rsid="0aec83fe"/>
    </style:style>
    <style:style style:name="T862" style:family="text">
      <style:text-properties officeooo:rsid="0af3a32e"/>
    </style:style>
    <style:style style:name="T863" style:family="text">
      <style:text-properties officeooo:rsid="0af5e360"/>
    </style:style>
    <style:style style:name="T864" style:family="text">
      <style:text-properties officeooo:rsid="0afbecc1"/>
    </style:style>
    <style:style style:name="T865" style:family="text">
      <style:text-properties officeooo:rsid="0b01d425"/>
    </style:style>
    <style:style style:name="T866" style:family="text">
      <style:text-properties officeooo:rsid="0b02338f"/>
    </style:style>
    <style:style style:name="T867" style:family="text">
      <style:text-properties officeooo:rsid="0b02c2d9"/>
    </style:style>
    <style:style style:name="T868" style:family="text">
      <style:text-properties officeooo:rsid="0b05b693"/>
    </style:style>
    <style:style style:name="T869" style:family="text">
      <style:text-properties officeooo:rsid="0b0757d2"/>
    </style:style>
    <style:style style:name="T870" style:family="text">
      <style:text-properties officeooo:rsid="0b078269"/>
    </style:style>
    <style:style style:name="T871" style:family="text">
      <style:text-properties officeooo:rsid="0b1d3cd7"/>
    </style:style>
    <style:style style:name="T872" style:family="text">
      <style:text-properties officeooo:rsid="0b210b68"/>
    </style:style>
    <style:style style:name="T873" style:family="text">
      <style:text-properties officeooo:rsid="0b22b768"/>
    </style:style>
    <style:style style:name="T874" style:family="text">
      <style:text-properties officeooo:rsid="0b293cf0"/>
    </style:style>
    <style:style style:name="T875" style:family="text">
      <style:text-properties officeooo:rsid="0b2aa1c9"/>
    </style:style>
    <style:style style:name="T876" style:family="text">
      <style:text-properties officeooo:rsid="0b2c1cbc"/>
    </style:style>
    <style:style style:name="T877" style:family="text">
      <style:text-properties officeooo:rsid="0b2ce0d8"/>
    </style:style>
    <style:style style:name="T878" style:family="text">
      <style:text-properties officeooo:rsid="0b711cc4"/>
    </style:style>
    <style:style style:name="T879" style:family="text">
      <style:text-properties officeooo:rsid="0b80e672"/>
    </style:style>
    <style:style style:name="T880" style:family="text">
      <style:text-properties officeooo:rsid="0ba74536"/>
    </style:style>
    <style:style style:name="T881" style:family="text">
      <style:text-properties officeooo:rsid="0ba8d40a"/>
    </style:style>
    <style:style style:name="T882" style:family="text">
      <style:text-properties officeooo:rsid="0ba967fd"/>
    </style:style>
    <style:style style:name="T883" style:family="text">
      <style:text-properties officeooo:rsid="0bbc0fa9"/>
    </style:style>
    <style:style style:name="T884" style:family="text">
      <style:text-properties officeooo:rsid="0bc8a245"/>
    </style:style>
    <style:style style:name="T885" style:family="text">
      <style:text-properties officeooo:rsid="0bcc29a4"/>
    </style:style>
    <style:style style:name="T886" style:family="text">
      <style:text-properties officeooo:rsid="0bcd7d07"/>
    </style:style>
    <style:style style:name="T887" style:family="text">
      <style:text-properties officeooo:rsid="0bce0789"/>
    </style:style>
    <style:style style:name="T888" style:family="text">
      <style:text-properties officeooo:rsid="0bcf8773"/>
    </style:style>
    <style:style style:name="T889" style:family="text">
      <style:text-properties officeooo:rsid="0bd00b1f"/>
    </style:style>
    <style:style style:name="T890" style:family="text">
      <style:text-properties officeooo:rsid="0bd20010"/>
    </style:style>
    <style:style style:name="T891" style:family="text">
      <style:text-properties officeooo:rsid="0bd56da1"/>
    </style:style>
    <style:style style:name="T892" style:family="text">
      <style:text-properties officeooo:rsid="0bdefb86"/>
    </style:style>
    <style:style style:name="T893" style:family="text">
      <style:text-properties officeooo:rsid="0be08912"/>
    </style:style>
    <style:style style:name="T894" style:family="text">
      <style:text-properties officeooo:rsid="0be19479"/>
    </style:style>
    <style:style style:name="T895" style:family="text">
      <style:text-properties officeooo:rsid="0c04c5c6"/>
    </style:style>
    <style:style style:name="T896" style:family="text">
      <style:text-properties fo:language="fr" fo:country="FR" fo:background-color="transparent" loext:char-shading-value="0"/>
    </style:style>
    <style:style style:name="T897" style:family="text">
      <style:text-properties fo:language="fr" fo:country="FR" officeooo:rsid="042e5111" fo:background-color="transparent" loext:char-shading-value="0"/>
    </style:style>
    <style:style style:name="T898" style:family="text">
      <style:text-properties fo:language="fr" fo:country="FR" officeooo:rsid="0b944846" fo:background-color="transparent" loext:char-shading-value="0"/>
    </style:style>
    <style:style style:name="T899" style:family="text">
      <style:text-properties fo:language="fr" fo:country="FR" officeooo:rsid="0b949ce3" fo:background-color="transparent" loext:char-shading-value="0"/>
    </style:style>
    <style:style style:name="T900" style:family="text">
      <style:text-properties fo:language="fr" fo:country="FR" officeooo:rsid="07287f0f" fo:background-color="transparent" loext:char-shading-value="0"/>
    </style:style>
    <style:style style:name="T901" style:family="text">
      <style:text-properties fo:language="fr" fo:country="FR" officeooo:rsid="081389a6" fo:background-color="transparent" loext:char-shading-value="0"/>
    </style:style>
    <style:style style:name="T902" style:family="text">
      <style:text-properties fo:language="fr" fo:country="FR" officeooo:rsid="0babb0fb" fo:background-color="transparent" loext:char-shading-value="0"/>
    </style:style>
    <style:style style:name="T903" style:family="text">
      <style:text-properties fo:language="fr" fo:country="FR" officeooo:rsid="0bafff5e" fo:background-color="transparent" loext:char-shading-value="0"/>
    </style:style>
    <style:style style:name="T904" style:family="text">
      <style:text-properties fo:language="fr" fo:country="FR" officeooo:rsid="0bac3887" fo:background-color="transparent" loext:char-shading-value="0"/>
    </style:style>
    <style:style style:name="T905" style:family="text">
      <style:text-properties fo:language="fr" fo:country="FR" officeooo:rsid="06472ca4" fo:background-color="transparent" loext:char-shading-value="0"/>
    </style:style>
    <style:style style:name="T906" style:family="text">
      <style:text-properties fo:language="fr" fo:country="FR" officeooo:rsid="0b986558" fo:background-color="transparent" loext:char-shading-value="0"/>
    </style:style>
    <style:style style:name="T907" style:family="text">
      <style:text-properties fo:language="fr" fo:country="FR" officeooo:rsid="0721499d" fo:background-color="transparent" loext:char-shading-value="0"/>
    </style:style>
    <style:style style:name="T908" style:family="text">
      <style:text-properties fo:language="fr" fo:country="FR" officeooo:rsid="07232403" fo:background-color="transparent" loext:char-shading-value="0"/>
    </style:style>
    <style:style style:name="T909" style:family="text">
      <style:text-properties fo:language="fr" fo:country="FR" officeooo:rsid="0b938b8c" fo:background-color="transparent" loext:char-shading-value="0"/>
    </style:style>
    <style:style style:name="T910" style:family="text">
      <style:text-properties fo:language="fr" fo:country="FR" officeooo:rsid="0b9a32ad" fo:background-color="transparent" loext:char-shading-value="0"/>
    </style:style>
    <style:style style:name="T911" style:family="text">
      <style:text-properties fo:language="fr" fo:country="FR" officeooo:rsid="0b9b7f28" fo:background-color="transparent" loext:char-shading-value="0"/>
    </style:style>
    <style:style style:name="T912" style:family="text">
      <style:text-properties fo:language="fr" fo:country="FR" officeooo:rsid="0bb4314a" fo:background-color="transparent" loext:char-shading-value="0"/>
    </style:style>
    <style:style style:name="T913" style:family="text">
      <style:text-properties fo:language="fr" fo:country="FR" officeooo:rsid="0bb4da2a" fo:background-color="transparent" loext:char-shading-value="0"/>
    </style:style>
    <style:style style:name="T914" style:family="text">
      <style:text-properties fo:language="fr" fo:country="FR" officeooo:rsid="003f26c7" fo:background-color="transparent" loext:char-shading-value="0"/>
    </style:style>
    <style:style style:name="T915" style:family="text">
      <style:text-properties fo:language="fr" fo:country="FR" officeooo:rsid="09584d7c" fo:background-color="transparent" loext:char-shading-value="0"/>
    </style:style>
    <style:style style:name="T916" style:family="text">
      <style:text-properties fo:language="fr" fo:country="FR" officeooo:rsid="03361080" fo:background-color="transparent" loext:char-shading-value="0"/>
    </style:style>
    <style:style style:name="T917" style:family="text">
      <style:text-properties fo:language="fr" fo:country="FR" officeooo:rsid="033b9ec6" fo:background-color="transparent" loext:char-shading-value="0"/>
    </style:style>
    <style:style style:name="T918" style:family="text">
      <style:text-properties fo:language="fr" fo:country="FR" officeooo:rsid="0bb93440" fo:background-color="transparent" loext:char-shading-value="0"/>
    </style:style>
    <style:style style:name="T919" style:family="text">
      <style:text-properties fo:language="fr" fo:country="FR" officeooo:rsid="0732152a" fo:background-color="transparent" loext:char-shading-value="0"/>
    </style:style>
    <style:style style:name="T920" style:family="text">
      <style:text-properties fo:language="fr" fo:country="FR" officeooo:rsid="0733cb55" fo:background-color="transparent" loext:char-shading-value="0"/>
    </style:style>
    <style:style style:name="T921" style:family="text">
      <style:text-properties fo:language="fr" fo:country="FR" officeooo:rsid="080f7b1c" fo:background-color="transparent" loext:char-shading-value="0"/>
    </style:style>
    <style:style style:name="T922" style:family="text">
      <style:text-properties fo:language="fr" fo:country="FR" officeooo:rsid="08111566" fo:background-color="transparent" loext:char-shading-value="0"/>
    </style:style>
    <style:style style:name="T923" style:family="text">
      <style:text-properties fo:language="fr" fo:country="FR" officeooo:rsid="0635daa1" fo:background-color="transparent" loext:char-shading-value="0"/>
    </style:style>
    <style:style style:name="T924" style:family="text">
      <style:text-properties fo:language="fr" fo:country="FR" officeooo:rsid="04352a23" fo:background-color="transparent" loext:char-shading-value="0"/>
    </style:style>
    <style:style style:name="T925" style:family="text">
      <style:text-properties fo:language="fr" fo:country="FR" officeooo:rsid="043eaf03" fo:background-color="transparent" loext:char-shading-value="0"/>
    </style:style>
    <style:style style:name="T926" style:family="text">
      <style:text-properties fo:language="fr" fo:country="FR" officeooo:rsid="0441c328" fo:background-color="transparent" loext:char-shading-value="0"/>
    </style:style>
    <style:style style:name="T927" style:family="text">
      <style:text-properties fo:language="fr" fo:country="FR" officeooo:rsid="08133148" fo:background-color="transparent" loext:char-shading-value="0"/>
    </style:style>
    <style:style style:name="T928" style:family="text">
      <style:text-properties fo:language="fr" fo:country="FR" officeooo:rsid="0c051fb5" fo:background-color="transparent" loext:char-shading-value="0"/>
    </style:style>
    <style:style style:name="T929" style:family="text">
      <style:text-properties fo:language="fr" fo:country="FR" officeooo:rsid="0c05e43a" fo:background-color="transparent" loext:char-shading-value="0"/>
    </style:style>
    <style:style style:name="T930" style:family="text">
      <style:text-properties fo:language="fr" fo:country="FR" fo:font-weight="bold" fo:background-color="transparent" loext:char-shading-value="0"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IR_TMP_NAME"/>
        <text:variable-decl office:value-type="float" text:name="DIR_TMP_PARENT"/>
        <text:variable-decl office:value-type="float" text:name="DIR_LOG_NAME"/>
        <text:variable-decl office:value-type="float" text:name="DIR_PACKAGES_NAME"/>
        <text:variable-decl office:value-type="float" text:name="DIR_SOFTWARE_NAME"/>
        <text:variable-decl office:value-type="float" text:name="FILE_SCRIPT_NAME"/>
        <text:variable-decl office:value-type="float" text:name="FILE_INSTALL_HD_NAME"/>
        <text:variable-decl office:value-type="float" text:name="FILE_INSTALL_DB_NAME"/>
        <text:variable-decl office:value-type="float" text:name="FILE_INSTALL_INST_NAME"/>
        <text:variable-decl office:value-type="float" text:name="FILE_PACKAGES_INST_NAME"/>
        <text:variable-decl office:value-type="float" text:name="FILE_PACKAGES_DB_NAME"/>
        <text:variable-decl office:value-type="string" text:name="DIR_INSTALL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Documentation du fichier de réinstallation de programmes pour Linux</text:p>
      <text:p text:style-name="P3"/>
      <text:p text:style-name="P306">La documentation officielle du script de réinstallation</text:p>
      <text:p text:style-name="P303"/>
      <text:p text:style-name="P8"/>
      <text:p text:style-name="P234">Sommaire</text:p>
      <text:p text:style-name="P23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08"><text:a xlink:type="simple" xlink:href="#__RefHeading___Toc12305_1829686736" text:style-name="Index_20_Link" text:visited-style-name="Index_20_Link">1 : Description du script<text:tab/>3</text:a></text:p>
          <text:p text:style-name="P309"><text:a xlink:type="simple" xlink:href="#__RefHeading___Toc12307_1829686736" text:style-name="Index_20_Link" text:visited-style-name="Index_20_Link">1.1 : Description globale<text:tab/>3</text:a></text:p>
          <text:p text:style-name="P309"><text:a xlink:type="simple" xlink:href="#__RefHeading___Toc12309_1829686736" text:style-name="Index_20_Link" text:visited-style-name="Index_20_Link">1.2 : Interpréteur Shell et chemin d’accès<text:tab/>4</text:a></text:p>
          <text:p text:style-name="P310"><text:a xlink:type="simple" xlink:href="#__RefHeading___Toc6111_2225949255" text:style-name="Index_20_Link" text:visited-style-name="Index_20_Link">1.2.1 : Interprétation<text:tab/>4</text:a></text:p>
          <text:p text:style-name="P310"><text:a xlink:type="simple" xlink:href="#__RefHeading___Toc6113_2225949255" text:style-name="Index_20_Link" text:visited-style-name="Index_20_Link">1.2.2 : Compatibilité avec les autres shells<text:tab/>5</text:a></text:p>
          <text:p text:style-name="P308"><text:a xlink:type="simple" xlink:href="#__RefHeading___Toc12311_1829686736" text:style-name="Index_20_Link" text:visited-style-name="Index_20_Link">2 : Fonctionnalités du script<text:tab/>5</text:a></text:p>
          <text:p text:style-name="P308"><text:a xlink:type="simple" xlink:href="#__RefHeading___Toc12313_1829686736" text:style-name="Index_20_Link" text:visited-style-name="Index_20_Link">3 : Organisation du script<text:tab/>5</text:a></text:p>
          <text:p text:style-name="P309"><text:a xlink:type="simple" xlink:href="#__RefHeading___Toc12315_1829686736" text:style-name="Index_20_Link" text:visited-style-name="Index_20_Link">3.1 : Description des variables<text:tab/>6</text:a></text:p>
          <text:p text:style-name="P310"><text:a xlink:type="simple" xlink:href="#__RefHeading___Toc12317_1829686736" text:style-name="Index_20_Link" text:visited-style-name="Index_20_Link">3.1.1 : Variables d’arguments<text:tab/>6</text:a></text:p>
          <text:p text:style-name="P311"><text:a xlink:type="simple" xlink:href="#__RefHeading___Toc12999_1829686736" text:style-name="Index_20_Link" text:visited-style-name="Index_20_Link">ARG_USERNAME :<text:tab/>6</text:a></text:p>
          <text:p text:style-name="P311"><text:a xlink:type="simple" xlink:href="#__RefHeading___Toc13001_1829686736" text:style-name="Index_20_Link" text:visited-style-name="Index_20_Link">ARG_DEBUG :<text:tab/>6</text:a></text:p>
          <text:p text:style-name="P310"><text:a xlink:type="simple" xlink:href="#__RefHeading___Toc12321_1829686736" text:style-name="Index_20_Link" text:visited-style-name="Index_20_Link">3.1.2 : Variables d’encodage de couleurs<text:tab/>6</text:a></text:p>
          <text:p text:style-name="P311"><text:a xlink:type="simple" xlink:href="#__RefHeading___Toc13003_1829686736" text:style-name="Index_20_Link" text:visited-style-name="Index_20_Link">COL_BLUE<text:tab/>6</text:a></text:p>
          <text:p text:style-name="P311"><text:a xlink:type="simple" xlink:href="#__RefHeading___Toc13005_1829686736" text:style-name="Index_20_Link" text:visited-style-name="Index_20_Link">COL_CYAN<text:tab/>7</text:a></text:p>
          <text:p text:style-name="P311"><text:a xlink:type="simple" xlink:href="#__RefHeading___Toc13007_1829686736" text:style-name="Index_20_Link" text:visited-style-name="Index_20_Link">COL_GREEN<text:tab/>7</text:a></text:p>
          <text:p text:style-name="P311"><text:a xlink:type="simple" xlink:href="#__RefHeading___Toc13009_1829686736" text:style-name="Index_20_Link" text:visited-style-name="Index_20_Link">COL_RED<text:tab/>7</text:a></text:p>
          <text:p text:style-name="P311"><text:a xlink:type="simple" xlink:href="#__RefHeading___Toc13011_1829686736" text:style-name="Index_20_Link" text:visited-style-name="Index_20_Link">COL_RESET<text:tab/>7</text:a></text:p>
          <text:p text:style-name="P311"><text:a xlink:type="simple" xlink:href="#__RefHeading___Toc13013_1829686736" text:style-name="Index_20_Link" text:visited-style-name="Index_20_Link">COL_YELLOW<text:tab/>7</text:a></text:p>
          <text:p text:style-name="P310"><text:a xlink:type="simple" xlink:href="#__RefHeading___Toc12323_1829686736" text:style-name="Index_20_Link" text:visited-style-name="Index_20_Link">3.1.3 : Variables de date<text:tab/>7</text:a></text:p>
          <text:p text:style-name="P311"><text:a xlink:type="simple" xlink:href="#__RefHeading___Toc13015_1829686736" text:style-name="Index_20_Link" text:visited-style-name="Index_20_Link">DATE_TIME<text:tab/>7</text:a></text:p>
          <text:p text:style-name="P310"><text:a xlink:type="simple" xlink:href="#__RefHeading___Toc12325_1829686736" text:style-name="Index_20_Link" text:visited-style-name="Index_20_Link">3.1.4 : Variables de dossiers<text:tab/>8</text:a></text:p>
          <text:p text:style-name="P311"><text:a xlink:type="simple" xlink:href="#__RefHeading___Toc13017_1829686736" text:style-name="Index_20_Link" text:visited-style-name="Index_20_Link">DIR_HOMEDIR<text:tab/>8</text:a></text:p>
          <text:p text:style-name="P311"><text:a xlink:type="simple" xlink:href="#__RefHeading___Toc13019_1829686736" text:style-name="Index_20_Link" text:visited-style-name="Index_20_Link">DIR_TMP_NAME<text:tab/>8</text:a></text:p>
          <text:p text:style-name="P311"><text:a xlink:type="simple" xlink:href="#__RefHeading___Toc12327_1829686736" text:style-name="Index_20_Link" text:visited-style-name="Index_20_Link">DIR_TMP_PARENT<text:tab/>8</text:a></text:p>
          <text:p text:style-name="P311"><text:a xlink:type="simple" xlink:href="#__RefHeading___Toc12329_1829686736" text:style-name="Index_20_Link" text:visited-style-name="Index_20_Link">DIR_TMP_PATH<text:tab/>8</text:a></text:p>
          <text:p text:style-name="P311"><text:a xlink:type="simple" xlink:href="#__RefHeading___Toc5758_2211463275" text:style-name="Index_20_Link" text:visited-style-name="Index_20_Link">DIR_INSTALL_NAME<text:tab/>9</text:a></text:p>
          <text:p text:style-name="P311"><text:a xlink:type="simple" xlink:href="#__RefHeading___Toc13021_1829686736" text:style-name="Index_20_Link" text:visited-style-name="Index_20_Link">DIR_INSTALL_PATH<text:tab/>9</text:a></text:p>
          <text:p text:style-name="P311"><text:a xlink:type="simple" xlink:href="#__RefHeading___Toc5760_2211463275" text:style-name="Index_20_Link" text:visited-style-name="Index_20_Link">DIR_LOG_</text:a><text:a xlink:type="simple" xlink:href="#__RefHeading___Toc5760_2211463275" text:style-name="Index_20_Link" text:visited-style-name="Index_20_Link">NAME</text:a><text:a xlink:type="simple" xlink:href="#__RefHeading___Toc5760_2211463275" text:style-name="Index_20_Link" text:visited-style-name="Index_20_Link"><text:tab/>9</text:a></text:p>
          <text:p text:style-name="P311"><text:a xlink:type="simple" xlink:href="#__RefHeading___Toc13023_1829686736" text:style-name="Index_20_Link" text:visited-style-name="Index_20_Link">DIR_LOG_PATH<text:tab/>9</text:a></text:p>
          <text:p text:style-name="P311"><text:a xlink:type="simple" xlink:href="#__RefHeading___Toc5762_2211463275" text:style-name="Index_20_Link" text:visited-style-name="Index_20_Link">DIR_PACKAGES_</text:a><text:a xlink:type="simple" xlink:href="#__RefHeading___Toc5762_2211463275" text:style-name="Index_20_Link" text:visited-style-name="Index_20_Link">NAME</text:a><text:a xlink:type="simple" xlink:href="#__RefHeading___Toc5762_2211463275" text:style-name="Index_20_Link" text:visited-style-name="Index_20_Link"><text:tab/>9</text:a></text:p>
          <text:p text:style-name="P311"><text:a xlink:type="simple" xlink:href="#__RefHeading___Toc13025_1829686736" text:style-name="Index_20_Link" text:visited-style-name="Index_20_Link">DIR_PACKAGES_PATH<text:tab/>10</text:a></text:p>
          <text:p text:style-name="P311"><text:soft-page-break/><text:a xlink:type="simple" xlink:href="#__RefHeading___Toc13027_1829686736" text:style-name="Index_20_Link" text:visited-style-name="Index_20_Link">DIR_SOFTWARE_NAME<text:tab/>10</text:a></text:p>
          <text:p text:style-name="P311"><text:a xlink:type="simple" xlink:href="#__RefHeading___Toc13029_1829686736" text:style-name="Index_20_Link" text:visited-style-name="Index_20_Link">DIR_SOFTWARE_PATH<text:tab/>10</text:a></text:p>
          <text:p text:style-name="P310"><text:a xlink:type="simple" xlink:href="#__RefHeading___Toc13031_1829686736" text:style-name="Index_20_Link" text:visited-style-name="Index_20_Link">3.1.5 : Variables de fichiers<text:tab/>10</text:a></text:p>
          <text:p text:style-name="P311"><text:a xlink:type="simple" xlink:href="#__RefHeading___Toc12331_1829686736" text:style-name="Index_20_Link" text:visited-style-name="Index_20_Link">FILE_LOG_NAME<text:tab/>10</text:a></text:p>
          <text:p text:style-name="P311"><text:a xlink:type="simple" xlink:href="#__RefHeading___Toc12333_1829686736" text:style-name="Index_20_Link" text:visited-style-name="Index_20_Link">FILE_LOG_PATH<text:tab/>10</text:a></text:p>
          <text:p text:style-name="P311"><text:a xlink:type="simple" xlink:href="#__RefHeading___Toc13033_1829686736" text:style-name="Index_20_Link" text:visited-style-name="Index_20_Link">FILE_SCRIPT_NAME<text:tab/>10</text:a></text:p>
          <text:p text:style-name="P311"><text:a xlink:type="simple" xlink:href="#__RefHeading___Toc13035_1829686736" text:style-name="Index_20_Link" text:visited-style-name="Index_20_Link">FILE_SCRIPT_PATH<text:tab/>11</text:a></text:p>
          <text:p text:style-name="P311"><text:a xlink:type="simple" xlink:href="#__RefHeading___Toc13037_1829686736" text:style-name="Index_20_Link" text:visited-style-name="Index_20_Link">FILE_PACKAGE_HD_NAME<text:tab/>11</text:a></text:p>
          <text:p text:style-name="P311"><text:a xlink:type="simple" xlink:href="#__RefHeading___Toc13039_1829686736" text:style-name="Index_20_Link" text:visited-style-name="Index_20_Link">FILE_PACKAGE_HD_PATH<text:tab/>11</text:a></text:p>
          <text:p text:style-name="P311"><text:a xlink:type="simple" xlink:href="#__RefHeading___Toc13041_1829686736" text:style-name="Index_20_Link" text:visited-style-name="Index_20_Link">FILE_PACKAGE_DB_NAME<text:tab/>11</text:a></text:p>
          <text:p text:style-name="P311"><text:a xlink:type="simple" xlink:href="#__RefHeading___Toc13043_1829686736" text:style-name="Index_20_Link" text:visited-style-name="Index_20_Link">FILE_PACKAGE_DB_PATH<text:tab/>11</text:a></text:p>
          <text:p text:style-name="P311"><text:a xlink:type="simple" xlink:href="#__RefHeading___Toc13045_1829686736" text:style-name="Index_20_Link" text:visited-style-name="Index_20_Link">FILE_INSTALL_INST_NAME<text:tab/>11</text:a></text:p>
          <text:p text:style-name="P311"><text:a xlink:type="simple" xlink:href="#__RefHeading___Toc13047_1829686736" text:style-name="Index_20_Link" text:visited-style-name="Index_20_Link">FILE_INSTALL_INST_PATH<text:tab/>11</text:a></text:p>
          <text:p text:style-name="P311"><text:a xlink:type="simple" xlink:href="#__RefHeading___Toc13049_1829686736" text:style-name="Index_20_Link" text:visited-style-name="Index_20_Link">GETVAL_NAME<text:tab/>12</text:a></text:p>
          <text:p text:style-name="P311"><text:a xlink:type="simple" xlink:href="#__RefHeading___Toc13051_1829686736" text:style-name="Index_20_Link" text:visited-style-name="Index_20_Link">GETVAL_PATH<text:tab/>12</text:a></text:p>
          <text:p text:style-name="P310"><text:a xlink:type="simple" xlink:href="#__RefHeading___Toc12335_1829686736" text:style-name="Index_20_Link" text:visited-style-name="Index_20_Link">3.1.6 : Variables de texte :<text:tab/>12</text:a></text:p>
          <text:p text:style-name="P311"><text:a xlink:type="simple" xlink:href="#__RefHeading___Toc13053_1829686736" text:style-name="Index_20_Link" text:visited-style-name="Index_20_Link">TXT</text:a><text:a xlink:type="simple" xlink:href="#__RefHeading___Toc13053_1829686736" text:style-name="Index_20_Link" text:visited-style-name="Index_20_Link">_COLS<text:tab/>12</text:a></text:p>
          <text:p text:style-name="P311"><text:a xlink:type="simple" xlink:href="#__RefHeading___Toc12337_1829686736" text:style-name="Index_20_Link" text:visited-style-name="Index_20_Link">TXT</text:a><text:a xlink:type="simple" xlink:href="#__RefHeading___Toc12337_1829686736" text:style-name="Index_20_Link" text:visited-style-name="Index_20_Link">_HEADER_LINE_CHAR<text:tab/>12</text:a></text:p>
          <text:p text:style-name="P311"><text:a xlink:type="simple" xlink:href="#__RefHeading___Toc12341_1829686736" text:style-name="Index_20_Link" text:visited-style-name="Index_20_Link">TXT</text:a><text:a xlink:type="simple" xlink:href="#__RefHeading___Toc12341_1829686736" text:style-name="Index_20_Link" text:visited-style-name="Index_20_Link">_TAB<text:tab/>12</text:a></text:p>
          <text:p text:style-name="P311"><text:a xlink:type="simple" xlink:href="#__RefHeading___Toc13055_1829686736" text:style-name="Index_20_Link" text:visited-style-name="Index_20_Link">TXT</text:a><text:a xlink:type="simple" xlink:href="#__RefHeading___Toc13055_1829686736" text:style-name="Index_20_Link" text:visited-style-name="Index_20_Link">_G_TAB<text:tab/>13</text:a></text:p>
          <text:p text:style-name="P311"><text:a xlink:type="simple" xlink:href="#__RefHeading___Toc12345_1829686736" text:style-name="Index_20_Link" text:visited-style-name="Index_20_Link">TXT</text:a><text:a xlink:type="simple" xlink:href="#__RefHeading___Toc12345_1829686736" text:style-name="Index_20_Link" text:visited-style-name="Index_20_Link">_R_TAB<text:tab/>13</text:a></text:p>
          <text:p text:style-name="P311"><text:a xlink:type="simple" xlink:href="#__RefHeading___Toc13057_1829686736" text:style-name="Index_20_Link" text:visited-style-name="Index_20_Link">TXT</text:a><text:a xlink:type="simple" xlink:href="#__RefHeading___Toc13057_1829686736" text:style-name="Index_20_Link" text:visited-style-name="Index_20_Link">_Y_TAB<text:tab/>13</text:a></text:p>
          <text:p text:style-name="P310"><text:a xlink:type="simple" xlink:href="#__RefHeading___Toc12349_1829686736" text:style-name="Index_20_Link" text:visited-style-name="Index_20_Link">3.1.7 : Variables de version:<text:tab/>13</text:a></text:p>
          <text:p text:style-name="P311"><text:a xlink:type="simple" xlink:href="#__RefHeading___Toc12351_1829686736" text:style-name="Index_20_Link" text:visited-style-name="Index_20_Link">VER_SCRIPT<text:tab/>13</text:a></text:p>
          <text:p text:style-name="P309"><text:a xlink:type="simple" xlink:href="#__RefHeading___Toc13059_1829686736" text:style-name="Index_20_Link" text:visited-style-name="Index_20_Link">3.2 : Description des fonctions du script<text:tab/>14</text:a></text:p>
          <text:p text:style-name="P310"><text:a xlink:type="simple" xlink:href="#__RefHeading___Toc13061_1829686736" text:style-name="Index_20_Link" text:visited-style-name="Index_20_Link">3.2.1 : Fonctions indépendantes de l’avancement du script<text:tab/>14</text:a></text:p>
          <text:p text:style-name="P311"><text:a xlink:type="simple" xlink:href="#__RefHeading___Toc13063_1829686736" text:style-name="Index_20_Link" text:visited-style-name="Index_20_Link">3.2.1.1 : Définition des fonctions d’affichage de texte<text:tab/>14</text:a></text:p>
          <text:p text:style-name="P312"><text:a xlink:type="simple" xlink:href="#__RefHeading___Toc13237_1829686736" text:style-name="Index_20_Link" text:visited-style-name="Index_20_Link">DechoE/H/N/S<text:tab/>14</text:a></text:p>
          <text:p text:style-name="P312"><text:a xlink:type="simple" xlink:href="#__RefHeading___Toc13239_1829686736" text:style-name="Index_20_Link" text:visited-style-name="Index_20_Link">EchoError/Newstep/Success<text:tab/>15</text:a></text:p>
          <text:p text:style-name="P312"><text:a xlink:type="simple" xlink:href="#__RefHeading___Toc13241_1829686736" text:style-name="Index_20_Link" text:visited-style-name="Index_20_Link">EchoNewstepCustomTimer<text:tab/>15</text:a></text:p>
          <text:p text:style-name="P312"><text:a xlink:type="simple" xlink:href="#__RefHeading___Toc13243_1829686736" text:style-name="Index_20_Link" text:visited-style-name="Index_20_Link">EchoNewstepNoLog<text:tab/>16</text:a></text:p>
          <text:p text:style-name="P312"><text:a xlink:type="simple" xlink:href="#__RefHeading___Toc13245_1829686736" text:style-name="Index_20_Link" text:visited-style-name="Index_20_Link">DechoE<text:tab/>16</text:a></text:p>
          <text:p text:style-name="P312"><text:a xlink:type="simple" xlink:href="#__RefHeading___Toc13247_1829686736" text:style-name="Index_20_Link" text:visited-style-name="Index_20_Link">EchoError<text:tab/>16</text:a></text:p>
          <text:p text:style-name="P312"><text:a xlink:type="simple" xlink:href="#__RefHeading___Toc13249_1829686736" text:style-name="Index_20_Link" text:visited-style-name="Index_20_Link">EchoErrorCustomTimer<text:tab/>17</text:a></text:p>
          <text:p text:style-name="P312"><text:a xlink:type="simple" xlink:href="#__RefHeading___Toc13251_1829686736" text:style-name="Index_20_Link" text:visited-style-name="Index_20_Link">EchoErrorNoLog<text:tab/>17</text:a></text:p>
          <text:p text:style-name="P312"><text:a xlink:type="simple" xlink:href="#__RefHeading___Toc5764_2211463275" text:style-name="Index_20_Link" text:visited-style-name="Index_20_Link">DechoS<text:tab/>18</text:a></text:p>
          <text:p text:style-name="P312"><text:a xlink:type="simple" xlink:href="#__RefHeading___Toc5766_2211463275" text:style-name="Index_20_Link" text:visited-style-name="Index_20_Link">EchoSuccess<text:tab/>18</text:a></text:p>
          <text:p text:style-name="P312"><text:a xlink:type="simple" xlink:href="#__RefHeading___Toc5768_2211463275" text:style-name="Index_20_Link" text:visited-style-name="Index_20_Link">EchoSuccessCustomTimer<text:tab/>18</text:a></text:p>
          <text:p text:style-name="P312"><text:a xlink:type="simple" xlink:href="#__RefHeading___Toc5770_2211463275" text:style-name="Index_20_Link" text:visited-style-name="Index_20_Link">EchoSuccessNoLog<text:tab/>19</text:a></text:p>
          <text:p text:style-name="P312"><text:a xlink:type="simple" xlink:href="#__RefHeading___Toc5772_2211463275" text:style-name="Index_20_Link" text:visited-style-name="Index_20_Link">Newline<text:tab/>19</text:a></text:p>
          <text:p text:style-name="P311"><text:a xlink:type="simple" xlink:href="#__RefHeading___Toc13065_1829686736" text:style-name="Index_20_Link" text:visited-style-name="Index_20_Link">3.2.1.2 : Création des headers :<text:tab/>20</text:a></text:p>
          <text:p text:style-name="P312"><text:a xlink:type="simple" xlink:href="#__RefHeading___Toc5774_2211463275" text:style-name="Index_20_Link" text:visited-style-name="Index_20_Link">DrawHeaderLine<text:tab/>20</text:a></text:p>
          <text:p text:style-name="P312"><text:a xlink:type="simple" xlink:href="#__RefHeading___Toc5776_2211463275" text:style-name="Index_20_Link" text:visited-style-name="Index_20_Link">HeaderBase<text:tab/>20</text:a></text:p>
          <text:p text:style-name="P312"><text:a xlink:type="simple" xlink:href="#__RefHeading___Toc5778_2211463275" text:style-name="Index_20_Link" text:visited-style-name="Index_20_Link">ScriptHeader<text:tab/>21</text:a></text:p>
          <text:p text:style-name="P312"><text:a xlink:type="simple" xlink:href="#__RefHeading___Toc5780_2211463275" text:style-name="Index_20_Link" text:visited-style-name="Index_20_Link">HeaderInstall<text:tab/>21</text:a></text:p>
          <text:p text:style-name="P312"><text:a xlink:type="simple" xlink:href="#__RefHeading___Toc5782_2211463275" text:style-name="Index_20_Link" text:visited-style-name="Index_20_Link">HandleErrors<text:tab/>21</text:a></text:p>
          <text:p text:style-name="P310"><text:a xlink:type="simple" xlink:href="#__RefHeading___Toc5784_2211463275" text:style-name="Index_20_Link" text:visited-style-name="Index_20_Link">3.2.1.3 : Définition des fonctions d'installation<text:tab/>22</text:a></text:p>
          <text:p text:style-name="P312"><text:a xlink:type="simple" xlink:href="#__RefHeading___Toc5786_2211463275" text:style-name="Index_20_Link" text:visited-style-name="Index_20_Link">PackInstall<text:tab/>22</text:a></text:p>
          <text:p text:style-name="P311"><text:a xlink:type="simple" xlink:href="#__RefHeading___Toc5788_2211463275" text:style-name="Index_20_Link" text:visited-style-name="Index_20_Link">3.2.1.4 : Création de dossiers et de fichiers<text:tab/>23</text:a></text:p>
          <text:p text:style-name="P312"><text:soft-page-break/><text:a xlink:type="simple" xlink:href="#__RefHeading___Toc5790_2211463275" text:style-name="Index_20_Link" text:visited-style-name="Index_20_Link">Makedir<text:tab/>23</text:a></text:p>
          <text:p text:style-name="P312"><text:a xlink:type="simple" xlink:href="#__RefHeading___Toc5792_2211463275" text:style-name="Index_20_Link" text:visited-style-name="Index_20_Link">Makefile<text:tab/>24</text:a></text:p>
          <text:p text:style-name="P310"><text:a xlink:type="simple" xlink:href="#__RefHeading___Toc13253_1829686736" text:style-name="Index_20_Link" text:visited-style-name="Index_20_Link">3.2.2 : Fonctions principales du script<text:tab/>25</text:a></text:p>
          <text:p text:style-name="P311"><text:a xlink:type="simple" xlink:href="#__RefHeading___Toc13255_1829686736" text:style-name="Index_20_Link" text:visited-style-name="Index_20_Link">3.2.2.1 : Définition des fonctions </text:a><text:a xlink:type="simple" xlink:href="#__RefHeading___Toc13255_1829686736" text:style-name="Index_20_Link" text:visited-style-name="Index_20_Link">d’initialisation</text:a><text:a xlink:type="simple" xlink:href="#__RefHeading___Toc13255_1829686736" text:style-name="Index_20_Link" text:visited-style-name="Index_20_Link"><text:tab/>25</text:a></text:p>
          <text:p text:style-name="P312"><text:a xlink:type="simple" xlink:href="#__RefHeading___Toc13257_1829686736" text:style-name="Index_20_Link" text:visited-style-name="Index_20_Link">CheckArgs<text:tab/>25</text:a></text:p>
          <text:p text:style-name="P312"><text:a xlink:type="simple" xlink:href="#__RefHeading___Toc13259_1829686736" text:style-name="Index_20_Link" text:visited-style-name="Index_20_Link">CreateLogFile<text:tab/>25</text:a></text:p>
          <text:p text:style-name="P312"><text:a xlink:type="simple" xlink:href="#__RefHeading___Toc5796_2211463275" text:style-name="Index_20_Link" text:visited-style-name="Index_20_Link">GetDistPackageManager<text:tab/>26</text:a></text:p>
          <text:p text:style-name="P312"><text:a xlink:type="simple" xlink:href="#__RefHeading___Toc5798_2211463275" text:style-name="Index_20_Link" text:visited-style-name="Index_20_Link">LaunchScript<text:tab/>27</text:a></text:p>
          <text:p text:style-name="P311"><text:a xlink:type="simple" xlink:href="#__RefHeading___Toc5800_2211463275" text:style-name="Index_20_Link" text:visited-style-name="Index_20_Link">3.2.2.2 : Connexions et mises à jour<text:tab/>28</text:a></text:p>
          <text:p text:style-name="P312"><text:a xlink:type="simple" xlink:href="#__RefHeading___Toc5802_2211463275" text:style-name="Index_20_Link" text:visited-style-name="Index_20_Link">CheckInternetConnection<text:tab/>28</text:a></text:p>
          <text:p text:style-name="P312"><text:a xlink:type="simple" xlink:href="#__RefHeading___Toc5804_2211463275" text:style-name="Index_20_Link" text:visited-style-name="Index_20_Link">DistUpgrade<text:tab/>28</text:a></text:p>
          <text:p text:style-name="P311"><text:a xlink:type="simple" xlink:href="#__RefHeading___Toc5806_2211463275" text:style-name="Index_20_Link" text:visited-style-name="Index_20_Link">3.2.2.3 : Définition des fonctions de paramétrage<text:tab/>28</text:a></text:p>
          <text:p text:style-name="P312"><text:a xlink:type="simple" xlink:href="#__RefHeading___Toc5808_2211463275" text:style-name="Index_20_Link" text:visited-style-name="Index_20_Link">SetSudo<text:tab/>28</text:a></text:p>
          <text:p text:style-name="P311"><text:a xlink:type="simple" xlink:href="#__RefHeading___Toc5810_2211463275" text:style-name="Index_20_Link" text:visited-style-name="Index_20_Link">3.2.2.4 : Fonctions finales<text:tab/>29</text:a></text:p>
          <text:p text:style-name="P312"><text:a xlink:type="simple" xlink:href="#__RefHeading___Toc5812_2211463275" text:style-name="Index_20_Link" text:visited-style-name="Index_20_Link">Autoremove<text:tab/>29</text:a></text:p>
          <text:p text:style-name="P312"><text:a xlink:type="simple" xlink:href="#__RefHeading___Toc5814_2211463275" text:style-name="Index_20_Link" text:visited-style-name="Index_20_Link">IsInstallationDone<text:tab/>29</text:a></text:p>
          <text:p text:style-name="P309"><text:a xlink:type="simple" xlink:href="#__RefHeading___Toc5816_2211463275" text:style-name="Index_20_Link" text:visited-style-name="Index_20_Link">3.3 : Ordre d’appel des fonctions<text:tab/>30</text:a></text:p>
          <text:p text:style-name="P308"><text:a xlink:type="simple" xlink:href="#__RefHeading___Toc5818_2211463275" text:style-name="Index_20_Link" text:visited-style-name="Index_20_Link">4 : Tutoriels<text:tab/>31</text:a></text:p>
          <text:p text:style-name="P309"><text:a xlink:type="simple" xlink:href="#__RefHeading___Toc5820_2211463275" text:style-name="Index_20_Link" text:visited-style-name="Index_20_Link">4.1 : Ajout d’un gestionnaire de paquets<text:tab/>31</text:a></text:p>
          <text:p text:style-name="P310"><text:a xlink:type="simple" xlink:href="#__RefHeading___Toc6370_1509340623" text:style-name="Index_20_Link" text:visited-style-name="Index_20_Link">4.1.1 : Gestionnaire principal<text:tab/>31</text:a></text:p>
          <text:p text:style-name="P310"><text:a xlink:type="simple" xlink:href="#__RefHeading___Toc6372_1509340623" text:style-name="Index_20_Link" text:visited-style-name="Index_20_Link">4.1.2 : Gestionnaire secondaire<text:tab/>31</text:a></text:p>
        </text:index-body>
      </text:table-of-content>
      <text:p text:style-name="P339"/>
      <text:p text:style-name="P438"/>
      <text:p text:style-name="P405"/>
      <text:p text:style-name="P408">Code couleur <text:span text:style-name="T732">de la documentation</text:span> :</text:p>
      <text:list xml:id="list3328486360" text:style-name="L1">
        <text:list-item>
          <text:p text:style-name="P337">Rouge<text:tab/><text:tab/>:<text:tab/><text:span text:style-name="T238">Titre principal</text:span></text:p>
        </text:list-item>
        <text:list-item>
          <text:p text:style-name="P338">Vert<text:tab/><text:tab/>:<text:tab/><text:span text:style-name="T238">Titres </text:span><text:span text:style-name="T783">de </text:span><text:span text:style-name="T834">premier</text:span><text:span text:style-name="T783"> niveau</text:span></text:p>
        </text:list-item>
        <text:list-item>
          <text:p text:style-name="P340">Bleu<text:tab/><text:tab/>:<text:tab/><text:span text:style-name="T238">Titres de </text:span><text:span text:style-name="T834">deux</text:span><text:span text:style-name="T238">ième niveau</text:span></text:p>
        </text:list-item>
        <text:list-item>
          <text:p text:style-name="P341">Orange<text:tab/><text:tab/>:<text:tab/><text:span text:style-name="T239">Noms des variables</text:span></text:p>
        </text:list-item>
        <text:list-item>
          <text:p text:style-name="P342">Mauve<text:tab/><text:tab/>:<text:tab/><text:span text:style-name="T239">Noms des fonctions réutilisables</text:span></text:p>
        </text:list-item>
        <text:list-item>
          <text:p text:style-name="P343">Violet<text:tab/><text:tab/>:<text:tab/><text:span text:style-name="T240">Noms des fonctions à usage unique</text:span></text:p>
        </text:list-item>
        <text:list-item>
          <text:p text:style-name="P344"><text:span text:style-name="T241">Gris foncé 1</text:span><text:tab/>:<text:tab/><text:span text:style-name="T240">Noms des commandes</text:span></text:p>
        </text:list-item>
        <text:list-item>
          <text:p text:style-name="P409"><text:span text:style-name="T776">Citron vert</text:span><text:span text:style-name="T777"><text:tab/>:<text:tab/>Chemin</text:span><text:span text:style-name="T778">s (arborescence de fichiers)</text:span></text:p>
        </text:list-item>
        <text:list-item>
          <text:p text:style-name="P345"><text:span text:style-name="T173">B</text:span><text:span text:style-name="T153">rique<text:tab/><text:tab/>:<text:tab/></text:span><text:span text:style-name="T174">Conditions et boucles</text:span></text:p>
        </text:list-item>
      </text:list>
      <text:p text:style-name="P439"/>
      <text:p text:style-name="P406"/>
      <text:h text:style-name="P314" text:outline-level="1"><text:bookmark-start text:name="__RefHeading___Toc12305_1829686736"/>1 : Description du script<text:bookmark-end text:name="__RefHeading___Toc12305_1829686736"/></text:h>
      <text:h text:style-name="P316" text:outline-level="2"><text:bookmark-start text:name="__RefHeading___Toc12307_1829686736"/>1.1 : Description globale<text:bookmark-end text:name="__RefHeading___Toc12307_1829686736"/></text:h>
      <text:p text:style-name="P410">Ce script a été écrit dans le but de vous faire gagner du temps après une (ré)installation fraîche d’une distribution Linux sur votre ordinateur.</text:p>
      <text:p text:style-name="P410"/>
      <text:p text:style-name="P410">Il a été écrit en Shell UNIX (<text:span text:style-name="T359">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85">de fichier exécutables de logiciels</text:span>, des variables d’environnement, et bien plus.</text:p>
      <text:p text:style-name="P410"/>
      <text:p text:style-name="P411"><text:soft-page-break/>On parle alors de langage Shell (coquille en français), car on agit avec le système d’exploitation via un langage lui servant de <text:span text:style-name="T1">« coquille »</text:span>, avec le système d’exploitation et son noyau en tant que <text:span text:style-name="T1">« noyau »</text:span>.</text:p>
      <text:h text:style-name="P316" text:outline-level="2"><text:bookmark-start text:name="__RefHeading___Toc12309_1829686736"/>1.2 : Interpréteur Shell et chemin d’accès<text:bookmark-end text:name="__RefHeading___Toc12309_1829686736"/></text:h>
      <text:h text:style-name="P319" text:outline-level="3"><text:bookmark-start text:name="__RefHeading___Toc6111_2225949255"/>1.2.1 : Interprétation<text:bookmark-end text:name="__RefHeading___Toc6111_2225949255"/></text:h>
      <text:p text:style-name="P410">Un fichier script Shell n’étant pas compilé comme certains langages (C, C++, Haskell, Golang, OCaml), il est donc interprété par un interpréteur, comme le Python ou les langages web (HTML, CSS, PHP, JavaScript).</text:p>
      <text:p text:style-name="P410"/>
      <text:p text:style-name="P428"><text:span text:style-name="T896">L’interpréteur Shell choisi pour </text:span><text:span text:style-name="T897">développer </text:span><text:span text:style-name="T896">ce script est le Bash, qui est de loin l’interpréteur Shell le plus utilisé sur Linux et sur d’autres systèmes UNIX. </text:span><text:span text:style-name="T898">Il est appelé par le shebang </text:span><text:span text:style-name="T899">au début du fichier.</text:span></text:p>
      <text:p text:style-name="P429"/>
      <text:p text:style-name="P430"><text:span text:style-name="T896">Le shebang (parfois orthographié </text:span><text:span text:style-name="T930">shabang</text:span><text:span text:style-name="T896">) est </text:span><text:span text:style-name="T900">l’</text:span><text:span text:style-name="T896">en-tête d’un fichier texte (représenté par ces deux caractères → <text:s/></text:span><text:span text:style-name="T930">#! </text:span><text:span text:style-name="T896">) indiquant au système d’exploitation que ce fichier n’est pas un fichier exécutable binaire, mais un fichier de script à </text:span><text:span text:style-name="T901">exécuter via</text:span><text:span text:style-name="T896"> un interpréteur </text:span><text:span text:style-name="T897">(</text:span><text:span text:style-name="T902">MariaDB, MySQL, </text:span><text:span text:style-name="T903">Perl, </text:span><text:span text:style-name="T897">Python, Shell,</text:span><text:span text:style-name="T902"> </text:span><text:span text:style-name="T904">etc...</text:span><text:span text:style-name="T897">)</text:span><text:span text:style-name="T896">.</text:span></text:p>
      <text:p text:style-name="P412"/>
      <text:p text:style-name="P431"><text:span text:style-name="T896">Il n’est pas obligatoire de le placer. Cependant, </text:span><text:span text:style-name="T905">comme dit plus haut</text:span><text:span text:style-name="T896">, il faudra préciser quel interpréteur utiliser pour interpréter le script.</text:span></text:p>
      <text:p text:style-name="P412"/>
      <text:p text:style-name="P432"><text:span text:style-name="T906">Ceci dit que l</text:span><text:span text:style-name="T896">’interpréteur Shell choisi </text:span><text:span text:style-name="T907">dans </text:span><text:span text:style-name="T908">le</text:span><text:span text:style-name="T896"> shebang au tout début du script est indépendant de l’interpréteur que vous utilisez sur votre terminal. </text:span><text:span text:style-name="T909">Cependant, il faut que l’interpréteur </text:span><text:span text:style-name="T910">pointé par le shebang soit installé </text:span><text:span text:style-name="T911">sur </text:span><text:span text:style-name="T912">le</text:span><text:span text:style-name="T911"> système </text:span><text:span text:style-name="T913">de l’utilisateur</text:span><text:span text:style-name="T910">.</text:span></text:p>
      <text:p text:style-name="P413"/>
      <text:p text:style-name="P414">Par exemple, <text:span text:style-name="T451">si votre terminal tourne sous KSH</text:span>, vous pouvez exécuter un fichier Shell dont son shebang pointe vers l’interpréteur Bash sans devoir <text:span text:style-name="T452">ni </text:span>changer l’interpréteur shell utilisé sur le terminal en passant de KSH à Bash, <text:span text:style-name="T453">ni appeler le fichier exécutable de l’interpréteur avant d’exécuter le script.</text:span></text:p>
      <text:p text:style-name="P414"/>
      <text:p text:style-name="P414"><text:span text:style-name="T880">P</text:span><text:span text:style-name="T453">ar exemple, pour exécuter un script Bash sans shebang, il faudra d’abord appeler l</text:span><text:span text:style-name="T471">a commande</text:span><text:span text:style-name="T453"> </text:span><text:span text:style-name="T246">b</text:span><text:span text:style-name="T247">ash</text:span><text:span text:style-name="T453">, suivi</text:span><text:span text:style-name="T472">e</text:span><text:span text:style-name="T453"> du nom du fichier</text:span>.</text:p>
      <text:p text:style-name="P415"/>
      <text:p text:style-name="P415">Ce qui suit directement le shebang est la destination, depuis le dossier racine, du fichier exécutable de l’interpréteur Shell utilisé, <text:span text:style-name="T454">qui se trouve </text:span>généralement dans les dossiers contenant les fichiers binaires :</text:p>
      <text:p text:style-name="P415"/>
      <text:p text:style-name="P433"><text:span text:style-name="T779">/bin</text:span><text:span text:style-name="T354"> </text:span><text:span text:style-name="T930">:</text:span><text:span text:style-name="T896"> Fichiers exécutables système </text:span><text:span text:style-name="T914">(</text:span><text:span text:style-name="T266">ls</text:span><text:span text:style-name="T914">, </text:span><text:span text:style-name="T266">cat</text:span><text:span text:style-name="T914">, </text:span><text:span text:style-name="T266">cp</text:span><text:span text:style-name="T914">, </text:span><text:span text:style-name="T266">mv</text:span><text:span text:style-name="T914">).</text:span></text:p>
      <text:p text:style-name="P416"/>
      <text:p text:style-name="P434"><text:span text:style-name="T779">/usr/bin</text:span><text:span text:style-name="T354"> </text:span><text:span text:style-name="T930">:</text:span><text:span text:style-name="T896"> </text:span><text:span text:style-name="T915">F</text:span><text:span text:style-name="T896">ichiers exécutables de logiciels (Firefox, LibreOffice, </text:span><text:span text:style-name="T916">Discord</text:span><text:span text:style-name="T896">) </text:span><text:span text:style-name="T917">gérés par la distribution Linux de l’utilisateur.</text:span></text:p>
      <text:p text:style-name="P410"><text:s/></text:p>
      <text:p text:style-name="P417"><text:span text:style-name="T473">Le shebang d</text:span><text:span text:style-name="T881">u</text:span><text:span text:style-name="T473"> script </text:span><text:span text:style-name="T881">de réinstallation</text:span><text:span text:style-name="T473"> pointe vers </text:span><text:span text:style-name="T882">B</text:span><text:span text:style-name="T473">ash </text:span><text:span text:style-name="T474">selon </text:span><text:span text:style-name="T475">la syntaxe </text:span><text:span text:style-name="T476">suivante</text:span> :</text:p>
      <text:p text:style-name="P425">#!<text:span text:style-name="T755">/</text:span><text:span text:style-name="T771">usr</text:span><text:span text:style-name="T755">/bin/</text:span><text:span text:style-name="T771">env <text:s/></text:span><text:span text:style-name="T382">bash</text:span></text:p>
      <text:p text:style-name="P410"/>
      <text:p text:style-name="P435"><text:span text:style-name="T918">Habituellement</text:span><text:span text:style-name="T919">, un shebang pointant vers Bash possède la syntaxe </text:span><text:span text:style-name="T920">suivante :</text:span></text:p>
      <text:p text:style-name="P426">#!<text:span text:style-name="T755">/bin/bash</text:span></text:p>
      <text:p text:style-name="P410"/>
      <text:p text:style-name="P418">Cependant, pour des soucis de portage (il se <text:span text:style-name="T1">peut</text:span> <text:span text:style-name="T752">(ce n’est pas sûr) </text:span>que je décide de porter le script sur d’<text:span text:style-name="T477">autres </text:span><text:span text:style-name="T478">systèmes de type UNIX plus tard </text:span><text:span text:style-name="T855">(Mac OS est une cible sérieuse, </text:span><text:span text:style-name="T856">éventuellement BSD</text:span><text:span text:style-name="T855">)</text:span>), <text:span text:style-name="T883">le shebang pointe vers</text:span><text:span text:style-name="T854"> commande</text:span><text:span text:style-name="T479"> </text:span><text:span text:style-name="T372">env</text:span><text:span text:style-name="T331"> (</text:span><text:span text:style-name="T332">localisée dans le dossier </text:span><text:span text:style-name="T761">/usr/bin</text:span><text:span text:style-name="T332">, </text:span><text:span text:style-name="T333">et ce, peu importe le système d’</text:span><text:span text:style-name="T334">exploitation </text:span><text:span text:style-name="T343">de type UNIX</text:span><text:span text:style-name="T331">) </text:span><text:span text:style-name="T345">en lui passant en argument </text:span><text:span text:style-name="T346">la commande </text:span><text:span text:style-name="T373">bash</text:span><text:span text:style-name="T331">.</text:span></text:p>
      <text:p text:style-name="P427"><text:soft-page-break/></text:p>
      <text:p text:style-name="P419"><text:span text:style-name="T342">Ici, cette commande</text:span><text:span text:style-name="T322"> </text:span><text:span text:style-name="T327">cherche la commande </text:span><text:span text:style-name="T373">bash</text:span><text:span text:style-name="T327"> </text:span><text:span text:style-name="T328">dans </text:span><text:span text:style-name="T338">la variable d’environnement </text:span><text:span text:style-name="T20">PATH</text:span><text:span text:style-name="T328">, </text:span><text:span text:style-name="T329">ce qui est très utile, </text:span><text:span text:style-name="T336">car </text:span><text:span text:style-name="T339">contrairement à l’emplacement d</text:span><text:span text:style-name="T341">e la commande </text:span><text:span text:style-name="T372">env</text:span><text:span text:style-name="T340">, </text:span><text:span text:style-name="T344">qui est standardisé,</text:span><text:span text:style-name="T329"> </text:span><text:span text:style-name="T340">celui</text:span><text:span text:style-name="T335"> d’</text:span><text:span text:style-name="T330">un </text:span><text:span text:style-name="T335">interpréteur </text:span><text:span text:style-name="T347">peut</text:span><text:span text:style-name="T330"> </text:span><text:span text:style-name="T336">varie</text:span><text:span text:style-name="T347">r</text:span><text:span text:style-name="T336"> selon </text:span><text:span text:style-name="T337">le système UNIX visé.</text:span></text:p>
      <text:p text:style-name="P407"/>
      <text:h text:style-name="P320" text:outline-level="3"><text:bookmark-start text:name="__RefHeading___Toc6113_2225949255"/>1.2.2 : Compatibilité avec les autres shells<text:bookmark-end text:name="__RefHeading___Toc6113_2225949255"/></text:h>
      <text:p text:style-name="P436"><text:span text:style-name="T921">Le script n’est pas compatible avec d’autres interpréteurs (</text:span><text:span text:style-name="T383">sh</text:span><text:span text:style-name="T921">, </text:span><text:span text:style-name="T383">ksh</text:span><text:span text:style-name="T921">, </text:span><text:span text:style-name="T383">zsh</text:span><text:span text:style-name="T921">, </text:span><text:span text:style-name="T383">csh</text:span><text:span text:style-name="T921">, </text:span><text:span text:style-name="T383">tcsh</text:span><text:span text:style-name="T921">), </text:span><text:span text:style-name="T922">car e</text:span><text:span text:style-name="T923">n dehors des commandes spécifiques au Bash, seules les commandes basiques (</text:span><text:span text:style-name="T267">apt</text:span><text:span text:style-name="T924">, </text:span><text:span text:style-name="T267">cp</text:span><text:span text:style-name="T924">, </text:span><text:span text:style-name="T267">mkdir</text:span><text:span text:style-name="T924">, </text:span><text:span text:style-name="T267">touch</text:span><text:span text:style-name="T924">, </text:span><text:span text:style-name="T269">rm</text:span><text:span text:style-name="T924">, </text:span><text:span text:style-name="T270">sed</text:span><text:span text:style-name="T924">, etc...) seront interprétées</text:span><text:span text:style-name="T896"> </text:span><text:span text:style-name="T925">correctement </text:span><text:span text:style-name="T896">avec d’autres interpréteurs, </text:span><text:span text:style-name="T926">contrairement aux fonctions de décoration du script, qui peuvent être incorrectement interprétées.</text:span></text:p>
      <text:p text:style-name="P420"/>
      <text:p text:style-name="P437"><text:span text:style-name="T926">Les commandes spécifiques au Bash </text:span><text:span text:style-name="T927">(comme </text:span><text:span text:style-name="T268">command</text:span><text:span text:style-name="T927">)</text:span><text:span text:style-name="T926">, quand à elles, ne seront absolument pas interprétées, </text:span><text:span text:style-name="T928">étant donné qu’il s’agit de commandes </text:span><text:span text:style-name="T929">intégrées à Bash.</text:span></text:p>
      <text:p text:style-name="P421"/>
      <text:p text:style-name="P421"><text:span text:style-name="T895">Malgré tout, s</text:span>i vous souhaitez consulter la liste des interpréteurs Shell déjà installés sur votre système, tapez la commande <text:span text:style-name="T1">« </text:span><text:span text:style-name="T242">cat</text:span><text:span text:style-name="T1"> </text:span><text:span text:style-name="T756">/etc/shells</text:span><text:span text:style-name="T1"> »</text:span> dans votre terminal.</text:p>
      <text:p text:style-name="P421"/>
      <text:p text:style-name="P422">Si vous cherchez un interpréteur Shell en particulier, tapez dans votre terminal :</text:p>
      <text:p text:style-name="P423"><text:span text:style-name="T242">which</text:span><text:span text:style-name="T1"> nom_de_l’interpréteur</text:span></text:p>
      <text:p text:style-name="P423"/>
      <text:p text:style-name="P424"><text:span text:style-name="T884">O</text:span>u, si vous préférez <text:span text:style-name="T1">ET</text:span> <text:span text:style-name="T853">que </text:span>vous utilisez <text:span text:style-name="T358">le shell</text:span> Bash :</text:p>
      <text:p text:style-name="P424"><text:span text:style-name="T1"><text:s/></text:span><text:span text:style-name="T242">command -v</text:span><text:span text:style-name="T1"> nom_de_l’interpréteur</text:span></text:p>
      <text:p text:style-name="P410"/>
      <text:p text:style-name="P410">Pour parcourir la liste des dossiers servant de chemin de commandes et de fichiers exécutables, tapez <text:span text:style-name="T355">la commande </text:span><text:span text:style-name="T3">« </text:span><text:span text:style-name="T244">echo</text:span><text:span text:style-name="T3"> </text:span><text:span text:style-name="T1">$</text:span><text:span text:style-name="T7">PATH </text:span><text:span text:style-name="T277">»</text:span><text:span text:style-name="T278"> </text:span><text:span text:style-name="T275">dans votre termi</text:span>nal. <text:span text:style-name="T879">Cette </text:span>variable d’environnement parcour<text:span text:style-name="T879">e</text:span> les chemins des dossiers contenant les fichiers exécutables que vous appelez via votre terminal <text:span text:style-name="T885">ou les programmes </text:span><text:span text:style-name="T886">de recherche </text:span><text:span text:style-name="T887">de fichiers</text:span>.</text:p>
      <text:p text:style-name="P410"/>
      <text:p text:style-name="P410">Quand vous tapez une commande, votre terminal <text:span text:style-name="T888">ou votre outil de recherche graphique </text:span>parcourt les chemins de tous les dossiers présents dans cette variable depuis la racine pour trouver l’exécutable appelé.</text:p>
      <text:p text:style-name="P410"/>
      <text:p text:style-name="P410">Si vous souhaitez exécuter en ligne de commandes un fichier Shell dans n’importe quel dossier, il faut le déplacer vers un des dossiers parcourus par la variable d’environnement <text:span text:style-name="T7">PATH</text:span>.</text:p>
      <text:p text:style-name="P410"/>
      <text:h text:style-name="P314" text:outline-level="1"><text:bookmark-start text:name="__RefHeading___Toc12311_1829686736"/>2 : Fonctionnalités du script<text:bookmark-end text:name="__RefHeading___Toc12311_1829686736"/></text:h>
      <text:p text:style-name="P9">Parmi ses fonctionnalités se trouvent :</text:p>
      <text:list xml:id="list405948821" text:style-name="L2">
        <text:list-item>
          <text:p text:style-name="P347">Une compatibilité étendue aux gestionnaires de paquets de plusieurs distributions :</text:p>
          <text:list>
            <text:list-item>
              <text:p text:style-name="P351">APT (Debian, Ubuntu, Mint, Kali)<text:tab/><text:tab/>→<text:span text:style-name="T356"> Support total</text:span></text:p>
            </text:list-item>
            <text:list-item>
              <text:p text:style-name="P350">DNF (RHEL, Fedora, CentOS, Mageia)<text:tab/><text:tab/>→<text:span text:style-name="T356"> Support partiel </text:span><text:span text:style-name="T874">(temporairement)</text:span></text:p>
            </text:list-item>
            <text:list-item>
              <text:p text:style-name="P350">Pacman (Arch Linux, Manjaro)<text:tab/><text:tab/><text:tab/>→<text:span text:style-name="T357"> Support partiel </text:span><text:span text:style-name="T874">(temporairement)</text:span></text:p>
            </text:list-item>
          </text:list>
        </text:list-item>
      </text:list>
      <text:p text:style-name="P3"/>
      <text:list xml:id="list225846309087525" text:continue-numbering="true" text:style-name="L2">
        <text:list-item>
          <text:p text:style-name="P346">Une mise à jour des paquets, si celle-ci n'a pas été <text:span text:style-name="T386">effectuée</text:span> avant le lancement du script (IMPORTANT), ainsi qu’un nettoy<text:span text:style-name="T889">age</text:span> de paquets obsolètes.</text:p>
        </text:list-item>
        <text:list-item>
          <text:p text:style-name="P347">L’installation de paquets depuis les dépôts officiels <text:span text:style-name="T890">du gestionnaire de paquets principal </text:span>de votre distribution <text:span text:style-name="T890">(APT, DNF ou </text:span><text:span text:style-name="T891">Pacman</text:span><text:span text:style-name="T890">)</text:span>.</text:p>
        </text:list-item>
        <text:list-item>
          <text:p text:style-name="P347">L’installation de paquets depuis les dépôts <text:span text:style-name="T833">de gestionnaires de paquets secondaires (</text:span>Snap, <text:span text:style-name="T833">etc...).</text:span></text:p>
        </text:list-item>
        <text:list-item>
          <text:p text:style-name="P347">L’auto-suppression des paquets obsolètes.</text:p>
        </text:list-item>
      </text:list>
      <text:p text:style-name="P3"/>
      <text:h text:style-name="P313" text:outline-level="1"><text:bookmark-start text:name="__RefHeading___Toc12313_1829686736"/><text:soft-page-break/>3 : Organisation du script<text:bookmark-end text:name="__RefHeading___Toc12313_1829686736"/></text:h>
      <text:p text:style-name="P3">Les deux premières parties vous aideront à compléter le script si vous souhaitez <text:span text:style-name="T271">créer</text:span> vos propres fonctions <text:span text:style-name="T271">ou modifier les fonctions existantes</text:span>, tandis que la troisième partie vous aidera à voir où ajouter vos propres paquets. Cette dernière partie est la partie la plus susceptible de vous intéresser.</text:p>
      <text:p text:style-name="P3"/>
      <text:p text:style-name="Standard"><text:span text:style-name="T481">La partie </text:span><text:span text:style-name="T646">3.1</text:span><text:span text:style-name="T481"> décrit le </text:span><text:span text:style-name="T635">contenu</text:span><text:span text:style-name="T481"> </text:span><text:span text:style-name="T636">et l’utilisation </text:span><text:span text:style-name="T481">des variables du </text:span><text:span text:style-name="T637">script</text:span><text:span text:style-name="T481">, tandis que la partie </text:span><text:span text:style-name="T646">3.2</text:span><text:span text:style-name="T481"> décrit le fonctionnement de chaque fonction avec la liste de chaque paramètre. Enfin, la partie </text:span><text:span text:style-name="T646">3.3</text:span><text:span text:style-name="T481"> liste les appels des fonctions et vous aidera à mieux voir où éditer le script pour rajouter vos propres paquets.</text:span></text:p>
      <text:p text:style-name="P3"/>
      <text:h text:style-name="P315" text:outline-level="2"><text:bookmark-start text:name="__RefHeading___Toc12315_1829686736"/>3.1 : Description des variables<text:bookmark-end text:name="__RefHeading___Toc12315_1829686736"/></text:h>
      <text:p text:style-name="P3">Pour mieux optimiser le script et le rendre plus propre, plus lisible <text:span text:style-name="T866">et plus facilement person</text:span><text:span text:style-name="T867">n</text:span><text:span text:style-name="T866">alisable</text:span>, par exemple, concernant la couleur d’affichage des messages des fonctions <text:span text:style-name="T67">E</text:span><text:span text:style-name="T55">cho*</text:span> <text:span text:style-name="T865">ou </text:span><text:span text:style-name="T868">les chemins et noms des dossiers et des fichiers</text:span><text:span text:style-name="T865">, </text:span>j’ai créé des variables.</text:p>
      <text:p text:style-name="P3"/>
      <text:p text:style-name="Standard"><text:span text:style-name="T481">Le principe est simple : au lieu de réécrire l’encodage de la couleur et des chevrons pour différencier chaque texte, </text:span><text:span text:style-name="T638">ces chaînes de caractères </text:span><text:span text:style-name="T641">sont</text:span><text:span text:style-name="T481"> enregistr</text:span><text:span text:style-name="T641">ée</text:span><text:span text:style-name="T481"> dans une seule variable au nom lisible, </text:span><text:span text:style-name="T639">compréhensible et </text:span><text:span text:style-name="T640">intuitif</text:span><text:span text:style-name="T481">, et on écrit le nom de la variable avant un texte à écrire ou à un autre endroit en particulier du script.</text:span></text:p>
      <text:p text:style-name="P3"/>
      <text:p text:style-name="P3">Pour l’interpréteur Shell, c’est comme si on avait écrit en brut le contenu de la variable à l’endroit où cette dernière est appelée.</text:p>
      <text:p text:style-name="P3"/>
      <text:p text:style-name="P3">Le top du top, c’est qu’en plus, si on souhaite changer le contenu de la variable, alors on n’a qu’à le faire à un seul endroit <text:span text:style-name="T870">(au début, pour plus de facilité)</text:span> au lieu de plusieurs endroits <text:span text:style-name="T869">aux </text:span>emplacement<text:span text:style-name="T869">s</text:span> et au nombre varia<text:span text:style-name="T272">ble</text:span>s selon l’avancée du script, et le tour est joué.</text:p>
      <text:p text:style-name="P3"/>
      <text:h text:style-name="Heading_20_3" text:outline-level="3"><text:bookmark-start text:name="__RefHeading___Toc12317_1829686736"/>3.1.1 : Variables d’arguments<text:bookmark-end text:name="__RefHeading___Toc12317_1829686736"/></text:h>
      <text:h text:style-name="P321" text:outline-level="4"><text:bookmark-start text:name="__RefHeading___Toc12999_1829686736"/><text:span text:style-name="T733">ARG</text:span>_USERNAME<text:bookmark-end text:name="__RefHeading___Toc12999_1829686736"/></text:h>
      <text:p text:style-name="P189">Description :</text:p>
      <text:p text:style-name="P274"><text:span text:style-name="T521">Cette variable garde en mémoire le nom de l’utilisateur exécutant le script passé en premier argument lors de l’exécution du script. </text:span><text:span text:style-name="T651">L’APPEL DE CET ARGUMENT EST OBLIGATOIRE</text:span><text:span text:style-name="T521"> !</text:span></text:p>
      <text:p text:style-name="P3"/>
      <text:p text:style-name="P188">Utilisation :</text:p>
      <text:p text:style-name="P105">Appelez cette variable si vous devez utiliser un appel de commande impliquant l’utilisateur.</text:p>
      <text:p text:style-name="P141"/>
      <text:h text:style-name="P322" text:outline-level="4"><text:bookmark-start text:name="__RefHeading___Toc13001_1829686736"/><text:span text:style-name="T733">ARG</text:span>_<text:span text:style-name="T753">DEBUG</text:span><text:bookmark-end text:name="__RefHeading___Toc13001_1829686736"/></text:h>
      <text:p text:style-name="P187">Description :</text:p>
      <text:p text:style-name="P260"><text:span text:style-name="T481">Cette variable </text:span><text:span text:style-name="T483">enregistre une chaîne de caractères </text:span><text:span text:style-name="T484">pour </text:span><text:span text:style-name="T486">déboguer</text:span><text:span text:style-name="T484"> le script. </text:span><text:span text:style-name="T485">Elle doit</text:span><text:span text:style-name="T481"> pass</text:span><text:span text:style-name="T485">er</text:span><text:span text:style-name="T481"> en </text:span><text:span text:style-name="T482">deuxième</text:span><text:span text:style-name="T481"> argument lors de l’exécution du script. </text:span><text:span text:style-name="T646">L’APPEL DE CET ARGUMENT EST </text:span><text:span text:style-name="T647">FACULTATIF, </text:span><text:span text:style-name="T648">MAIS LA VALEUR DOIT </text:span><text:span text:style-name="T649">IMPÉRATIVEMENT</text:span><text:span text:style-name="T648"> CORRESPONDRE À LA VALEUR « debug »</text:span><text:span text:style-name="T481"> !</text:span></text:p>
      <text:p text:style-name="P72"/>
      <text:p text:style-name="P187">Utilisation :</text:p>
      <text:p text:style-name="P260"><text:span text:style-name="T666">Appelez </text:span><text:span text:style-name="T669">cette variable </text:span><text:span text:style-name="T670">si vous devez </text:span><text:span text:style-name="T713">tester </text:span><text:span text:style-name="T714">une condition </text:span><text:span text:style-name="T670">impliquant </text:span><text:span text:style-name="T715">cet argument </text:span><text:span text:style-name="T716">(par exemple, </text:span><text:span text:style-name="T717">si une partie du script doit </text:span><text:span text:style-name="T718">agir </text:span><text:span text:style-name="T719">différemment en mode déb</text:span><text:span text:style-name="T720">o</text:span><text:span text:style-name="T719">g</text:span><text:span text:style-name="T720">age</text:span><text:span text:style-name="T719">, </text:span><text:span text:style-name="T720">comme </text:span><text:span text:style-name="T721">l’int</text:span><text:span text:style-name="T722">erdiction de déplacer le fichier de logs </text:span><text:span text:style-name="T723">vers un autre dossier</text:span><text:span text:style-name="T716">)</text:span><text:span text:style-name="T671">.</text:span></text:p>
      <text:p text:style-name="P3"/>
      <text:h text:style-name="Heading_20_3" text:outline-level="3"><text:bookmark-start text:name="__RefHeading___Toc12321_1829686736"/><text:soft-page-break/>3.1.<text:span text:style-name="T734">2</text:span> : Variables d’encodage de couleurs<text:bookmark-end text:name="__RefHeading___Toc12321_1829686736"/></text:h>
      <text:h text:style-name="P321" text:outline-level="4"><text:bookmark-start text:name="__RefHeading___Toc13003_1829686736"/>C<text:span text:style-name="T735">OL</text:span>_<text:span text:style-name="T892">| </text:span><text:span text:style-name="T455">BLUE </text:span><text:span text:style-name="T892">| CYAN | </text:span><text:span text:style-name="T893">GREEN | RED | </text:span><text:span text:style-name="T894">YELLOW</text:span><text:bookmark-end text:name="__RefHeading___Toc13003_1829686736"/></text:h>
      <text:p text:style-name="P186">Description :</text:p>
      <text:p text:style-name="P301"><text:span text:style-name="T666">Ce</text:span><text:span text:style-name="T709">s</text:span><text:span text:style-name="T666"> variable</text:span><text:span text:style-name="T709">s</text:span><text:span text:style-name="T666"> défini</text:span><text:span text:style-name="T709">ssent</text:span><text:span text:style-name="T666"> </text:span><text:span text:style-name="T668">la couleur de l’affichage du texte en :</text:span></text:p>
      <text:list xml:id="list3735444164" text:style-name="L3">
        <text:list-item>
          <text:p text:style-name="P366">bleu foncé,</text:p>
        </text:list-item>
        <text:list-item>
          <text:p text:style-name="P384"><text:span text:style-name="T712">bleu </text:span><text:span text:style-name="T668">c</text:span><text:span text:style-name="T666">yan,</text:span></text:p>
        </text:list-item>
        <text:list-item>
          <text:p text:style-name="P367">vert,</text:p>
        </text:list-item>
        <text:list-item>
          <text:p text:style-name="P367">rouge,</text:p>
        </text:list-item>
        <text:list-item>
          <text:p text:style-name="P367">jaune.</text:p>
        </text:list-item>
      </text:list>
      <text:p text:style-name="P228"/>
      <text:p text:style-name="P142">Utilisation :</text:p>
      <text:p text:style-name="P302"><text:span text:style-name="T666">Appelez </text:span><text:span text:style-name="T710">une de </text:span><text:span text:style-name="T666">ce</text:span><text:span text:style-name="T710">s</text:span><text:span text:style-name="T666"> variable</text:span><text:span text:style-name="T710">s</text:span><text:span text:style-name="T666"> pour colorer un texte, </text:span><text:span text:style-name="T710">respectivement,</text:span><text:span text:style-name="T666"> en :</text:span></text:p>
      <text:list xml:id="list4116642006" text:style-name="L4">
        <text:list-item>
          <text:p text:style-name="P386"><text:span text:style-name="T666">bleu </text:span><text:span text:style-name="T667">foncé,</text:span></text:p>
        </text:list-item>
        <text:list-item>
          <text:p text:style-name="P385"><text:span text:style-name="T711">bleu </text:span><text:span text:style-name="T668">c</text:span><text:span text:style-name="T666">yan,</text:span></text:p>
        </text:list-item>
        <text:list-item>
          <text:p text:style-name="P368">vert,</text:p>
        </text:list-item>
        <text:list-item>
          <text:p text:style-name="P368">rouge,</text:p>
        </text:list-item>
        <text:list-item>
          <text:p text:style-name="P368">jaune.</text:p>
        </text:list-item>
      </text:list>
      <text:p text:style-name="P10"/>
      <text:h text:style-name="P321" text:outline-level="4"><text:bookmark-start text:name="__RefHeading___Toc13011_1829686736"/>C<text:span text:style-name="T736">OL</text:span>_RESET<text:bookmark-end text:name="__RefHeading___Toc13011_1829686736"/></text:h>
      <text:p text:style-name="P185">Description :</text:p>
      <text:p text:style-name="P106">Cette variable redéfinit la couleur d’affichage du texte selon la couleur utilisée dans les options du profil du terminal.</text:p>
      <text:p text:style-name="P212"/>
      <text:p text:style-name="P185">Utilisation :</text:p>
      <text:p text:style-name="P106">Appelez cette variable pour restaurer la couleur du texte suivant à la couleur par défaut du terminal.</text:p>
      <text:p text:style-name="P3"/>
      <text:h text:style-name="Heading_20_3" text:outline-level="3"><text:bookmark-start text:name="__RefHeading___Toc12323_1829686736"/>3.1.<text:span text:style-name="T737">3</text:span> : Variables de date<text:bookmark-end text:name="__RefHeading___Toc12323_1829686736"/></text:h>
      <text:h text:style-name="P321" text:outline-level="4"><text:bookmark-start text:name="__RefHeading___Toc13015_1829686736"/>DATE_<text:span text:style-name="T738">TIME</text:span><text:bookmark-end text:name="__RefHeading___Toc13015_1829686736"/></text:h>
      <text:p text:style-name="P141">Description :</text:p>
      <text:p text:style-name="Standard"><text:span text:style-name="T481">Cette variable enregistre en mémoire l’appel de la commande </text:span><text:span text:style-name="T256">date</text:span><text:span text:style-name="T481">, suivi d’arguments enregistrant </text:span><text:span text:style-name="T520">respectivement </text:span><text:span text:style-name="T481">:</text:span></text:p>
      <text:list xml:id="list1218275891" text:style-name="L5">
        <text:list-item>
          <text:p text:style-name="P352">l’année</text:p>
        </text:list-item>
        <text:list-item>
          <text:p text:style-name="P352">le mois</text:p>
        </text:list-item>
        <text:list-item>
          <text:p text:style-name="P352">le jour</text:p>
        </text:list-item>
        <text:list-item>
          <text:p text:style-name="P352">l’heure</text:p>
        </text:list-item>
        <text:list-item>
          <text:p text:style-name="P352">la minute</text:p>
        </text:list-item>
        <text:list-item>
          <text:p text:style-name="P352">la seconde.</text:p>
        </text:list-item>
      </text:list>
      <text:p text:style-name="P3"/>
      <text:p text:style-name="P141">Utilisation :</text:p>
      <text:p text:style-name="Standard"><text:span text:style-name="T481">Appelez cette </text:span><text:span text:style-name="T642">variable</text:span><text:span text:style-name="T481"> pour </text:span><text:span text:style-name="T603">écrire la date et l’heure actuelle</text:span><text:span text:style-name="T481"> </text:span><text:span text:style-name="T604">(</text:span><text:span text:style-name="T643">par exemple, </text:span><text:span text:style-name="T481">dans le nom d’un fichier</text:span><text:span text:style-name="T604">)</text:span><text:span text:style-name="T481">.</text:span></text:p>
      <text:p text:style-name="P3"/>
      <text:h text:style-name="Heading_20_3" text:outline-level="3"><text:bookmark-start text:name="__RefHeading___Toc12325_1829686736"/>3.1.<text:span text:style-name="T739">4</text:span> : Variables de dossiers<text:bookmark-end text:name="__RefHeading___Toc12325_1829686736"/></text:h>
      <text:h text:style-name="P321" text:outline-level="4"><text:bookmark-start text:name="__RefHeading___Toc13017_1829686736"/><text:span text:style-name="T740">DIR</text:span>_HOMEDIR<text:bookmark-end text:name="__RefHeading___Toc13017_1829686736"/></text:h>
      <text:p text:style-name="P141">Description :</text:p>
      <text:p text:style-name="P3">Cette variable enregistre en mémoire le chemin du dossier personnel de l’utilisateur.</text:p>
      <text:p text:style-name="P3"/>
      <text:p text:style-name="P141">Utilisation :</text:p>
      <text:p text:style-name="Standard"><text:soft-page-break/><text:span text:style-name="T481">Appelez cette variable pour créer, chercher, modifier ou supprimer un fichier ou un dossier dans le dossier </text:span><text:span text:style-name="T519">personnel </text:span><text:span text:style-name="T481">de l’utilisateur ou dans un de ses sous-dossiers.</text:span></text:p>
      <text:p text:style-name="P11"/>
      <text:h text:style-name="P321" text:outline-level="4"><text:bookmark-start text:name="__RefHeading___Toc13019_1829686736"/><text:span text:style-name="T741">DIR</text:span>_TMP_<text:span text:style-name="T741">NAME</text:span><text:bookmark-end text:name="__RefHeading___Toc13019_1829686736"/></text:h>
      <text:p text:style-name="P141">Description :</text:p>
      <text:p text:style-name="Standard"><text:span text:style-name="T481">Cette variable enregistre en mémoire le nom du dossier temporaire </text:span><text:span text:style-name="T646">Linux-reinstall.tmp.d</text:span><text:span text:style-name="T481"> dans le dossier </text:span><text:span text:style-name="T766">/tmp</text:span><text:span text:style-name="T481">.</text:span></text:p>
      <text:p text:style-name="P3"/>
      <text:p text:style-name="P141">Utilisation :</text:p>
      <text:p text:style-name="Standard"><text:span text:style-name="T481">Cette variable n’est véritablement utilisée que dans la partie d’</text:span><text:span text:style-name="T497">initialisation du script</text:span><text:span text:style-name="T481"> pour créer le dossier temporaire. </text:span><text:span text:style-name="T605">E</text:span><text:span text:style-name="T481">lle sert </text:span><text:span text:style-name="T499">principalement</text:span><text:span text:style-name="T481"> à éviter de changer le nom du dossier parent à plusieurs emplacements, </text:span><text:span text:style-name="T500">dans le cas où </text:span><text:span text:style-name="T501">son nom doit changer</text:span><text:span text:style-name="T481">.</text:span></text:p>
      <text:p text:style-name="P3"/>
      <text:p text:style-name="P273"><text:span text:style-name="T502">Sa valeur est également réassignée</text:span><text:span text:style-name="T515"> dans </text:span><text:span text:style-name="T503">la fonction </text:span><text:span text:style-name="T754">CheckArgs</text:span><text:span text:style-name="T503">, </text:span><text:span text:style-name="T504">dans le cas où l’utilisateur passe la valeur </text:span><text:span text:style-name="T650">« debug »</text:span><text:span text:style-name="T504"> en deuxième argument, </text:span><text:span text:style-name="T505">pour éviter d’avoir à chercher le fichier de logs</text:span></text:p>
      <text:p text:style-name="P11"/>
      <text:h text:style-name="P321" text:outline-level="4"><text:bookmark-start text:name="__RefHeading___Toc12327_1829686736"/><text:span text:style-name="T742">DIR</text:span>_TMP_PARENT<text:bookmark-end text:name="__RefHeading___Toc12327_1829686736"/></text:h>
      <text:p text:style-name="P141">Description :</text:p>
      <text:p text:style-name="Standard"><text:span text:style-name="T481">Cette variable enregistre en mémoire le nom du dossier parent du dossier temporaire </text:span><text:span text:style-name="T646">Linux-reinstall.tmp.d</text:span><text:span text:style-name="T481">, qui n’est autre que le dossier </text:span><text:span text:style-name="T766">/tmp</text:span><text:span text:style-name="T481">.</text:span></text:p>
      <text:p text:style-name="P3"/>
      <text:p text:style-name="P141">Utilisation :</text:p>
      <text:p text:style-name="P272"><text:span text:style-name="T481">Comme la variable </text:span><text:span text:style-name="T47">D</text:span><text:span text:style-name="T38">I</text:span><text:span text:style-name="T47">R</text:span><text:span text:style-name="T38">_TMP_</text:span><text:span text:style-name="T53">NAME</text:span><text:span text:style-name="T481">, </text:span><text:span text:style-name="T558">c</text:span><text:span text:style-name="T481">ette variable n’est véritablement utilisée que dans la partie d’</text:span><text:span text:style-name="T497">initialisation du script</text:span><text:span text:style-name="T481"> pour créer le dossier temporaire, </text:span><text:span text:style-name="T498">e</text:span><text:span text:style-name="T481">lle sert </text:span><text:span text:style-name="T499">principalement</text:span><text:span text:style-name="T481"> à éviter de changer le nom du dossier parent à plusieurs emplacements, </text:span><text:span text:style-name="T500">dans le cas où </text:span><text:span text:style-name="T501">son nom doit changer</text:span><text:span text:style-name="T481">.</text:span></text:p>
      <text:p text:style-name="P100"/>
      <text:p text:style-name="P270"><text:span text:style-name="T481">Normalement il n’y a pas besoin d’appeler cette variable à d’autres emplacements, à moins que vous ne souhaitez créer un fichier ou un dossier dans le dossier parent </text:span><text:span text:style-name="T766">/tmp</text:span><text:span text:style-name="T481">.</text:span></text:p>
      <text:p text:style-name="P14"/>
      <text:h text:style-name="P323" text:outline-level="4"><text:bookmark-start text:name="__RefHeading___Toc12329_1829686736"/><text:span text:style-name="T743">DIR</text:span>_TMP_PATH<text:bookmark-end text:name="__RefHeading___Toc12329_1829686736"/></text:h>
      <text:p text:style-name="P193">Description :</text:p>
      <text:p text:style-name="P270"><text:span text:style-name="T481">Cette variable enregistre en mémoire le chemin du dossier </text:span><text:span text:style-name="T646">Linux-reinstall.tmp.d</text:span><text:span text:style-name="T481"> </text:span><text:span text:style-name="T516">(ici </text:span><text:span text:style-name="T766">/tmp/Linux-reinstall.tmp.d</text:span><text:span text:style-name="T516">) </text:span><text:span text:style-name="T481">en appelant dans l’ordre les variables </text:span><text:span text:style-name="T46">DIR</text:span><text:span text:style-name="T38">_TMP_PARENT</text:span><text:span text:style-name="T481"> </text:span><text:span text:style-name="T517">(nom du dossier parent) </text:span><text:span text:style-name="T481">et </text:span><text:span text:style-name="T47">DIR</text:span><text:span text:style-name="T38">_TMP_</text:span><text:span text:style-name="T46">NAME</text:span><text:span text:style-name="T481"> </text:span><text:span text:style-name="T517">(nom </text:span><text:span text:style-name="T518">du dossier cible</text:span><text:span text:style-name="T517">),</text:span><text:span text:style-name="T481"> séparées par un </text:span><text:span text:style-name="T646">/</text:span><text:span text:style-name="T481"> (caractère de séparation des dossiers parents et des sous-dossiers).</text:span></text:p>
      <text:p text:style-name="P100"/>
      <text:p text:style-name="P193">Utilisation :</text:p>
      <text:p text:style-name="P270"><text:span text:style-name="T481">Appelez cette variable si vous devez </text:span><text:span text:style-name="T496">traiter</text:span><text:span text:style-name="T481"> un fichier ou un dossier dans le dossier temporaire, ou si vous devez le mentionner dans un message.</text:span></text:p>
      <text:p text:style-name="P100"/>
      <text:p text:style-name="P271"><text:span text:style-name="T502">Sa valeur est réassignée</text:span><text:span text:style-name="T515"> dans </text:span><text:span text:style-name="T503">la fonction </text:span><text:span text:style-name="T754">CheckArgs</text:span><text:span text:style-name="T503">, </text:span><text:span text:style-name="T504">dans le cas où l’utilisateur passe la valeur </text:span><text:span text:style-name="T650">« debug »</text:span><text:span text:style-name="T504"> en deuxième argument, </text:span><text:span text:style-name="T505">pour éviter d’avoir à chercher le fichier de logs</text:span></text:p>
      <text:p text:style-name="P13"/>
      <text:h text:style-name="P324" text:outline-level="4"><text:bookmark-start text:name="__RefHeading___Toc5758_2211463275"/>DIR_INSTALL_<text:span text:style-name="T792">N</text:span>A<text:span text:style-name="T792">ME</text:span><text:bookmark-end text:name="__RefHeading___Toc5758_2211463275"/></text:h>
      <text:p text:style-name="P170">Description :</text:p>
      <text:p text:style-name="P113">Cette variable enregistre en mémoire le nom <text:span text:style-name="T794">du dossier contenant le </text:span><text:span text:style-name="T795">fichier de script d’installation et les fichiers contenant </text:span><text:span text:style-name="T796">les commandes de recherche et d’installation de paquets.</text:span></text:p>
      <text:p text:style-name="P90"/>
      <text:p text:style-name="P179">Utilisation :</text:p>
      <text:p text:style-name="P114">Appelez cette variable pour</text:p>
      <text:p text:style-name="P114"/>
      <text:h text:style-name="P324" text:outline-level="4"><text:bookmark-start text:name="__RefHeading___Toc13021_1829686736"/><text:soft-page-break/>DIR_INSTALL_PATH<text:bookmark-end text:name="__RefHeading___Toc13021_1829686736"/></text:h>
      <text:p text:style-name="P167">Description :</text:p>
      <text:p text:style-name="P279"><text:span text:style-name="T559">Cette variable enregistre en mémoire le </text:span><text:span text:style-name="T560">chemin</text:span><text:span text:style-name="T559"> </text:span><text:span text:style-name="T561">du dossier contenant le </text:span><text:span text:style-name="T562">fichier de script d’installation et les fichiers contenant </text:span><text:span text:style-name="T563">les commandes de recherche et d’installation de paquets.</text:span></text:p>
      <text:p text:style-name="P86"/>
      <text:p text:style-name="P176">Utilisation :</text:p>
      <text:p text:style-name="P115">Appelez <text:span text:style-name="T797">cette variable pour</text:span></text:p>
      <text:p text:style-name="P115"/>
      <text:h text:style-name="P328" text:outline-level="4"><text:bookmark-start text:name="__RefHeading___Toc5760_2211463275"/><text:span text:style-name="T785">DIR_LOG_</text:span><text:span text:style-name="T786">NAME</text:span><text:bookmark-end text:name="__RefHeading___Toc5760_2211463275"/></text:h>
      <text:p text:style-name="P168">Description :</text:p>
      <text:p text:style-name="P280"><text:span text:style-name="T559">Cette variable enregistre en mémoire le nom </text:span><text:span text:style-name="T561">du dossier contenant le </text:span><text:span text:style-name="T562">fichier </text:span><text:span text:style-name="T564">de logs.</text:span></text:p>
      <text:p text:style-name="P88"/>
      <text:p text:style-name="P177">Utilisation :</text:p>
      <text:p text:style-name="P73"/>
      <text:h text:style-name="P321" text:outline-level="4"><text:bookmark-start text:name="__RefHeading___Toc13023_1829686736"/>DIR_LOG_PATH<text:bookmark-end text:name="__RefHeading___Toc13023_1829686736"/></text:h>
      <text:p text:style-name="P166">Description :</text:p>
      <text:p text:style-name="P281"><text:span text:style-name="T559">Cette variable enregistre en mémoire le </text:span><text:span text:style-name="T565">chemin</text:span><text:span text:style-name="T559"> </text:span><text:span text:style-name="T561">du dossier contenant le </text:span><text:span text:style-name="T562">fichier </text:span><text:span text:style-name="T564">de logs.</text:span></text:p>
      <text:p text:style-name="P85"/>
      <text:p text:style-name="P175">Utilisation :</text:p>
      <text:p text:style-name="P97"/>
      <text:h text:style-name="P329" text:outline-level="4"><text:bookmark-start text:name="__RefHeading___Toc5762_2211463275"/><text:span text:style-name="T785">DIR_PACKAGES_</text:span><text:span text:style-name="T787">NAME</text:span><text:bookmark-end text:name="__RefHeading___Toc5762_2211463275"/></text:h>
      <text:p text:style-name="P169">Description :</text:p>
      <text:p text:style-name="P91"><text:span text:style-name="T793">Cette variable enregistre en mémoire le nom </text:span><text:span text:style-name="T794">du dossier contenant le</text:span><text:span text:style-name="T798">s</text:span><text:span text:style-name="T794"> </text:span><text:span text:style-name="T795">fichier</text:span><text:span text:style-name="T798">s</text:span><text:span text:style-name="T795"> </text:span><text:span text:style-name="T798">listant les paquets n’ayant pas pu être installés </text:span><text:span text:style-name="T799">en raison de leur absence dans la base de données du gestionnaire de paquets </text:span><text:span text:style-name="T800">ou dont l’installation a échouée.</text:span></text:p>
      <text:p text:style-name="P89"/>
      <text:p text:style-name="P178">Utilisation :</text:p>
      <text:p text:style-name="P127">Utilisez cette variable pour</text:p>
      <text:p text:style-name="P73"/>
      <text:h text:style-name="P321" text:outline-level="4"><text:bookmark-start text:name="__RefHeading___Toc13025_1829686736"/>DIR_PACKAGES_PATH<text:bookmark-end text:name="__RefHeading___Toc13025_1829686736"/></text:h>
      <text:p text:style-name="P166">Description :</text:p>
      <text:p text:style-name="P282"><text:span text:style-name="T559">Cette variable enregistre en mémoire le </text:span><text:span text:style-name="T566">chemin</text:span><text:span text:style-name="T559"> </text:span><text:span text:style-name="T561">du dossier contenant le</text:span><text:span text:style-name="T567">s</text:span><text:span text:style-name="T561"> </text:span><text:span text:style-name="T562">fichier</text:span><text:span text:style-name="T567">s</text:span><text:span text:style-name="T562"> </text:span><text:span text:style-name="T567">listant les paquets n’ayant pas pu être installés </text:span><text:span text:style-name="T568">en raison de leur absence dans la base de données du gestionnaire de paquets </text:span><text:span text:style-name="T569">ou dont l’installation a échouée.</text:span></text:p>
      <text:p text:style-name="P85"/>
      <text:p text:style-name="P175">Utilisation :</text:p>
      <text:p text:style-name="P97"/>
      <text:p text:style-name="P73"/>
      <text:h text:style-name="P321" text:outline-level="4"><text:bookmark-start text:name="__RefHeading___Toc13027_1829686736"/>DIR_SOFTWARE_NAME<text:bookmark-end text:name="__RefHeading___Toc13027_1829686736"/></text:h>
      <text:p text:style-name="P165">Description :</text:p>
      <text:p text:style-name="P92"><text:span text:style-name="T793">Cette variable enregistre en mémoire le nom </text:span><text:span text:style-name="T794">du dossier contenant </text:span><text:span text:style-name="T864">les fichiers des logiciels téléchargés depuis le Web par le biais de la commande </text:span><text:span text:style-name="T374">wget</text:span><text:span text:style-name="T800">.</text:span></text:p>
      <text:p text:style-name="P83"/>
      <text:p text:style-name="P174">Utilisation :</text:p>
      <text:p text:style-name="P94"/>
      <text:p text:style-name="P74"/>
      <text:h text:style-name="P321" text:outline-level="4"><text:bookmark-start text:name="__RefHeading___Toc13029_1829686736"/>DIR_SOFTWARE_PATH<text:bookmark-end text:name="__RefHeading___Toc13029_1829686736"/></text:h>
      <text:p text:style-name="P164">Description :</text:p>
      <text:p text:style-name="P293"><text:soft-page-break/><text:span text:style-name="T559">Cette variable enregistre en mémoire le </text:span><text:span text:style-name="T601">chemin</text:span><text:span text:style-name="T559"> </text:span><text:span text:style-name="T561">du dossier contenant </text:span><text:span text:style-name="T602">les fichiers des logiciels téléchargés depuis le Web par le biais de la commande </text:span><text:span text:style-name="T378">wget</text:span><text:span text:style-name="T569">.</text:span></text:p>
      <text:p text:style-name="P84"/>
      <text:p text:style-name="P173">Utilisation :</text:p>
      <text:p text:style-name="P95"/>
      <text:p text:style-name="P95"/>
      <text:h text:style-name="Heading_20_3" text:outline-level="3"><text:bookmark-start text:name="__RefHeading___Toc13031_1829686736"/>3.1.<text:span text:style-name="T744">5</text:span> : Variables de fichiers<text:bookmark-end text:name="__RefHeading___Toc13031_1829686736"/></text:h>
      <text:h text:style-name="P321" text:outline-level="4"><text:bookmark-start text:name="__RefHeading___Toc12331_1829686736"/><text:span text:style-name="T745">FILE</text:span>_LOG_<text:span text:style-name="T745">NAME</text:span><text:bookmark-end text:name="__RefHeading___Toc12331_1829686736"/></text:h>
      <text:p text:style-name="P141">Description :</text:p>
      <text:p text:style-name="P269"><text:span text:style-name="T481">Cette variable enregistre en mémoire le nom du fichier de logs créé par le script, </text:span><text:span text:style-name="T513">accompagné de la date donnée par l</text:span><text:span text:style-name="T514">a variable </text:span><text:span text:style-name="T45">DATE_</text:span><text:span text:style-name="T44">TIME</text:span><text:span text:style-name="T481">.</text:span></text:p>
      <text:p text:style-name="P3"/>
      <text:p text:style-name="P141">Utilisation :</text:p>
      <text:p text:style-name="Standard"><text:span text:style-name="T511">À moins de vérifier si le fichier de logs est présent dans un dossier, </text:span><text:span text:style-name="T512">i</text:span><text:span text:style-name="T481">l n’y a pas besoin d’appeler cette variable. La variable </text:span><text:span text:style-name="T44">FILE</text:span><text:span text:style-name="T38">_LOG_PATH</text:span><text:span text:style-name="T481"> sert à interagir avec le fichier de logs peu importe le dossier où il se trouve.</text:span></text:p>
      <text:p text:style-name="P15"/>
      <text:h text:style-name="P321" text:outline-level="4"><text:bookmark-start text:name="__RefHeading___Toc12333_1829686736"/><text:span text:style-name="T746">FILE</text:span>_LOG_PATH<text:bookmark-end text:name="__RefHeading___Toc12333_1829686736"/></text:h>
      <text:p text:style-name="P141">Description :</text:p>
      <text:p text:style-name="P3">Cette variable enregistre en mémoire le chemin du fichier de logs depuis le dossier racine.</text:p>
      <text:p text:style-name="P3"/>
      <text:p text:style-name="P192">Utilisation :</text:p>
      <text:p text:style-name="P107">Appelez cette variable pour rediriger une sortie de commande vers le fichier de logs.</text:p>
      <text:p text:style-name="P3"/>
      <text:h text:style-name="P321" text:outline-level="4"><text:bookmark-start text:name="__RefHeading___Toc13033_1829686736"/>FILE_SCRIPT_NAME<text:bookmark-end text:name="__RefHeading___Toc13033_1829686736"/></text:h>
      <text:p text:style-name="P163">Description :</text:p>
      <text:p text:style-name="P116">Cette variable enregistre en mémoire <text:span text:style-name="T801">le nom du fichier </text:span><text:span text:style-name="T802">contenant le script </text:span><text:span text:style-name="T803">de recherche et </text:span><text:span text:style-name="T802">d’installation</text:span></text:p>
      <text:p text:style-name="P87"/>
      <text:p text:style-name="P172">Utilisation :</text:p>
      <text:p text:style-name="P96"/>
      <text:h text:style-name="P321" text:outline-level="4"><text:bookmark-start text:name="__RefHeading___Toc13035_1829686736"/>FILE_SCRIPT_PATH<text:bookmark-end text:name="__RefHeading___Toc13035_1829686736"/></text:h>
      <text:p text:style-name="P163">Description :</text:p>
      <text:p text:style-name="P117">Cette variable enregistre en mémoire <text:span text:style-name="T801">le </text:span><text:span text:style-name="T838">chemin</text:span><text:span text:style-name="T801"> du fichier </text:span><text:span text:style-name="T802">contenant le script </text:span><text:span text:style-name="T803">de recherche et </text:span><text:span text:style-name="T802">d’installation</text:span></text:p>
      <text:p text:style-name="P87"/>
      <text:p text:style-name="P172">Utilisation :</text:p>
      <text:p text:style-name="P124"/>
      <text:h text:style-name="P321" text:outline-level="4"><text:bookmark-start text:name="__RefHeading___Toc13037_1829686736"/>FILE_PACKAGE_HD_NAME<text:bookmark-end text:name="__RefHeading___Toc13037_1829686736"/></text:h>
      <text:p text:style-name="P163">Description :</text:p>
      <text:p text:style-name="P118">Cette variable enregistre en mémoire <text:span text:style-name="T801">le nom du fichier </text:span><text:span text:style-name="T802">contenant l</text:span><text:span text:style-name="T839">a commande de recherche de paquets installés sur le système de l’utilisateur.</text:span></text:p>
      <text:p text:style-name="P87"/>
      <text:p text:style-name="P172">Utilisation :</text:p>
      <text:p text:style-name="P96"/>
      <text:h text:style-name="Heading_20_4" text:outline-level="4"><text:bookmark-start text:name="__RefHeading___Toc13039_1829686736"/><text:span text:style-name="T785">FILE_PACKAGE_HD_PAT</text:span><text:span text:style-name="T790">H</text:span><text:bookmark-end text:name="__RefHeading___Toc13039_1829686736"/></text:h>
      <text:p text:style-name="P163">Description :</text:p>
      <text:p text:style-name="P285"><text:span text:style-name="T698">Cette variable enregistre en mémoire </text:span><text:span text:style-name="T699">le </text:span><text:span text:style-name="T700">chemin</text:span><text:span text:style-name="T699"> du fichier </text:span><text:span text:style-name="T701">contenant l</text:span><text:span text:style-name="T702">a commande de recherche de paquets installés sur le système de l’utilisateur.</text:span></text:p>
      <text:p text:style-name="P87"><text:soft-page-break/></text:p>
      <text:p text:style-name="P172">Utilisation :</text:p>
      <text:p text:style-name="P96"/>
      <text:p text:style-name="P75"/>
      <text:h text:style-name="P321" text:outline-level="4"><text:bookmark-start text:name="__RefHeading___Toc13041_1829686736"/>FILE_PACKAGE_DB_NAME<text:bookmark-end text:name="__RefHeading___Toc13041_1829686736"/></text:h>
      <text:p text:style-name="P163">Description :</text:p>
      <text:p text:style-name="P286"><text:span text:style-name="T585">Cette variable enregistre en mémoire </text:span><text:span text:style-name="T586">le nom du fichier </text:span><text:span text:style-name="T587">contenant l</text:span><text:span text:style-name="T588">a commande de recherche de paquets </text:span><text:span text:style-name="T589">dans la base de données du gestionnaire de paquets</text:span><text:span text:style-name="T588">.</text:span></text:p>
      <text:p text:style-name="P87"/>
      <text:p text:style-name="P172">Utilisation :</text:p>
      <text:p text:style-name="P133"/>
      <text:p text:style-name="P75"/>
      <text:h text:style-name="P321" text:outline-level="4"><text:bookmark-start text:name="__RefHeading___Toc13043_1829686736"/>FILE_PACKAGE_DB_PATH<text:bookmark-end text:name="__RefHeading___Toc13043_1829686736"/></text:h>
      <text:p text:style-name="P163">Description :</text:p>
      <text:p text:style-name="P93"><text:span text:style-name="T840">Cette variable enregistre en mémoire </text:span><text:span text:style-name="T801">le </text:span><text:span text:style-name="T842">chemin</text:span><text:span text:style-name="T801"> du fichier </text:span><text:span text:style-name="T802">contenant l</text:span><text:span text:style-name="T839">a commande de recherche de paquets </text:span><text:span text:style-name="T841">dans la base de données du gestionnaire de paquets</text:span><text:span text:style-name="T839">.</text:span></text:p>
      <text:p text:style-name="P87"/>
      <text:p text:style-name="P172">Utilisation :</text:p>
      <text:p text:style-name="P96"/>
      <text:p text:style-name="P76"/>
      <text:h text:style-name="P321" text:outline-level="4"><text:bookmark-start text:name="__RefHeading___Toc13045_1829686736"/>FILE_INSTALL_INST_NAME<text:bookmark-end text:name="__RefHeading___Toc13045_1829686736"/></text:h>
      <text:p text:style-name="P163">Description :</text:p>
      <text:p text:style-name="P287"><text:span text:style-name="T585">Cette variable enregistre en mémoire </text:span><text:span text:style-name="T586">le </text:span><text:span text:style-name="T590">nom</text:span><text:span text:style-name="T586"> du fichier </text:span><text:span text:style-name="T587">contenant l</text:span><text:span text:style-name="T588">a commande </text:span><text:span text:style-name="T591">d’installation de paquets.</text:span></text:p>
      <text:p text:style-name="P87"/>
      <text:p text:style-name="P172">Utilisation :</text:p>
      <text:p text:style-name="P98"/>
      <text:p text:style-name="P76"/>
      <text:h text:style-name="P321" text:outline-level="4"><text:bookmark-start text:name="__RefHeading___Toc13047_1829686736"/>FILE_INSTALL_INST_PATH<text:bookmark-end text:name="__RefHeading___Toc13047_1829686736"/></text:h>
      <text:p text:style-name="P163">Description :</text:p>
      <text:p text:style-name="P99"><text:span text:style-name="T840">Cette variable enregistre en mémoire </text:span><text:span text:style-name="T801">le </text:span><text:span text:style-name="T844">ch</text:span><text:span text:style-name="T845">e</text:span><text:span text:style-name="T844">min</text:span><text:span text:style-name="T801"> du fichier </text:span><text:span text:style-name="T802">contenant l</text:span><text:span text:style-name="T839">a commande </text:span><text:span text:style-name="T843">d’installation de paquets.</text:span></text:p>
      <text:p text:style-name="P87"/>
      <text:p text:style-name="P172">Utilisation :</text:p>
      <text:p text:style-name="P96"/>
      <text:p text:style-name="P77"/>
      <text:h text:style-name="P321" text:outline-level="4"><text:bookmark-start text:name="__RefHeading___Toc13049_1829686736"/>GETVAL_NAME<text:bookmark-end text:name="__RefHeading___Toc13049_1829686736"/></text:h>
      <text:p text:style-name="P171">Description :</text:p>
      <text:p text:style-name="P87"/>
      <text:p text:style-name="P87"/>
      <text:p text:style-name="P180">Utilisation :</text:p>
      <text:p text:style-name="P96"/>
      <text:p text:style-name="P77"/>
      <text:h text:style-name="P321" text:outline-level="4"><text:bookmark-start text:name="__RefHeading___Toc13051_1829686736"/>GETVAL_PATH<text:bookmark-end text:name="__RefHeading___Toc13051_1829686736"/></text:h>
      <text:p text:style-name="P163">Description :</text:p>
      <text:p text:style-name="P87"/>
      <text:p text:style-name="P87"/>
      <text:p text:style-name="P172">Utilisation :</text:p>
      <text:p text:style-name="P102"/>
      <text:h text:style-name="Heading_20_3" text:outline-level="3"><text:bookmark-start text:name="__RefHeading___Toc12335_1829686736"/><text:soft-page-break/>3.1.6 : Variables de texte :<text:bookmark-end text:name="__RefHeading___Toc12335_1829686736"/></text:h>
      <text:h text:style-name="P325" text:outline-level="4"><text:bookmark-start text:name="__RefHeading___Toc13053_1829686736"/><text:span text:style-name="T660">TXT</text:span>_COLS<text:bookmark-end text:name="__RefHeading___Toc13053_1829686736"/></text:h>
      <text:p text:style-name="P184">Description :</text:p>
      <text:p text:style-name="P78">Cette variable enregistre en mémoire l’appel de commande tput cols, affichant le nombre de colonnes sur une ligne d’un terminal.</text:p>
      <text:p text:style-name="P78"/>
      <text:p text:style-name="P184">Utilisation :</text:p>
      <text:p text:style-name="P225">Utilisez cette variable si vous souhaitez obtenir le nombre de colonnes actuel sur un terminal.</text:p>
      <text:p text:style-name="P225"/>
      <text:h text:style-name="P326" text:outline-level="4"><text:bookmark-start text:name="__RefHeading___Toc12337_1829686736"/><text:span text:style-name="T659">TXT</text:span>_HEADER_LINE_CHAR<text:bookmark-end text:name="__RefHeading___Toc12337_1829686736"/></text:h>
      <text:p text:style-name="P141">Description :</text:p>
      <text:p text:style-name="P3">Cette variable enregistre en mémoire LE caractère affiché sur la longueur des deux lignes du header.</text:p>
      <text:p text:style-name="P3"/>
      <text:p text:style-name="P3">Enregistrer plus d’un caractère dans cette variable aura pour résultat d’afficher le même nombre de lignes que le nombre de caractères enregistrés.</text:p>
      <text:p text:style-name="P3"/>
      <text:p text:style-name="Standard"><text:span text:style-name="T481">Par exemple, si le deuxième caractère est une dièse (</text:span><text:span text:style-name="T646">#</text:span><text:span text:style-name="T481">), une deuxième ligne </text:span><text:span text:style-name="T507">sera dessinée, </text:span><text:span text:style-name="T508">comptant une suite </text:span><text:span text:style-name="T509">de </text:span><text:span text:style-name="T510">chaque caractère </text:span><text:span text:style-name="T508">enregistré dans cette variable</text:span><text:span text:style-name="T481">.</text:span></text:p>
      <text:p text:style-name="P3"/>
      <text:p text:style-name="P141">Utilisation :</text:p>
      <text:p text:style-name="P3">Utilisez cette variable dans toute fonction de création de header, si vous souhaitez que chaque caractère de chaque ligne soit un tiret.</text:p>
      <text:p text:style-name="P3"/>
      <text:p text:style-name="Standard"><text:span text:style-name="T481">Vous </text:span><text:span text:style-name="T487">p</text:span><text:span text:style-name="T481">ouvez toujours remplacer le tiret par un autre caractère.</text:span></text:p>
      <text:p text:style-name="P12"/>
      <text:h text:style-name="P321" text:outline-level="4"><text:bookmark-start text:name="__RefHeading___Toc12341_1829686736"/><text:span text:style-name="T661">TXT</text:span>_TAB<text:bookmark-end text:name="__RefHeading___Toc12341_1829686736"/></text:h>
      <text:p text:style-name="P141">Description :</text:p>
      <text:p text:style-name="P3">Cette variable enregistre en mémoire une chaîne de caractères composée de quatre chevrons fermants. Elle est utilisée pour écrire des chevrons avant l’affichage d’un texte.</text:p>
      <text:p text:style-name="P3"/>
      <text:p text:style-name="P141">Utilisation :</text:p>
      <text:p text:style-name="P108">Appelez cette variable pour afficher quatre chevrons fermant avant chaque message.</text:p>
      <text:p text:style-name="P3"/>
      <text:p text:style-name="P3">Les fonctions d’affichage de message colorés l’utilisant déjà, utilisez cette variable si vous souhaitez afficher des chevrons avec la commande echo.</text:p>
      <text:p text:style-name="P16"/>
      <text:h text:style-name="P330" text:outline-level="4"><text:bookmark-start text:name="__RefHeading___Toc13055_1829686736"/><text:span text:style-name="T788">TXT</text:span><text:span text:style-name="T785">_</text:span><text:span text:style-name="T791">G</text:span><text:span text:style-name="T785">_TAB</text:span><text:bookmark-end text:name="__RefHeading___Toc13055_1829686736"/></text:h>
      <text:p text:style-name="P288"><text:span text:style-name="T481">Cette variable appelle </text:span><text:span text:style-name="T592">une fois</text:span><text:span text:style-name="T481"> la variable d’encodage de couleurs </text:span><text:span text:style-name="T38">C</text:span><text:span text:style-name="T39">OL</text:span><text:span text:style-name="T38">_</text:span><text:span text:style-name="T40">STEP</text:span><text:span text:style-name="T481">, puis </text:span><text:span text:style-name="T592">deux fois</text:span><text:span text:style-name="T481"> la variable </text:span><text:span text:style-name="T38">T</text:span><text:span text:style-name="T41">XT</text:span><text:span text:style-name="T38">_TAB</text:span><text:span text:style-name="T481"> pour afficher les chevrons en </text:span><text:span text:style-name="T593">vert</text:span><text:span text:style-name="T481">.</text:span></text:p>
      <text:p text:style-name="P128"/>
      <text:p text:style-name="P128">Elle est appelée pour définir l’affichage de chaque message de <text:span text:style-name="T848">succès de</text:span> sous-étape.</text:p>
      <text:p text:style-name="P80"/>
      <text:p text:style-name="P183">Utilisation :</text:p>
      <text:p text:style-name="P80">Appelez cette variable pour définir l’affichage de chaque message de succès de la sous-étape effectuée.</text:p>
      <text:p text:style-name="P80"/>
      <text:p text:style-name="P299"><text:span text:style-name="T506">En temps normal, il n’est pas nécessaire de l’appeler, car les fonctions </text:span><text:span text:style-name="T118">EchoSuccess</text:span><text:span text:style-name="T506"> </text:span><text:span text:style-name="T617">et </text:span><text:span text:style-name="T115">E</text:span><text:span text:style-name="T116">cho</text:span><text:span text:style-name="T115">SuccessN</text:span><text:span text:style-name="T116">o</text:span><text:span text:style-name="T117">L</text:span><text:span text:style-name="T116">og</text:span><text:span text:style-name="T506"> font déjà le travail.</text:span></text:p>
      <text:p text:style-name="P16"/>
      <text:h text:style-name="P321" text:outline-level="4"><text:bookmark-start text:name="__RefHeading___Toc12345_1829686736"/><text:span text:style-name="T663">TXT</text:span>_R_TAB<text:bookmark-end text:name="__RefHeading___Toc12345_1829686736"/></text:h>
      <text:p text:style-name="P141">Description :</text:p>
      <text:p text:style-name="P289"><text:soft-page-break/><text:span text:style-name="T481">Cette variable reprend le même principe que pour la variable </text:span><text:span text:style-name="T38">T</text:span><text:span text:style-name="T42">XT</text:span><text:span text:style-name="T38">_</text:span><text:span text:style-name="T42">G</text:span><text:span text:style-name="T38">_TAB</text:span><text:span text:style-name="T481">, mais en appelant la variable </text:span><text:span text:style-name="T38">C</text:span><text:span text:style-name="T43">OL</text:span><text:span text:style-name="T38">_</text:span><text:span text:style-name="T43">RED</text:span><text:span text:style-name="T481"> pour définir l’affichage de chaque message d’erreurs de la sous-étape effectuée.</text:span></text:p>
      <text:p text:style-name="P3"/>
      <text:p text:style-name="P141">Utilisation :</text:p>
      <text:p text:style-name="P3">Appelez cette variable pour définir l’affichage de chaque message d’erreur de la sous-étape en cours d’exécution.</text:p>
      <text:p text:style-name="P3"/>
      <text:p text:style-name="P300"><text:span text:style-name="T481">En temps normal, il n’est pas nécessaire de l’appeler, car les fonctions </text:span><text:span text:style-name="T114">EchoError</text:span><text:span text:style-name="T481"> </text:span><text:span text:style-name="T618">et </text:span><text:span text:style-name="T112">EchoErrorNo</text:span><text:span text:style-name="T113">L</text:span><text:span text:style-name="T112">og</text:span><text:span text:style-name="T618"> </text:span><text:span text:style-name="T481">font déjà le travail.</text:span></text:p>
      <text:p text:style-name="P79"/>
      <text:h text:style-name="P327" text:outline-level="4"><text:bookmark-start text:name="__RefHeading___Toc13057_1829686736"/><text:span text:style-name="T662">TXT</text:span>_<text:span text:style-name="T747">Y</text:span>_TAB<text:bookmark-end text:name="__RefHeading___Toc13057_1829686736"/></text:h>
      <text:p text:style-name="P247"><text:span text:style-name="T138">D</text:span><text:span text:style-name="T137">escription :</text:span></text:p>
      <text:p text:style-name="P132">Cette variable reprend le même principe que pour l<text:span text:style-name="T851">es</text:span> variable<text:span text:style-name="T851">s</text:span> <text:span text:style-name="T7">T</text:span><text:span text:style-name="T15">XT</text:span><text:span text:style-name="T7">_</text:span><text:span text:style-name="T16">G</text:span><text:span text:style-name="T7">_TAB</text:span> <text:span text:style-name="T852">et </text:span><text:span text:style-name="T19">T</text:span><text:span text:style-name="T15">XT</text:span><text:span text:style-name="T19">_R_TAB</text:span><text:span text:style-name="T852"> </text:span>pour afficher du texte <text:span text:style-name="T846">en </text:span><text:span text:style-name="T847">jaune</text:span>. Elle est appelée pour définir l’affichage de chaque message de passage à la prochaine sous-étape.</text:p>
      <text:p text:style-name="P130"/>
      <text:p text:style-name="P131">Contrairement aux deux variables précédentes, <text:span text:style-name="T849">la variable </text:span><text:span text:style-name="T17">T</text:span><text:span text:style-name="T18">XT_T</text:span><text:span text:style-name="T17">AB</text:span><text:span text:style-name="T849"> </text:span><text:span text:style-name="T850">n’est appelée qu’une seule fois.</text:span></text:p>
      <text:p text:style-name="P129"/>
      <text:p text:style-name="P182">Utilisation :</text:p>
      <text:p text:style-name="P109">Appelez cette variable pour définir l’affichage de chaque message de changement de sous-étape.</text:p>
      <text:p text:style-name="P109"/>
      <text:p text:style-name="P298"><text:span text:style-name="T481">En temps normal, il n’est pas nécessaire de l’appeler, car l</text:span><text:span text:style-name="T543">es</text:span><text:span text:style-name="T481"> fonction</text:span><text:span text:style-name="T543">s </text:span><text:span text:style-name="T130">E</text:span><text:span text:style-name="T131">cho</text:span><text:span text:style-name="T130">Newstep</text:span><text:span text:style-name="T543"> </text:span><text:span text:style-name="T616">et</text:span><text:span text:style-name="T543"> </text:span><text:span text:style-name="T130">E</text:span><text:span text:style-name="T131">cho</text:span><text:span text:style-name="T130">Newstep</text:span><text:span text:style-name="T132">No</text:span><text:span text:style-name="T134">L</text:span><text:span text:style-name="T133">og</text:span><text:span text:style-name="T481"> f</text:span><text:span text:style-name="T616">on</text:span><text:span text:style-name="T481">t déjà le travail.</text:span></text:p>
      <text:p text:style-name="P3"/>
      <text:h text:style-name="Heading_20_3" text:outline-level="3"><text:bookmark-start text:name="__RefHeading___Toc12349_1829686736"/>3.1.7 : Variables de version:<text:bookmark-end text:name="__RefHeading___Toc12349_1829686736"/></text:h>
      <text:h text:style-name="P321" text:outline-level="4"><text:bookmark-start text:name="__RefHeading___Toc12351_1829686736"/><text:span text:style-name="T748">VER_</text:span>SCRIPT<text:bookmark-end text:name="__RefHeading___Toc12351_1829686736"/></text:h>
      <text:p text:style-name="P141">Description :</text:p>
      <text:p text:style-name="P3">Cette variable enregistre en mémoire le numéro de la version actuelle du script. Elle n’est appelée que dans le header de bienvenue affiché au lancement du script.</text:p>
      <text:p text:style-name="P3"/>
      <text:p text:style-name="P141">Utilisation :</text:p>
      <text:p text:style-name="P3">Appelez cette variable si vous souhaitez afficher le numéro de version du script.</text:p>
      <text:p text:style-name="P3"/>
      <text:h text:style-name="P315" text:outline-level="2"><text:bookmark-start text:name="__RefHeading___Toc13059_1829686736"/>3.2 : Description des fonctions du script<text:bookmark-end text:name="__RefHeading___Toc13059_1829686736"/></text:h>
      <text:p text:style-name="P3">Pour mieux organiser le fichier, j’ai créé des fonctions (des blocs d’instructions envoyées au processeur) pour chaque étape du script.</text:p>
      <text:p text:style-name="P3"/>
      <text:p text:style-name="P3">Certaines fonctions ne sont utilisées qu’une fois (pour garder le code indenté, plus agréable à lire et beaucoup mieux organisé), tandis que d’autres sont appelées à plusieurs reprises *.</text:p>
      <text:p text:style-name="P304"/>
      <text:p text:style-name="P17"/>
      <text:p text:style-name="P18">* C’est <text:span text:style-name="T351">LE</text:span> principe même d’une fonction, <text:span text:style-name="T273">elles servent</text:span> à éviter de retaper plusieurs fois <text:span text:style-name="T351">EXACTEMENT</text:span> le même code (surtout s’il est long) et à réinventer la roue, par exemple, en C, en redéfinissant la fonction d’affichage de chaînes de caractères <text:span text:style-name="T1">printf()</text:span> (ainsi que ses appels de fonctions).</text:p>
      <text:p text:style-name="P3"/>
      <text:p text:style-name="P3">Lisez le code source de cette fonction <text:span text:style-name="T447">en C</text:span> (et celui des appels de fonctions) pour vous donner une idée </text:p>
      <text:p text:style-name="P2"><text:span text:style-name="T480">→ </text:span><text:a xlink:type="simple" xlink:href="https://github.com/lattera/glibc/blob/master/stdio-common/printf.c" text:style-name="Internet_20_link" text:visited-style-name="Visited_20_Internet_20_Link"><text:span text:style-name="T480">https://github.com/lattera/glibc/blob/master/stdio-common/printf.c</text:span></text:a></text:p>
      <text:p text:style-name="P305"/>
      <text:p text:style-name="P19"/>
      <text:p text:style-name="P20">Elles sont appelées et exécutées tout à la fin du fichier, rappelées dans <text:span text:style-name="T448">d’autres</text:span> fonctions si besoin.</text:p>
      <text:p text:style-name="P20"><text:soft-page-break/><text:span text:style-name="T449">Leurs instructions</text:span> s’exécutent dans l’ordre, de haut en bas.</text:p>
      <text:p text:style-name="P3"/>
      <text:p text:style-name="P232"><text:span text:style-name="T450">Voici l</text:span>a liste des fonctions sur toute la longueur du script :</text:p>
      <text:p text:style-name="P3"/>
      <text:h text:style-name="P318" text:outline-level="3"><text:bookmark-start text:name="__RefHeading___Toc13061_1829686736"/>3.2.1 : Fonctions indépendantes de l’avancement du script<text:bookmark-end text:name="__RefHeading___Toc13061_1829686736"/></text:h>
      <text:h text:style-name="Heading_20_4" text:outline-level="4"><text:bookmark-start text:name="__RefHeading___Toc13063_1829686736"/>3.2.1.1 : Définition des fonctions <text:span text:style-name="T446">d’affichage </text:span>de <text:span text:style-name="T446">texte</text:span><text:bookmark-end text:name="__RefHeading___Toc13063_1829686736"/></text:h>
      <text:p text:style-name="P71"><text:span text:style-name="T1">Note :</text:span> Toutes les fonctions suivantes prennent au moins un paramètre <text:span text:style-name="T368">(à l’exception de </text:span><text:span text:style-name="T780">la</text:span><text:span text:style-name="T368"> fonction de saut de ligne </text:span><text:span text:style-name="T58">Ne</text:span><text:span text:style-name="T57">wline</text:span><text:span text:style-name="T368">)</text:span> et peuvent être réutilisées autant de fois que nécessaire pendant toute l’exécution du programme de réinstallation.</text:p>
      <text:p text:style-name="P21"/>
      <text:h text:style-name="P331" text:outline-level="5"><text:bookmark-start text:name="__RefHeading___Toc13237_1829686736"/>Decho<text:span text:style-name="T875">E/</text:span><text:span text:style-name="T876">H</text:span><text:span text:style-name="T875">/</text:span>N/<text:span text:style-name="T876">S</text:span><text:bookmark-end text:name="__RefHeading___Toc13237_1829686736"/></text:h>
      <text:p text:style-name="P202">Description :</text:p>
      <text:p text:style-name="P294"><text:span text:style-name="T481">Ce</text:span><text:span text:style-name="T613">s</text:span><text:span text:style-name="T481"> fonction</text:span><text:span text:style-name="T613">s</text:span><text:span text:style-name="T481"> </text:span><text:span text:style-name="T522">entoure</text:span><text:span text:style-name="T613">nt</text:span><text:span text:style-name="T522"> une certaine zone de texte dans un message :</text:span></text:p>
      <text:list xml:id="list1921317329" text:style-name="L6">
        <text:list-item>
          <text:p text:style-name="P388"><text:span text:style-name="T607">d’erreurs (</text:span><text:span text:style-name="T809">DechoE</text:span><text:span text:style-name="T607">),</text:span></text:p>
        </text:list-item>
        <text:list-item>
          <text:p text:style-name="P390"><text:span text:style-name="T481">de header (</text:span><text:span text:style-name="T804">DechoH</text:span><text:span text:style-name="T481">),</text:span></text:p>
        </text:list-item>
        <text:list-item>
          <text:p text:style-name="P389"><text:span text:style-name="T607">de </text:span><text:span text:style-name="T522">passage à une nouvelle sous-étape </text:span><text:span text:style-name="T610">(</text:span><text:span text:style-name="T807">DechoN</text:span><text:span text:style-name="T610">),</text:span></text:p>
        </text:list-item>
        <text:list-item>
          <text:p text:style-name="P391"><text:span text:style-name="T608">de succès de sous-étape </text:span><text:span text:style-name="T611">(</text:span><text:span text:style-name="T808">DechoS</text:span><text:span text:style-name="T611">)</text:span></text:p>
        </text:list-item>
      </text:list>
      <text:p text:style-name="P295"/>
      <text:p text:style-name="P297"><text:span text:style-name="T522">pour </text:span><text:span text:style-name="T612">bien le mettre en évidence </text:span><text:span text:style-name="T614">en</text:span><text:span text:style-name="T522"> le color</text:span><text:span text:style-name="T614">ant</text:span><text:span text:style-name="T522"> d’</text:span><text:span text:style-name="T614">une </text:span><text:span text:style-name="T615">autre couleur</text:span><text:span text:style-name="T522">.</text:span></text:p>
      <text:p text:style-name="P22"/>
      <text:p text:style-name="P145">Paramètre :</text:p>
      <text:p text:style-name="P268"><text:span text:style-name="T48">string </text:span><text:span text:style-name="T672">→</text:span><text:span text:style-name="T673"> Ce paramètre attend la chaîne de caractères contenant la partie du texte à colorer.</text:span></text:p>
      <text:p text:style-name="P214"/>
      <text:p text:style-name="P146">Fonctionnement :</text:p>
      <text:p text:style-name="P267"><text:span text:style-name="T674">Cette fonction </text:span><text:span text:style-name="T675">appelle en premier une variable servant à écrire l’encodage de la couleur selon la valeur de retour de la commande </text:span><text:span text:style-name="T379">tput cols</text:span><text:span text:style-name="T676"> </text:span><text:span text:style-name="T704">(retournée par la première variable </text:span><text:span text:style-name="T789">COL_*</text:span><text:span text:style-name="T704">)</text:span><text:span text:style-name="T676">, puis elle récupère la chaîne de caractères passée en argument lors de son appel avant de réécrire l’encodage de la couleur initiale de la chaîne de caractères mère.</text:span></text:p>
      <text:p text:style-name="P22"/>
      <text:p text:style-name="P190">Utilisation :</text:p>
      <text:p text:style-name="P266"><text:span text:style-name="T523">Appelez</text:span><text:span text:style-name="T481"> cette fonction </text:span><text:span text:style-name="T523">dans un message pour mettre en évidence une partie du texte importante.</text:span></text:p>
      <text:p text:style-name="P296"><text:span text:style-name="T652">Exemple</text:span><text:span text:style-name="T656">s</text:span><text:span text:style-name="T652"> :</text:span></text:p>
      <text:list xml:id="list3819483063" text:style-name="L7">
        <text:list-item>
          <text:p text:style-name="P392"><text:span text:style-name="T806">Echo</text:span><text:span text:style-name="T810">Error</text:span><text:span text:style-name="T428"> "</text:span><text:span text:style-name="T429">La </text:span><text:span text:style-name="T430">création du fichier</text:span><text:span text:style-name="T429"> </text:span><text:span text:style-name="T430">$(</text:span><text:span text:style-name="T811">DechoE</text:span><text:span text:style-name="T431"> </text:span><text:span text:style-name="T428">""</text:span><text:span text:style-name="T430">) </text:span><text:span text:style-name="T431">a échouée."</text:span></text:p>
        </text:list-item>
        <text:list-item>
          <text:p text:style-name="P394"><text:span text:style-name="T816">HeaderStep</text:span><text:span text:style-name="T724"> "</text:span><text:span text:style-name="T727">CRÉATION DU </text:span><text:span text:style-name="T728">FICHIER $(</text:span><text:span text:style-name="T818">DechoH</text:span><text:span text:style-name="T729"> "</text:span><text:span text:style-name="T657">fichier.txt</text:span><text:span text:style-name="T729">"</text:span><text:span text:style-name="T728">) DANS LE</text:span><text:span text:style-name="T727"> DOSSIER </text:span><text:span text:style-name="T728">$(</text:span><text:span text:style-name="T817">DechoH</text:span><text:span text:style-name="T730"> </text:span><text:span text:style-name="T728">"</text:span><text:span text:style-name="T658">$</text:span><text:span text:style-name="T657">dossier</text:span><text:span text:style-name="T728">")</text:span><text:span text:style-name="T724">"</text:span></text:p>
        </text:list-item>
        <text:list-item>
          <text:p text:style-name="P393"><text:span text:style-name="T806">EchoNewstep</text:span><text:span text:style-name="T609"> "</text:span><text:span text:style-name="T525">Création du fichier </text:span><text:span text:style-name="T653">$(</text:span><text:span text:style-name="T119">DechoN</text:span><text:span text:style-name="T653"> "fichier.txt")</text:span><text:span text:style-name="T525"> dans le dossier </text:span><text:span text:style-name="T653">$(</text:span><text:span text:style-name="T119">DechoN</text:span><text:span text:style-name="T653"> "$dossier")</text:span><text:span text:style-name="T703">."</text:span></text:p>
        </text:list-item>
        <text:list-item>
          <text:p text:style-name="P395"><text:span text:style-name="T812">E</text:span><text:span text:style-name="T804">cho</text:span><text:span text:style-name="T813">Success</text:span><text:span text:style-name="T705"> "</text:span><text:span text:style-name="T706">Le fichier </text:span><text:span text:style-name="T707">$(</text:span><text:span text:style-name="T814">DechoS</text:span><text:span text:style-name="T708"> ""</text:span><text:span text:style-name="T707">) a été créé avec succès.</text:span><text:span text:style-name="T705">"</text:span></text:p>
        </text:list-item>
      </text:list>
      <text:p text:style-name="P22"/>
      <text:h text:style-name="P331" text:outline-level="5"><text:bookmark-start text:name="__RefHeading___Toc13239_1829686736"/>Echo<text:span text:style-name="T877">Error/</text:span>Newstep/<text:span text:style-name="T877">Success</text:span><text:bookmark-end text:name="__RefHeading___Toc13239_1829686736"/></text:h>
      <text:p text:style-name="P141">Description :</text:p>
      <text:p text:style-name="P140">Ce<text:span text:style-name="T878">s</text:span> fonction<text:span text:style-name="T878">s</text:span> affiche<text:span text:style-name="T878">nt</text:span> un message de : </text:p>
      <text:list xml:id="list2876781779" text:style-name="L8">
        <text:list-item>
          <text:p text:style-name="P396"><text:span text:style-name="T481">changement de sous-étape coloré en jaune, précédé par quatre chevrons </text:span><text:span text:style-name="T665">« inférieur à »</text:span><text:span text:style-name="T481"> pour le différencier des messages envoyés par les programmes appelés par chaque commande </text:span><text:span text:style-name="T606">(</text:span><text:span text:style-name="T815">EchoNewstep</text:span><text:span text:style-name="T606">)</text:span><text:span text:style-name="T481">.</text:span></text:p>
        </text:list-item>
        <text:list-item>
          <text:p text:style-name="P353"/>
        </text:list-item>
      </text:list>
      <text:p text:style-name="P3"/>
      <text:p text:style-name="P265"><text:span text:style-name="T526">Contrairement à la fonction </text:span><text:span text:style-name="T120">EchoNewstepNo</text:span><text:span text:style-name="T121">L</text:span><text:span text:style-name="T120">og</text:span><text:span text:style-name="T424">, </text:span><text:span text:style-name="T425">chaque sortie de commande est </text:span><text:span text:style-name="T426">redirigée </text:span><text:span text:style-name="T427">à la fois vers le terminal et dans le fichier de logs.</text:span></text:p>
      <text:p text:style-name="P3"/>
      <text:p text:style-name="P141">Paramètre :</text:p>
      <text:p text:style-name="Standard"><text:soft-page-break/><text:span text:style-name="T38">string</text:span><text:span text:style-name="T481"> → Ce paramètre attend la chaîne de caractères du message </text:span><text:span text:style-name="T527">de changement d</text:span><text:span text:style-name="T528">e sous-</text:span><text:span text:style-name="T527">étape </text:span><text:span text:style-name="T481">à afficher.</text:span></text:p>
      <text:p text:style-name="P209"/>
      <text:p text:style-name="P141">Fonctionnement :</text:p>
      <text:p text:style-name="P264"><text:span text:style-name="T481">Cette fonction appelle la fonction </text:span><text:span text:style-name="T122">Ec</text:span><text:span text:style-name="T111">ho</text:span><text:span text:style-name="T123">Newstep</text:span><text:span text:style-name="T124">N</text:span><text:span text:style-name="T111">o</text:span><text:span text:style-name="T125">L</text:span><text:span text:style-name="T111">og</text:span><text:span text:style-name="T481"> tout en passant </text:span><text:span text:style-name="T529">l</text:span><text:span text:style-name="T530">e</text:span><text:span text:style-name="T481"> paramètre </text:span><text:span text:style-name="T38">string</text:span><text:span text:style-name="T481"> en argument et en redirigeant chaque sortie de la fonction </text:span><text:span text:style-name="T122">Ec</text:span><text:span text:style-name="T111">ho</text:span><text:span text:style-name="T126">Newstep</text:span><text:span text:style-name="T124">N</text:span><text:span text:style-name="T111">o</text:span><text:span text:style-name="T127">L</text:span><text:span text:style-name="T111">og</text:span><text:span text:style-name="T481"> à la fois vers le terminal et dans le fichier de logs.</text:span></text:p>
      <text:p text:style-name="P209"/>
      <text:p text:style-name="Standard"><text:span text:style-name="T531">Pour être plus clair sur </text:span><text:span text:style-name="T532">cette</text:span><text:span text:style-name="T531"> redirection</text:span><text:span text:style-name="T481">, chaque sortie de chaque commande (</text:span><text:span text:style-name="T646">STDOUT</text:span><text:span text:style-name="T481"> </text:span><text:span text:style-name="T533">(sortie standard) </text:span><text:span text:style-name="T481">et </text:span><text:span text:style-name="T646">STDERR</text:span><text:span text:style-name="T481"> </text:span><text:span text:style-name="T533">(sortie d’erreur))</text:span><text:span text:style-name="T481"> est redirigée vers le terminal et vers le fichier de logs via la commande </text:span><text:span text:style-name="T646">« 2&gt;&amp;1 | </text:span><text:span text:style-name="T256">tee -a</text:span><text:span text:style-name="T646"> "$</text:span><text:span text:style-name="T49">FILE</text:span><text:span text:style-name="T38">_LOG_PATH</text:span><text:span text:style-name="T646">" »</text:span><text:span text:style-name="T481">.</text:span></text:p>
      <text:p text:style-name="P3"/>
      <text:p text:style-name="P141">Utilisation :</text:p>
      <text:p text:style-name="P3">Utilisez cette fonction pour afficher un message de passage à une nouvelle sous-étape d’un programme.</text:p>
      <text:p text:style-name="P3"/>
      <text:h text:style-name="P331" text:outline-level="5"><text:bookmark-start text:name="__RefHeading___Toc13241_1829686736"/>EchoNewstepCustomTimer<text:bookmark-end text:name="__RefHeading___Toc13241_1829686736"/></text:h>
      <text:p text:style-name="P149">Description :</text:p>
      <text:p text:style-name="P263"><text:span text:style-name="T534">Cette fonction affiche un </text:span><text:span text:style-name="T535">message de changement de sous-étape sans le rediriger vers le fichier de logs, en plus de mettre en pause le script selon un temps souhaité.</text:span></text:p>
      <text:p text:style-name="P25"/>
      <text:p text:style-name="P152">Paramètre<text:span text:style-name="T464">s </text:span>:</text:p>
      <text:p text:style-name="P261"><text:span text:style-name="T50">string</text:span><text:span text:style-name="T536"> → </text:span><text:span text:style-name="T537">Ce paramètre attend la chaîne de caractères contenant le message de changement de sous-étape à afficher.</text:span></text:p>
      <text:p text:style-name="P110"/>
      <text:p text:style-name="P262"><text:span text:style-name="T51">t</text:span><text:span text:style-name="T52">imer</text:span><text:span text:style-name="T538"> → </text:span><text:span text:style-name="T539">Ce paramètre attend un nombre entier ou flottant.</text:span></text:p>
      <text:p text:style-name="P28"><text:s/></text:p>
      <text:p text:style-name="P155">Fonctionnement :</text:p>
      <text:p text:style-name="P275"><text:span text:style-name="T540">Cette fonction </text:span><text:span text:style-name="T541">appelle la fonction </text:span><text:span text:style-name="T128">EchoNewstepNoLog</text:span><text:span text:style-name="T677"> en premier </text:span><text:span text:style-name="T678">(de cette manière, </text:span><text:span text:style-name="T679">la couleur du message </text:span><text:span text:style-name="T680">de changement de sous-étape</text:span><text:span text:style-name="T679"> est déjà encodée, avant d’être réinitialisée selon la couleur du texte du terminal par défaut à la fin du message</text:span><text:span text:style-name="T678">)</text:span><text:span text:style-name="T677">, </text:span><text:span text:style-name="T681">puis </text:span><text:span text:style-name="T682">lui passe en argument son premier paramètre.</text:span></text:p>
      <text:p text:style-name="P219"/>
      <text:p text:style-name="P276"><text:span text:style-name="T682">U</text:span><text:span text:style-name="T683">ne fois le premier paramètre passé, </text:span><text:span text:style-name="T684">la fonction appelle la commande </text:span><text:span text:style-name="T260">sleep</text:span><text:span text:style-name="T684">, puis lui passe en argument son deuxième paramètre.</text:span></text:p>
      <text:p text:style-name="P37"/>
      <text:p text:style-name="P155">Utilisation :</text:p>
      <text:p text:style-name="P277"><text:span text:style-name="T542">Cette fonction est utilisée dans les fonction </text:span><text:span text:style-name="T129">Makedir</text:span><text:span text:style-name="T685"> et </text:span><text:span text:style-name="T129">Makefile</text:span><text:span text:style-name="T686"> en tant que troisième paramètre pour définir le temps d’affichage de chaque message </text:span><text:span text:style-name="T687">de changement de sou</text:span><text:span text:style-name="T688">s</text:span><text:span text:style-name="T687">-étape </text:span><text:span text:style-name="T686">selon l’utilisation de chaque fonction (affichage des messages à l’écran </text:span><text:span text:style-name="T654">ET</text:span><text:span text:style-name="T689"> dans les fichier de logs</text:span><text:span text:style-name="T686"> ou écriture de ces messages uniquement dans le fichier de logs).</text:span></text:p>
      <text:p text:style-name="P3"/>
      <text:h text:style-name="P331" text:outline-level="5"><text:bookmark-start text:name="__RefHeading___Toc13243_1829686736"/>EchoNewstep<text:span text:style-name="T423">NoLog</text:span><text:bookmark-end text:name="__RefHeading___Toc13243_1829686736"/></text:h>
      <text:p text:style-name="P191">Description :</text:p>
      <text:p text:style-name="P41">Cette fonction affiche un message de changement de sous-étape coloré en jaune, précédé par quatre chevrons <text:span text:style-name="T274">« inférieur à »</text:span> pour le différencier des messages envoyés par les programmes appelés par chaque commande.</text:p>
      <text:p text:style-name="P41"/>
      <text:p text:style-name="P41">Aucune sortie de commandes n’est redirigée <text:span text:style-name="T434">vers</text:span> le fichier de logs. La fonction <text:span text:style-name="T65">Ec</text:span><text:span text:style-name="T55">ho</text:span><text:span text:style-name="T66">Newstep</text:span> <text:span text:style-name="T432">s</text:span>’en charge.</text:p>
      <text:p text:style-name="P41"/>
      <text:p text:style-name="P158">Paramètre :</text:p>
      <text:p text:style-name="P42"><text:span text:style-name="T7">string</text:span> →<text:span text:style-name="T433"> Ce paramètre attend la chaîne de caractères du message de changement de sous-étape à afficher.</text:span></text:p>
      <text:p text:style-name="P41"/>
      <text:p text:style-name="P159">Fonctionnement :</text:p>
      <text:p text:style-name="P43"><text:soft-page-break/>Cette fonction appelle la variable <text:span text:style-name="T7">T</text:span><text:span text:style-name="T12">XT</text:span><text:span text:style-name="T7">_</text:span><text:span text:style-name="T12">Y</text:span><text:span text:style-name="T7">_TAB</text:span> avant chaque message pour le colorer en jaune et afficher les quatre chevrons, puis le paramètre <text:span text:style-name="T7">string</text:span> pour afficher le message passé en argument lors de l’appel de la fonction. Enfin, la fonction finit par appeler la variable <text:span text:style-name="T7">C</text:span><text:span text:style-name="T11">OL</text:span><text:span text:style-name="T7">_RESET</text:span> pour réinitialiser la couleur de tout texte suivant à la couleur par défaut du terminal.</text:p>
      <text:p text:style-name="P44"/>
      <text:h text:style-name="P331" text:outline-level="5"><text:bookmark-start text:name="__RefHeading___Toc13245_1829686736"/>Decho<text:span text:style-name="T462">E</text:span><text:bookmark-end text:name="__RefHeading___Toc13245_1829686736"/></text:h>
      <text:p text:style-name="P194">Description:</text:p>
      <text:p text:style-name="P45">Cette fonction <text:span text:style-name="T456">entoure une certaine zone de texte dans un message d’erreur pour le colorer de manière différente pour qu’il soit plus lisible.</text:span></text:p>
      <text:p text:style-name="P45"/>
      <text:p text:style-name="P143">Paramètre :</text:p>
      <text:p text:style-name="P215"><text:span text:style-name="T7">string </text:span>→<text:span text:style-name="T457"> Ce paramètre attend la chaîne de caractères contenant la partie du texte à colorer</text:span></text:p>
      <text:p text:style-name="P215"/>
      <text:p text:style-name="P147">Fonctionnement :</text:p>
      <text:p text:style-name="P217">Cette fonction <text:span text:style-name="T458">appelle en premier une variable servant à écrire l’encodage de la couleur selon la valeur de retour de la commande </text:span><text:span text:style-name="T4">tput cols</text:span><text:span text:style-name="T459">, puis elle récupère la chaîne de caractères passée en argument lors de son appel avant de réécrire l’encodage de la couleur initiale de la chaîne de caractères mère.</text:span></text:p>
      <text:p text:style-name="P45"/>
      <text:p text:style-name="P194">Utilisation :</text:p>
      <text:p text:style-name="P45"><text:span text:style-name="T460">Appelez</text:span> cette fonction <text:span text:style-name="T460">dans un message d’erreur pour mettre en évidence une partie du texte importante.</text:span></text:p>
      <text:p text:style-name="P45"/>
      <text:p text:style-name="P250"><text:span text:style-name="T213">Exemple :</text:span><text:span text:style-name="T170"> </text:span><text:span text:style-name="T171">La c</text:span><text:span text:style-name="T172">réation du fichier </text:span><text:span text:style-name="T214">$(</text:span><text:span text:style-name="T110">DechoN</text:span><text:span text:style-name="T214"> "fichier.txt")</text:span><text:span text:style-name="T222"> </text:span><text:span text:style-name="T223">a échouée.</text:span></text:p>
      <text:p text:style-name="P46"/>
      <text:h text:style-name="P331" text:outline-level="5"><text:bookmark-start text:name="__RefHeading___Toc13247_1829686736"/><text:span text:style-name="T395">Ec</text:span>ho<text:span text:style-name="T394">Error</text:span><text:bookmark-end text:name="__RefHeading___Toc13247_1829686736"/></text:h>
      <text:p text:style-name="P195">Description :</text:p>
      <text:p text:style-name="P240"><text:span text:style-name="T139">Cette fonction affiche un message d’erreur coloré en rouge, précédé de huit chevrons </text:span><text:span text:style-name="T150">« inférieur à »</text:span><text:span text:style-name="T139"> pour le différencier des messages de changement de sous-étapes.</text:span></text:p>
      <text:p text:style-name="P47"/>
      <text:p text:style-name="P240"><text:span text:style-name="T139">Contrairement à la fonction </text:span><text:span text:style-name="T88">Ec</text:span><text:span text:style-name="T75">ho</text:span><text:span text:style-name="T87">E</text:span><text:span text:style-name="T76">rror</text:span><text:span text:style-name="T87">N</text:span><text:span text:style-name="T75">o</text:span><text:span text:style-name="T102">L</text:span><text:span text:style-name="T75">og</text:span><text:span text:style-name="T139">, chaque sortie de commande est redirigée à la fois vers le terminal et dans le fichier de logs.</text:span></text:p>
      <text:p text:style-name="P47"/>
      <text:p text:style-name="P195">Paramètre :</text:p>
      <text:p text:style-name="P240"><text:span text:style-name="T21">string</text:span><text:span text:style-name="T139"> → Ce paramètre attend la chaîne de caractères du message d’erreur à afficher.</text:span></text:p>
      <text:p text:style-name="P47"/>
      <text:p text:style-name="P195">Fonctionnement :</text:p>
      <text:p text:style-name="P240"><text:span text:style-name="T139">Cette fonction appelle la fonction </text:span><text:span text:style-name="T88">Ec</text:span><text:span text:style-name="T75">ho</text:span><text:span text:style-name="T87">E</text:span><text:span text:style-name="T76">rror</text:span><text:span text:style-name="T87">N</text:span><text:span text:style-name="T75">o</text:span><text:span text:style-name="T103">L</text:span><text:span text:style-name="T75">og</text:span><text:span text:style-name="T139"> tout en passant </text:span><text:span text:style-name="T141">l</text:span><text:span text:style-name="T142">e</text:span><text:span text:style-name="T139"> paramètre </text:span><text:span text:style-name="T21">string</text:span><text:span text:style-name="T139"> en argument et en redirigeant chaque sortie de la fonction </text:span><text:span text:style-name="T88">Ec</text:span><text:span text:style-name="T75">ho</text:span><text:span text:style-name="T87">E</text:span><text:span text:style-name="T76">rror</text:span><text:span text:style-name="T87">N</text:span><text:span text:style-name="T75">o</text:span><text:span text:style-name="T104">L</text:span><text:span text:style-name="T75">og</text:span><text:span text:style-name="T139"> à la fois vers le terminal et dans le fichier de logs.</text:span></text:p>
      <text:p text:style-name="P47"/>
      <text:p text:style-name="P195">Utilisation :</text:p>
      <text:p text:style-name="P47">Utilisez cette fonction pour afficher un message d’erreur tout en le redirigeant vers le fichier de logs.</text:p>
      <text:p text:style-name="P47"/>
      <text:h text:style-name="P331" text:outline-level="5"><text:bookmark-start text:name="__RefHeading___Toc13249_1829686736"/>Echo<text:span text:style-name="T468">Error</text:span>CustomTimer<text:bookmark-end text:name="__RefHeading___Toc13249_1829686736"/></text:h>
      <text:p text:style-name="P150">Description :</text:p>
      <text:p text:style-name="P23">Cette fonction affiche un <text:span text:style-name="T463">message d’erreur sans le rediriger vers le fichier de logs, en plus de mettre en pause le script selon un temps souhaité.</text:span></text:p>
      <text:p text:style-name="P26"/>
      <text:p text:style-name="P153">Paramètre<text:span text:style-name="T464">s </text:span>:</text:p>
      <text:p text:style-name="P29"><text:span text:style-name="T9">string</text:span> → <text:span text:style-name="T465">Ce paramètre attend la chaîne de caractères contenant le message d’erreur à afficher.</text:span></text:p>
      <text:p text:style-name="P29"/>
      <text:p text:style-name="P31"><text:span text:style-name="T7">t</text:span><text:span text:style-name="T10">imer</text:span> → <text:span text:style-name="T466">Ce paramètre attend un nombre entier ou flottant.</text:span></text:p>
      <text:p text:style-name="P29"><text:s/></text:p>
      <text:p text:style-name="P156"><text:soft-page-break/>Fonctionnement :</text:p>
      <text:p text:style-name="P33">Cette fonction <text:span text:style-name="T467">appelle la fonction </text:span><text:span text:style-name="T68">Echo</text:span><text:span text:style-name="T69">Error</text:span><text:span text:style-name="T68">NoLog</text:span><text:span text:style-name="T308"> en premier </text:span><text:span text:style-name="T311">(de cette manière, </text:span><text:span text:style-name="T312">la couleur du message d’erreur est déjà encodée, avant d’être réinitialisée selon la couleur du texte du terminal par défaut à la fin du message</text:span><text:span text:style-name="T311">)</text:span><text:span text:style-name="T308">, </text:span><text:span text:style-name="T310">puis </text:span><text:span text:style-name="T309">lui passe en argument son premier paramètre.</text:span></text:p>
      <text:p text:style-name="P220"/>
      <text:p text:style-name="P35"><text:span text:style-name="T309">U</text:span><text:span text:style-name="T292">ne fois le premier paramètre passé, </text:span><text:span text:style-name="T313">la fonction appelle la commande </text:span><text:span text:style-name="T245">sleep</text:span><text:span text:style-name="T313">, puis lui passe en argument son deuxième paramètre.</text:span></text:p>
      <text:p text:style-name="P38"/>
      <text:p text:style-name="P156">Utilisation :</text:p>
      <text:p text:style-name="P40">Cette fonction est utilisée dans les fonction <text:span text:style-name="T55">Makedir</text:span><text:span text:style-name="T292"> et </text:span><text:span text:style-name="T55">Makefile</text:span><text:span text:style-name="T314"> en tant que troisième paramètre pour définir le temps d’affichage de chaque message </text:span><text:span text:style-name="T316">d’erreur</text:span><text:span text:style-name="T314"> selon l’utilisation de chaque fonction (affichage des messages à l’écran </text:span><text:span text:style-name="T5">ET</text:span><text:span text:style-name="T315"> dans les fichier de logs</text:span><text:span text:style-name="T314"> ou écriture de ces messages uniquement dans le fichier de logs).</text:span></text:p>
      <text:p text:style-name="P47"/>
      <text:h text:style-name="P331" text:outline-level="5"><text:bookmark-start text:name="__RefHeading___Toc13251_1829686736"/><text:span text:style-name="T395">Ec</text:span>ho<text:span text:style-name="T394">ErrorN</text:span>o<text:span text:style-name="T445">L</text:span>og<text:bookmark-end text:name="__RefHeading___Toc13251_1829686736"/></text:h>
      <text:p text:style-name="P141">Description :</text:p>
      <text:p text:style-name="P236"><text:span text:style-name="T139">Cette fonction affiche un message d’erreur coloré en rouge, précédé de huit chevrons </text:span><text:span text:style-name="T150">« inférieur à »</text:span><text:span text:style-name="T139"> pour le différencier des messages de changement de sous-étapes.</text:span></text:p>
      <text:p text:style-name="P3"/>
      <text:p text:style-name="P241"><text:span text:style-name="T139">Aucune sortie de commandes n’est redirigée </text:span><text:span text:style-name="T144">vers</text:span><text:span text:style-name="T139"> le fichier de logs. La fonction </text:span><text:span text:style-name="T88">Ec</text:span><text:span text:style-name="T75">ho</text:span><text:span text:style-name="T87">E</text:span><text:span text:style-name="T76">rror</text:span><text:span text:style-name="T139"> </text:span><text:span text:style-name="T143">s</text:span><text:span text:style-name="T139">’en charge.</text:span></text:p>
      <text:p text:style-name="P48"/>
      <text:p text:style-name="P196">Paramètre :</text:p>
      <text:p text:style-name="P242"><text:span text:style-name="T21">string</text:span><text:span text:style-name="T139"> → Ce paramètre attend la chaîne de caractères du message d’erreur à afficher.</text:span></text:p>
      <text:p text:style-name="P3"/>
      <text:p text:style-name="P141">Fonctionnement :</text:p>
      <text:p text:style-name="P243"><text:span text:style-name="T139">Cette fonction appelle la variable </text:span><text:span text:style-name="T26">TXT</text:span><text:span text:style-name="T21">_R_TAB</text:span><text:span text:style-name="T139"> avant chaque message pour le colorer en rouge et afficher les huit chevrons, puis le paramètre </text:span><text:span text:style-name="T21">string</text:span><text:span text:style-name="T139"> pour afficher le message passé en argument lors de l’appel de la fonction.</text:span></text:p>
      <text:p text:style-name="P49"/>
      <text:p text:style-name="P243"><text:span text:style-name="T139">Enfin, la fonction finit par appeler la variable </text:span><text:span text:style-name="T21">C</text:span><text:span text:style-name="T27">OL</text:span><text:span text:style-name="T21">_RESET</text:span><text:span text:style-name="T139"> pour colorer tout texte suivant selon la couleur par défaut du terminal.</text:span></text:p>
      <text:p text:style-name="P3"/>
      <text:p text:style-name="P141">Utilisation :</text:p>
      <text:p text:style-name="P3">Utilisez cette fonction pour afficher un message d’erreur sans le rediriger vers le fichier de logs.</text:p>
      <text:p text:style-name="P3"/>
      <text:p text:style-name="P50">Techniquement, je l’utilise en redirigeant ses sorties uniquement vers le fichier de logs, car la même fonction redirigeant automatiquement ses sorties vers ce même fichier affiche la même ligne en boucle dans ce même fichier.</text:p>
      <text:p text:style-name="P51"/>
      <text:h text:style-name="P331" text:outline-level="5"><text:bookmark-start text:name="__RefHeading___Toc5764_2211463275"/>Decho<text:span text:style-name="T461">S</text:span><text:bookmark-end text:name="__RefHeading___Toc5764_2211463275"/></text:h>
      <text:p text:style-name="P197">Description :</text:p>
      <text:p text:style-name="P52">Cette fonction <text:span text:style-name="T456">entoure une certaine zone de texte dans un message de succès pour le colorer de manière différente pour qu’il soit plus lisible.</text:span></text:p>
      <text:p text:style-name="P52"/>
      <text:p text:style-name="P144">Paramètre :</text:p>
      <text:p text:style-name="P216"><text:span text:style-name="T7">string </text:span>→<text:span text:style-name="T457"> Ce paramètre attend la chaîne de caractères contenant la partie du texte à colorer</text:span></text:p>
      <text:p text:style-name="P216"/>
      <text:p text:style-name="P148">Fonctionnement :</text:p>
      <text:p text:style-name="P218">Cette fonction <text:span text:style-name="T458">appelle en premier une variable servant à écrire l’encodage de la couleur selon la valeur de retour de la commande </text:span><text:span text:style-name="T4">tput cols</text:span><text:span text:style-name="T459">, puis elle récupère la chaîne de caractères passée en argument lors de son appel avant de réécrire l’encodage de la couleur initiale de la chaîne de caractères mère.</text:span></text:p>
      <text:p text:style-name="P52"/>
      <text:p text:style-name="P197">Utilisation :</text:p>
      <text:p text:style-name="P52"><text:soft-page-break/><text:span text:style-name="T460">Appelez</text:span> cette fonction <text:span text:style-name="T460">dans un message de succès pour mettre en évidence une partie du texte importante.</text:span></text:p>
      <text:list xml:id="list2328954716" text:style-name="L9">
        <text:list-item>
          <text:p text:style-name="P397"><text:span text:style-name="T652">Exemple :</text:span><text:span text:style-name="T524"> </text:span><text:span text:style-name="T544">Le fichier </text:span><text:span text:style-name="T653">$(</text:span><text:span text:style-name="T119">DechoN</text:span><text:span text:style-name="T653"> "fichier.txt")</text:span><text:span text:style-name="T525"> a été créé avec succès dans le dossier </text:span><text:span text:style-name="T653">$(</text:span><text:span text:style-name="T119">DechoN</text:span><text:span text:style-name="T653"> "$dossier")</text:span></text:p>
        </text:list-item>
      </text:list>
      <text:p text:style-name="P51"/>
      <text:h text:style-name="P331" text:outline-level="5"><text:bookmark-start text:name="__RefHeading___Toc5766_2211463275"/><text:span text:style-name="T392">E</text:span>cho<text:span text:style-name="T392">Success</text:span><text:bookmark-end text:name="__RefHeading___Toc5766_2211463275"/></text:h>
      <text:p text:style-name="P198">Description :</text:p>
      <text:p text:style-name="P244"><text:span text:style-name="T139">Cette fonction affiche un message d’erreur coloré en vert, précédé de huit chevrons </text:span><text:span text:style-name="T150">« inférieur à »</text:span><text:span text:style-name="T139"> pour le différencier des messages de changement de sous-étapes.</text:span></text:p>
      <text:p text:style-name="P53"/>
      <text:p text:style-name="P244"><text:span text:style-name="T139">Contrairement à la fonction </text:span><text:span text:style-name="T85">Ec</text:span><text:span text:style-name="T75">ho</text:span><text:span text:style-name="T84">S</text:span><text:span text:style-name="T78">uccess</text:span><text:span text:style-name="T84">N</text:span><text:span text:style-name="T75">o</text:span><text:span text:style-name="T105">L</text:span><text:span text:style-name="T75">og</text:span><text:span text:style-name="T139">, chaque sortie de commande est redirigée à la fois vers le terminal et dans le fichier de logs.</text:span></text:p>
      <text:p text:style-name="P53"/>
      <text:p text:style-name="P198">Paramètre :</text:p>
      <text:p text:style-name="P244"><text:span text:style-name="T21">string</text:span><text:span text:style-name="T139"> → Ce paramètre attend la chaîne de caractères du message de succès à afficher.</text:span></text:p>
      <text:p text:style-name="P53"/>
      <text:p text:style-name="P198">Fonctionnement :</text:p>
      <text:p text:style-name="P244"><text:span text:style-name="T139">Cette fonction appelle la fonction </text:span><text:span text:style-name="T85">Ec</text:span><text:span text:style-name="T75">ho</text:span><text:span text:style-name="T84">S</text:span><text:span text:style-name="T78">uccess</text:span><text:span text:style-name="T84">N</text:span><text:span text:style-name="T75">o</text:span><text:span text:style-name="T99">L</text:span><text:span text:style-name="T75">og</text:span><text:span text:style-name="T139"> tout en passant </text:span><text:span text:style-name="T140">le</text:span><text:span text:style-name="T139"> paramètre </text:span><text:span text:style-name="T21">string</text:span><text:span text:style-name="T139"> en argument et en redirigeant chaque sortie de la fonction </text:span><text:span text:style-name="T85">Ec</text:span><text:span text:style-name="T75">ho</text:span><text:span text:style-name="T84">S</text:span><text:span text:style-name="T78">uccess</text:span><text:span text:style-name="T84">N</text:span><text:span text:style-name="T75">o</text:span><text:span text:style-name="T100">L</text:span><text:span text:style-name="T75">og</text:span><text:span text:style-name="T139"> à la fois vers le terminal et dans le fichier de logs.</text:span></text:p>
      <text:p text:style-name="P53"/>
      <text:p text:style-name="P198">Utilisation :</text:p>
      <text:p text:style-name="P53">Utilisez cette fonction pour afficher un message de succès tout en le redirigeant vers le fichier de logs.</text:p>
      <text:p text:style-name="P3"/>
      <text:h text:style-name="P331" text:outline-level="5"><text:bookmark-start text:name="__RefHeading___Toc5768_2211463275"/>Echo<text:span text:style-name="T469">Success</text:span>CustomTimer<text:bookmark-end text:name="__RefHeading___Toc5768_2211463275"/></text:h>
      <text:p text:style-name="P151">Description :</text:p>
      <text:p text:style-name="P24">Cette fonction affiche un <text:span text:style-name="T463">message de succès de sous-étape sans le rediriger vers le fichier de logs, en plus de mettre en pause le script selon un temps souhaité.</text:span></text:p>
      <text:p text:style-name="P27"/>
      <text:p text:style-name="P154">Paramètre<text:span text:style-name="T464">s </text:span>:</text:p>
      <text:p text:style-name="P30"><text:span text:style-name="T9">string</text:span> → <text:span text:style-name="T465">Ce paramètre attend la chaîne de caractères contenant le message de succès à afficher.</text:span></text:p>
      <text:p text:style-name="P30"/>
      <text:p text:style-name="P32"><text:span text:style-name="T7">t</text:span><text:span text:style-name="T13">imer</text:span> → <text:span text:style-name="T466">Ce paramètre attend un nombre entier ou flottant.</text:span></text:p>
      <text:p text:style-name="P30"><text:s/></text:p>
      <text:p text:style-name="P157">Fonctionnement :</text:p>
      <text:p text:style-name="P34">Cette fonction <text:span text:style-name="T467">appelle la fonction </text:span><text:span text:style-name="T68">Echo</text:span><text:span text:style-name="T70">Success</text:span><text:span text:style-name="T68">NoLog</text:span><text:span text:style-name="T308"> en premier </text:span><text:span text:style-name="T311">(de cette manière, </text:span><text:span text:style-name="T312">la couleur du message </text:span><text:span text:style-name="T317">de succès</text:span><text:span text:style-name="T312"> est déjà encodée, avant d’être réinitialisée selon la couleur du texte du terminal par défaut à la fin du message</text:span><text:span text:style-name="T311">)</text:span><text:span text:style-name="T308">, </text:span><text:span text:style-name="T310">puis </text:span><text:span text:style-name="T309">lui passe en argument son premier paramètre.</text:span></text:p>
      <text:p text:style-name="P221"/>
      <text:p text:style-name="P36"><text:span text:style-name="T309">U</text:span><text:span text:style-name="T292">ne fois le premier paramètre passé, </text:span><text:span text:style-name="T313">la fonction appelle la commande </text:span><text:span text:style-name="T245">sleep</text:span><text:span text:style-name="T313">, puis lui passe en argument son deuxième paramètre.</text:span></text:p>
      <text:p text:style-name="P39"/>
      <text:p text:style-name="P157">Utilisation :</text:p>
      <text:p text:style-name="P101"><text:span text:style-name="T782">Cette fonction est utilisée dans les fonction </text:span><text:span text:style-name="T71">Makedir</text:span><text:span text:style-name="T323"> et </text:span><text:span text:style-name="T71">Makefile</text:span><text:span text:style-name="T314"> en tant que troisième paramètre pour définir le temps d’affichage de chaque message </text:span><text:span text:style-name="T318">de succès </text:span><text:span text:style-name="T319">de sous-étape</text:span><text:span text:style-name="T314"> selon l’utilisation de chaque fonction (affichage des messages à l’écran </text:span><text:span text:style-name="T5">ET</text:span><text:span text:style-name="T315"> dans les fichier de logs</text:span><text:span text:style-name="T314"> ou écriture de ces messages uniquement dans le fichier de logs).</text:span></text:p>
      <text:p text:style-name="P3"/>
      <text:h text:style-name="P331" text:outline-level="5"><text:bookmark-start text:name="__RefHeading___Toc5770_2211463275"/><text:span text:style-name="T393">E</text:span>cho<text:span text:style-name="T393">SuccessN</text:span>o<text:span text:style-name="T444">L</text:span>og<text:bookmark-end text:name="__RefHeading___Toc5770_2211463275"/></text:h>
      <text:p text:style-name="P141">Description :</text:p>
      <text:p text:style-name="P236"><text:span text:style-name="T139">Cette fonction affiche un message d’erreur coloré en vert, précédé de huit chevrons </text:span><text:span text:style-name="T150">« inférieur à »</text:span><text:span text:style-name="T139"> pour le différencier des messages de changement de sous-étapes.</text:span></text:p>
      <text:p text:style-name="P3"/>
      <text:p text:style-name="P236"><text:soft-page-break/><text:span text:style-name="T139">Aucune sortie de commandes n’est redirigée </text:span><text:span text:style-name="T145">vers</text:span><text:span text:style-name="T139"> le fichier de logs. La fonction </text:span><text:span text:style-name="T86">E</text:span><text:span text:style-name="T75">cho</text:span><text:span text:style-name="T86">S</text:span><text:span text:style-name="T77">uccess</text:span><text:span text:style-name="T139"> s’en charge.</text:span></text:p>
      <text:p text:style-name="P3"/>
      <text:p text:style-name="P141">Paramètre :</text:p>
      <text:p text:style-name="P236"><text:span text:style-name="T21">string</text:span><text:span text:style-name="T139"> → Ce paramètre attend la chaîne de caractères du message de succès à afficher.</text:span></text:p>
      <text:p text:style-name="P3"/>
      <text:p text:style-name="P141">Fonctionnement :</text:p>
      <text:p text:style-name="P236"><text:span text:style-name="T139">Cette fonction appelle la variable </text:span><text:span text:style-name="T21">T</text:span><text:span text:style-name="T28">XT</text:span><text:span text:style-name="T21">_</text:span><text:span text:style-name="T28">G</text:span><text:span text:style-name="T21">_TAB</text:span><text:span text:style-name="T139"> avant chaque message pour le colorer en vert et afficher les huit chevrons, puis le paramètre </text:span><text:span text:style-name="T21">string</text:span><text:span text:style-name="T139"> pour afficher le message passé en argument lors de l’appel de la fonction. Enfin, la fonction finit par appeler la variable </text:span><text:span text:style-name="T21">C</text:span><text:span text:style-name="T29">OL</text:span><text:span text:style-name="T21">_RESET</text:span><text:span text:style-name="T139"> pour colorer tout texte suivant selon la couleur par défaut du terminal.</text:span></text:p>
      <text:p text:style-name="P3"/>
      <text:p text:style-name="P141">Utilisation :</text:p>
      <text:p text:style-name="P3">Utilisez cette fonction pour afficher un message de succès sans le rediriger vers le fichier de logs.</text:p>
      <text:p text:style-name="P3"/>
      <text:p text:style-name="P103"><text:span text:style-name="T781">Techniquement, je l’utilise en redirigeant ses sorties uniquement vers le fichier de logs, car la même fonction redirigeant automatiquement ses sorties vers ce même fichier fait apparaître la même ligne en </text:span><text:span text:style-name="T470">double</text:span><text:span text:style-name="T781"> dans ce même fichier.</text:span></text:p>
      <text:p text:style-name="P3"/>
      <text:h text:style-name="P331" text:outline-level="5"><text:bookmark-start text:name="__RefHeading___Toc5772_2211463275"/>Newline<text:bookmark-end text:name="__RefHeading___Toc5772_2211463275"/></text:h>
      <text:p text:style-name="P199">Description :</text:p>
      <text:p text:style-name="P54">Cette fonction <text:span text:style-name="T367">sert à rediriger un saut de ligne à la fois dans la zone de texte du terminal et à la fois dans le fichier de logs.</text:span></text:p>
      <text:p text:style-name="P54"/>
      <text:p text:style-name="P160">Fonctionnement :</text:p>
      <text:p text:style-name="P55">La commande <text:span text:style-name="T370">echo</text:span><text:span text:style-name="T292"> est appelée </text:span><text:span text:style-name="T320">en laissant une chaîne de</text:span><text:span text:style-name="T296"> caractère</text:span><text:span text:style-name="T320">s vide</text:span><text:span text:style-name="T297"> entre les double guillemets, </text:span><text:span text:style-name="T298">puis sa sortie </text:span><text:span text:style-name="T299">standard est redirigée vers le terminal et le fichier de logs grâce à la commande </text:span><text:span text:style-name="T371">tee -a</text:span><text:span text:style-name="T299">.</text:span></text:p>
      <text:p text:style-name="P54"/>
      <text:p text:style-name="P199">Utilisation :</text:p>
      <text:p text:style-name="P104"><text:span text:style-name="T384">Appelez</text:span> cette fonction<text:span text:style-name="T369"> où vous la désirez pour effectuer un saut de ligne dans la zone de texte du terminal </text:span><text:span text:style-name="T6">ET</text:span><text:span text:style-name="T321"> dans le fichier de logs</text:span>.</text:p>
      <text:p text:style-name="P56"/>
      <text:h text:style-name="Heading_20_4" text:outline-level="4"><text:bookmark-start text:name="__RefHeading___Toc13065_1829686736"/>3.2.1.2 : Création des headers :<text:bookmark-end text:name="__RefHeading___Toc13065_1829686736"/></text:h>
      <text:h text:style-name="P331" text:outline-level="5"><text:bookmark-start text:name="__RefHeading___Toc5774_2211463275"/><text:span text:style-name="T391">D</text:span>raw<text:span text:style-name="T391">H</text:span>eader<text:span text:style-name="T391">L</text:span>ine<text:bookmark-end text:name="__RefHeading___Toc5774_2211463275"/></text:h>
      <text:p text:style-name="P141">Description :</text:p>
      <text:p text:style-name="P3">Cette fonction dessine une ligne de caractères (utilisée à deux reprises dans chaque header) en écrivant un caractère sur chaque colonne du début de la zone de texte du terminal jusqu’aux limites de cette même zone de texte.</text:p>
      <text:p text:style-name="P3"/>
      <text:p text:style-name="P141">Paramètres :</text:p>
      <text:p text:style-name="P236"><text:span text:style-name="T21">line_char</text:span><text:span text:style-name="T139"> → Cette variable récupère le caractère passé en argument lors de l'appel de la fonction.</text:span></text:p>
      <text:p text:style-name="P3"/>
      <text:p text:style-name="P236"><text:span text:style-name="T21">line_color</text:span><text:span text:style-name="T139"> → Cette variable récupère la couleur du caractère définie en argument lors de l'appel de la fonction.</text:span></text:p>
      <text:p text:style-name="P3"/>
      <text:p text:style-name="P141">Fonctionnement :</text:p>
      <text:p text:style-name="P3">La fonction commence par vérifier si une colonne n’est pas vide. Si c’est le cas, alors le caractère écrit dans la colonne est coloré selon l’encodage souhaité.</text:p>
      <text:p text:style-name="P3"/>
      <text:p text:style-name="P5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57"/>
      <text:p text:style-name="P57"><text:soft-page-break/>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3"/>
      <text:p text:style-name="P141">Utilisation :</text:p>
      <text:p text:style-name="P3">À part pour dessiner une ligne pour les header, cette fonction n’a pas d’intérêts à être réutilisée ailleurs dans le script.</text:p>
      <text:p text:style-name="P58"/>
      <text:h text:style-name="P331" text:outline-level="5"><text:bookmark-start text:name="__RefHeading___Toc5776_2211463275"/><text:span text:style-name="T390">H</text:span>eader<text:span text:style-name="T390">B</text:span>ase<text:bookmark-end text:name="__RefHeading___Toc5776_2211463275"/></text:h>
      <text:p text:style-name="P141">Description :</text:p>
      <text:p text:style-name="P3">Cette fonction sert de base à la création d’un header fonctionnel et personnalisé.</text:p>
      <text:p text:style-name="P3"/>
      <text:p text:style-name="P141">Paramètres :</text:p>
      <text:p text:style-name="P236"><text:span text:style-name="T21">line_color</text:span><text:span text:style-name="T276"> </text:span><text:span text:style-name="T139">→ Ce premier paramètre attend le code couleur des caractères de la ligne de caractères.</text:span></text:p>
      <text:p text:style-name="P3"/>
      <text:p text:style-name="P236"><text:span text:style-name="T21">line_char </text:span><text:span text:style-name="T139">→ Ce deuxième paramètre attend le caractère de la ligne de caractères.</text:span></text:p>
      <text:p text:style-name="P3"/>
      <text:p text:style-name="P236"><text:span text:style-name="T21">string_color </text:span><text:span text:style-name="T139">→ Ce troisième paramètre attend le code couleur de la chaîne de caractères à afficher.</text:span></text:p>
      <text:p text:style-name="P3"/>
      <text:p text:style-name="P236"><text:span text:style-name="T21">String </text:span><text:span text:style-name="T139">→ Ce quatrième paramètre attend la chaîne de caractères à afficher entre les deux lignes de caractères.</text:span></text:p>
      <text:p text:style-name="P3"/>
      <text:p text:style-name="P141">Fonctionnement :</text:p>
      <text:p text:style-name="P3">La fonction commence par vérifier si une colonne n’est pas vide. Si c’est le cas, alors le caractère écrit dans la colonne est coloré selon l’encodage souhaité. </text:p>
      <text:p text:style-name="P3"/>
      <text:p text:style-name="P236"><text:span text:style-name="T139">La fonction </text:span><text:span text:style-name="T83">D</text:span><text:span text:style-name="T75">raw</text:span><text:span text:style-name="T83">H</text:span><text:span text:style-name="T75">eader</text:span><text:span text:style-name="T83">L</text:span><text:span text:style-name="T75">ine</text:span><text:span text:style-name="T139"> est appelée une première fois pour afficher la première ligne de caractères en appelant les paramètres </text:span><text:span text:style-name="T21">line_color</text:span><text:span text:style-name="T139"> et </text:span><text:span text:style-name="T21">line_char</text:span><text:span text:style-name="T139">.</text:span></text:p>
      <text:p text:style-name="P3"/>
      <text:p text:style-name="P236"><text:span text:style-name="T139">La commande echo est appelée pour écrire le message à afficher en définissant l’encodage de sa couleur via le paramètre </text:span><text:span text:style-name="T21">string_color</text:span><text:span text:style-name="T139">, puis affiche un prompt, puis le texte du header via le paramètre </text:span><text:span text:style-name="T21">string</text:span><text:span text:style-name="T139">.</text:span></text:p>
      <text:p text:style-name="P3"/>
      <text:p text:style-name="P236"><text:span text:style-name="T139">La fonction </text:span><text:span text:style-name="T82">D</text:span><text:span text:style-name="T75">raw</text:span><text:span text:style-name="T82">L</text:span><text:span text:style-name="T75">ine</text:span><text:span text:style-name="T139"> est appelée une deuxième et dernière fois pour afficher la deuxième ligne de caractères du header.</text:span></text:p>
      <text:p text:style-name="P3"/>
      <text:p text:style-name="P141">Utilisation :</text:p>
      <text:p text:style-name="P3">Appelez cette fonction si vous créez un header personnalisé, elle vous facilitera grandement la <text:span text:style-name="T364">tâche</text:span>.</text:p>
      <text:p text:style-name="P3"/>
      <text:h text:style-name="P331" text:outline-level="5"><text:bookmark-start text:name="__RefHeading___Toc5778_2211463275"/><text:span text:style-name="T388">S</text:span>cript<text:span text:style-name="T388">H</text:span>eader<text:bookmark-end text:name="__RefHeading___Toc5778_2211463275"/></text:h>
      <text:p text:style-name="P200">Description :</text:p>
      <text:p text:style-name="P236"><text:span text:style-name="T139">Cette fonction crée un header dont les lignes de caractères, composées de caractères dépendants de la valeur de la variable </text:span><text:span text:style-name="T21">T</text:span><text:span text:style-name="T30">XT</text:span><text:span text:style-name="T21">_HEADER_LINE_CHAR</text:span><text:span text:style-name="T139">, et son message sont colorés en bleu cyan.</text:span></text:p>
      <text:p text:style-name="P3"/>
      <text:p text:style-name="P141">Paramètre :</text:p>
      <text:p text:style-name="P236"><text:span text:style-name="T21">string</text:span><text:span text:style-name="T139"> → Ce paramètre attend une chaîne de caractères indiquant le nom de la nouvelle étape en cours d’exécution.</text:span></text:p>
      <text:p text:style-name="P3"/>
      <text:p text:style-name="P141">Fonctionnement :</text:p>
      <text:p text:style-name="P236"><text:span text:style-name="T139">Cette fonction appelle la fonction </text:span><text:span text:style-name="T81">H</text:span><text:span text:style-name="T75">eader</text:span><text:span text:style-name="T81">B</text:span><text:span text:style-name="T75">ase</text:span><text:span text:style-name="T139"> en colorant d’abord chaque ligne de caractères en bleu cyan. puis affiche chaque caractère de chaque ligne de caractères selon la valeur de la variable </text:span><text:span text:style-name="T21">T</text:span><text:span text:style-name="T31">XT</text:span><text:span text:style-name="T21">_HEADER_LINE_CHAR</text:span><text:span text:style-name="T139">.</text:span></text:p>
      <text:p text:style-name="P3"/>
      <text:p text:style-name="P236"><text:span text:style-name="T139">Une fois l’affichage des lignes paramétrée, la couleur de la chaîne de caractères à afficher est encodée en bleu cyan, avant d’être affichée par le biais du paramètre </text:span><text:span text:style-name="T21">string</text:span><text:span text:style-name="T139">.</text:span></text:p>
      <text:p text:style-name="P3"><text:soft-page-break/></text:p>
      <text:p text:style-name="P141">Utilisation :</text:p>
      <text:p text:style-name="P3">Appelez cette fonction en tout premier si vous rajoutez une nouvelle étape (sous la forme d’une fonction, par exemple).</text:p>
      <text:p text:style-name="P3"/>
      <text:h text:style-name="P331" text:outline-level="5"><text:bookmark-start text:name="__RefHeading___Toc5780_2211463275"/><text:span text:style-name="T389">H</text:span>eader<text:span text:style-name="T389">I</text:span>nstall<text:bookmark-end text:name="__RefHeading___Toc5780_2211463275"/></text:h>
      <text:p text:style-name="P141">Description :</text:p>
      <text:p text:style-name="P236"><text:span text:style-name="T139">Cette fonction crée un header dont les lignes de caractères, composées de caractères dépendants de la valeur de la variable </text:span><text:span text:style-name="T21">T</text:span><text:span text:style-name="T32">XT</text:span><text:span text:style-name="T21">_HEADER_LINE_CHAR</text:span><text:span text:style-name="T139">, sont colorées en jaune, et son message en vert.</text:span></text:p>
      <text:p text:style-name="P3"/>
      <text:p text:style-name="P141">Paramètre :</text:p>
      <text:p text:style-name="P236"><text:span text:style-name="T21">string</text:span><text:span text:style-name="T139"> → Ce paramètre attend une chaîne de caractères indiquant quelle catégorie de paquets est désormais installée.</text:span></text:p>
      <text:p text:style-name="P3"/>
      <text:p text:style-name="P141">Fonctionnement :</text:p>
      <text:p text:style-name="P236"><text:span text:style-name="T139">Cette fonction appelle la fonction </text:span><text:span text:style-name="T93">H</text:span><text:span text:style-name="T75">eader</text:span><text:span text:style-name="T92">B</text:span><text:span text:style-name="T75">ase</text:span><text:span text:style-name="T139"> en colorant d’abord chaque ligne de caractères en jaune. puis affiche chaque caractère de chaque ligne de caractères selon la valeur de la variable </text:span><text:span text:style-name="T21">T</text:span><text:span text:style-name="T33">XT</text:span><text:span text:style-name="T21">_HEADER_LINE_CHAR</text:span><text:span text:style-name="T139">.</text:span></text:p>
      <text:p text:style-name="P3"/>
      <text:p text:style-name="P236"><text:span text:style-name="T139">Une fois l’affichage des lignes paramétrée, la couleur de la chaîne de caractères à afficher est encodée en vert, avant d’être affichée par le biais du paramètre </text:span><text:span text:style-name="T21">string</text:span><text:span text:style-name="T139">.</text:span></text:p>
      <text:p text:style-name="P3"/>
      <text:p text:style-name="P141">Utilisation :</text:p>
      <text:p text:style-name="P3">Appelez cette fonction si vous souhaitez rajouter une catégorie de paquets pendant la phase d’installation.</text:p>
      <text:p text:style-name="P3"/>
      <text:h text:style-name="P331" text:outline-level="5"><text:bookmark-start text:name="__RefHeading___Toc5782_2211463275"/><text:span text:style-name="T396">H</text:span>andle<text:span text:style-name="T396">E</text:span>rrors<text:bookmark-end text:name="__RefHeading___Toc5782_2211463275"/></text:h>
      <text:p text:style-name="P141">Description :</text:p>
      <text:p text:style-name="P236"><text:span text:style-name="T139">Si une erreur fatale survient lors de l’exécution du script, cette fonction crée d’abord un header dont les lignes de caractères, composées de caractères dépendants de la valeur de la variable </text:span><text:span text:style-name="T21">T</text:span><text:span text:style-name="T34">XT</text:span><text:span text:style-name="T21">_HEADER_LINE_CHAR</text:span><text:span text:style-name="T139">, et son message sont colorés en rouge. </text:span></text:p>
      <text:p text:style-name="P3"/>
      <text:p text:style-name="P3">Une fois le header affiché, trois lignes supplémentaires s’affichent pour indiquer à l'utilisateur qu’une erreur fatale a eu lieu lors de l’exécution du script.</text:p>
      <text:p text:style-name="P3"/>
      <text:p text:style-name="P141">Paramètre :</text:p>
      <text:p text:style-name="P236"><text:span text:style-name="T21">string</text:span><text:span text:style-name="T139"> → Ce paramètre attend une chaîne de caractères indiquant de manière précise l’erreur s’étant produite.</text:span></text:p>
      <text:p text:style-name="P3"/>
      <text:p text:style-name="P141">Fonctionnement :</text:p>
      <text:p text:style-name="P236"><text:span text:style-name="T139">Cette fonction appelle la fonction </text:span><text:span text:style-name="T90">H</text:span><text:span text:style-name="T75">eader</text:span><text:span text:style-name="T89">B</text:span><text:span text:style-name="T75">ase</text:span><text:span text:style-name="T139"> en colorant d’abord chaque ligne de caractères en rouge. puis en affichant chaque caractère de chaque ligne de caractères selon la valeur de la variable </text:span><text:span text:style-name="T21">T</text:span><text:span text:style-name="T35">XT</text:span><text:span text:style-name="T21">_HEADER_LINE_CHAR</text:span><text:span text:style-name="T139">. </text:span></text:p>
      <text:p text:style-name="P3"/>
      <text:p text:style-name="P3">Une fois le header affiché, trois lignes supplémentaires sont affichées. La première indique qu’une erreur fatale a eu lieu, la deuxième ligne affiche l’origine de l’erreur <text:span text:style-name="T365">via le paramètre </text:span><text:span text:style-name="T8">string</text:span><text:span text:style-name="T294">, </text:span><text:span text:style-name="T295">t</text:span>andis que la troisième et dernière ligne indique simplement que l’installation s’arrête.</text:p>
      <text:p text:style-name="P3"/>
      <text:p text:style-name="P3">Une fois la troisième ligne affichée, la commande <text:span text:style-name="T242">exit</text:span> est appelée pour mettre fin au programme.</text:p>
      <text:p text:style-name="P3"/>
      <text:p text:style-name="P141">Utilisation :</text:p>
      <text:p text:style-name="P3">Appelez cette fonction dans une condition si vous savez qu’une erreur fatale peut arriver pendant l’exécution d’une de vos sous-étapes.</text:p>
      <text:p text:style-name="P3"/>
      <text:h text:style-name="P317" text:outline-level="3"><text:bookmark-start text:name="__RefHeading___Toc5784_2211463275"/><text:soft-page-break/>3.2.1.3 : Définition des fonctions d'installation<text:bookmark-end text:name="__RefHeading___Toc5784_2211463275"/></text:h>
      <text:h text:style-name="P331" text:outline-level="5"><text:bookmark-start text:name="__RefHeading___Toc5786_2211463275"/><text:span text:style-name="T397">P</text:span>ack<text:span text:style-name="T397">I</text:span>nstall<text:bookmark-end text:name="__RefHeading___Toc5786_2211463275"/></text:h>
      <text:p text:style-name="P141">Description :</text:p>
      <text:p text:style-name="P3">Cette fonction sert à utiliser la commande d’installation des paquets du gestionnaire de paquets de l’utilisateur pour télécharger des paquets depuis les dépôts officiels de sa distribution Linux.</text:p>
      <text:p text:style-name="P3"/>
      <text:p text:style-name="P141">Paramètre :</text:p>
      <text:p text:style-name="P236"><text:span text:style-name="T21">name</text:span><text:span text:style-name="T139"> → Ce paramètre attend le nom du paquet à installer.</text:span></text:p>
      <text:p text:style-name="P3"/>
      <text:p text:style-name="P141">Fonctionnement :</text:p>
      <text:p text:style-name="P236"><text:span text:style-name="T139">Cette fonction se sert de la commande d’installation du gestionnaire de paquets de l’utilisateur obtenue via la fonction </text:span><text:span text:style-name="T229">G</text:span><text:span text:style-name="T228">et</text:span><text:span text:style-name="T229">D</text:span><text:span text:style-name="T228">ist</text:span><text:span text:style-name="T229">P</text:span><text:span text:style-name="T228">ackage</text:span><text:span text:style-name="T229">M</text:span><text:span text:style-name="T228">anager</text:span><text:span text:style-name="T139"> (voir plus bas) pour télécharger des paquets depuis les dépôts officiels de sa distribution Linux.</text:span></text:p>
      <text:p text:style-name="P3"/>
      <text:p text:style-name="P3">Pour optimiser la fonction et éviter de retaper exactement les mêmes lignes pour chaque gestionnaire de paquets (affichage du message d’installation, chronomètre et saut de ligne), une sous-fonction nommée <text:span text:style-name="T59">P</text:span><text:span text:style-name="T55">ack</text:span><text:span text:style-name="T59">M</text:span><text:span text:style-name="T56">anager</text:span><text:span text:style-name="T60">I</text:span><text:span text:style-name="T55">nstall</text:span> a été créée.</text:p>
      <text:p text:style-name="P3"/>
      <text:p text:style-name="P141">Utilisation :</text:p>
      <text:p text:style-name="P3">Appelez cette fonction à chaque fois que vous désirez installer un programme depuis les dépôts officiels de votre distribution Linux.</text:p>
      <text:p text:style-name="P3"/>
      <text:p text:style-name="P3"/>
      <text:p text:style-name="P251"><text:span text:style-name="T398">P</text:span>ack<text:span text:style-name="T398">ManagerI</text:span>nstall (en travaux)</text:p>
      <text:list xml:id="list490703916" text:style-name="L10">
        <text:list-item>
          <text:p text:style-name="P348">Description :</text:p>
          <text:list>
            <text:list-item>
              <text:p text:style-name="P354">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3"/>
      <text:list xml:id="list225846574844519" text:continue-numbering="true" text:style-name="L10">
        <text:list-item>
          <text:p text:style-name="P372"><text:span text:style-name="T139"><text:s/></text:span><text:span text:style-name="T137">Paramètres :</text:span></text:p>
          <text:list>
            <text:list-item>
              <text:p text:style-name="P372"><text:span text:style-name="T137">$</text:span><text:span text:style-name="T21">@ </text:span><text:span text:style-name="T139">→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3"/>
      <text:list xml:id="list225848025695226" text:continue-numbering="true" text:style-name="L10">
        <text:list-item>
          <text:p text:style-name="P348">Fonctionnement :</text:p>
          <text:list>
            <text:list-item>
              <text:p text:style-name="P372"><text:span text:style-name="T139">Cette sous-fonction enregistre chaque commande d’installation dans un tableau dynamique passé en argument lors de l’appel de la fonction (</text:span><text:span text:style-name="T137">$</text:span><text:span text:style-name="T21">@</text:span><text:span text:style-name="T139">), avant d’appeler le paramètre </text:span><text:span text:style-name="T21">package_name</text:span><text:span text:style-name="T139"> de la fonction parente </text:span><text:span text:style-name="T91">P</text:span><text:span text:style-name="T75">ack</text:span><text:span text:style-name="T91">I</text:span><text:span text:style-name="T75">nstall</text:span><text:span text:style-name="T139">, puis de rediriger chaque sortie de commandes vers le terminal et le fichier de logs.</text:span></text:p>
            </text:list-item>
          </text:list>
        </text:list-item>
      </text:list>
      <text:p text:style-name="P3"/>
      <text:list xml:id="list225847015429151" text:continue-numbering="true" text:style-name="L10">
        <text:list-item>
          <text:list>
            <text:list-item>
              <text:p text:style-name="P354">La sous fonction est appelée dans chaque condition de la condition case de sa fonction parente.</text:p>
            </text:list-item>
          </text:list>
        </text:list-item>
      </text:list>
      <text:p text:style-name="P3"/>
      <text:list xml:id="list225847274453179" text:continue-numbering="true" text:style-name="L10">
        <text:list-item>
          <text:list>
            <text:list-item>
              <text:p text:style-name="P354">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3"/>
      <text:list xml:id="list225847959624955" text:continue-numbering="true" text:style-name="L10">
        <text:list-item>
          <text:list>
            <text:list-item>
              <text:p text:style-name="P372"><text:span text:style-name="T139">Une fois la commande récupérée, il ne reste plus qu’à l’appeler avec le nom du paquet à installer passé en paramètre. Vous pouvez toujours mettre autant de noms de paquets à la suite si vous le souhaitez en remplaçant le </text:span><text:span text:style-name="T137">$</text:span><text:span text:style-name="T21">1</text:span><text:span text:style-name="T139"> (premier argument) suivant la déclaration de la variable package_name par </text:span><text:span text:style-name="T137">$</text:span><text:span text:style-name="T21">@</text:span><text:span text:style-name="T139"> (tableau d’arguments).</text:span></text:p>
            </text:list-item>
          </text:list>
        </text:list-item>
      </text:list>
      <text:p text:style-name="P3"/>
      <text:list xml:id="list225847279264723" text:continue-numbering="true" text:style-name="L10">
        <text:list-item>
          <text:p text:style-name="P348">Utilisation :</text:p>
          <text:list>
            <text:list-item>
              <text:p text:style-name="P372"><text:soft-page-break/><text:span text:style-name="T139">Appelez cette fonction dans la fonction </text:span><text:span text:style-name="T80">Pa</text:span><text:span text:style-name="T75">ck</text:span><text:span text:style-name="T79">I</text:span><text:span text:style-name="T75">nstall</text:span><text:span text:style-name="T139">, plus précisément dans la condition case, si vous souhaitez ajouter un gestionnaire de paquets, puis la commande d’installation de programme du gestionnaire.</text:span></text:p>
            </text:list-item>
          </text:list>
        </text:list-item>
      </text:list>
      <text:p text:style-name="P3"/>
      <text:h text:style-name="Heading_20_4" text:outline-level="4"><text:bookmark-start text:name="__RefHeading___Toc5788_2211463275"/>3.2.1.4 : Création de dossiers et de fichiers<text:bookmark-end text:name="__RefHeading___Toc5788_2211463275"/></text:h>
      <text:h text:style-name="P331" text:outline-level="5"><text:bookmark-start text:name="__RefHeading___Toc5790_2211463275"/><text:span text:style-name="T399">M</text:span>akedir<text:bookmark-end text:name="__RefHeading___Toc5790_2211463275"/></text:h>
      <text:p text:style-name="P201">Description :</text:p>
      <text:p text:style-name="P82">Cette fonction sert à créer un dossier dans le dossier souhaité.</text:p>
      <text:p text:style-name="P82"/>
      <text:p text:style-name="P201">Paramètres :</text:p>
      <text:p text:style-name="P239"><text:span text:style-name="T23">parent</text:span><text:span text:style-name="T139"> → Ce premier paramètre attend le nom du dossier parent du dossier à créer (par exemple, un dossier à créer dans le dossier Bureau aura comme dossier parent le dossier Bureau, avec comme chemin </text:span><text:span text:style-name="T772">/home/user/Bureau/</text:span><text:span text:style-name="T773">Nouveau dossier</text:span><text:span text:style-name="T151">, </text:span><text:span text:style-name="T152">où </text:span><text:span text:style-name="T774">Nouveau dossier</text:span><text:span text:style-name="T152"> correspond au dossier créé</text:span><text:span text:style-name="T139">).</text:span></text:p>
      <text:p text:style-name="P82"/>
      <text:p text:style-name="P239"><text:span text:style-name="T21">name</text:span><text:span text:style-name="T139"> → Ce deuxième paramètre attend le nom du dossier à créer.</text:span></text:p>
      <text:p text:style-name="P82"/>
      <text:p text:style-name="P82"><text:span text:style-name="T14">sleep_blk</text:span> → Ce <text:span text:style-name="T749">troisième paramètre attend </text:span><text:span text:style-name="T750">un nombre entier ou flottant pour mettre en pause le script après l’affichage d’une ligne de bloc d’informations.</text:span></text:p>
      <text:p text:style-name="P82"/>
      <text:p text:style-name="P82"><text:span text:style-name="T14">sleep_txt</text:span> → Ce <text:span text:style-name="T751">quatrième paramètre attend un nombre entier ou flottant pour mette en pause le script après l’affichage d’un message.</text:span></text:p>
      <text:p text:style-name="P82"/>
      <text:p text:style-name="P201">Fonctionnement :</text:p>
      <text:p text:style-name="P82">Cette fonction vérifie si le dossier à créer dans le dossier parent cible.</text:p>
      <text:list xml:id="list2532388077" text:style-name="L11">
        <text:list-item>
          <text:p text:style-name="P355">Si le dossier à créer n’existe pas dans son­ dossier parent cible, alors le script crée le dossier.</text:p>
          <text:list>
            <text:list-item>
              <text:p text:style-name="P398"><text:span text:style-name="T481">Si, pour une raison inconnue, le dossier n’a pas pu être créé, alors la fonction de gestion d’erreurs fatales </text:span><text:span text:style-name="T135">H</text:span><text:span text:style-name="T111">andle</text:span><text:span text:style-name="T135">E</text:span><text:span text:style-name="T111">rrors</text:span><text:span text:style-name="T481"> est appelée.</text:span></text:p>
            </text:list-item>
          </text:list>
        </text:list-item>
      </text:list>
      <text:p text:style-name="P82"/>
      <text:list xml:id="list225846319318219" text:continue-numbering="true" text:style-name="L11">
        <text:list-item>
          <text:list>
            <text:list-item>
              <text:p text:style-name="P355">Sinon, un simple message attestant du succès de cette étape s’affiche sur le terminal.</text:p>
              <text:list>
                <text:list-item>
                  <text:p text:style-name="P398"><text:span text:style-name="T481">Une fois l’étape de création de dossier passée, comme dans la fonction </text:span><text:span text:style-name="T136">Makefile</text:span><text:span text:style-name="T481">, la commande </text:span><text:span text:style-name="T256">chown</text:span><text:span text:style-name="T481"> est appelée avec l’option </text:span><text:span text:style-name="T256">-R</text:span><text:span text:style-name="T481"> (récursivement) et </text:span><text:span text:style-name="T256">-v</text:span><text:span text:style-name="T481"> (mode verbeux). La même étape de vérification est effectuée.</text:span></text:p>
                </text:list-item>
              </text:list>
            </text:list-item>
          </text:list>
        </text:list-item>
      </text:list>
      <text:p text:style-name="P82"/>
      <text:p text:style-name="P82"/>
      <text:list xml:id="list225846327657170" text:continue-numbering="true" text:style-name="L11">
        <text:list-item>
          <text:list>
            <text:list-item>
              <text:p text:style-name="P398"><text:span text:style-name="T481">Sinon, si le dossier à créer existe déjà dans le dossier parent cible, mais qu’il n’est pas vide, alors le script exécute la commande </text:span><text:span text:style-name="T256">rm -rfv</text:span><text:span text:style-name="T481"> (</text:span><text:span text:style-name="T256">rm</text:span><text:span text:style-name="T481"> → suppression, </text:span><text:span text:style-name="T256">-r</text:span><text:span text:style-name="T481"> → <text:s/>récursive, </text:span><text:span text:style-name="T256">-f</text:span><text:span text:style-name="T481"> → forcée, </text:span><text:span text:style-name="T256">-v</text:span><text:span text:style-name="T646"> </text:span><text:span text:style-name="T481">→ mode verbeux) avec comme argument le chemin du dossier cible.</text:span></text:p>
            </text:list-item>
          </text:list>
        </text:list-item>
      </text:list>
      <text:p text:style-name="P111"/>
      <text:list xml:id="list225846355804088" text:continue-numbering="true" text:style-name="L11">
        <text:list-item>
          <text:list>
            <text:list-item>
              <text:list>
                <text:list-item>
                  <text:p text:style-name="P355">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p text:style-name="P82"/>
      <text:list xml:id="list225848049236193" text:continue-numbering="true" text:style-name="L11">
        <text:list-item>
          <text:list>
            <text:list-item>
              <text:p text:style-name="P369">Sinon, un simple message attestant du succès de cette étape s’affiche sur le terminal.</text:p>
            </text:list-item>
          </text:list>
        </text:list-item>
      </text:list>
      <text:p text:style-name="P82"/>
      <text:list xml:id="list225847320107436" text:continue-numbering="true" text:style-name="L11">
        <text:list-item>
          <text:list>
            <text:list-item>
              <text:p text:style-name="P398"><text:span text:style-name="T481">Sinon, si le dossier à créer existe déjà dans le dossier parent cible </text:span><text:span text:style-name="T646">ET</text:span><text:span text:style-name="T481"> que ce même dossier est entièrement vide, alors le script renvoie simplement un message indiquant que le dossier à créer existe déjà dans le dossier parent souhaité.</text:span></text:p>
            </text:list-item>
          </text:list>
        </text:list-item>
      </text:list>
      <text:p text:style-name="P82"/>
      <text:p text:style-name="P201">Utilisation :</text:p>
      <text:p text:style-name="P210">Appelez cette fonction à chaque fois que vous souhaitez créer un fichier.</text:p>
      <text:p text:style-name="P227"/>
      <text:h text:style-name="P332" text:outline-level="5"><text:bookmark-start text:name="__RefHeading___Toc5792_2211463275"/><text:span text:style-name="T387">M</text:span>akefile<text:bookmark-end text:name="__RefHeading___Toc5792_2211463275"/></text:h>
      <text:p text:style-name="P141">Description :</text:p>
      <text:p text:style-name="P3"><text:soft-page-break/>Cette fonction sert à créer un fichier dans le dossier souhaité.</text:p>
      <text:p text:style-name="P3"/>
      <text:p text:style-name="P141">Paramètres :</text:p>
      <text:p text:style-name="P236"><text:span text:style-name="T22">parent</text:span><text:span text:style-name="T139"> → Ce premier paramètre attend le chemin du dossier où le fichier doit être créé.</text:span></text:p>
      <text:p text:style-name="P3"/>
      <text:p text:style-name="P236"><text:span text:style-name="T21">name</text:span><text:span text:style-name="T139"> → Ce deuxième paramètre attend le nom du fichier à créer.</text:span></text:p>
      <text:p text:style-name="P3"/>
      <text:p text:style-name="P81"><text:span text:style-name="T14">sleep_blk</text:span> → Ce <text:span text:style-name="T749">troisième paramètre attend </text:span><text:span text:style-name="T750">un nombre entier ou flottant pour mettre en pause le script après l’affichage d’une ligne de bloc d’informations.</text:span></text:p>
      <text:p text:style-name="P81"/>
      <text:p text:style-name="P81"><text:span text:style-name="T14">sleep_txt</text:span> → Ce <text:span text:style-name="T751">quatrième paramètre attend un nombre entier ou flottant pour mette en pause le script après l’affichage d’un message.</text:span></text:p>
      <text:p text:style-name="P3"/>
      <text:p text:style-name="P141">Fonctionnement :</text:p>
      <text:p text:style-name="P3">La fonction vérifie simplement si le fichier à créer existe déjà dans le dossier cible.</text:p>
      <text:p text:style-name="P121"/>
      <text:p text:style-name="P121">Si le fichier est absent, alors il est créé automatiquement.</text:p>
      <text:list xml:id="list1338316323" text:style-name="L12">
        <text:list-item>
          <text:p text:style-name="P356">Étant donné que le script doit être lancé en root, tout fichier que le script crée appartient à l’utilisateur root, aucun autre utilisateur n’a le droit de les modifier.</text:p>
        </text:list-item>
      </text:list>
      <text:p text:style-name="P3"/>
      <text:list xml:id="list225847282471847" text:continue-numbering="true" text:style-name="L12">
        <text:list-item>
          <text:p text:style-name="P399"><text:span text:style-name="T481">Pour remédier à ce problème, la commande </text:span><text:span text:style-name="T256">chown</text:span><text:span text:style-name="T481"> est appelée, accompagnée de l’option </text:span><text:span text:style-name="T256">-v</text:span><text:span text:style-name="T481"> (mode verbeux), pour donner tous les droits de modification, de lecture et d’exécution à l’utilisateur ayant lancé le script.</text:span></text:p>
          <text:list>
            <text:list-item>
              <text:p text:style-name="P356">Si, pour une raison anormale, les droits n’ont pu être accordés à l’utilisateur, alors un message d’erreur apparaît et indique la marche à suivre pour y remédier manuellement à la fin de l’exécution du script.</text:p>
            </text:list-item>
          </text:list>
        </text:list-item>
      </text:list>
      <text:p text:style-name="P3"/>
      <text:p text:style-name="P3"/>
      <text:p text:style-name="P3">Si le fichier est déjà présent, alors le contenu du fichier est écrasé.</text:p>
      <text:list xml:id="list4099710932" text:style-name="L13">
        <text:list-item>
          <text:p text:style-name="P357">Si, pour une raison anormale, le contenu du fichier cible n’a pas été écrasé, un message d’erreur apparaît.</text:p>
        </text:list-item>
      </text:list>
      <text:p text:style-name="P3"/>
      <text:list xml:id="list225848025887669" text:continue-numbering="true" text:style-name="L13">
        <text:list-item>
          <text:p text:style-name="P357">Sinon, un message de succès apparaît et l’exécution du programme continue.</text:p>
        </text:list-item>
      </text:list>
      <text:p text:style-name="P3"/>
      <text:p text:style-name="P141">Utilisation :</text:p>
      <text:p text:style-name="P3">Appelez cette fonction à chaque fois que vous souhaitez créer un fichier.</text:p>
      <text:p text:style-name="P3"/>
      <text:h text:style-name="P317" text:outline-level="3"><text:bookmark-start text:name="__RefHeading___Toc13253_1829686736"/>3.2.2 : Fonctions principales du script<text:bookmark-end text:name="__RefHeading___Toc13253_1829686736"/></text:h>
      <text:p text:style-name="P4"><text:span text:style-name="T1">Note :</text:span> Aucune des fonctions suivantes ne prennent de paramètres. <text:span text:style-name="T439">L’une des raisons est</text:span> qu’elles ne sont <text:span text:style-name="T440">ap</text:span><text:span text:style-name="T784">p</text:span><text:span text:style-name="T440">el</text:span>ées qu’une seule et unique fois <text:span text:style-name="T440">dans le script</text:span>.</text:p>
      <text:p text:style-name="P59"/>
      <text:h text:style-name="Heading_20_4" text:outline-level="4"><text:bookmark-start text:name="__RefHeading___Toc13255_1829686736"/>3.2.2.1 : Définition des fonctions <text:span text:style-name="T664">d’initialisation</text:span><text:bookmark-end text:name="__RefHeading___Toc13255_1829686736"/></text:h>
      <text:h text:style-name="P334" text:outline-level="5"><text:bookmark-start text:name="__RefHeading___Toc13257_1829686736"/>CheckArgs<text:bookmark-end text:name="__RefHeading___Toc13257_1829686736"/></text:h>
      <text:p text:style-name="P181">Description :</text:p>
      <text:p text:style-name="P278"><text:span text:style-name="T481">Cette fonction </text:span><text:span text:style-name="T548">vérifie que l’utilisateur :</text:span></text:p>
      <text:list xml:id="list2609983010" text:style-name="L14">
        <text:list-item>
          <text:p text:style-name="P400"><text:span text:style-name="T548">E</text:span><text:span text:style-name="T481">xécute bien le script avec les droits du super-utilisateur </text:span><text:span text:style-name="T549">(avec la commande </text:span><text:span text:style-name="T376">sudo</text:span><text:span text:style-name="T690"> ou directement connecté avec l’utilisateur root</text:span><text:span text:style-name="T549">),</text:span></text:p>
        </text:list-item>
        <text:list-item>
          <text:p text:style-name="P401"><text:span text:style-name="T549">P</text:span><text:span text:style-name="T481">asse </text:span><text:span text:style-name="T552">bien</text:span><text:span text:style-name="T481"> </text:span><text:span text:style-name="T551">son nom d’utilisateur e</text:span><text:span text:style-name="T550">n premier argument </text:span><text:span text:style-name="T553">(argument obligatoire)</text:span><text:span text:style-name="T550">,</text:span></text:p>
        </text:list-item>
        <text:list-item>
          <text:p text:style-name="P402"><text:span text:style-name="T550">P</text:span><text:span text:style-name="T481">asse </text:span><text:span text:style-name="T554">un deuxième argument s’il essaye de déboguer </text:span><text:span text:style-name="T555">une nouvelle fonction</text:span><text:span text:style-name="T554"> script.</text:span></text:p>
        </text:list-item>
      </text:list>
      <text:p text:style-name="P134"/>
      <text:p text:style-name="P208">Fonctionnement :</text:p>
      <text:p text:style-name="P135"><text:soft-page-break/>Cette <text:span text:style-name="T857">fonction </text:span><text:span text:style-name="T858">vérifie que toutes les conditions sont réunies pour que l’exécution du script fonctionne sans problèmes. </text:span><text:span text:style-name="T859">Pour cela, elle va </text:span><text:span text:style-name="T860">effectuer </text:span><text:span text:style-name="T861">trois test :</text:span></text:p>
      <text:p text:style-name="P135"/>
      <text:p text:style-name="P291"><text:span text:style-name="T821">S</text:span><text:span text:style-name="T826">i</text:span><text:span text:style-name="T595"> </text:span><text:span text:style-name="T557">l’UID effectif (EUID) </text:span><text:span text:style-name="T556">l’utilisateur </text:span><text:span text:style-name="T571">n’est pas égal à 0 (</text:span><text:span text:style-name="T596">celui </text:span><text:span text:style-name="T597">du super-utilisateur</text:span><text:span text:style-name="T571">), </text:span><text:span text:style-name="T822">alors</text:span><text:span text:style-name="T572"> le script renvoie </text:span><text:span text:style-name="T573">un message d’erreur avant d’</text:span><text:span text:style-name="T574">arrêter son exécution.</text:span></text:p>
      <text:p text:style-name="P122"/>
      <text:p text:style-name="P283"><text:span text:style-name="T824">S</text:span><text:span text:style-name="T820">inon</text:span><text:span text:style-name="T481">, </text:span><text:span text:style-name="T820">si</text:span><text:span text:style-name="T481"> </text:span><text:span text:style-name="T575">aucun argument n’est passé, </text:span><text:span text:style-name="T823">alors</text:span><text:span text:style-name="T578"> </text:span><text:span text:style-name="T576">le script renvoie un autre message d’erreur avant d’arrêter son exécution.</text:span></text:p>
      <text:p text:style-name="P123"/>
      <text:p text:style-name="P290"><text:span text:style-name="T825">S</text:span><text:span text:style-name="T820">inon</text:span><text:span text:style-name="T481">, </text:span><text:span text:style-name="T823">s</text:span><text:span text:style-name="T820">i</text:span><text:span text:style-name="T481"> </text:span><text:span text:style-name="T577">le premier argument est passé, mais qu’il ne correspond à aucun nom de compte d’utilisateur </text:span><text:span text:style-name="T578">existant, </text:span><text:span text:style-name="T823">alors</text:span><text:span text:style-name="T578"> </text:span><text:span text:style-name="T594">l</text:span><text:span text:style-name="T576">e script renvoie un autre message d’erreur avant d’arrêter son exécution.</text:span></text:p>
      <text:p text:style-name="P112"/>
      <text:p text:style-name="P136">Étant donné qu’un <text:span text:style-name="T862">deuxième argument peut être passé pour tester des fonctions, </text:span><text:span text:style-name="T863">le script va effectuer deux autres tests :</text:span></text:p>
      <text:p text:style-name="P112"/>
      <text:p text:style-name="P292"><text:span text:style-name="T827">Si</text:span><text:span text:style-name="T598"> </text:span><text:span text:style-name="T599">l</text:span><text:span text:style-name="T600">a valeur du</text:span><text:span text:style-name="T599"> deuxième argument correspond EXACTEMENT à la </text:span><text:span text:style-name="T600">chaîne de caractères </text:span><text:span text:style-name="T655">« debug »</text:span><text:span text:style-name="T600">, alors </text:span></text:p>
      <text:p text:style-name="P112"/>
      <text:h text:style-name="P333" text:outline-level="5"><text:bookmark-start text:name="__RefHeading___Toc13259_1829686736"/><text:span text:style-name="T400">C</text:span>reate<text:span text:style-name="T400">L</text:span>og<text:span text:style-name="T400">F</text:span>ile<text:bookmark-end text:name="__RefHeading___Toc13259_1829686736"/></text:h>
      <text:p text:style-name="P141">Description :</text:p>
      <text:p text:style-name="P3">Cette fonction sert à créer un fichier de logs pour enregistrer chaque événement lors de l’exécution du script.</text:p>
      <text:p text:style-name="P3"/>
      <text:p text:style-name="P141">Fonctionnement :</text:p>
      <text:p text:style-name="P245"><text:span text:style-name="T139">Cette fonction appelle la fonction </text:span><text:span text:style-name="T101">Ma</text:span><text:span text:style-name="T75">kefile</text:span><text:span text:style-name="T139"> pour créer le fichier de logs dans le dossier actuel (où l’utilisateur à lancé le script) s’il n’existe pas et redirige toutes les sorties d’affichage de texte à l’écran vers le périphérique nul </text:span><text:span text:style-name="T772">/dev/null</text:span><text:span text:style-name="T139">.</text:span></text:p>
      <text:p text:style-name="P3"/>
      <text:p text:style-name="P229"><text:span text:style-name="T279">Elle appelle ensuite la fonction </text:span><text:span text:style-name="T73">E</text:span><text:span text:style-name="T72">cho</text:span><text:span text:style-name="T73">SuccessN</text:span><text:span text:style-name="T72">o</text:span><text:span text:style-name="T74">L</text:span><text:span text:style-name="T72">og</text:span><text:span text:style-name="T279"> pour afficher écrire un texte de succès de création du fichier de logs tout en le redirigeant exclusivement vers le fichier de logs sans qu’il n’y apparaisse une deuxième fois.</text:span></text:p>
      <text:p text:style-name="P3"/>
      <text:p text:style-name="P229">Une fois le fichier créé, la fonction appelle la commande <text:span text:style-name="T242">uname</text:span>, suivie des options <text:span text:style-name="T248">-s</text:span> et <text:span text:style-name="T242">-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p text:style-name="P3"/>
      <text:p text:style-name="P3">Toutes les informations du fichier de logs me serviront à vérifier où se trouveront les éventuels problèmes que vous rencontrerez.</text:p>
      <text:p text:style-name="P3"/>
      <text:p text:style-name="P257">Mktmpdir</text:p>
      <text:p text:style-name="P203">Description :</text:p>
      <text:p text:style-name="P60">Cette fonction sert à créer <text:span text:style-name="T436">le dossier temporaire dans le dossier </text:span><text:span text:style-name="T757">/</text:span><text:span text:style-name="T758">tmp</text:span><text:span text:style-name="T300">, situé </text:span><text:span text:style-name="T301">dans le dossier </text:span><text:span text:style-name="T300">racine, </text:span><text:span text:style-name="T302">là où seront enregistrés les </text:span><text:span text:style-name="T303">dossiers et </text:span><text:span text:style-name="T302">fichiers temporaires </text:span><text:span text:style-name="T304">créés par le script d’installation</text:span><text:span text:style-name="T300">.</text:span></text:p>
      <text:p text:style-name="P60"/>
      <text:p text:style-name="P203">Fonctionnement :</text:p>
      <text:p text:style-name="P211">Cette fonction <text:span text:style-name="T437">crée un dossier principal nommé </text:span><text:span text:style-name="T759">Linux-reinstall.tmp.d</text:span><text:span text:style-name="T438">, dans lequel sont créés des sous-dossiers :</text:span></text:p>
      <text:list xml:id="list3030398976" text:style-name="L15">
        <text:list-item>
          <text:p text:style-name="P387"><text:span text:style-name="T767">Logs</text:span><text:span text:style-name="T691"> : </text:span><text:span text:style-name="T692">Ce dossier contient les fichiers de logs créés par le script</text:span></text:p>
        </text:list-item>
        <text:list-item>
          <text:p text:style-name="P387"><text:span text:style-name="T769">Packages not </text:span><text:span text:style-name="T768">installed</text:span><text:span text:style-name="T693"> </text:span><text:span text:style-name="T694">: </text:span><text:span text:style-name="T695">Ce dossier contient le fichier indiquant quels paquets n’ont pas pu être installés, car introuvables dans la base de données du gestionnaire de paquets ou impossibles à installer pour toute autre raison.</text:span></text:p>
        </text:list-item>
      </text:list>
      <text:p text:style-name="P3"/>
      <text:p text:style-name="P204">Note :</text:p>
      <text:p text:style-name="P284"><text:soft-page-break/><text:span text:style-name="T570">Les dossiers sont créés avec la commande </text:span><text:span text:style-name="T377">mkdir</text:span><text:span text:style-name="T696">, car la fonction </text:span><text:span text:style-name="T805">Makedir</text:span><text:span text:style-name="T697"> affiche du texte en mettant en pause le script. Rediriger le texte dans le fichier de logs n’aurait servi à rien, car la mise en pause du script aura quand même lieu.</text:span></text:p>
      <text:p text:style-name="P226"/>
      <text:h text:style-name="P335" text:outline-level="5"><text:bookmark-start text:name="__RefHeading___Toc5796_2211463275"/>GetDistPackageManager<text:bookmark-end text:name="__RefHeading___Toc5796_2211463275"/></text:h>
      <text:p text:style-name="P206">Description :</text:p>
      <text:p text:style-name="P126">Cette fonction recherche le nom du gestionnaire de paquets utilisé par la distribution de l’utilisateur pour appeler ses commandes de gestion de paquets pour :</text:p>
      <text:list xml:id="list1928951776" text:style-name="L16">
        <text:list-item>
          <text:p text:style-name="P370">Mettre à jour les paquets déjà présents sur sa distribution.</text:p>
        </text:list-item>
        <text:list-item>
          <text:p text:style-name="P358">Installer les paquets de base depuis les dépôts officiels.</text:p>
        </text:list-item>
        <text:list-item>
          <text:p text:style-name="P358">Supprimer les dépendances obsolètes (inutilisées par le moindre programme).</text:p>
        </text:list-item>
      </text:list>
      <text:p text:style-name="P126"/>
      <text:p text:style-name="P206">Fonctionnement :</text:p>
      <text:p text:style-name="P246"><text:span text:style-name="T139">Pour trouver le nom du gestionnaire de paquets de la distribution de l’utilisateur, un appel de commandes est lancé avec la commande </text:span><text:span text:style-name="T250">command -v</text:span><text:span text:style-name="T139">, tout en redirigeant chaque sortie d’exécution des commandes cibles vers le périphérique nul </text:span><text:span text:style-name="T137">/dev/null</text:span><text:span text:style-name="T139">, avant </text:span><text:span text:style-name="T148">d’enregistrer</text:span><text:span text:style-name="T139"> l</text:span><text:span text:style-name="T148">e</text:span><text:span text:style-name="T139"> n</text:span><text:span text:style-name="T148">om du gestionnaire de</text:span><text:span text:style-name="T139"> paquet</text:span><text:span text:style-name="T148">s</text:span><text:span text:style-name="T139"> dans une variable nommée </text:span><text:span text:style-name="T21">SCRIPT_</text:span><text:span text:style-name="T24">PACK_MANAGER</text:span><text:span text:style-name="T139">:</text:span></text:p>
      <text:p text:style-name="P230"/>
      <text:p text:style-name="P207"><text:span text:style-name="T831">Si</text:span><text:span text:style-name="T325"> une des commandes est détectée, </text:span><text:span text:style-name="T832">alors</text:span><text:span text:style-name="T326"> </text:span><text:span text:style-name="T325">un message indique à l’utilisateur que son gestionnaire de paquets est supporté, suivi du nom de </text:span><text:span text:style-name="T324">ce dernier</text:span><text:span text:style-name="T325"> écrit entre parenthèses.</text:span></text:p>
      <text:p text:style-name="P230"/>
      <text:p text:style-name="P230"><text:span text:style-name="T819">Si</text:span><text:span text:style-name="T830">non</text:span><text:span text:style-name="T836">, </text:span><text:span text:style-name="T830">si</text:span>, parmi les appels de commande, aucun ne correspond au nom du moindre gestionnaire de paquets supporté, <text:span text:style-name="T819">alors</text:span> une erreur fatale survient et l’exécution du script s’arrête par le biais de la fonction <text:span text:style-name="T62">Ha</text:span><text:span text:style-name="T55">ndle</text:span><text:span text:style-name="T61">E</text:span><text:span text:style-name="T55">rrors</text:span>.</text:p>
      <text:p text:style-name="P3"/>
      <text:p text:style-name="P258"><text:span text:style-name="T401">S</text:span>cript<text:span text:style-name="T401">I</text:span>nit</text:p>
      <text:p text:style-name="P141">Description :</text:p>
      <text:p text:style-name="P3">Cette fonction vérifie que l’utilisateur exécute bien le script en mode super utilisateur et que le script soit accompagné du nom de l’utilisateur en tant qu’argument.</text:p>
      <text:p text:style-name="P3"/>
      <text:p text:style-name="P141">Fonctionnement :</text:p>
      <text:p text:style-name="P120">Cette fonction <text:span text:style-name="T441">appelle d’abord la fonction </text:span><text:span text:style-name="T226">CreateLogFile</text:span><text:span text:style-name="T305"> pour créer le fichier de logs, puis la fonction </text:span><text:span text:style-name="T227">Mktmpdir</text:span><text:span text:style-name="T306"> pour créer le dossier temporaire, ainsi que </text:span><text:span text:style-name="T307">ses sous-dossiers.</text:span></text:p>
      <text:p text:style-name="P222"/>
      <text:p text:style-name="P119">Le fichier <text:span text:style-name="T443">de logs est ensuite déplacé dans le dossier temporaire, </text:span></text:p>
      <text:p text:style-name="P222"/>
      <text:p text:style-name="P120"><text:span text:style-name="T307">Elle</text:span><text:span text:style-name="T305"> </text:span><text:span text:style-name="T292">vérifie</text:span> <text:span text:style-name="T442">ensuite</text:span> que l’utilisateur exécute bien le script en mode super-utilisateur, avec la commande sudo ou directement connecté en tant qu’utilisateur root, puis que vous y passez bien en argument votre nom d’utilisateur lors de l’exécution du script.</text:p>
      <text:p text:style-name="P3"/>
      <text:p text:style-name="P236"><text:span text:style-name="T139">Le mode super-utilisateur, ou utilisateur root, est l’équivalent UNIX du mode administrateur de Windows, à la différence près que vous êtes </text:span><text:span text:style-name="T137">LE VÉRITABLE MAÎTRE</text:span><text:span text:style-name="T139"> de votre ordinateur. </text:span></text:p>
      <text:p text:style-name="P237"/>
      <text:p text:style-name="P231">« De grands pouvoirs impliquent de grandes responsabilités »</text:p>
      <text:p text:style-name="P3"/>
      <text:p text:style-name="P3">Message affiché la première fois que vous lancez une commande en mode utilisateur normal avec la commande sudo, suivie du nom de la commande souhaitée.</text:p>
      <text:p text:style-name="P3"/>
      <text:p text:style-name="P3"/>
      <text:list xml:id="list865935971" text:style-name="L17">
        <text:list-item>
          <text:list>
            <text:list-item>
              <text:p text:style-name="P373"><text:span text:style-name="T139">Si le script n’est pas lancé avec la commande sudo ou en mode super-utilisateur, alors le script renvoie un message d’erreur et arrête son exécution par le biais de la fonction </text:span><text:span text:style-name="T94">H</text:span><text:span text:style-name="T75">andle</text:span><text:span text:style-name="T94">E</text:span><text:span text:style-name="T75">rrors</text:span><text:span text:style-name="T139">, </text:span><text:span text:style-name="T146">car </text:span><text:span text:style-name="T147">d</text:span><text:span text:style-name="T139">e nombreuses fonctionnalités du script (mise à jour, installation de paquets, suppression de paquets obsolètes, etc…) nécessitent d’être connecté en mode super-utilisateur.</text:span></text:p>
            </text:list-item>
          </text:list>
        </text:list-item>
      </text:list>
      <text:p text:style-name="P3"/>
      <text:list xml:id="list225847994188949" text:continue-numbering="true" text:style-name="L17">
        <text:list-item>
          <text:list>
            <text:list-item>
              <text:p text:style-name="P359">Sinon, si le script est exécuté en mode super-utilisateur, plusieurs tests restent à effectuer :</text:p>
            </text:list-item>
          </text:list>
        </text:list-item>
      </text:list>
      <text:p text:style-name="P3"><text:soft-page-break/></text:p>
      <text:list xml:id="list225846214961791" text:continue-numbering="true" text:style-name="L17">
        <text:list-item>
          <text:list>
            <text:list-item>
              <text:list>
                <text:list-item>
                  <text:p text:style-name="P374"><text:span text:style-name="T139">Si le script est exécuté sans arguments, alors le script demande à l’utilisateur de rentrer le nom de l’argument manquant, puis renvoie un message d’erreur avant d’arrêter son exécution par le biais de la fonction </text:span><text:span text:style-name="T95">H</text:span><text:span text:style-name="T75">andle</text:span><text:span text:style-name="T96">E</text:span><text:span text:style-name="T75">rrors</text:span><text:span text:style-name="T139">.</text:span></text:p>
                </text:list-item>
              </text:list>
            </text:list-item>
          </text:list>
        </text:list-item>
      </text:list>
      <text:p text:style-name="P3"/>
      <text:list xml:id="list225847498297511" text:continue-numbering="true" text:style-name="L17">
        <text:list-item>
          <text:list>
            <text:list-item>
              <text:list>
                <text:list-item>
                  <text:p text:style-name="P359">Sinon, si le script est lancé avec l’ argument attendu, d’autres tests restent encore à effectuer.</text:p>
                </text:list-item>
              </text:list>
            </text:list-item>
          </text:list>
        </text:list-item>
      </text:list>
      <text:p text:style-name="P3"/>
      <text:list xml:id="list225847248681325" text:continue-numbering="true" text:style-name="L17">
        <text:list-item>
          <text:list>
            <text:list-item>
              <text:list>
                <text:list-item>
                  <text:list>
                    <text:list-item>
                      <text:p text:style-name="P375"><text:span text:style-name="T139">Si le nom de l’utilisateur ne correspond pas au nom du dossier personnel en testant la valeur de retour de la commande </text:span><text:span text:style-name="T380">pwd</text:span><text:span text:style-name="T139">, alors le script ne se lance pas et demande à l’utilisateur de rentrer correctement son nom avant de renvoyer un message d’erreur et d’arrêter son exécution par le biais de la fonction </text:span><text:span text:style-name="T95">H</text:span><text:span text:style-name="T75">andle</text:span><text:span text:style-name="T96">E</text:span><text:span text:style-name="T75">rrors</text:span><text:span text:style-name="T139">.</text:span></text:p>
                    </text:list-item>
                  </text:list>
                </text:list-item>
              </text:list>
            </text:list-item>
          </text:list>
        </text:list-item>
      </text:list>
      <text:p text:style-name="P3"/>
      <text:list xml:id="list225847404120244" text:continue-numbering="true" text:style-name="L17">
        <text:list-item>
          <text:list>
            <text:list-item>
              <text:list>
                <text:list-item>
                  <text:list>
                    <text:list-item>
                      <text:p text:style-name="P359">Sinon, si le nom de l’utilisateur correspondent au nom de son dossier personnel, alors le script <text:span text:style-name="T366">lui demande si le nom qu’il a entré est correct, dans le cas où plusieurs comptes utilisateur existent sur le même PC.</text:span></text:p>
                    </text:list-item>
                  </text:list>
                </text:list-item>
              </text:list>
            </text:list-item>
          </text:list>
        </text:list-item>
      </text:list>
      <text:p text:style-name="P61"/>
      <text:list xml:id="list225846237055609" text:continue-numbering="true" text:style-name="L17">
        <text:list-item>
          <text:list>
            <text:list-item>
              <text:list>
                <text:list-item>
                  <text:list>
                    <text:list-item>
                      <text:list>
                        <text:list-item>
                          <text:p text:style-name="P377"><text:span text:style-name="T154">Si l’utilisateur </text:span><text:span text:style-name="T155">répond par </text:span><text:span text:style-name="T209">« oui »</text:span><text:span text:style-name="T215">, alors </text:span><text:span text:style-name="T216">le script se lance.</text:span></text:p>
                        </text:list-item>
                      </text:list>
                    </text:list-item>
                  </text:list>
                </text:list-item>
              </text:list>
            </text:list-item>
          </text:list>
        </text:list-item>
      </text:list>
      <text:p text:style-name="P223"/>
      <text:list xml:id="list225847384814964" text:continue-numbering="true" text:style-name="L17">
        <text:list-item>
          <text:list>
            <text:list-item>
              <text:list>
                <text:list-item>
                  <text:list>
                    <text:list-item>
                      <text:list>
                        <text:list-item>
                          <text:p text:style-name="P378"><text:span text:style-name="T216">Sinon, si l’utilisateur répond par </text:span><text:span text:style-name="T210">« non »</text:span><text:span text:style-name="T216">, alors le script </text:span><text:span text:style-name="T217">n’est pas exécuté</text:span></text:p>
                        </text:list-item>
                      </text:list>
                    </text:list-item>
                  </text:list>
                </text:list-item>
              </text:list>
            </text:list-item>
          </text:list>
        </text:list-item>
      </text:list>
      <text:p text:style-name="P224"/>
      <text:list xml:id="list225846864241949" text:continue-numbering="true" text:style-name="L17">
        <text:list-item>
          <text:list>
            <text:list-item>
              <text:list>
                <text:list-item>
                  <text:list>
                    <text:list-item>
                      <text:list>
                        <text:list-item>
                          <text:p text:style-name="P379"><text:span text:style-name="T217">M</text:span><text:span text:style-name="T218">ême chose si aucune réponse valide n’est ent</text:span><text:span text:style-name="T219">r</text:span><text:span text:style-name="T218">ée, </text:span><text:span text:style-name="T219">en plus d’afficher une ligne supplémentaire </text:span><text:span text:style-name="T220">demandant à l’utilisateur de bien rentrer </text:span><text:span text:style-name="T211">« oui »</text:span><text:span text:style-name="T220"> ou </text:span><text:span text:style-name="T211">« </text:span><text:span text:style-name="T212">non »</text:span><text:span text:style-name="T221">.</text:span></text:p>
                        </text:list-item>
                      </text:list>
                    </text:list-item>
                  </text:list>
                </text:list-item>
              </text:list>
            </text:list-item>
          </text:list>
        </text:list-item>
      </text:list>
      <text:p text:style-name="P3"/>
      <text:h text:style-name="P336" text:outline-level="5"/>
      <text:p text:style-name="P62"/>
      <text:h text:style-name="P333" text:outline-level="5"><text:bookmark-start text:name="__RefHeading___Toc5798_2211463275"/><text:span text:style-name="T403">L</text:span>aunch<text:span text:style-name="T402">S</text:span>cript<text:bookmark-end text:name="__RefHeading___Toc5798_2211463275"/></text:h>
      <text:list xml:id="list2635853058" text:style-name="L18">
        <text:list-item>
          <text:p text:style-name="P349">Description :</text:p>
          <text:list>
            <text:list-item>
              <text:p text:style-name="P360">Cette fonction demande à l’utilisateur s’il est sûr de lancer le script.</text:p>
            </text:list-item>
          </text:list>
        </text:list-item>
      </text:list>
      <text:p text:style-name="P3"/>
      <text:list xml:id="list225848042611326" text:continue-numbering="true" text:style-name="L18">
        <text:list-item>
          <text:p text:style-name="P349">Fonctionnement :</text:p>
          <text:list>
            <text:list-item>
              <text:p text:style-name="P376"><text:span text:style-name="T139">Le script demande à l’utilisateur s’il est sûr de lancer le script par le biais d’une sous-fonction nommée </text:span><text:span text:style-name="T230">R</text:span><text:span text:style-name="T228">ead</text:span><text:span text:style-name="T230">L</text:span><text:span text:style-name="T228">aunch</text:span><text:span text:style-name="T230">S</text:span><text:span text:style-name="T228">cript</text:span><text:span text:style-name="T139">, contenant une condition case :</text:span></text:p>
            </text:list-item>
          </text:list>
        </text:list-item>
      </text:list>
      <text:p text:style-name="P3"/>
      <text:list xml:id="list225847016369046" text:continue-numbering="true" text:style-name="L18">
        <text:list-item>
          <text:list>
            <text:list-item>
              <text:list>
                <text:list-item>
                  <text:p text:style-name="P360">S’il répond par <text:span text:style-name="T1">« oui »</text:span>, le script lance les étapes suivantes à partir de la fonction suivante.</text:p>
                </text:list-item>
              </text:list>
            </text:list-item>
          </text:list>
        </text:list-item>
      </text:list>
      <text:p text:style-name="P3"/>
      <text:list xml:id="list225847317843873" text:continue-numbering="true" text:style-name="L18">
        <text:list-item>
          <text:list>
            <text:list-item>
              <text:list>
                <text:list-item>
                  <text:p text:style-name="P360">Sinon, s’il répond par <text:span text:style-name="T1">« non »</text:span>, le programme s’arrête, tout simplement.</text:p>
                </text:list-item>
              </text:list>
            </text:list-item>
          </text:list>
        </text:list-item>
      </text:list>
      <text:p text:style-name="P3"/>
      <text:list xml:id="list225848077681659" text:continue-numbering="true" text:style-name="L18">
        <text:list-item>
          <text:list>
            <text:list-item>
              <text:list>
                <text:list-item>
                  <text:p text:style-name="P360">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3"/>
      <text:h text:style-name="Heading_20_4" text:outline-level="4"><text:bookmark-start text:name="__RefHeading___Toc5800_2211463275"/>3.2.2.2 : Connexions et mises à jour<text:bookmark-end text:name="__RefHeading___Toc5800_2211463275"/></text:h>
      <text:h text:style-name="P333" text:outline-level="5"><text:bookmark-start text:name="__RefHeading___Toc5802_2211463275"/><text:span text:style-name="T405">C</text:span>heck<text:span text:style-name="T404">I</text:span>nternet<text:span text:style-name="T404">C</text:span>onnection<text:bookmark-end text:name="__RefHeading___Toc5802_2211463275"/></text:h>
      <text:p text:style-name="P141">Description :</text:p>
      <text:p text:style-name="P3">Cette fonction vérifie que l’utilisateur est connecté à Internet.</text:p>
      <text:p text:style-name="P3"/>
      <text:p text:style-name="P141">Fonctionnement :</text:p>
      <text:p text:style-name="P3">Comme son nom l’indique, cette fonction vérifie que l’ordinateur de l’utilisateur est bien connecté à Internet pour effectuer les étapes suivantes.</text:p>
      <text:p text:style-name="P3"/>
      <text:p text:style-name="P3"><text:span text:style-name="T819">Si</text:span> c’est le cas, <text:span text:style-name="T828">alors</text:span><text:span text:style-name="T835"> </text:span>le programme continue à s’exécuter normalement.</text:p>
      <text:p text:style-name="P3"><text:soft-page-break/></text:p>
      <text:p text:style-name="P236"><text:span text:style-name="T139">Sinon, si ce n’est pas le cas, </text:span><text:span text:style-name="T829">alors</text:span><text:span text:style-name="T139"> l’exécution du programme s’arrête par le biais de la fonction </text:span><text:span text:style-name="T97">H</text:span><text:span text:style-name="T75">andle</text:span><text:span text:style-name="T97">E</text:span><text:span text:style-name="T75">rrors</text:span><text:span text:style-name="T139">. Sans connexion à Internet, les fonctions de téléchargement des programmes ne serviront strictement à rien.</text:span></text:p>
      <text:p text:style-name="P3"/>
      <text:h text:style-name="P333" text:outline-level="5"><text:bookmark-start text:name="__RefHeading___Toc5804_2211463275"/><text:span text:style-name="T406">D</text:span>ist<text:span text:style-name="T406">U</text:span>pgrade<text:bookmark-end text:name="__RefHeading___Toc5804_2211463275"/></text:h>
      <text:p text:style-name="P141">Description :</text:p>
      <text:p text:style-name="P3">Cette fonction met à jour tous les paquets déjà installés sur le disque dur de l’utilisateur s’il ne l’a pas encore fait au moment de l’installation ou juste après.</text:p>
      <text:p text:style-name="P3"/>
      <text:p text:style-name="P236"><text:span text:style-name="T137">Note :</text:span><text:span text:style-name="T139"> Si </text:span><text:span text:style-name="T149">l’utilisateur </text:span><text:span text:style-name="T139">ne l’a pas encore fait, certaines fonctionnalités de </text:span><text:span text:style-name="T149">sa</text:span><text:span text:style-name="T139"> distribution risquent de ne pas fonctionner normalement.</text:span></text:p>
      <text:p text:style-name="P3"/>
      <text:p text:style-name="P141">Fonctionnement :</text:p>
      <text:p text:style-name="P236"><text:span text:style-name="T139">Cette fonction contient une condition case, chargée d’appeler la commande de mise à jour des paquets selon le gestionnaire de paquets obtenu grâce à la fonction </text:span><text:span text:style-name="T231">GetDis</text:span><text:span text:style-name="T232">t</text:span><text:span text:style-name="T231">PackageManager</text:span><text:span text:style-name="T139">, l’ayant enregistré en mémoire par le biais de la variable </text:span><text:span text:style-name="T21">SCRIPT_</text:span><text:span text:style-name="T25">PACK_MANAGER</text:span><text:span text:style-name="T139">.</text:span></text:p>
      <text:p text:style-name="P3"/>
      <text:h text:style-name="Heading_20_4" text:outline-level="4"><text:bookmark-start text:name="__RefHeading___Toc5806_2211463275"/>3.2.2.3 : Définition des fonctions de paramétrage<text:bookmark-end text:name="__RefHeading___Toc5806_2211463275"/></text:h>
      <text:h text:style-name="P333" text:outline-level="5"><text:bookmark-start text:name="__RefHeading___Toc5808_2211463275"/><text:span text:style-name="T407">S</text:span>et<text:span text:style-name="T407">S</text:span>udo<text:bookmark-end text:name="__RefHeading___Toc5808_2211463275"/></text:h>
      <text:p text:style-name="P205">Description :</text:p>
      <text:p text:style-name="P3">Cette fonction sert surtout aux utilisateurs de distributions dont la commande sudo n’est pas incluse de base (Debian, par exemple).</text:p>
      <text:p text:style-name="P3"/>
      <text:p text:style-name="P141">Fonctionnement :</text:p>
      <text:p text:style-name="P236"><text:span text:style-name="T139">Si la commande sudo n’est pas détectée, alors le script appelle la fonction </text:span><text:span text:style-name="T98">P</text:span><text:span text:style-name="T75">ack</text:span><text:span text:style-name="T98">I</text:span><text:span text:style-name="T75">nstall</text:span><text:span text:style-name="T139"> pour télécharger la commande sudo depuis les dépôts officiels de votre distribution.</text:span></text:p>
      <text:p text:style-name="P3"/>
      <text:p text:style-name="P3">Sinon, si cette commande est détectée, alors le script indique à l’utilisateur que la commande sudo est déjà installée sur son système.</text:p>
      <text:p text:style-name="P3"/>
      <text:p text:style-name="P229"><text:span text:style-name="T279">Le script demande à l’utilisateur s’il souhaite que le script télécharge </text:span><text:span text:style-name="T280">un</text:span><text:span text:style-name="T279"> fichier </text:span><text:span text:style-name="T762">sudoers</text:span><text:span text:style-name="T279"> </text:span><text:span text:style-name="T281">(</text:span><text:span text:style-name="T282">fichier de conf</text:span><text:span text:style-name="T283">iguration de</text:span><text:span text:style-name="T284">s autorisations </text:span><text:span text:style-name="T285">de </text:span><text:span text:style-name="T249">sudo</text:span><text:span text:style-name="T348"> selon </text:span><text:span text:style-name="T349">les </text:span><text:span text:style-name="T350">utilisateurs</text:span><text:span text:style-name="T281">) </text:span><text:span text:style-name="T279">déjà configuré, en l’avertissant que ce n’est pas la peine de le faire si son fichier des sudoers est déjà configuré, le tout via une sous-fonction nommée </text:span><text:span text:style-name="T225">R</text:span><text:span text:style-name="T224">ead</text:span><text:span text:style-name="T225">S</text:span><text:span text:style-name="T224">et</text:span><text:span text:style-name="T225">S</text:span><text:span text:style-name="T224">udo</text:span><text:span text:style-name="T279">.</text:span></text:p>
      <text:p text:style-name="P3"/>
      <text:p text:style-name="P3">Si l’utilisateur répond par oui, alors le script</text:p>
      <text:p text:style-name="P3"/>
      <text:list xml:id="list2874003202" text:style-name="L19">
        <text:list-item>
          <text:p text:style-name="P403"><text:span text:style-name="T731">Crée une sauvegarde du fichier </text:span><text:span text:style-name="T770">sudoers</text:span><text:span text:style-name="T725"> en y ajoutant </text:span><text:span text:style-name="T726">la date et l’heure de sauvegarde du fichier.</text:span></text:p>
        </text:list-item>
        <text:list-item>
          <text:p text:style-name="P371">Télécharge le fichier sudoers depuis le dépôt Github de l’auteur, Dimitri Obeid, en affichant un message de réussite en cas de succès ou un message d’erreur en cas d’échec, avant de quitter la fonction.</text:p>
        </text:list-item>
        <text:list-item>
          <text:p text:style-name="P403"><text:span text:style-name="T481">Déplace le fichier fraîchement téléchargé vers le dossier </text:span><text:span text:style-name="T646">« /etc/ »</text:span><text:span text:style-name="T481">, en affichant un message de réussite en cas de succès ou un message d’erreur en cas d’échec, avant de quitter la fonction.</text:span></text:p>
        </text:list-item>
      </text:list>
      <text:p text:style-name="P3"/>
      <text:list xml:id="list225847058426483" text:continue-numbering="true" text:style-name="L19">
        <text:list-item>
          <text:p text:style-name="P404"><text:span text:style-name="T481">Ajoute l’utilisateur au groupe sudo en appelant la commande </text:span><text:span text:style-name="T646">« </text:span><text:span text:style-name="T256">usermod -aG root </text:span><text:span text:style-name="T54">SCRIPT_USERNAME </text:span><text:span text:style-name="T646">»</text:span><text:span text:style-name="T666">,</text:span><text:span text:style-name="T481"> où </text:span><text:span text:style-name="T54">SCRIPT_USERNAME</text:span><text:span text:style-name="T481"> correspond au nom de l’utilisateur passé en premier argument.</text:span></text:p>
        </text:list-item>
      </text:list>
      <text:p text:style-name="P238"/>
      <text:list xml:id="list3226493798" text:style-name="L20">
        <text:list-item>
          <text:list>
            <text:list-item>
              <text:list>
                <text:list-item>
                  <text:list>
                    <text:list-item>
                      <text:p text:style-name="P361">En cas de réussite, un message de réussite est affiché. Dans le cas contraire, le script affiche un message d’erreur, avant de quitter la fonction.</text:p>
                    </text:list-item>
                  </text:list>
                </text:list-item>
              </text:list>
            </text:list-item>
          </text:list>
        </text:list-item>
      </text:list>
      <text:p text:style-name="P3"/>
      <text:p text:style-name="P3"><text:soft-page-break/></text:p>
      <text:list xml:id="list225847263455964" text:continue-numbering="true" text:style-name="L20">
        <text:list-item>
          <text:list>
            <text:list-item>
              <text:list>
                <text:list-item>
                  <text:p text:style-name="P361"><text:s/>Sinon, si l’utilisateur répond par non, alors le script affiche que le script ne sera pas modifié et que l’utilisateur peut toujours le modifier plus tard.</text:p>
                </text:list-item>
              </text:list>
            </text:list-item>
          </text:list>
        </text:list-item>
      </text:list>
      <text:p text:style-name="P3"/>
      <text:list xml:id="list225846822756534" text:continue-numbering="true" text:style-name="L20">
        <text:list-item>
          <text:list>
            <text:list-item>
              <text:list>
                <text:list-item>
                  <text:p text:style-name="P361">Sinon, si l’utilisateur ne répond ni par oui, ni par non, alors le script boucle sur la fonction jusqu’à ce que l’utilisateur ne rentre correctement une des deux réponses attendues.</text:p>
                </text:list-item>
              </text:list>
            </text:list-item>
          </text:list>
        </text:list-item>
      </text:list>
      <text:p text:style-name="P3"/>
      <text:h text:style-name="Heading_20_4" text:outline-level="4"><text:bookmark-start text:name="__RefHeading___Toc5810_2211463275"/>3.2.2.4 : Fonctions finales<text:bookmark-end text:name="__RefHeading___Toc5810_2211463275"/></text:h>
      <text:h text:style-name="P333" text:outline-level="5"><text:bookmark-start text:name="__RefHeading___Toc5812_2211463275"/><text:span text:style-name="T408">A</text:span>utoremove<text:bookmark-end text:name="__RefHeading___Toc5812_2211463275"/></text:h>
      <text:p text:style-name="P141">Description :</text:p>
      <text:p text:style-name="P3">Cette fonction demande à l’utilisateur s’il souhaite supprimer ses paquets obsolètes via la commande de suppression des paquets obsolètes de son gestionnaire de paquets.</text:p>
      <text:p text:style-name="P3"/>
      <text:p text:style-name="P141">Fonctionnement :</text:p>
      <text:p text:style-name="P1"><text:span text:style-name="T153">Cette fonction demande à l’utilisateur s’il souhaite supprimer ses paquets obsolètes via une sous-fonction nommée </text:span><text:span text:style-name="T234">R</text:span><text:span text:style-name="T233">ead</text:span><text:span text:style-name="T234">A</text:span><text:span text:style-name="T233">utoremove </text:span><text:span text:style-name="T153">:</text:span></text:p>
      <text:list xml:id="list3152228529" text:style-name="L21">
        <text:list-item>
          <text:p text:style-name="P362">Si l’utilisateur répond par oui, la commande de suppression des paquets obsolètes de son gestionnaire de paquets est appelée avant l’appel de la fonction de fin d’installation.</text:p>
        </text:list-item>
      </text:list>
      <text:p text:style-name="P63"/>
      <text:list xml:id="list225848082855972" text:continue-numbering="true" text:style-name="L21">
        <text:list-item>
          <text:p text:style-name="P362">Sinon, si l’utilisateur répond par non, la fonction de fin d’installation est appelée et l’installation se termine.</text:p>
        </text:list-item>
      </text:list>
      <text:p text:style-name="P3"/>
      <text:list xml:id="list225847808927905" text:continue-numbering="true" text:style-name="L21">
        <text:list-item>
          <text:p text:style-name="P363">Sinon, si l’utilisateur ne répond ni par oui, ni par non, alors le script boucle sur la fonction jusqu’à ce que l’utilisateur ne rentre correctement une des deux réponses attendues.</text:p>
        </text:list-item>
      </text:list>
      <text:p text:style-name="P125"/>
      <text:h text:style-name="P333" text:outline-level="5"><text:bookmark-start text:name="__RefHeading___Toc5814_2211463275"/><text:span text:style-name="T410">I</text:span>s<text:span text:style-name="T409">I</text:span>nstallation<text:span text:style-name="T409">D</text:span>one<text:bookmark-end text:name="__RefHeading___Toc5814_2211463275"/></text:h>
      <text:p text:style-name="P141">Description :</text:p>
      <text:p text:style-name="P3">Cette fonction finale est appelée pour indiquer que l’installation est terminée et que votre distribution est prête à être utilisée, tout simplement.</text:p>
      <text:p text:style-name="P3"/>
      <text:p text:style-name="P141">Fonctionnement :</text:p>
      <text:p text:style-name="P1"><text:span text:style-name="T153">La fonction supprime le dossier temporaire créé dans le dossier </text:span><text:span text:style-name="T775">/tmp</text:span><text:span text:style-name="T153">, puis tue le processus sudo tournant en arrière plan, avec la commande </text:span><text:span text:style-name="T251">sudo -k</text:span><text:span text:style-name="T153">, par précautions, avant de finalement quitter.</text:span></text:p>
      <text:p text:style-name="P3"/>
      <text:p text:style-name="P3">Pour utiliser toute commande demandant les privilèges du super-utilisateur, vous devrez de nouveau taper votre mot de passe.</text:p>
      <text:p text:style-name="P3"/>
      <text:h text:style-name="P315" text:outline-level="2"><text:bookmark-start text:name="__RefHeading___Toc5816_2211463275"/>3.3 : Ordre d’appel des fonctions<text:bookmark-end text:name="__RefHeading___Toc5816_2211463275"/></text:h>
      <text:p text:style-name="P3">La partie installation du script commence véritablement à partir de la ligne 801 du fichier. Voici l’ordre d’appel de chaque fonction :</text:p>
      <text:p text:style-name="P64"/>
      <text:p text:style-name="P259"><text:span text:style-name="T411">S</text:span>cript<text:span text:style-name="T411">I</text:span>nit</text:p>
      <text:p text:style-name="P4">Cette fonction vérifie que vous exécutez bien le script avec la commande sudo ou en tant que super-utilisateur ET avec les arguments obligatoires.</text:p>
      <text:p text:style-name="P3"/>
      <text:p text:style-name="P252"><text:span text:style-name="T412">S</text:span>cript<text:span text:style-name="T412">H</text:span>eader</text:p>
      <text:p text:style-name="P4">Cette fonction affiche le header de bienvenue.</text:p>
      <text:p text:style-name="P65"/>
      <text:p text:style-name="P259"><text:span text:style-name="T413">G</text:span>et<text:span text:style-name="T413">D</text:span>ist<text:span text:style-name="T413">P</text:span>ackage<text:span text:style-name="T413">M</text:span>anager</text:p>
      <text:p text:style-name="P4">Cette fonction sert à obtenir le gestionnaire de paquet de votre distribution.</text:p>
      <text:p text:style-name="P3"/>
      <text:p text:style-name="P259"><text:soft-page-break/><text:span text:style-name="T414">L</text:span>aunch<text:span text:style-name="T414">S</text:span>cript</text:p>
      <text:p text:style-name="P4">Cette fonction vérifie que vous lancez bien le script volontairement.</text:p>
      <text:p text:style-name="P3"/>
      <text:p text:style-name="P259"><text:span text:style-name="T415">C</text:span>heck<text:span text:style-name="T415">I</text:span>nternet<text:span text:style-name="T415">C</text:span>onnection</text:p>
      <text:p text:style-name="P4">Cette fonction vérifie que vous êtes bien connecté à Internet.</text:p>
      <text:p text:style-name="P3"/>
      <text:p text:style-name="P259"><text:span text:style-name="T416">D</text:span>ist<text:span text:style-name="T416">U</text:span>pgrade</text:p>
      <text:p text:style-name="P4">Cette fonction met à jour les paquets existants.</text:p>
      <text:p text:style-name="P66"/>
      <text:p text:style-name="P254">Makedir</text:p>
      <text:p text:style-name="P4">Cette fonction <text:span text:style-name="T286">sert à créer le dossier temporaire dans le dossier </text:span><text:span text:style-name="T760">/tmp</text:span>.</text:p>
      <text:p text:style-name="P3"/>
      <text:p text:style-name="P255"><text:span text:style-name="T417">P</text:span>ack<text:span text:style-name="T417">I</text:span>nstall</text:p>
      <text:p text:style-name="P5">Cette fonction, appelée <text:span text:style-name="T287">3</text:span> fois, sert ici à télécharger les commandes d’installation <text:span text:style-name="T242">curl</text:span>, <text:span text:style-name="T242">snapd</text:span> et <text:span text:style-name="T242">wget</text:span>.</text:p>
      <text:p text:style-name="P5"/>
      <text:p text:style-name="P259"><text:span text:style-name="T418">S</text:span>et<text:span text:style-name="T418">S</text:span>udo</text:p>
      <text:p text:style-name="P4">Cette fonction télécharge la commande sudo si elle n’est pas installée <text:span text:style-name="T288">par défaut (Debian)</text:span> et <text:span text:style-name="T289">télécharge un </text:span>fichier sudoers <text:span text:style-name="T290">déjà configuré</text:span> si l’utilisateur le souhaite.</text:p>
      <text:p text:style-name="P3"/>
      <text:p text:style-name="P252"><text:span text:style-name="T419">S</text:span>cript<text:span text:style-name="T419">H</text:span>eader</text:p>
      <text:p text:style-name="P4">Cette fonction affiche <text:span text:style-name="T291">le</text:span> header de <text:span text:style-name="T291">l’étape de création d’un dossier pour les logiciels téléchargés avec la commande </text:span><text:span text:style-name="T243">wget</text:span><text:span text:style-name="T293">.</text:span></text:p>
      <text:p text:style-name="P3"/>
      <text:p text:style-name="P256">Makedir</text:p>
      <text:p text:style-name="P6">Cette fonction <text:span text:style-name="T286">sert à créer le dossier de <text:s/>dans le dossier personnel de l’utilisateur</text:span>.</text:p>
      <text:p text:style-name="P3"/>
      <text:p text:style-name="P253"><text:span text:style-name="T420">S</text:span>cript<text:span text:style-name="T420">H</text:span>eader</text:p>
      <text:p text:style-name="P7">Cette fonction affiche <text:span text:style-name="T291">le</text:span> header de <text:span text:style-name="T291">l’étape de téléchargement des programmes (</text:span><text:span text:style-name="T2">la partie la plus important du script</text:span><text:span text:style-name="T291">).</text:span></text:p>
      <text:p text:style-name="P67"/>
      <text:p text:style-name="P161">C’EST ENTRE CES DEUX LIGNES QUE SE TROUVE LA PARTIE D’INSTALLATION DES PAQUETS</text:p>
      <text:p text:style-name="P3"/>
      <text:p text:style-name="P248"><text:span text:style-name="T107">P</text:span><text:span text:style-name="T106">ack</text:span><text:span text:style-name="T107">I</text:span><text:span text:style-name="T106">nstall </text:span><text:span text:style-name="T36">nom_du_paquet</text:span></text:p>
      <text:p text:style-name="P213">ou</text:p>
      <text:p text:style-name="P248"><text:span text:style-name="T108">S</text:span><text:span text:style-name="T106">nap</text:span><text:span text:style-name="T108">I</text:span><text:span text:style-name="T106">nstall</text:span><text:span text:style-name="T153"> </text:span><text:span text:style-name="T36">nom_du_snap </text:span><text:span text:style-name="T255">--option</text:span></text:p>
      <text:p text:style-name="P233">Ces fonctions installent un paquet depuis les dépôts officiels de votre distribution ou le paquet Snap choisi, le tout en argument (<text:span text:style-name="T7">nom_du_paquet</text:span> ou <text:span text:style-name="T7">nom_du_snap</text:span>). Ce qui suit les deux tirets <text:span text:style-name="T360">suivant le nom du paquet snap</text:span> est une option <text:span text:style-name="T360">de téléchargement</text:span>.</text:p>
      <text:p text:style-name="P3"><text:tab/></text:p>
      <text:p text:style-name="P3"><text:tab/>…</text:p>
      <text:p text:style-name="P3"><text:tab/>…<text:tab/>(jusqu’au dernier paquet que vous souhaitez installer)</text:p>
      <text:p text:style-name="P3"><text:tab/>…</text:p>
      <text:p text:style-name="P3"/>
      <text:p text:style-name="P162">FIN DE LA PARTIE DE TÉLÉCHARGEMENT DES PAQUETS</text:p>
      <text:p text:style-name="P3"/>
      <text:p text:style-name="P259"><text:span text:style-name="T421">A</text:span>utoremove</text:p>
      <text:p text:style-name="P4"><text:span text:style-name="T361">Cette fonction sert à</text:span> supprimer les paquets obsolètes une fois la mise à jour du système <text:span text:style-name="T1">ET</text:span> l’installation <text:span text:style-name="T362">des paquets</text:span> terminées.</text:p>
      <text:p text:style-name="P3"/>
      <text:p text:style-name="P259"><text:span text:style-name="T422">I</text:span>s<text:span text:style-name="T422">I</text:span>nstallation<text:span text:style-name="T422">D</text:span>one</text:p>
      <text:p text:style-name="P4">Fonction de fin de script.</text:p>
      <text:p text:style-name="P3"/>
      <text:p text:style-name="P4">La partie que où vous pouvez ajouter vos paquets se situe entre la partie du <text:span text:style-name="T64">S</text:span><text:span text:style-name="T55">cript</text:span><text:span text:style-name="T63">H</text:span><text:span text:style-name="T55">eader</text:span><text:span text:style-name="T837"> </text:span>d’installation des nouveaux paquets et celui de la suppression des paquets obsolètes.</text:p>
      <text:p text:style-name="P3"/>
      <text:p text:style-name="P3"/>
      <text:h text:style-name="P313" text:outline-level="1"><text:bookmark-start text:name="__RefHeading___Toc5818_2211463275"/><text:soft-page-break/>4 : Tutorie<text:span text:style-name="T435">ls</text:span><text:bookmark-end text:name="__RefHeading___Toc5818_2211463275"/></text:h>
      <text:h text:style-name="P315" text:outline-level="2"><text:bookmark-start text:name="__RefHeading___Toc5820_2211463275"/>4.1 : Ajout d’un gestionnaire de paquets<text:bookmark-end text:name="__RefHeading___Toc5820_2211463275"/></text:h>
      <text:h text:style-name="Heading_20_3" text:outline-level="3"><text:bookmark-start text:name="__RefHeading___Toc6370_1509340623"/>4.1.1 : Gestionnaire principal<text:bookmark-end text:name="__RefHeading___Toc6370_1509340623"/></text:h>
      <text:p text:style-name="P138"/>
      <text:p text:style-name="P138"><text:span text:style-name="T872">Pour ajouter un gestionnaire de paquets pri</text:span><text:span text:style-name="T873">n</text:span><text:span text:style-name="T872">cipal, tel que </text:span><text:span text:style-name="T871">Zipper d’OpenSUSE,</text:span></text:p>
      <text:p text:style-name="P3"/>
      <text:p text:style-name="P3"/>
      <text:h text:style-name="Heading_20_3" text:outline-level="3"><text:bookmark-start text:name="__RefHeading___Toc6372_1509340623"/>4.1.2 : Gestionnaire secondaire<text:bookmark-end text:name="__RefHeading___Toc6372_1509340623"/></text:h>
      <text:p text:style-name="P139">Pour ajouter un autre gestionnaire de paquets, tel que Flatpack, </text:p>
      <text:p text:style-name="P3"/>
      <text:p text:style-name="P3"/>
      <text:p text:style-name="P3"/>
      <text:p text:style-name="P3"/>
      <text:p text:style-name="P137">Ancien</text:p>
      <text:p text:style-name="P3"/>
      <text:p text:style-name="P3">Pour ajouter <text:span text:style-name="T363">un nouveau</text:span> gestionnaire de paquets, copiez-collez n’importe quelle ligne commençant par la commande <text:span text:style-name="T242">command -v</text:span>, puis :</text:p>
      <text:p text:style-name="P3"/>
      <text:list xml:id="list3991533161" text:style-name="L22">
        <text:list-item>
          <text:p text:style-name="P380"><text:span text:style-name="T156">Dans la fonction </text:span><text:span text:style-name="T235">GetDistPackageManager</text:span><text:span text:style-name="T156">, é</text:span><text:span text:style-name="T153">crivez le nom du fichier exécutable d</text:span><text:span text:style-name="T157">u</text:span><text:span text:style-name="T153"> gestionnaire de paquets entre l’option </text:span><text:span text:style-name="T251">-v</text:span><text:span text:style-name="T153"> et la redirection </text:span><text:span text:style-name="T208">&amp;&gt;</text:span><text:span text:style-name="T153">, </text:span><text:span text:style-name="T158">puis é</text:span><text:span text:style-name="T153">crivez ce vous souhaitez entre les double crochets en tant que valeur de la variable </text:span><text:span text:style-name="T37">SCRIPT_PACK_MANAGER</text:span><text:span text:style-name="T153">. </text:span><text:span text:style-name="T159">Il est </text:span><text:span text:style-name="T160">cependant</text:span><text:span text:style-name="T159"> recommandé de mettre le du gestionnaire de paquets.</text:span></text:p>
        </text:list-item>
      </text:list>
      <text:p text:style-name="P68"/>
      <text:list xml:id="list225846114655363" text:continue-numbering="true" text:style-name="L22">
        <text:list-item>
          <text:p text:style-name="P381"><text:span text:style-name="T159">A</text:span><text:span text:style-name="T153">joutez votre </text:span><text:span text:style-name="T161">gestionnaire de paquets dans l</text:span><text:span text:style-name="T162">es conditions case </text:span><text:span text:style-name="T163">des fonctions </text:span><text:span text:style-name="T109">PackManagerInstall</text:span><text:span text:style-name="T164">, </text:span><text:span text:style-name="T236">DistUpgrade</text:span><text:span text:style-name="T165"> et </text:span><text:span text:style-name="T237">ReadAutoremove</text:span><text:span text:style-name="T166">, </text:span><text:span text:style-name="T167">avec ses options gérant respectivement </text:span><text:span text:style-name="T168">:</text:span></text:p>
          <text:list>
            <text:list-item>
              <text:p text:style-name="P382"><text:span text:style-name="T168">L</text:span><text:span text:style-name="T153">a vérification de la présence d’un paquet et l’installation d’un paquet</text:span></text:p>
            </text:list-item>
            <text:list-item>
              <text:p text:style-name="P364">La mise à jour des paquets</text:p>
            </text:list-item>
            <text:list-item>
              <text:p text:style-name="P365">La suppression des paquets obsolètes</text:p>
            </text:list-item>
          </text:list>
        </text:list-item>
      </text:list>
      <text:p text:style-name="P69"/>
      <text:list xml:id="list225847060490925" text:continue-numbering="true" text:style-name="L22">
        <text:list-item>
          <text:p text:style-name="P383"><text:span text:style-name="T168">V</text:span><text:span text:style-name="T153">oilà, vous avez ajouté </text:span><text:span text:style-name="T169">un gestionnaire de paquets au script.</text:span></text:p>
        </text:list-item>
      </text:list>
      <text:p text:style-name="P70"/>
      <text:p text:style-name="P70"/>
      <text:p text:style-name="P249">4.2 : </text:p>
      <text:p text:style-name="P70"/>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Ubuntu" fo:font-family="Ubuntu" style:font-pitch="variable" fo:font-size="10.5pt" fo:language="fr" fo:country="FR" fo:font-style="italic" fo:font-weight="bold" officeooo:rsid="065689ed" fo:background-color="transparent" style:font-size-asian="10.5pt" style:font-style-asian="italic" style:font-weight-asian="bold"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1-07T22:58:45.745496247</dc:date>
    <meta:editing-duration>P1DT21H3M6S</meta:editing-duration>
    <meta:editing-cycles>2870</meta:editing-cycles>
    <meta:document-statistic meta:table-count="0" meta:image-count="0" meta:object-count="0" meta:page-count="31" meta:paragraph-count="817" meta:word-count="10097" meta:character-count="63838" meta:non-whitespace-character-count="54625"/>
  </office:meta>
</office:document-meta>
</file>